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1.182cm"/>
    </style:style>
    <style:style style:name="co4" style:family="table-column">
      <style:table-column-properties fo:break-before="auto" style:column-width="6.563cm"/>
    </style:style>
    <style:style style:name="co5" style:family="table-column">
      <style:table-column-properties fo:break-before="auto" style:column-width="0.94cm"/>
    </style:style>
    <style:style style:name="co6" style:family="table-column">
      <style:table-column-properties fo:break-before="auto" style:column-width="5.26cm"/>
    </style:style>
    <style:style style:name="co7" style:family="table-column">
      <style:table-column-properties fo:break-before="auto" style:column-width="1.351cm"/>
    </style:style>
    <style:style style:name="co8" style:family="table-column">
      <style:table-column-properties fo:break-before="auto" style:column-width="5.235cm"/>
    </style:style>
    <style:style style:name="co9" style:family="table-column">
      <style:table-column-properties fo:break-before="auto" style:column-width="1.374cm"/>
    </style:style>
    <style:style style:name="co10" style:family="table-column">
      <style:table-column-properties fo:break-before="auto" style:column-width="1.471cm"/>
    </style:style>
    <style:style style:name="co11" style:family="table-column">
      <style:table-column-properties fo:break-before="auto" style:column-width="5.741cm"/>
    </style:style>
    <style:style style:name="co12" style:family="table-column">
      <style:table-column-properties fo:break-before="auto" style:column-width="1.423cm"/>
    </style:style>
    <style:style style:name="co13" style:family="table-column">
      <style:table-column-properties fo:break-before="auto" style:column-width="1.785cm"/>
    </style:style>
    <style:style style:name="co14" style:family="table-column">
      <style:table-column-properties fo:break-before="auto" style:column-width="6.2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/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float" office:value="100">
            <text:p>100</text:p>
          </table:table-cell>
          <table:table-cell/>
          <table:table-cell table:formula="of:=[.A1]*0.1" office:value-type="float" office:value="10">
            <text:p>10</text:p>
          </table:table-cell>
          <table:table-cell office:value-type="float" office:value="10">
            <text:p>10</text:p>
          </table:table-cell>
          <table:table-cell table:style-name="ce2" table:formula="of:=CONCATENATE(&quot;RES_&quot;;[.D1];&quot;_0.125W_1%_0805&quot;)" office:value-type="string" office:string-value="RES_10_0.125W_1%_0805">
            <text:p>RES_10_0.125W_1%_0805</text:p>
          </table:table-cell>
          <table:table-cell table:style-name="ce2"/>
          <table:table-cell table:formula="of:=[.A1]*1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formula="of:=CONCATENATE(&quot;RES_&quot;;[.H1];&quot;_0.125W_1%_0805&quot;)" office:value-type="string" office:string-value="RES_100_0.125W_1%_0805">
            <text:p>RES_100_0.125W_1%_0805</text:p>
          </table:table-cell>
          <table:table-cell/>
          <table:table-cell table:style-name="ce3" table:formula="of:=[.A1]*10" office:value-type="float" office:value="1000">
            <text:p>1000</text:p>
          </table:table-cell>
          <table:table-cell table:style-name="ce3" office:value-type="float" office:value="1000">
            <text:p>1000</text:p>
          </table:table-cell>
          <table:table-cell table:style-name="ce3" table:formula="of:=CONCATENATE(&quot;RES_&quot;;[.L1];&quot;_0.125W_1%_0805&quot;)" office:value-type="string" office:string-value="RES_1000_0.125W_1%_0805">
            <text:p>RES_1000_0.125W_1%_0805</text:p>
          </table:table-cell>
          <table:table-cell table:style-name="ce3"/>
          <table:table-cell table:formula="of:=[.A1]*100" office:value-type="float" office:value="10000">
            <text:p>10000</text:p>
          </table:table-cell>
          <table:table-cell office:value-type="float" office:value="10000">
            <text:p>10000</text:p>
          </table:table-cell>
          <table:table-cell table:formula="of:=CONCATENATE(&quot;RES_&quot;;[.P1];&quot;_0.125W_1%_0805&quot;)" office:value-type="string" office:string-value="RES_10000_0.125W_1%_0805">
            <text:p>RES_10000_0.125W_1%_0805</text:p>
          </table:table-cell>
          <table:table-cell/>
          <table:table-cell table:formula="of:=[.A1]*1000" office:value-type="float" office:value="100000">
            <text:p>100000</text:p>
          </table:table-cell>
          <table:table-cell office:value-type="float" office:value="100000">
            <text:p>100000</text:p>
          </table:table-cell>
          <table:table-cell table:formula="of:=CONCATENATE(&quot;RES_&quot;;[.T1];&quot;_0.125W_1%_0805&quot;)" office:value-type="string" office:string-value="RES_100000_0.125W_1%_0805">
            <text:p>RES_100000_0.125W_1%_080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/>
          <table:table-cell table:formula="of:=[.A2]*0.1" office:value-type="float" office:value="10.1">
            <text:p>10,1</text:p>
          </table:table-cell>
          <table:table-cell office:value-type="string">
            <text:p>10R1</text:p>
          </table:table-cell>
          <table:table-cell table:style-name="ce2" table:formula="of:=CONCATENATE(&quot;RES_&quot;;[.D2];&quot;_0.125W_1%_0805&quot;)" office:value-type="string" office:string-value="RES_10R1_0.125W_1%_0805">
            <text:p>RES_10R1_0.125W_1%_0805</text:p>
          </table:table-cell>
          <table:table-cell table:style-name="ce2"/>
          <table:table-cell table:formula="of:=[.A2]*1" office:value-type="float" office:value="101">
            <text:p>101</text:p>
          </table:table-cell>
          <table:table-cell office:value-type="float" office:value="101">
            <text:p>101</text:p>
          </table:table-cell>
          <table:table-cell table:formula="of:=CONCATENATE(&quot;RES_&quot;;[.H2];&quot;_0.125W_1%_0805&quot;)" office:value-type="string" office:string-value="RES_101_0.125W_1%_0805">
            <text:p>RES_101_0.125W_1%_0805</text:p>
          </table:table-cell>
          <table:table-cell/>
          <table:table-cell table:style-name="ce3" table:formula="of:=[.A2]*10" office:value-type="float" office:value="1010">
            <text:p>1010</text:p>
          </table:table-cell>
          <table:table-cell table:style-name="ce3" office:value-type="float" office:value="1010">
            <text:p>1010</text:p>
          </table:table-cell>
          <table:table-cell table:style-name="ce3" table:formula="of:=CONCATENATE(&quot;RES_&quot;;[.L2];&quot;_0.125W_1%_0805&quot;)" office:value-type="string" office:string-value="RES_1010_0.125W_1%_0805">
            <text:p>RES_1010_0.125W_1%_0805</text:p>
          </table:table-cell>
          <table:table-cell table:style-name="ce3"/>
          <table:table-cell table:formula="of:=[.A2]*100" office:value-type="float" office:value="10100">
            <text:p>10100</text:p>
          </table:table-cell>
          <table:table-cell office:value-type="float" office:value="10100">
            <text:p>10100</text:p>
          </table:table-cell>
          <table:table-cell table:formula="of:=CONCATENATE(&quot;RES_&quot;;[.P2];&quot;_0.125W_1%_0805&quot;)" office:value-type="string" office:string-value="RES_10100_0.125W_1%_0805">
            <text:p>RES_10100_0.125W_1%_0805</text:p>
          </table:table-cell>
          <table:table-cell/>
          <table:table-cell table:formula="of:=[.A2]*1000" office:value-type="float" office:value="101000">
            <text:p>101000</text:p>
          </table:table-cell>
          <table:table-cell office:value-type="float" office:value="101000">
            <text:p>101000</text:p>
          </table:table-cell>
          <table:table-cell table:formula="of:=CONCATENATE(&quot;RES_&quot;;[.T2];&quot;_0.125W_1%_0805&quot;)" office:value-type="string" office:string-value="RES_101000_0.125W_1%_0805">
            <text:p>RES_101000_0.125W_1%_080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/>
          <table:table-cell table:formula="of:=[.A3]*0.1" office:value-type="float" office:value="10.2">
            <text:p>10,2</text:p>
          </table:table-cell>
          <table:table-cell office:value-type="string">
            <text:p>10R2</text:p>
          </table:table-cell>
          <table:table-cell table:style-name="ce2" table:formula="of:=CONCATENATE(&quot;RES_&quot;;[.D3];&quot;_0.125W_1%_0805&quot;)" office:value-type="string" office:string-value="RES_10R2_0.125W_1%_0805">
            <text:p>RES_10R2_0.125W_1%_0805</text:p>
          </table:table-cell>
          <table:table-cell table:style-name="ce2"/>
          <table:table-cell table:formula="of:=[.A3]*1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formula="of:=CONCATENATE(&quot;RES_&quot;;[.H3];&quot;_0.125W_1%_0805&quot;)" office:value-type="string" office:string-value="RES_102_0.125W_1%_0805">
            <text:p>RES_102_0.125W_1%_0805</text:p>
          </table:table-cell>
          <table:table-cell/>
          <table:table-cell table:style-name="ce3" table:formula="of:=[.A3]*10" office:value-type="float" office:value="1020">
            <text:p>1020</text:p>
          </table:table-cell>
          <table:table-cell table:style-name="ce3" office:value-type="float" office:value="1020">
            <text:p>1020</text:p>
          </table:table-cell>
          <table:table-cell table:style-name="ce3" table:formula="of:=CONCATENATE(&quot;RES_&quot;;[.L3];&quot;_0.125W_1%_0805&quot;)" office:value-type="string" office:string-value="RES_1020_0.125W_1%_0805">
            <text:p>RES_1020_0.125W_1%_0805</text:p>
          </table:table-cell>
          <table:table-cell table:style-name="ce3"/>
          <table:table-cell table:formula="of:=[.A3]*100" office:value-type="float" office:value="10200">
            <text:p>10200</text:p>
          </table:table-cell>
          <table:table-cell office:value-type="float" office:value="10200">
            <text:p>10200</text:p>
          </table:table-cell>
          <table:table-cell table:formula="of:=CONCATENATE(&quot;RES_&quot;;[.P3];&quot;_0.125W_1%_0805&quot;)" office:value-type="string" office:string-value="RES_10200_0.125W_1%_0805">
            <text:p>RES_10200_0.125W_1%_0805</text:p>
          </table:table-cell>
          <table:table-cell/>
          <table:table-cell table:formula="of:=[.A3]*1000" office:value-type="float" office:value="102000">
            <text:p>102000</text:p>
          </table:table-cell>
          <table:table-cell office:value-type="float" office:value="102000">
            <text:p>102000</text:p>
          </table:table-cell>
          <table:table-cell table:formula="of:=CONCATENATE(&quot;RES_&quot;;[.T3];&quot;_0.125W_1%_0805&quot;)" office:value-type="string" office:string-value="RES_102000_0.125W_1%_0805">
            <text:p>RES_102000_0.125W_1%_0805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/>
          <table:table-cell table:formula="of:=[.A4]*0.1" office:value-type="float" office:value="10.4">
            <text:p>10,4</text:p>
          </table:table-cell>
          <table:table-cell office:value-type="string">
            <text:p>10R4</text:p>
          </table:table-cell>
          <table:table-cell table:style-name="ce2" table:formula="of:=CONCATENATE(&quot;RES_&quot;;[.D4];&quot;_0.125W_1%_0805&quot;)" office:value-type="string" office:string-value="RES_10R4_0.125W_1%_0805">
            <text:p>RES_10R4_0.125W_1%_0805</text:p>
          </table:table-cell>
          <table:table-cell table:style-name="ce2"/>
          <table:table-cell table:formula="of:=[.A4]*1" office:value-type="float" office:value="104">
            <text:p>104</text:p>
          </table:table-cell>
          <table:table-cell office:value-type="float" office:value="104">
            <text:p>104</text:p>
          </table:table-cell>
          <table:table-cell table:formula="of:=CONCATENATE(&quot;RES_&quot;;[.H4];&quot;_0.125W_1%_0805&quot;)" office:value-type="string" office:string-value="RES_104_0.125W_1%_0805">
            <text:p>RES_104_0.125W_1%_0805</text:p>
          </table:table-cell>
          <table:table-cell/>
          <table:table-cell table:style-name="ce3" table:formula="of:=[.A4]*10" office:value-type="float" office:value="1040">
            <text:p>1040</text:p>
          </table:table-cell>
          <table:table-cell table:style-name="ce3" office:value-type="float" office:value="1040">
            <text:p>1040</text:p>
          </table:table-cell>
          <table:table-cell table:style-name="ce3" table:formula="of:=CONCATENATE(&quot;RES_&quot;;[.L4];&quot;_0.125W_1%_0805&quot;)" office:value-type="string" office:string-value="RES_1040_0.125W_1%_0805">
            <text:p>RES_1040_0.125W_1%_0805</text:p>
          </table:table-cell>
          <table:table-cell table:style-name="ce3"/>
          <table:table-cell table:formula="of:=[.A4]*100" office:value-type="float" office:value="10400">
            <text:p>10400</text:p>
          </table:table-cell>
          <table:table-cell office:value-type="float" office:value="10400">
            <text:p>10400</text:p>
          </table:table-cell>
          <table:table-cell table:formula="of:=CONCATENATE(&quot;RES_&quot;;[.P4];&quot;_0.125W_1%_0805&quot;)" office:value-type="string" office:string-value="RES_10400_0.125W_1%_0805">
            <text:p>RES_10400_0.125W_1%_0805</text:p>
          </table:table-cell>
          <table:table-cell/>
          <table:table-cell table:formula="of:=[.A4]*1000" office:value-type="float" office:value="104000">
            <text:p>104000</text:p>
          </table:table-cell>
          <table:table-cell office:value-type="float" office:value="104000">
            <text:p>104000</text:p>
          </table:table-cell>
          <table:table-cell table:formula="of:=CONCATENATE(&quot;RES_&quot;;[.T4];&quot;_0.125W_1%_0805&quot;)" office:value-type="string" office:string-value="RES_104000_0.125W_1%_0805">
            <text:p>RES_104000_0.125W_1%_080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/>
          <table:table-cell table:formula="of:=[.A5]*0.1" office:value-type="float" office:value="10.5">
            <text:p>10,5</text:p>
          </table:table-cell>
          <table:table-cell office:value-type="string">
            <text:p>10R5</text:p>
          </table:table-cell>
          <table:table-cell table:style-name="ce2" table:formula="of:=CONCATENATE(&quot;RES_&quot;;[.D5];&quot;_0.125W_1%_0805&quot;)" office:value-type="string" office:string-value="RES_10R5_0.125W_1%_0805">
            <text:p>RES_10R5_0.125W_1%_0805</text:p>
          </table:table-cell>
          <table:table-cell table:style-name="ce2"/>
          <table:table-cell table:formula="of:=[.A5]*1" office:value-type="float" office:value="105">
            <text:p>105</text:p>
          </table:table-cell>
          <table:table-cell office:value-type="float" office:value="105">
            <text:p>105</text:p>
          </table:table-cell>
          <table:table-cell table:formula="of:=CONCATENATE(&quot;RES_&quot;;[.H5];&quot;_0.125W_1%_0805&quot;)" office:value-type="string" office:string-value="RES_105_0.125W_1%_0805">
            <text:p>RES_105_0.125W_1%_0805</text:p>
          </table:table-cell>
          <table:table-cell/>
          <table:table-cell table:style-name="ce3" table:formula="of:=[.A5]*10" office:value-type="float" office:value="1050">
            <text:p>1050</text:p>
          </table:table-cell>
          <table:table-cell table:style-name="ce3" office:value-type="float" office:value="1050">
            <text:p>1050</text:p>
          </table:table-cell>
          <table:table-cell table:style-name="ce3" table:formula="of:=CONCATENATE(&quot;RES_&quot;;[.L5];&quot;_0.125W_1%_0805&quot;)" office:value-type="string" office:string-value="RES_1050_0.125W_1%_0805">
            <text:p>RES_1050_0.125W_1%_0805</text:p>
          </table:table-cell>
          <table:table-cell table:style-name="ce3"/>
          <table:table-cell table:formula="of:=[.A5]*100" office:value-type="float" office:value="10500">
            <text:p>10500</text:p>
          </table:table-cell>
          <table:table-cell office:value-type="float" office:value="10500">
            <text:p>10500</text:p>
          </table:table-cell>
          <table:table-cell table:formula="of:=CONCATENATE(&quot;RES_&quot;;[.P5];&quot;_0.125W_1%_0805&quot;)" office:value-type="string" office:string-value="RES_10500_0.125W_1%_0805">
            <text:p>RES_10500_0.125W_1%_0805</text:p>
          </table:table-cell>
          <table:table-cell/>
          <table:table-cell table:formula="of:=[.A5]*1000" office:value-type="float" office:value="105000">
            <text:p>105000</text:p>
          </table:table-cell>
          <table:table-cell office:value-type="float" office:value="105000">
            <text:p>105000</text:p>
          </table:table-cell>
          <table:table-cell table:formula="of:=CONCATENATE(&quot;RES_&quot;;[.T5];&quot;_0.125W_1%_0805&quot;)" office:value-type="string" office:string-value="RES_105000_0.125W_1%_0805">
            <text:p>RES_105000_0.125W_1%_080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/>
          <table:table-cell table:formula="of:=[.A6]*0.1" office:value-type="float" office:value="10.6">
            <text:p>10,6</text:p>
          </table:table-cell>
          <table:table-cell office:value-type="string">
            <text:p>10R6</text:p>
          </table:table-cell>
          <table:table-cell table:style-name="ce2" table:formula="of:=CONCATENATE(&quot;RES_&quot;;[.D6];&quot;_0.125W_1%_0805&quot;)" office:value-type="string" office:string-value="RES_10R6_0.125W_1%_0805">
            <text:p>RES_10R6_0.125W_1%_0805</text:p>
          </table:table-cell>
          <table:table-cell table:style-name="ce2"/>
          <table:table-cell table:formula="of:=[.A6]*1" office:value-type="float" office:value="106">
            <text:p>106</text:p>
          </table:table-cell>
          <table:table-cell office:value-type="float" office:value="106">
            <text:p>106</text:p>
          </table:table-cell>
          <table:table-cell table:formula="of:=CONCATENATE(&quot;RES_&quot;;[.H6];&quot;_0.125W_1%_0805&quot;)" office:value-type="string" office:string-value="RES_106_0.125W_1%_0805">
            <text:p>RES_106_0.125W_1%_0805</text:p>
          </table:table-cell>
          <table:table-cell/>
          <table:table-cell table:style-name="ce3" table:formula="of:=[.A6]*10" office:value-type="float" office:value="1060">
            <text:p>1060</text:p>
          </table:table-cell>
          <table:table-cell table:style-name="ce3" office:value-type="float" office:value="1060">
            <text:p>1060</text:p>
          </table:table-cell>
          <table:table-cell table:style-name="ce3" table:formula="of:=CONCATENATE(&quot;RES_&quot;;[.L6];&quot;_0.125W_1%_0805&quot;)" office:value-type="string" office:string-value="RES_1060_0.125W_1%_0805">
            <text:p>RES_1060_0.125W_1%_0805</text:p>
          </table:table-cell>
          <table:table-cell table:style-name="ce3"/>
          <table:table-cell table:formula="of:=[.A6]*100" office:value-type="float" office:value="10600">
            <text:p>10600</text:p>
          </table:table-cell>
          <table:table-cell office:value-type="float" office:value="10600">
            <text:p>10600</text:p>
          </table:table-cell>
          <table:table-cell table:formula="of:=CONCATENATE(&quot;RES_&quot;;[.P6];&quot;_0.125W_1%_0805&quot;)" office:value-type="string" office:string-value="RES_10600_0.125W_1%_0805">
            <text:p>RES_10600_0.125W_1%_0805</text:p>
          </table:table-cell>
          <table:table-cell/>
          <table:table-cell table:formula="of:=[.A6]*1000" office:value-type="float" office:value="106000">
            <text:p>106000</text:p>
          </table:table-cell>
          <table:table-cell office:value-type="float" office:value="106000">
            <text:p>106000</text:p>
          </table:table-cell>
          <table:table-cell table:formula="of:=CONCATENATE(&quot;RES_&quot;;[.T6];&quot;_0.125W_1%_0805&quot;)" office:value-type="string" office:string-value="RES_106000_0.125W_1%_0805">
            <text:p>RES_106000_0.125W_1%_080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/>
          <table:table-cell table:formula="of:=[.A7]*0.1" office:value-type="float" office:value="10.7">
            <text:p>10,7</text:p>
          </table:table-cell>
          <table:table-cell office:value-type="string">
            <text:p>10R7</text:p>
          </table:table-cell>
          <table:table-cell table:style-name="ce2" table:formula="of:=CONCATENATE(&quot;RES_&quot;;[.D7];&quot;_0.125W_1%_0805&quot;)" office:value-type="string" office:string-value="RES_10R7_0.125W_1%_0805">
            <text:p>RES_10R7_0.125W_1%_0805</text:p>
          </table:table-cell>
          <table:table-cell table:style-name="ce2"/>
          <table:table-cell table:formula="of:=[.A7]*1" office:value-type="float" office:value="107">
            <text:p>107</text:p>
          </table:table-cell>
          <table:table-cell office:value-type="float" office:value="107">
            <text:p>107</text:p>
          </table:table-cell>
          <table:table-cell table:formula="of:=CONCATENATE(&quot;RES_&quot;;[.H7];&quot;_0.125W_1%_0805&quot;)" office:value-type="string" office:string-value="RES_107_0.125W_1%_0805">
            <text:p>RES_107_0.125W_1%_0805</text:p>
          </table:table-cell>
          <table:table-cell/>
          <table:table-cell table:style-name="ce3" table:formula="of:=[.A7]*10" office:value-type="float" office:value="1070">
            <text:p>1070</text:p>
          </table:table-cell>
          <table:table-cell table:style-name="ce3" office:value-type="float" office:value="1070">
            <text:p>1070</text:p>
          </table:table-cell>
          <table:table-cell table:style-name="ce3" table:formula="of:=CONCATENATE(&quot;RES_&quot;;[.L7];&quot;_0.125W_1%_0805&quot;)" office:value-type="string" office:string-value="RES_1070_0.125W_1%_0805">
            <text:p>RES_1070_0.125W_1%_0805</text:p>
          </table:table-cell>
          <table:table-cell table:style-name="ce3"/>
          <table:table-cell table:formula="of:=[.A7]*100" office:value-type="float" office:value="10700">
            <text:p>10700</text:p>
          </table:table-cell>
          <table:table-cell office:value-type="float" office:value="10700">
            <text:p>10700</text:p>
          </table:table-cell>
          <table:table-cell table:formula="of:=CONCATENATE(&quot;RES_&quot;;[.P7];&quot;_0.125W_1%_0805&quot;)" office:value-type="string" office:string-value="RES_10700_0.125W_1%_0805">
            <text:p>RES_10700_0.125W_1%_0805</text:p>
          </table:table-cell>
          <table:table-cell/>
          <table:table-cell table:formula="of:=[.A7]*1000" office:value-type="float" office:value="107000">
            <text:p>107000</text:p>
          </table:table-cell>
          <table:table-cell office:value-type="float" office:value="107000">
            <text:p>107000</text:p>
          </table:table-cell>
          <table:table-cell table:formula="of:=CONCATENATE(&quot;RES_&quot;;[.T7];&quot;_0.125W_1%_0805&quot;)" office:value-type="string" office:string-value="RES_107000_0.125W_1%_0805">
            <text:p>RES_107000_0.125W_1%_080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/>
          <table:table-cell table:formula="of:=[.A8]*0.1" office:value-type="float" office:value="10.9">
            <text:p>10,9</text:p>
          </table:table-cell>
          <table:table-cell office:value-type="string">
            <text:p>10R9</text:p>
          </table:table-cell>
          <table:table-cell table:style-name="ce2" table:formula="of:=CONCATENATE(&quot;RES_&quot;;[.D8];&quot;_0.125W_1%_0805&quot;)" office:value-type="string" office:string-value="RES_10R9_0.125W_1%_0805">
            <text:p>RES_10R9_0.125W_1%_0805</text:p>
          </table:table-cell>
          <table:table-cell table:style-name="ce2"/>
          <table:table-cell table:formula="of:=[.A8]*1" office:value-type="float" office:value="109">
            <text:p>109</text:p>
          </table:table-cell>
          <table:table-cell office:value-type="float" office:value="109">
            <text:p>109</text:p>
          </table:table-cell>
          <table:table-cell table:formula="of:=CONCATENATE(&quot;RES_&quot;;[.H8];&quot;_0.125W_1%_0805&quot;)" office:value-type="string" office:string-value="RES_109_0.125W_1%_0805">
            <text:p>RES_109_0.125W_1%_0805</text:p>
          </table:table-cell>
          <table:table-cell/>
          <table:table-cell table:style-name="ce3" table:formula="of:=[.A8]*10" office:value-type="float" office:value="1090">
            <text:p>1090</text:p>
          </table:table-cell>
          <table:table-cell table:style-name="ce3" office:value-type="float" office:value="1090">
            <text:p>1090</text:p>
          </table:table-cell>
          <table:table-cell table:style-name="ce3" table:formula="of:=CONCATENATE(&quot;RES_&quot;;[.L8];&quot;_0.125W_1%_0805&quot;)" office:value-type="string" office:string-value="RES_1090_0.125W_1%_0805">
            <text:p>RES_1090_0.125W_1%_0805</text:p>
          </table:table-cell>
          <table:table-cell table:style-name="ce3"/>
          <table:table-cell table:formula="of:=[.A8]*100" office:value-type="float" office:value="10900">
            <text:p>10900</text:p>
          </table:table-cell>
          <table:table-cell office:value-type="float" office:value="10900">
            <text:p>10900</text:p>
          </table:table-cell>
          <table:table-cell table:formula="of:=CONCATENATE(&quot;RES_&quot;;[.P8];&quot;_0.125W_1%_0805&quot;)" office:value-type="string" office:string-value="RES_10900_0.125W_1%_0805">
            <text:p>RES_10900_0.125W_1%_0805</text:p>
          </table:table-cell>
          <table:table-cell/>
          <table:table-cell table:formula="of:=[.A8]*1000" office:value-type="float" office:value="109000">
            <text:p>109000</text:p>
          </table:table-cell>
          <table:table-cell office:value-type="float" office:value="109000">
            <text:p>109000</text:p>
          </table:table-cell>
          <table:table-cell table:formula="of:=CONCATENATE(&quot;RES_&quot;;[.T8];&quot;_0.125W_1%_0805&quot;)" office:value-type="string" office:string-value="RES_109000_0.125W_1%_0805">
            <text:p>RES_109000_0.125W_1%_080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/>
          <table:table-cell table:formula="of:=[.A9]*0.1" office:value-type="float" office:value="11">
            <text:p>11</text:p>
          </table:table-cell>
          <table:table-cell office:value-type="string">
            <text:p>11R</text:p>
          </table:table-cell>
          <table:table-cell table:style-name="ce2" table:formula="of:=CONCATENATE(&quot;RES_&quot;;[.D9];&quot;_0.125W_1%_0805&quot;)" office:value-type="string" office:string-value="RES_11R_0.125W_1%_0805">
            <text:p>RES_11R_0.125W_1%_0805</text:p>
          </table:table-cell>
          <table:table-cell table:style-name="ce2"/>
          <table:table-cell table:formula="of:=[.A9]*1" office:value-type="float" office:value="110">
            <text:p>110</text:p>
          </table:table-cell>
          <table:table-cell office:value-type="float" office:value="110">
            <text:p>110</text:p>
          </table:table-cell>
          <table:table-cell table:formula="of:=CONCATENATE(&quot;RES_&quot;;[.H9];&quot;_0.125W_1%_0805&quot;)" office:value-type="string" office:string-value="RES_110_0.125W_1%_0805">
            <text:p>RES_110_0.125W_1%_0805</text:p>
          </table:table-cell>
          <table:table-cell/>
          <table:table-cell table:style-name="ce3" table:formula="of:=[.A9]*10" office:value-type="float" office:value="1100">
            <text:p>1100</text:p>
          </table:table-cell>
          <table:table-cell table:style-name="ce3" office:value-type="float" office:value="1100">
            <text:p>1100</text:p>
          </table:table-cell>
          <table:table-cell table:style-name="ce3" table:formula="of:=CONCATENATE(&quot;RES_&quot;;[.L9];&quot;_0.125W_1%_0805&quot;)" office:value-type="string" office:string-value="RES_1100_0.125W_1%_0805">
            <text:p>RES_1100_0.125W_1%_0805</text:p>
          </table:table-cell>
          <table:table-cell table:style-name="ce3"/>
          <table:table-cell table:formula="of:=[.A9]*100" office:value-type="float" office:value="11000">
            <text:p>11000</text:p>
          </table:table-cell>
          <table:table-cell office:value-type="float" office:value="11000">
            <text:p>11000</text:p>
          </table:table-cell>
          <table:table-cell table:formula="of:=CONCATENATE(&quot;RES_&quot;;[.P9];&quot;_0.125W_1%_0805&quot;)" office:value-type="string" office:string-value="RES_11000_0.125W_1%_0805">
            <text:p>RES_11000_0.125W_1%_0805</text:p>
          </table:table-cell>
          <table:table-cell/>
          <table:table-cell table:formula="of:=[.A9]*1000" office:value-type="float" office:value="110000">
            <text:p>110000</text:p>
          </table:table-cell>
          <table:table-cell office:value-type="float" office:value="110000">
            <text:p>110000</text:p>
          </table:table-cell>
          <table:table-cell table:formula="of:=CONCATENATE(&quot;RES_&quot;;[.T9];&quot;_0.125W_1%_0805&quot;)" office:value-type="string" office:string-value="RES_110000_0.125W_1%_0805">
            <text:p>RES_110000_0.125W_1%_080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/>
          <table:table-cell table:formula="of:=[.A10]*0.1" office:value-type="float" office:value="11.1">
            <text:p>11,1</text:p>
          </table:table-cell>
          <table:table-cell office:value-type="string">
            <text:p>11R1</text:p>
          </table:table-cell>
          <table:table-cell table:style-name="ce2" table:formula="of:=CONCATENATE(&quot;RES_&quot;;[.D10];&quot;_0.125W_1%_0805&quot;)" office:value-type="string" office:string-value="RES_11R1_0.125W_1%_0805">
            <text:p>RES_11R1_0.125W_1%_0805</text:p>
          </table:table-cell>
          <table:table-cell table:style-name="ce2"/>
          <table:table-cell table:formula="of:=[.A10]*1" office:value-type="float" office:value="111">
            <text:p>111</text:p>
          </table:table-cell>
          <table:table-cell office:value-type="float" office:value="111">
            <text:p>111</text:p>
          </table:table-cell>
          <table:table-cell table:formula="of:=CONCATENATE(&quot;RES_&quot;;[.H10];&quot;_0.125W_1%_0805&quot;)" office:value-type="string" office:string-value="RES_111_0.125W_1%_0805">
            <text:p>RES_111_0.125W_1%_0805</text:p>
          </table:table-cell>
          <table:table-cell/>
          <table:table-cell table:style-name="ce3" table:formula="of:=[.A10]*10" office:value-type="float" office:value="1110">
            <text:p>1110</text:p>
          </table:table-cell>
          <table:table-cell table:style-name="ce3" office:value-type="float" office:value="1110">
            <text:p>1110</text:p>
          </table:table-cell>
          <table:table-cell table:style-name="ce3" table:formula="of:=CONCATENATE(&quot;RES_&quot;;[.L10];&quot;_0.125W_1%_0805&quot;)" office:value-type="string" office:string-value="RES_1110_0.125W_1%_0805">
            <text:p>RES_1110_0.125W_1%_0805</text:p>
          </table:table-cell>
          <table:table-cell table:style-name="ce3"/>
          <table:table-cell table:formula="of:=[.A10]*100" office:value-type="float" office:value="11100">
            <text:p>11100</text:p>
          </table:table-cell>
          <table:table-cell office:value-type="float" office:value="11100">
            <text:p>11100</text:p>
          </table:table-cell>
          <table:table-cell table:formula="of:=CONCATENATE(&quot;RES_&quot;;[.P10];&quot;_0.125W_1%_0805&quot;)" office:value-type="string" office:string-value="RES_11100_0.125W_1%_0805">
            <text:p>RES_11100_0.125W_1%_0805</text:p>
          </table:table-cell>
          <table:table-cell/>
          <table:table-cell table:formula="of:=[.A10]*1000" office:value-type="float" office:value="111000">
            <text:p>111000</text:p>
          </table:table-cell>
          <table:table-cell office:value-type="float" office:value="111000">
            <text:p>111000</text:p>
          </table:table-cell>
          <table:table-cell table:formula="of:=CONCATENATE(&quot;RES_&quot;;[.T10];&quot;_0.125W_1%_0805&quot;)" office:value-type="string" office:string-value="RES_111000_0.125W_1%_0805">
            <text:p>RES_111000_0.125W_1%_0805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/>
          <table:table-cell table:formula="of:=[.A11]*0.1" office:value-type="float" office:value="11.3">
            <text:p>11,3</text:p>
          </table:table-cell>
          <table:table-cell office:value-type="string">
            <text:p>11R3</text:p>
          </table:table-cell>
          <table:table-cell table:style-name="ce2" table:formula="of:=CONCATENATE(&quot;RES_&quot;;[.D11];&quot;_0.125W_1%_0805&quot;)" office:value-type="string" office:string-value="RES_11R3_0.125W_1%_0805">
            <text:p>RES_11R3_0.125W_1%_0805</text:p>
          </table:table-cell>
          <table:table-cell table:style-name="ce2"/>
          <table:table-cell table:formula="of:=[.A11]*1" office:value-type="float" office:value="113">
            <text:p>113</text:p>
          </table:table-cell>
          <table:table-cell office:value-type="float" office:value="113">
            <text:p>113</text:p>
          </table:table-cell>
          <table:table-cell table:formula="of:=CONCATENATE(&quot;RES_&quot;;[.H11];&quot;_0.125W_1%_0805&quot;)" office:value-type="string" office:string-value="RES_113_0.125W_1%_0805">
            <text:p>RES_113_0.125W_1%_0805</text:p>
          </table:table-cell>
          <table:table-cell/>
          <table:table-cell table:style-name="ce3" table:formula="of:=[.A11]*10" office:value-type="float" office:value="1130">
            <text:p>1130</text:p>
          </table:table-cell>
          <table:table-cell table:style-name="ce3" office:value-type="float" office:value="1130">
            <text:p>1130</text:p>
          </table:table-cell>
          <table:table-cell table:style-name="ce3" table:formula="of:=CONCATENATE(&quot;RES_&quot;;[.L11];&quot;_0.125W_1%_0805&quot;)" office:value-type="string" office:string-value="RES_1130_0.125W_1%_0805">
            <text:p>RES_1130_0.125W_1%_0805</text:p>
          </table:table-cell>
          <table:table-cell table:style-name="ce3"/>
          <table:table-cell table:formula="of:=[.A11]*100" office:value-type="float" office:value="11300">
            <text:p>11300</text:p>
          </table:table-cell>
          <table:table-cell office:value-type="float" office:value="11300">
            <text:p>11300</text:p>
          </table:table-cell>
          <table:table-cell table:formula="of:=CONCATENATE(&quot;RES_&quot;;[.P11];&quot;_0.125W_1%_0805&quot;)" office:value-type="string" office:string-value="RES_11300_0.125W_1%_0805">
            <text:p>RES_11300_0.125W_1%_0805</text:p>
          </table:table-cell>
          <table:table-cell/>
          <table:table-cell table:formula="of:=[.A11]*1000" office:value-type="float" office:value="113000">
            <text:p>113000</text:p>
          </table:table-cell>
          <table:table-cell office:value-type="float" office:value="113000">
            <text:p>113000</text:p>
          </table:table-cell>
          <table:table-cell table:formula="of:=CONCATENATE(&quot;RES_&quot;;[.T11];&quot;_0.125W_1%_0805&quot;)" office:value-type="string" office:string-value="RES_113000_0.125W_1%_0805">
            <text:p>RES_113000_0.125W_1%_080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/>
          <table:table-cell table:formula="of:=[.A12]*0.1" office:value-type="float" office:value="11.4">
            <text:p>11,4</text:p>
          </table:table-cell>
          <table:table-cell office:value-type="string">
            <text:p>11R4</text:p>
          </table:table-cell>
          <table:table-cell table:style-name="ce2" table:formula="of:=CONCATENATE(&quot;RES_&quot;;[.D12];&quot;_0.125W_1%_0805&quot;)" office:value-type="string" office:string-value="RES_11R4_0.125W_1%_0805">
            <text:p>RES_11R4_0.125W_1%_0805</text:p>
          </table:table-cell>
          <table:table-cell table:style-name="ce2"/>
          <table:table-cell table:formula="of:=[.A12]*1" office:value-type="float" office:value="114">
            <text:p>114</text:p>
          </table:table-cell>
          <table:table-cell office:value-type="float" office:value="114">
            <text:p>114</text:p>
          </table:table-cell>
          <table:table-cell table:formula="of:=CONCATENATE(&quot;RES_&quot;;[.H12];&quot;_0.125W_1%_0805&quot;)" office:value-type="string" office:string-value="RES_114_0.125W_1%_0805">
            <text:p>RES_114_0.125W_1%_0805</text:p>
          </table:table-cell>
          <table:table-cell/>
          <table:table-cell table:style-name="ce3" table:formula="of:=[.A12]*10" office:value-type="float" office:value="1140">
            <text:p>1140</text:p>
          </table:table-cell>
          <table:table-cell table:style-name="ce3" office:value-type="float" office:value="1140">
            <text:p>1140</text:p>
          </table:table-cell>
          <table:table-cell table:style-name="ce3" table:formula="of:=CONCATENATE(&quot;RES_&quot;;[.L12];&quot;_0.125W_1%_0805&quot;)" office:value-type="string" office:string-value="RES_1140_0.125W_1%_0805">
            <text:p>RES_1140_0.125W_1%_0805</text:p>
          </table:table-cell>
          <table:table-cell table:style-name="ce3"/>
          <table:table-cell table:formula="of:=[.A12]*100" office:value-type="float" office:value="11400">
            <text:p>11400</text:p>
          </table:table-cell>
          <table:table-cell office:value-type="float" office:value="11400">
            <text:p>11400</text:p>
          </table:table-cell>
          <table:table-cell table:formula="of:=CONCATENATE(&quot;RES_&quot;;[.P12];&quot;_0.125W_1%_0805&quot;)" office:value-type="string" office:string-value="RES_11400_0.125W_1%_0805">
            <text:p>RES_11400_0.125W_1%_0805</text:p>
          </table:table-cell>
          <table:table-cell/>
          <table:table-cell table:formula="of:=[.A12]*1000" office:value-type="float" office:value="114000">
            <text:p>114000</text:p>
          </table:table-cell>
          <table:table-cell office:value-type="float" office:value="114000">
            <text:p>114000</text:p>
          </table:table-cell>
          <table:table-cell table:formula="of:=CONCATENATE(&quot;RES_&quot;;[.T12];&quot;_0.125W_1%_0805&quot;)" office:value-type="string" office:string-value="RES_114000_0.125W_1%_0805">
            <text:p>RES_114000_0.125W_1%_080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/>
          <table:table-cell table:formula="of:=[.A13]*0.1" office:value-type="float" office:value="11.5">
            <text:p>11,5</text:p>
          </table:table-cell>
          <table:table-cell office:value-type="string">
            <text:p>11R5</text:p>
          </table:table-cell>
          <table:table-cell table:style-name="ce2" table:formula="of:=CONCATENATE(&quot;RES_&quot;;[.D13];&quot;_0.125W_1%_0805&quot;)" office:value-type="string" office:string-value="RES_11R5_0.125W_1%_0805">
            <text:p>RES_11R5_0.125W_1%_0805</text:p>
          </table:table-cell>
          <table:table-cell table:style-name="ce2"/>
          <table:table-cell table:formula="of:=[.A13]*1" office:value-type="float" office:value="115">
            <text:p>115</text:p>
          </table:table-cell>
          <table:table-cell office:value-type="float" office:value="115">
            <text:p>115</text:p>
          </table:table-cell>
          <table:table-cell table:formula="of:=CONCATENATE(&quot;RES_&quot;;[.H13];&quot;_0.125W_1%_0805&quot;)" office:value-type="string" office:string-value="RES_115_0.125W_1%_0805">
            <text:p>RES_115_0.125W_1%_0805</text:p>
          </table:table-cell>
          <table:table-cell/>
          <table:table-cell table:style-name="ce3" table:formula="of:=[.A13]*10" office:value-type="float" office:value="1150">
            <text:p>1150</text:p>
          </table:table-cell>
          <table:table-cell table:style-name="ce3" office:value-type="float" office:value="1150">
            <text:p>1150</text:p>
          </table:table-cell>
          <table:table-cell table:style-name="ce3" table:formula="of:=CONCATENATE(&quot;RES_&quot;;[.L13];&quot;_0.125W_1%_0805&quot;)" office:value-type="string" office:string-value="RES_1150_0.125W_1%_0805">
            <text:p>RES_1150_0.125W_1%_0805</text:p>
          </table:table-cell>
          <table:table-cell table:style-name="ce3"/>
          <table:table-cell table:formula="of:=[.A13]*100" office:value-type="float" office:value="11500">
            <text:p>11500</text:p>
          </table:table-cell>
          <table:table-cell office:value-type="float" office:value="11500">
            <text:p>11500</text:p>
          </table:table-cell>
          <table:table-cell table:formula="of:=CONCATENATE(&quot;RES_&quot;;[.P13];&quot;_0.125W_1%_0805&quot;)" office:value-type="string" office:string-value="RES_11500_0.125W_1%_0805">
            <text:p>RES_11500_0.125W_1%_0805</text:p>
          </table:table-cell>
          <table:table-cell/>
          <table:table-cell table:formula="of:=[.A13]*1000" office:value-type="float" office:value="115000">
            <text:p>115000</text:p>
          </table:table-cell>
          <table:table-cell office:value-type="float" office:value="115000">
            <text:p>115000</text:p>
          </table:table-cell>
          <table:table-cell table:formula="of:=CONCATENATE(&quot;RES_&quot;;[.T13];&quot;_0.125W_1%_0805&quot;)" office:value-type="string" office:string-value="RES_115000_0.125W_1%_0805">
            <text:p>RES_115000_0.125W_1%_080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/>
          <table:table-cell table:formula="of:=[.A14]*0.1" office:value-type="float" office:value="11.7">
            <text:p>11,7</text:p>
          </table:table-cell>
          <table:table-cell office:value-type="string">
            <text:p>11R7</text:p>
          </table:table-cell>
          <table:table-cell table:style-name="ce2" table:formula="of:=CONCATENATE(&quot;RES_&quot;;[.D14];&quot;_0.125W_1%_0805&quot;)" office:value-type="string" office:string-value="RES_11R7_0.125W_1%_0805">
            <text:p>RES_11R7_0.125W_1%_0805</text:p>
          </table:table-cell>
          <table:table-cell table:style-name="ce2"/>
          <table:table-cell table:formula="of:=[.A14]*1" office:value-type="float" office:value="117">
            <text:p>117</text:p>
          </table:table-cell>
          <table:table-cell office:value-type="float" office:value="117">
            <text:p>117</text:p>
          </table:table-cell>
          <table:table-cell table:formula="of:=CONCATENATE(&quot;RES_&quot;;[.H14];&quot;_0.125W_1%_0805&quot;)" office:value-type="string" office:string-value="RES_117_0.125W_1%_0805">
            <text:p>RES_117_0.125W_1%_0805</text:p>
          </table:table-cell>
          <table:table-cell/>
          <table:table-cell table:style-name="ce3" table:formula="of:=[.A14]*10" office:value-type="float" office:value="1170">
            <text:p>1170</text:p>
          </table:table-cell>
          <table:table-cell table:style-name="ce3" office:value-type="float" office:value="1170">
            <text:p>1170</text:p>
          </table:table-cell>
          <table:table-cell table:style-name="ce3" table:formula="of:=CONCATENATE(&quot;RES_&quot;;[.L14];&quot;_0.125W_1%_0805&quot;)" office:value-type="string" office:string-value="RES_1170_0.125W_1%_0805">
            <text:p>RES_1170_0.125W_1%_0805</text:p>
          </table:table-cell>
          <table:table-cell table:style-name="ce3"/>
          <table:table-cell table:formula="of:=[.A14]*100" office:value-type="float" office:value="11700">
            <text:p>11700</text:p>
          </table:table-cell>
          <table:table-cell office:value-type="float" office:value="11700">
            <text:p>11700</text:p>
          </table:table-cell>
          <table:table-cell table:formula="of:=CONCATENATE(&quot;RES_&quot;;[.P14];&quot;_0.125W_1%_0805&quot;)" office:value-type="string" office:string-value="RES_11700_0.125W_1%_0805">
            <text:p>RES_11700_0.125W_1%_0805</text:p>
          </table:table-cell>
          <table:table-cell/>
          <table:table-cell table:formula="of:=[.A14]*1000" office:value-type="float" office:value="117000">
            <text:p>117000</text:p>
          </table:table-cell>
          <table:table-cell office:value-type="float" office:value="117000">
            <text:p>117000</text:p>
          </table:table-cell>
          <table:table-cell table:formula="of:=CONCATENATE(&quot;RES_&quot;;[.T14];&quot;_0.125W_1%_0805&quot;)" office:value-type="string" office:string-value="RES_117000_0.125W_1%_0805">
            <text:p>RES_117000_0.125W_1%_080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/>
          <table:table-cell table:formula="of:=[.A15]*0.1" office:value-type="float" office:value="11.8">
            <text:p>11,8</text:p>
          </table:table-cell>
          <table:table-cell office:value-type="string">
            <text:p>11R8</text:p>
          </table:table-cell>
          <table:table-cell table:style-name="ce2" table:formula="of:=CONCATENATE(&quot;RES_&quot;;[.D15];&quot;_0.125W_1%_0805&quot;)" office:value-type="string" office:string-value="RES_11R8_0.125W_1%_0805">
            <text:p>RES_11R8_0.125W_1%_0805</text:p>
          </table:table-cell>
          <table:table-cell table:style-name="ce2"/>
          <table:table-cell table:formula="of:=[.A15]*1" office:value-type="float" office:value="118">
            <text:p>118</text:p>
          </table:table-cell>
          <table:table-cell office:value-type="float" office:value="118">
            <text:p>118</text:p>
          </table:table-cell>
          <table:table-cell table:formula="of:=CONCATENATE(&quot;RES_&quot;;[.H15];&quot;_0.125W_1%_0805&quot;)" office:value-type="string" office:string-value="RES_118_0.125W_1%_0805">
            <text:p>RES_118_0.125W_1%_0805</text:p>
          </table:table-cell>
          <table:table-cell/>
          <table:table-cell table:style-name="ce3" table:formula="of:=[.A15]*10" office:value-type="float" office:value="1180">
            <text:p>1180</text:p>
          </table:table-cell>
          <table:table-cell table:style-name="ce3" office:value-type="float" office:value="1180">
            <text:p>1180</text:p>
          </table:table-cell>
          <table:table-cell table:style-name="ce3" table:formula="of:=CONCATENATE(&quot;RES_&quot;;[.L15];&quot;_0.125W_1%_0805&quot;)" office:value-type="string" office:string-value="RES_1180_0.125W_1%_0805">
            <text:p>RES_1180_0.125W_1%_0805</text:p>
          </table:table-cell>
          <table:table-cell table:style-name="ce3"/>
          <table:table-cell table:formula="of:=[.A15]*100" office:value-type="float" office:value="11800">
            <text:p>11800</text:p>
          </table:table-cell>
          <table:table-cell office:value-type="float" office:value="11800">
            <text:p>11800</text:p>
          </table:table-cell>
          <table:table-cell table:formula="of:=CONCATENATE(&quot;RES_&quot;;[.P15];&quot;_0.125W_1%_0805&quot;)" office:value-type="string" office:string-value="RES_11800_0.125W_1%_0805">
            <text:p>RES_11800_0.125W_1%_0805</text:p>
          </table:table-cell>
          <table:table-cell/>
          <table:table-cell table:formula="of:=[.A15]*1000" office:value-type="float" office:value="118000">
            <text:p>118000</text:p>
          </table:table-cell>
          <table:table-cell office:value-type="float" office:value="118000">
            <text:p>118000</text:p>
          </table:table-cell>
          <table:table-cell table:formula="of:=CONCATENATE(&quot;RES_&quot;;[.T15];&quot;_0.125W_1%_0805&quot;)" office:value-type="string" office:string-value="RES_118000_0.125W_1%_0805">
            <text:p>RES_118000_0.125W_1%_080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/>
          <table:table-cell table:formula="of:=[.A16]*0.1" office:value-type="float" office:value="12">
            <text:p>12</text:p>
          </table:table-cell>
          <table:table-cell office:value-type="string">
            <text:p>12R</text:p>
          </table:table-cell>
          <table:table-cell table:style-name="ce2" table:formula="of:=CONCATENATE(&quot;RES_&quot;;[.D16];&quot;_0.125W_1%_0805&quot;)" office:value-type="string" office:string-value="RES_12R_0.125W_1%_0805">
            <text:p>RES_12R_0.125W_1%_0805</text:p>
          </table:table-cell>
          <table:table-cell table:style-name="ce2"/>
          <table:table-cell table:formula="of:=[.A16]*1" office:value-type="float" office:value="120">
            <text:p>120</text:p>
          </table:table-cell>
          <table:table-cell office:value-type="float" office:value="120">
            <text:p>120</text:p>
          </table:table-cell>
          <table:table-cell table:formula="of:=CONCATENATE(&quot;RES_&quot;;[.H16];&quot;_0.125W_1%_0805&quot;)" office:value-type="string" office:string-value="RES_120_0.125W_1%_0805">
            <text:p>RES_120_0.125W_1%_0805</text:p>
          </table:table-cell>
          <table:table-cell/>
          <table:table-cell table:style-name="ce3" table:formula="of:=[.A16]*10" office:value-type="float" office:value="1200">
            <text:p>1200</text:p>
          </table:table-cell>
          <table:table-cell table:style-name="ce3" office:value-type="float" office:value="1200">
            <text:p>1200</text:p>
          </table:table-cell>
          <table:table-cell table:style-name="ce3" table:formula="of:=CONCATENATE(&quot;RES_&quot;;[.L16];&quot;_0.125W_1%_0805&quot;)" office:value-type="string" office:string-value="RES_1200_0.125W_1%_0805">
            <text:p>RES_1200_0.125W_1%_0805</text:p>
          </table:table-cell>
          <table:table-cell table:style-name="ce3"/>
          <table:table-cell table:formula="of:=[.A16]*100" office:value-type="float" office:value="12000">
            <text:p>12000</text:p>
          </table:table-cell>
          <table:table-cell office:value-type="float" office:value="12000">
            <text:p>12000</text:p>
          </table:table-cell>
          <table:table-cell table:formula="of:=CONCATENATE(&quot;RES_&quot;;[.P16];&quot;_0.125W_1%_0805&quot;)" office:value-type="string" office:string-value="RES_12000_0.125W_1%_0805">
            <text:p>RES_12000_0.125W_1%_0805</text:p>
          </table:table-cell>
          <table:table-cell/>
          <table:table-cell table:formula="of:=[.A16]*1000" office:value-type="float" office:value="120000">
            <text:p>120000</text:p>
          </table:table-cell>
          <table:table-cell office:value-type="float" office:value="120000">
            <text:p>120000</text:p>
          </table:table-cell>
          <table:table-cell table:formula="of:=CONCATENATE(&quot;RES_&quot;;[.T16];&quot;_0.125W_1%_0805&quot;)" office:value-type="string" office:string-value="RES_120000_0.125W_1%_0805">
            <text:p>RES_120000_0.125W_1%_080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/>
          <table:table-cell table:formula="of:=[.A17]*0.1" office:value-type="float" office:value="12.1">
            <text:p>12,1</text:p>
          </table:table-cell>
          <table:table-cell office:value-type="string">
            <text:p>12R1</text:p>
          </table:table-cell>
          <table:table-cell table:style-name="ce2" table:formula="of:=CONCATENATE(&quot;RES_&quot;;[.D17];&quot;_0.125W_1%_0805&quot;)" office:value-type="string" office:string-value="RES_12R1_0.125W_1%_0805">
            <text:p>RES_12R1_0.125W_1%_0805</text:p>
          </table:table-cell>
          <table:table-cell table:style-name="ce2"/>
          <table:table-cell table:formula="of:=[.A17]*1" office:value-type="float" office:value="121">
            <text:p>121</text:p>
          </table:table-cell>
          <table:table-cell office:value-type="float" office:value="121">
            <text:p>121</text:p>
          </table:table-cell>
          <table:table-cell table:formula="of:=CONCATENATE(&quot;RES_&quot;;[.H17];&quot;_0.125W_1%_0805&quot;)" office:value-type="string" office:string-value="RES_121_0.125W_1%_0805">
            <text:p>RES_121_0.125W_1%_0805</text:p>
          </table:table-cell>
          <table:table-cell/>
          <table:table-cell table:style-name="ce3" table:formula="of:=[.A17]*10" office:value-type="float" office:value="1210">
            <text:p>1210</text:p>
          </table:table-cell>
          <table:table-cell table:style-name="ce3" office:value-type="float" office:value="1210">
            <text:p>1210</text:p>
          </table:table-cell>
          <table:table-cell table:style-name="ce3" table:formula="of:=CONCATENATE(&quot;RES_&quot;;[.L17];&quot;_0.125W_1%_0805&quot;)" office:value-type="string" office:string-value="RES_1210_0.125W_1%_0805">
            <text:p>RES_1210_0.125W_1%_0805</text:p>
          </table:table-cell>
          <table:table-cell table:style-name="ce3"/>
          <table:table-cell table:formula="of:=[.A17]*100" office:value-type="float" office:value="12100">
            <text:p>12100</text:p>
          </table:table-cell>
          <table:table-cell office:value-type="float" office:value="12100">
            <text:p>12100</text:p>
          </table:table-cell>
          <table:table-cell table:formula="of:=CONCATENATE(&quot;RES_&quot;;[.P17];&quot;_0.125W_1%_0805&quot;)" office:value-type="string" office:string-value="RES_12100_0.125W_1%_0805">
            <text:p>RES_12100_0.125W_1%_0805</text:p>
          </table:table-cell>
          <table:table-cell/>
          <table:table-cell table:formula="of:=[.A17]*1000" office:value-type="float" office:value="121000">
            <text:p>121000</text:p>
          </table:table-cell>
          <table:table-cell office:value-type="float" office:value="121000">
            <text:p>121000</text:p>
          </table:table-cell>
          <table:table-cell table:formula="of:=CONCATENATE(&quot;RES_&quot;;[.T17];&quot;_0.125W_1%_0805&quot;)" office:value-type="string" office:string-value="RES_121000_0.125W_1%_0805">
            <text:p>RES_121000_0.125W_1%_080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/>
          <table:table-cell table:formula="of:=[.A18]*0.1" office:value-type="float" office:value="12.3">
            <text:p>12,3</text:p>
          </table:table-cell>
          <table:table-cell office:value-type="string">
            <text:p>12R3</text:p>
          </table:table-cell>
          <table:table-cell table:style-name="ce2" table:formula="of:=CONCATENATE(&quot;RES_&quot;;[.D18];&quot;_0.125W_1%_0805&quot;)" office:value-type="string" office:string-value="RES_12R3_0.125W_1%_0805">
            <text:p>RES_12R3_0.125W_1%_0805</text:p>
          </table:table-cell>
          <table:table-cell table:style-name="ce2"/>
          <table:table-cell table:formula="of:=[.A18]*1" office:value-type="float" office:value="123">
            <text:p>123</text:p>
          </table:table-cell>
          <table:table-cell office:value-type="float" office:value="123">
            <text:p>123</text:p>
          </table:table-cell>
          <table:table-cell table:formula="of:=CONCATENATE(&quot;RES_&quot;;[.H18];&quot;_0.125W_1%_0805&quot;)" office:value-type="string" office:string-value="RES_123_0.125W_1%_0805">
            <text:p>RES_123_0.125W_1%_0805</text:p>
          </table:table-cell>
          <table:table-cell/>
          <table:table-cell table:style-name="ce3" table:formula="of:=[.A18]*10" office:value-type="float" office:value="1230">
            <text:p>1230</text:p>
          </table:table-cell>
          <table:table-cell table:style-name="ce3" office:value-type="float" office:value="1230">
            <text:p>1230</text:p>
          </table:table-cell>
          <table:table-cell table:style-name="ce3" table:formula="of:=CONCATENATE(&quot;RES_&quot;;[.L18];&quot;_0.125W_1%_0805&quot;)" office:value-type="string" office:string-value="RES_1230_0.125W_1%_0805">
            <text:p>RES_1230_0.125W_1%_0805</text:p>
          </table:table-cell>
          <table:table-cell table:style-name="ce3"/>
          <table:table-cell table:formula="of:=[.A18]*100" office:value-type="float" office:value="12300">
            <text:p>12300</text:p>
          </table:table-cell>
          <table:table-cell office:value-type="float" office:value="12300">
            <text:p>12300</text:p>
          </table:table-cell>
          <table:table-cell table:formula="of:=CONCATENATE(&quot;RES_&quot;;[.P18];&quot;_0.125W_1%_0805&quot;)" office:value-type="string" office:string-value="RES_12300_0.125W_1%_0805">
            <text:p>RES_12300_0.125W_1%_0805</text:p>
          </table:table-cell>
          <table:table-cell/>
          <table:table-cell table:formula="of:=[.A18]*1000" office:value-type="float" office:value="123000">
            <text:p>123000</text:p>
          </table:table-cell>
          <table:table-cell office:value-type="float" office:value="123000">
            <text:p>123000</text:p>
          </table:table-cell>
          <table:table-cell table:formula="of:=CONCATENATE(&quot;RES_&quot;;[.T18];&quot;_0.125W_1%_0805&quot;)" office:value-type="string" office:string-value="RES_123000_0.125W_1%_0805">
            <text:p>RES_123000_0.125W_1%_080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/>
          <table:table-cell table:formula="of:=[.A19]*0.1" office:value-type="float" office:value="12.4">
            <text:p>12,4</text:p>
          </table:table-cell>
          <table:table-cell office:value-type="string">
            <text:p>12R4</text:p>
          </table:table-cell>
          <table:table-cell table:style-name="ce2" table:formula="of:=CONCATENATE(&quot;RES_&quot;;[.D19];&quot;_0.125W_1%_0805&quot;)" office:value-type="string" office:string-value="RES_12R4_0.125W_1%_0805">
            <text:p>RES_12R4_0.125W_1%_0805</text:p>
          </table:table-cell>
          <table:table-cell table:style-name="ce2"/>
          <table:table-cell table:formula="of:=[.A19]*1" office:value-type="float" office:value="124">
            <text:p>124</text:p>
          </table:table-cell>
          <table:table-cell office:value-type="float" office:value="124">
            <text:p>124</text:p>
          </table:table-cell>
          <table:table-cell table:formula="of:=CONCATENATE(&quot;RES_&quot;;[.H19];&quot;_0.125W_1%_0805&quot;)" office:value-type="string" office:string-value="RES_124_0.125W_1%_0805">
            <text:p>RES_124_0.125W_1%_0805</text:p>
          </table:table-cell>
          <table:table-cell/>
          <table:table-cell table:style-name="ce3" table:formula="of:=[.A19]*10" office:value-type="float" office:value="1240">
            <text:p>1240</text:p>
          </table:table-cell>
          <table:table-cell table:style-name="ce3" office:value-type="float" office:value="1240">
            <text:p>1240</text:p>
          </table:table-cell>
          <table:table-cell table:style-name="ce3" table:formula="of:=CONCATENATE(&quot;RES_&quot;;[.L19];&quot;_0.125W_1%_0805&quot;)" office:value-type="string" office:string-value="RES_1240_0.125W_1%_0805">
            <text:p>RES_1240_0.125W_1%_0805</text:p>
          </table:table-cell>
          <table:table-cell table:style-name="ce3"/>
          <table:table-cell table:formula="of:=[.A19]*100" office:value-type="float" office:value="12400">
            <text:p>12400</text:p>
          </table:table-cell>
          <table:table-cell office:value-type="float" office:value="12400">
            <text:p>12400</text:p>
          </table:table-cell>
          <table:table-cell table:formula="of:=CONCATENATE(&quot;RES_&quot;;[.P19];&quot;_0.125W_1%_0805&quot;)" office:value-type="string" office:string-value="RES_12400_0.125W_1%_0805">
            <text:p>RES_12400_0.125W_1%_0805</text:p>
          </table:table-cell>
          <table:table-cell/>
          <table:table-cell table:formula="of:=[.A19]*1000" office:value-type="float" office:value="124000">
            <text:p>124000</text:p>
          </table:table-cell>
          <table:table-cell office:value-type="float" office:value="124000">
            <text:p>124000</text:p>
          </table:table-cell>
          <table:table-cell table:formula="of:=CONCATENATE(&quot;RES_&quot;;[.T19];&quot;_0.125W_1%_0805&quot;)" office:value-type="string" office:string-value="RES_124000_0.125W_1%_0805">
            <text:p>RES_124000_0.125W_1%_080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/>
          <table:table-cell table:formula="of:=[.A20]*0.1" office:value-type="float" office:value="12.6">
            <text:p>12,6</text:p>
          </table:table-cell>
          <table:table-cell office:value-type="string">
            <text:p>12R6</text:p>
          </table:table-cell>
          <table:table-cell table:style-name="ce2" table:formula="of:=CONCATENATE(&quot;RES_&quot;;[.D20];&quot;_0.125W_1%_0805&quot;)" office:value-type="string" office:string-value="RES_12R6_0.125W_1%_0805">
            <text:p>RES_12R6_0.125W_1%_0805</text:p>
          </table:table-cell>
          <table:table-cell table:style-name="ce2"/>
          <table:table-cell table:formula="of:=[.A20]*1" office:value-type="float" office:value="126">
            <text:p>126</text:p>
          </table:table-cell>
          <table:table-cell office:value-type="float" office:value="126">
            <text:p>126</text:p>
          </table:table-cell>
          <table:table-cell table:formula="of:=CONCATENATE(&quot;RES_&quot;;[.H20];&quot;_0.125W_1%_0805&quot;)" office:value-type="string" office:string-value="RES_126_0.125W_1%_0805">
            <text:p>RES_126_0.125W_1%_0805</text:p>
          </table:table-cell>
          <table:table-cell/>
          <table:table-cell table:style-name="ce3" table:formula="of:=[.A20]*10" office:value-type="float" office:value="1260">
            <text:p>1260</text:p>
          </table:table-cell>
          <table:table-cell table:style-name="ce3" office:value-type="float" office:value="1260">
            <text:p>1260</text:p>
          </table:table-cell>
          <table:table-cell table:style-name="ce3" table:formula="of:=CONCATENATE(&quot;RES_&quot;;[.L20];&quot;_0.125W_1%_0805&quot;)" office:value-type="string" office:string-value="RES_1260_0.125W_1%_0805">
            <text:p>RES_1260_0.125W_1%_0805</text:p>
          </table:table-cell>
          <table:table-cell table:style-name="ce3"/>
          <table:table-cell table:formula="of:=[.A20]*100" office:value-type="float" office:value="12600">
            <text:p>12600</text:p>
          </table:table-cell>
          <table:table-cell office:value-type="float" office:value="12600">
            <text:p>12600</text:p>
          </table:table-cell>
          <table:table-cell table:formula="of:=CONCATENATE(&quot;RES_&quot;;[.P20];&quot;_0.125W_1%_0805&quot;)" office:value-type="string" office:string-value="RES_12600_0.125W_1%_0805">
            <text:p>RES_12600_0.125W_1%_0805</text:p>
          </table:table-cell>
          <table:table-cell/>
          <table:table-cell table:formula="of:=[.A20]*1000" office:value-type="float" office:value="126000">
            <text:p>126000</text:p>
          </table:table-cell>
          <table:table-cell office:value-type="float" office:value="126000">
            <text:p>126000</text:p>
          </table:table-cell>
          <table:table-cell table:formula="of:=CONCATENATE(&quot;RES_&quot;;[.T20];&quot;_0.125W_1%_0805&quot;)" office:value-type="string" office:string-value="RES_126000_0.125W_1%_0805">
            <text:p>RES_126000_0.125W_1%_080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/>
          <table:table-cell table:formula="of:=[.A21]*0.1" office:value-type="float" office:value="12.7">
            <text:p>12,7</text:p>
          </table:table-cell>
          <table:table-cell office:value-type="string">
            <text:p>12R7</text:p>
          </table:table-cell>
          <table:table-cell table:style-name="ce2" table:formula="of:=CONCATENATE(&quot;RES_&quot;;[.D21];&quot;_0.125W_1%_0805&quot;)" office:value-type="string" office:string-value="RES_12R7_0.125W_1%_0805">
            <text:p>RES_12R7_0.125W_1%_0805</text:p>
          </table:table-cell>
          <table:table-cell table:style-name="ce2"/>
          <table:table-cell table:formula="of:=[.A21]*1" office:value-type="float" office:value="127">
            <text:p>127</text:p>
          </table:table-cell>
          <table:table-cell office:value-type="float" office:value="127">
            <text:p>127</text:p>
          </table:table-cell>
          <table:table-cell table:formula="of:=CONCATENATE(&quot;RES_&quot;;[.H21];&quot;_0.125W_1%_0805&quot;)" office:value-type="string" office:string-value="RES_127_0.125W_1%_0805">
            <text:p>RES_127_0.125W_1%_0805</text:p>
          </table:table-cell>
          <table:table-cell/>
          <table:table-cell table:style-name="ce3" table:formula="of:=[.A21]*10" office:value-type="float" office:value="1270">
            <text:p>1270</text:p>
          </table:table-cell>
          <table:table-cell table:style-name="ce3" office:value-type="float" office:value="1270">
            <text:p>1270</text:p>
          </table:table-cell>
          <table:table-cell table:style-name="ce3" table:formula="of:=CONCATENATE(&quot;RES_&quot;;[.L21];&quot;_0.125W_1%_0805&quot;)" office:value-type="string" office:string-value="RES_1270_0.125W_1%_0805">
            <text:p>RES_1270_0.125W_1%_0805</text:p>
          </table:table-cell>
          <table:table-cell table:style-name="ce3"/>
          <table:table-cell table:formula="of:=[.A21]*100" office:value-type="float" office:value="12700">
            <text:p>12700</text:p>
          </table:table-cell>
          <table:table-cell office:value-type="float" office:value="12700">
            <text:p>12700</text:p>
          </table:table-cell>
          <table:table-cell table:formula="of:=CONCATENATE(&quot;RES_&quot;;[.P21];&quot;_0.125W_1%_0805&quot;)" office:value-type="string" office:string-value="RES_12700_0.125W_1%_0805">
            <text:p>RES_12700_0.125W_1%_0805</text:p>
          </table:table-cell>
          <table:table-cell/>
          <table:table-cell table:formula="of:=[.A21]*1000" office:value-type="float" office:value="127000">
            <text:p>127000</text:p>
          </table:table-cell>
          <table:table-cell office:value-type="float" office:value="127000">
            <text:p>127000</text:p>
          </table:table-cell>
          <table:table-cell table:formula="of:=CONCATENATE(&quot;RES_&quot;;[.T21];&quot;_0.125W_1%_0805&quot;)" office:value-type="string" office:string-value="RES_127000_0.125W_1%_0805">
            <text:p>RES_127000_0.125W_1%_080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/>
          <table:table-cell table:formula="of:=[.A22]*0.1" office:value-type="float" office:value="12.9">
            <text:p>12,9</text:p>
          </table:table-cell>
          <table:table-cell office:value-type="string">
            <text:p>12R9</text:p>
          </table:table-cell>
          <table:table-cell table:style-name="ce2" table:formula="of:=CONCATENATE(&quot;RES_&quot;;[.D22];&quot;_0.125W_1%_0805&quot;)" office:value-type="string" office:string-value="RES_12R9_0.125W_1%_0805">
            <text:p>RES_12R9_0.125W_1%_0805</text:p>
          </table:table-cell>
          <table:table-cell table:style-name="ce2"/>
          <table:table-cell table:formula="of:=[.A22]*1" office:value-type="float" office:value="129">
            <text:p>129</text:p>
          </table:table-cell>
          <table:table-cell office:value-type="float" office:value="129">
            <text:p>129</text:p>
          </table:table-cell>
          <table:table-cell table:formula="of:=CONCATENATE(&quot;RES_&quot;;[.H22];&quot;_0.125W_1%_0805&quot;)" office:value-type="string" office:string-value="RES_129_0.125W_1%_0805">
            <text:p>RES_129_0.125W_1%_0805</text:p>
          </table:table-cell>
          <table:table-cell/>
          <table:table-cell table:style-name="ce3" table:formula="of:=[.A22]*10" office:value-type="float" office:value="1290">
            <text:p>1290</text:p>
          </table:table-cell>
          <table:table-cell table:style-name="ce3" office:value-type="float" office:value="1290">
            <text:p>1290</text:p>
          </table:table-cell>
          <table:table-cell table:style-name="ce3" table:formula="of:=CONCATENATE(&quot;RES_&quot;;[.L22];&quot;_0.125W_1%_0805&quot;)" office:value-type="string" office:string-value="RES_1290_0.125W_1%_0805">
            <text:p>RES_1290_0.125W_1%_0805</text:p>
          </table:table-cell>
          <table:table-cell table:style-name="ce3"/>
          <table:table-cell table:formula="of:=[.A22]*100" office:value-type="float" office:value="12900">
            <text:p>12900</text:p>
          </table:table-cell>
          <table:table-cell office:value-type="float" office:value="12900">
            <text:p>12900</text:p>
          </table:table-cell>
          <table:table-cell table:formula="of:=CONCATENATE(&quot;RES_&quot;;[.P22];&quot;_0.125W_1%_0805&quot;)" office:value-type="string" office:string-value="RES_12900_0.125W_1%_0805">
            <text:p>RES_12900_0.125W_1%_0805</text:p>
          </table:table-cell>
          <table:table-cell/>
          <table:table-cell table:formula="of:=[.A22]*1000" office:value-type="float" office:value="129000">
            <text:p>129000</text:p>
          </table:table-cell>
          <table:table-cell office:value-type="float" office:value="129000">
            <text:p>129000</text:p>
          </table:table-cell>
          <table:table-cell table:formula="of:=CONCATENATE(&quot;RES_&quot;;[.T22];&quot;_0.125W_1%_0805&quot;)" office:value-type="string" office:string-value="RES_129000_0.125W_1%_0805">
            <text:p>RES_129000_0.125W_1%_080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/>
          <table:table-cell table:formula="of:=[.A23]*0.1" office:value-type="float" office:value="13">
            <text:p>13</text:p>
          </table:table-cell>
          <table:table-cell office:value-type="string">
            <text:p>13R</text:p>
          </table:table-cell>
          <table:table-cell table:style-name="ce2" table:formula="of:=CONCATENATE(&quot;RES_&quot;;[.D23];&quot;_0.125W_1%_0805&quot;)" office:value-type="string" office:string-value="RES_13R_0.125W_1%_0805">
            <text:p>RES_13R_0.125W_1%_0805</text:p>
          </table:table-cell>
          <table:table-cell table:style-name="ce2"/>
          <table:table-cell table:formula="of:=[.A23]*1" office:value-type="float" office:value="130">
            <text:p>130</text:p>
          </table:table-cell>
          <table:table-cell office:value-type="float" office:value="130">
            <text:p>130</text:p>
          </table:table-cell>
          <table:table-cell table:formula="of:=CONCATENATE(&quot;RES_&quot;;[.H23];&quot;_0.125W_1%_0805&quot;)" office:value-type="string" office:string-value="RES_130_0.125W_1%_0805">
            <text:p>RES_130_0.125W_1%_0805</text:p>
          </table:table-cell>
          <table:table-cell/>
          <table:table-cell table:style-name="ce3" table:formula="of:=[.A23]*10" office:value-type="float" office:value="1300">
            <text:p>1300</text:p>
          </table:table-cell>
          <table:table-cell table:style-name="ce3" office:value-type="float" office:value="1300">
            <text:p>1300</text:p>
          </table:table-cell>
          <table:table-cell table:style-name="ce3" table:formula="of:=CONCATENATE(&quot;RES_&quot;;[.L23];&quot;_0.125W_1%_0805&quot;)" office:value-type="string" office:string-value="RES_1300_0.125W_1%_0805">
            <text:p>RES_1300_0.125W_1%_0805</text:p>
          </table:table-cell>
          <table:table-cell table:style-name="ce3"/>
          <table:table-cell table:formula="of:=[.A23]*100" office:value-type="float" office:value="13000">
            <text:p>13000</text:p>
          </table:table-cell>
          <table:table-cell office:value-type="float" office:value="13000">
            <text:p>13000</text:p>
          </table:table-cell>
          <table:table-cell table:formula="of:=CONCATENATE(&quot;RES_&quot;;[.P23];&quot;_0.125W_1%_0805&quot;)" office:value-type="string" office:string-value="RES_13000_0.125W_1%_0805">
            <text:p>RES_13000_0.125W_1%_0805</text:p>
          </table:table-cell>
          <table:table-cell/>
          <table:table-cell table:formula="of:=[.A23]*1000" office:value-type="float" office:value="130000">
            <text:p>130000</text:p>
          </table:table-cell>
          <table:table-cell office:value-type="float" office:value="130000">
            <text:p>130000</text:p>
          </table:table-cell>
          <table:table-cell table:formula="of:=CONCATENATE(&quot;RES_&quot;;[.T23];&quot;_0.125W_1%_0805&quot;)" office:value-type="string" office:string-value="RES_130000_0.125W_1%_0805">
            <text:p>RES_130000_0.125W_1%_080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/>
          <table:table-cell table:formula="of:=[.A24]*0.1" office:value-type="float" office:value="13.2">
            <text:p>13,2</text:p>
          </table:table-cell>
          <table:table-cell office:value-type="string">
            <text:p>13R2</text:p>
          </table:table-cell>
          <table:table-cell table:style-name="ce2" table:formula="of:=CONCATENATE(&quot;RES_&quot;;[.D24];&quot;_0.125W_1%_0805&quot;)" office:value-type="string" office:string-value="RES_13R2_0.125W_1%_0805">
            <text:p>RES_13R2_0.125W_1%_0805</text:p>
          </table:table-cell>
          <table:table-cell table:style-name="ce2"/>
          <table:table-cell table:formula="of:=[.A24]*1" office:value-type="float" office:value="132">
            <text:p>132</text:p>
          </table:table-cell>
          <table:table-cell office:value-type="float" office:value="132">
            <text:p>132</text:p>
          </table:table-cell>
          <table:table-cell table:formula="of:=CONCATENATE(&quot;RES_&quot;;[.H24];&quot;_0.125W_1%_0805&quot;)" office:value-type="string" office:string-value="RES_132_0.125W_1%_0805">
            <text:p>RES_132_0.125W_1%_0805</text:p>
          </table:table-cell>
          <table:table-cell/>
          <table:table-cell table:style-name="ce3" table:formula="of:=[.A24]*10" office:value-type="float" office:value="1320">
            <text:p>1320</text:p>
          </table:table-cell>
          <table:table-cell table:style-name="ce3" office:value-type="float" office:value="1320">
            <text:p>1320</text:p>
          </table:table-cell>
          <table:table-cell table:style-name="ce3" table:formula="of:=CONCATENATE(&quot;RES_&quot;;[.L24];&quot;_0.125W_1%_0805&quot;)" office:value-type="string" office:string-value="RES_1320_0.125W_1%_0805">
            <text:p>RES_1320_0.125W_1%_0805</text:p>
          </table:table-cell>
          <table:table-cell table:style-name="ce3"/>
          <table:table-cell table:formula="of:=[.A24]*100" office:value-type="float" office:value="13200">
            <text:p>13200</text:p>
          </table:table-cell>
          <table:table-cell office:value-type="float" office:value="13200">
            <text:p>13200</text:p>
          </table:table-cell>
          <table:table-cell table:formula="of:=CONCATENATE(&quot;RES_&quot;;[.P24];&quot;_0.125W_1%_0805&quot;)" office:value-type="string" office:string-value="RES_13200_0.125W_1%_0805">
            <text:p>RES_13200_0.125W_1%_0805</text:p>
          </table:table-cell>
          <table:table-cell/>
          <table:table-cell table:formula="of:=[.A24]*1000" office:value-type="float" office:value="132000">
            <text:p>132000</text:p>
          </table:table-cell>
          <table:table-cell office:value-type="float" office:value="132000">
            <text:p>132000</text:p>
          </table:table-cell>
          <table:table-cell table:formula="of:=CONCATENATE(&quot;RES_&quot;;[.T24];&quot;_0.125W_1%_0805&quot;)" office:value-type="string" office:string-value="RES_132000_0.125W_1%_0805">
            <text:p>RES_132000_0.125W_1%_080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/>
          <table:table-cell table:formula="of:=[.A25]*0.1" office:value-type="float" office:value="13.3">
            <text:p>13,3</text:p>
          </table:table-cell>
          <table:table-cell office:value-type="string">
            <text:p>13R3</text:p>
          </table:table-cell>
          <table:table-cell table:style-name="ce2" table:formula="of:=CONCATENATE(&quot;RES_&quot;;[.D25];&quot;_0.125W_1%_0805&quot;)" office:value-type="string" office:string-value="RES_13R3_0.125W_1%_0805">
            <text:p>RES_13R3_0.125W_1%_0805</text:p>
          </table:table-cell>
          <table:table-cell table:style-name="ce2"/>
          <table:table-cell table:formula="of:=[.A25]*1" office:value-type="float" office:value="133">
            <text:p>133</text:p>
          </table:table-cell>
          <table:table-cell office:value-type="float" office:value="133">
            <text:p>133</text:p>
          </table:table-cell>
          <table:table-cell table:formula="of:=CONCATENATE(&quot;RES_&quot;;[.H25];&quot;_0.125W_1%_0805&quot;)" office:value-type="string" office:string-value="RES_133_0.125W_1%_0805">
            <text:p>RES_133_0.125W_1%_0805</text:p>
          </table:table-cell>
          <table:table-cell/>
          <table:table-cell table:style-name="ce3" table:formula="of:=[.A25]*10" office:value-type="float" office:value="1330">
            <text:p>1330</text:p>
          </table:table-cell>
          <table:table-cell table:style-name="ce3" office:value-type="float" office:value="1330">
            <text:p>1330</text:p>
          </table:table-cell>
          <table:table-cell table:style-name="ce3" table:formula="of:=CONCATENATE(&quot;RES_&quot;;[.L25];&quot;_0.125W_1%_0805&quot;)" office:value-type="string" office:string-value="RES_1330_0.125W_1%_0805">
            <text:p>RES_1330_0.125W_1%_0805</text:p>
          </table:table-cell>
          <table:table-cell table:style-name="ce3"/>
          <table:table-cell table:formula="of:=[.A25]*100" office:value-type="float" office:value="13300">
            <text:p>13300</text:p>
          </table:table-cell>
          <table:table-cell office:value-type="float" office:value="13300">
            <text:p>13300</text:p>
          </table:table-cell>
          <table:table-cell table:formula="of:=CONCATENATE(&quot;RES_&quot;;[.P25];&quot;_0.125W_1%_0805&quot;)" office:value-type="string" office:string-value="RES_13300_0.125W_1%_0805">
            <text:p>RES_13300_0.125W_1%_0805</text:p>
          </table:table-cell>
          <table:table-cell/>
          <table:table-cell table:formula="of:=[.A25]*1000" office:value-type="float" office:value="133000">
            <text:p>133000</text:p>
          </table:table-cell>
          <table:table-cell office:value-type="float" office:value="133000">
            <text:p>133000</text:p>
          </table:table-cell>
          <table:table-cell table:formula="of:=CONCATENATE(&quot;RES_&quot;;[.T25];&quot;_0.125W_1%_0805&quot;)" office:value-type="string" office:string-value="RES_133000_0.125W_1%_0805">
            <text:p>RES_133000_0.125W_1%_080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/>
          <table:table-cell table:formula="of:=[.A26]*0.1" office:value-type="float" office:value="13.5">
            <text:p>13,5</text:p>
          </table:table-cell>
          <table:table-cell office:value-type="string">
            <text:p>13R5</text:p>
          </table:table-cell>
          <table:table-cell table:style-name="ce2" table:formula="of:=CONCATENATE(&quot;RES_&quot;;[.D26];&quot;_0.125W_1%_0805&quot;)" office:value-type="string" office:string-value="RES_13R5_0.125W_1%_0805">
            <text:p>RES_13R5_0.125W_1%_0805</text:p>
          </table:table-cell>
          <table:table-cell table:style-name="ce2"/>
          <table:table-cell table:formula="of:=[.A26]*1" office:value-type="float" office:value="135">
            <text:p>135</text:p>
          </table:table-cell>
          <table:table-cell office:value-type="float" office:value="135">
            <text:p>135</text:p>
          </table:table-cell>
          <table:table-cell table:formula="of:=CONCATENATE(&quot;RES_&quot;;[.H26];&quot;_0.125W_1%_0805&quot;)" office:value-type="string" office:string-value="RES_135_0.125W_1%_0805">
            <text:p>RES_135_0.125W_1%_0805</text:p>
          </table:table-cell>
          <table:table-cell/>
          <table:table-cell table:style-name="ce3" table:formula="of:=[.A26]*10" office:value-type="float" office:value="1350">
            <text:p>1350</text:p>
          </table:table-cell>
          <table:table-cell table:style-name="ce3" office:value-type="float" office:value="1350">
            <text:p>1350</text:p>
          </table:table-cell>
          <table:table-cell table:style-name="ce3" table:formula="of:=CONCATENATE(&quot;RES_&quot;;[.L26];&quot;_0.125W_1%_0805&quot;)" office:value-type="string" office:string-value="RES_1350_0.125W_1%_0805">
            <text:p>RES_1350_0.125W_1%_0805</text:p>
          </table:table-cell>
          <table:table-cell table:style-name="ce3"/>
          <table:table-cell table:formula="of:=[.A26]*100" office:value-type="float" office:value="13500">
            <text:p>13500</text:p>
          </table:table-cell>
          <table:table-cell office:value-type="float" office:value="13500">
            <text:p>13500</text:p>
          </table:table-cell>
          <table:table-cell table:formula="of:=CONCATENATE(&quot;RES_&quot;;[.P26];&quot;_0.125W_1%_0805&quot;)" office:value-type="string" office:string-value="RES_13500_0.125W_1%_0805">
            <text:p>RES_13500_0.125W_1%_0805</text:p>
          </table:table-cell>
          <table:table-cell/>
          <table:table-cell table:formula="of:=[.A26]*1000" office:value-type="float" office:value="135000">
            <text:p>135000</text:p>
          </table:table-cell>
          <table:table-cell office:value-type="float" office:value="135000">
            <text:p>135000</text:p>
          </table:table-cell>
          <table:table-cell table:formula="of:=CONCATENATE(&quot;RES_&quot;;[.T26];&quot;_0.125W_1%_0805&quot;)" office:value-type="string" office:string-value="RES_135000_0.125W_1%_0805">
            <text:p>RES_135000_0.125W_1%_080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/>
          <table:table-cell table:formula="of:=[.A27]*0.1" office:value-type="float" office:value="13.7">
            <text:p>13,7</text:p>
          </table:table-cell>
          <table:table-cell office:value-type="string">
            <text:p>13R7</text:p>
          </table:table-cell>
          <table:table-cell table:style-name="ce2" table:formula="of:=CONCATENATE(&quot;RES_&quot;;[.D27];&quot;_0.125W_1%_0805&quot;)" office:value-type="string" office:string-value="RES_13R7_0.125W_1%_0805">
            <text:p>RES_13R7_0.125W_1%_0805</text:p>
          </table:table-cell>
          <table:table-cell table:style-name="ce2"/>
          <table:table-cell table:formula="of:=[.A27]*1" office:value-type="float" office:value="137">
            <text:p>137</text:p>
          </table:table-cell>
          <table:table-cell office:value-type="float" office:value="137">
            <text:p>137</text:p>
          </table:table-cell>
          <table:table-cell table:formula="of:=CONCATENATE(&quot;RES_&quot;;[.H27];&quot;_0.125W_1%_0805&quot;)" office:value-type="string" office:string-value="RES_137_0.125W_1%_0805">
            <text:p>RES_137_0.125W_1%_0805</text:p>
          </table:table-cell>
          <table:table-cell/>
          <table:table-cell table:style-name="ce3" table:formula="of:=[.A27]*10" office:value-type="float" office:value="1370">
            <text:p>1370</text:p>
          </table:table-cell>
          <table:table-cell table:style-name="ce3" office:value-type="float" office:value="1370">
            <text:p>1370</text:p>
          </table:table-cell>
          <table:table-cell table:style-name="ce3" table:formula="of:=CONCATENATE(&quot;RES_&quot;;[.L27];&quot;_0.125W_1%_0805&quot;)" office:value-type="string" office:string-value="RES_1370_0.125W_1%_0805">
            <text:p>RES_1370_0.125W_1%_0805</text:p>
          </table:table-cell>
          <table:table-cell table:style-name="ce3"/>
          <table:table-cell table:formula="of:=[.A27]*100" office:value-type="float" office:value="13700">
            <text:p>13700</text:p>
          </table:table-cell>
          <table:table-cell office:value-type="float" office:value="13700">
            <text:p>13700</text:p>
          </table:table-cell>
          <table:table-cell table:formula="of:=CONCATENATE(&quot;RES_&quot;;[.P27];&quot;_0.125W_1%_0805&quot;)" office:value-type="string" office:string-value="RES_13700_0.125W_1%_0805">
            <text:p>RES_13700_0.125W_1%_0805</text:p>
          </table:table-cell>
          <table:table-cell/>
          <table:table-cell table:formula="of:=[.A27]*1000" office:value-type="float" office:value="137000">
            <text:p>137000</text:p>
          </table:table-cell>
          <table:table-cell office:value-type="float" office:value="137000">
            <text:p>137000</text:p>
          </table:table-cell>
          <table:table-cell table:formula="of:=CONCATENATE(&quot;RES_&quot;;[.T27];&quot;_0.125W_1%_0805&quot;)" office:value-type="string" office:string-value="RES_137000_0.125W_1%_0805">
            <text:p>RES_137000_0.125W_1%_080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/>
          <table:table-cell table:formula="of:=[.A28]*0.1" office:value-type="float" office:value="13.8">
            <text:p>13,8</text:p>
          </table:table-cell>
          <table:table-cell office:value-type="string">
            <text:p>13R8</text:p>
          </table:table-cell>
          <table:table-cell table:style-name="ce2" table:formula="of:=CONCATENATE(&quot;RES_&quot;;[.D28];&quot;_0.125W_1%_0805&quot;)" office:value-type="string" office:string-value="RES_13R8_0.125W_1%_0805">
            <text:p>RES_13R8_0.125W_1%_0805</text:p>
          </table:table-cell>
          <table:table-cell table:style-name="ce2"/>
          <table:table-cell table:formula="of:=[.A28]*1" office:value-type="float" office:value="138">
            <text:p>138</text:p>
          </table:table-cell>
          <table:table-cell office:value-type="float" office:value="138">
            <text:p>138</text:p>
          </table:table-cell>
          <table:table-cell table:formula="of:=CONCATENATE(&quot;RES_&quot;;[.H28];&quot;_0.125W_1%_0805&quot;)" office:value-type="string" office:string-value="RES_138_0.125W_1%_0805">
            <text:p>RES_138_0.125W_1%_0805</text:p>
          </table:table-cell>
          <table:table-cell/>
          <table:table-cell table:style-name="ce3" table:formula="of:=[.A28]*10" office:value-type="float" office:value="1380">
            <text:p>1380</text:p>
          </table:table-cell>
          <table:table-cell table:style-name="ce3" office:value-type="float" office:value="1380">
            <text:p>1380</text:p>
          </table:table-cell>
          <table:table-cell table:style-name="ce3" table:formula="of:=CONCATENATE(&quot;RES_&quot;;[.L28];&quot;_0.125W_1%_0805&quot;)" office:value-type="string" office:string-value="RES_1380_0.125W_1%_0805">
            <text:p>RES_1380_0.125W_1%_0805</text:p>
          </table:table-cell>
          <table:table-cell table:style-name="ce3"/>
          <table:table-cell table:formula="of:=[.A28]*100" office:value-type="float" office:value="13800">
            <text:p>13800</text:p>
          </table:table-cell>
          <table:table-cell office:value-type="float" office:value="13800">
            <text:p>13800</text:p>
          </table:table-cell>
          <table:table-cell table:formula="of:=CONCATENATE(&quot;RES_&quot;;[.P28];&quot;_0.125W_1%_0805&quot;)" office:value-type="string" office:string-value="RES_13800_0.125W_1%_0805">
            <text:p>RES_13800_0.125W_1%_0805</text:p>
          </table:table-cell>
          <table:table-cell/>
          <table:table-cell table:formula="of:=[.A28]*1000" office:value-type="float" office:value="138000">
            <text:p>138000</text:p>
          </table:table-cell>
          <table:table-cell office:value-type="float" office:value="138000">
            <text:p>138000</text:p>
          </table:table-cell>
          <table:table-cell table:formula="of:=CONCATENATE(&quot;RES_&quot;;[.T28];&quot;_0.125W_1%_0805&quot;)" office:value-type="string" office:string-value="RES_138000_0.125W_1%_0805">
            <text:p>RES_138000_0.125W_1%_080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/>
          <table:table-cell table:formula="of:=[.A29]*0.1" office:value-type="float" office:value="14">
            <text:p>14</text:p>
          </table:table-cell>
          <table:table-cell office:value-type="string">
            <text:p>14R</text:p>
          </table:table-cell>
          <table:table-cell table:style-name="ce2" table:formula="of:=CONCATENATE(&quot;RES_&quot;;[.D29];&quot;_0.125W_1%_0805&quot;)" office:value-type="string" office:string-value="RES_14R_0.125W_1%_0805">
            <text:p>RES_14R_0.125W_1%_0805</text:p>
          </table:table-cell>
          <table:table-cell table:style-name="ce2"/>
          <table:table-cell table:formula="of:=[.A29]*1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formula="of:=CONCATENATE(&quot;RES_&quot;;[.H29];&quot;_0.125W_1%_0805&quot;)" office:value-type="string" office:string-value="RES_140_0.125W_1%_0805">
            <text:p>RES_140_0.125W_1%_0805</text:p>
          </table:table-cell>
          <table:table-cell/>
          <table:table-cell table:style-name="ce3" table:formula="of:=[.A29]*10" office:value-type="float" office:value="1400">
            <text:p>1400</text:p>
          </table:table-cell>
          <table:table-cell table:style-name="ce3" office:value-type="float" office:value="1400">
            <text:p>1400</text:p>
          </table:table-cell>
          <table:table-cell table:style-name="ce3" table:formula="of:=CONCATENATE(&quot;RES_&quot;;[.L29];&quot;_0.125W_1%_0805&quot;)" office:value-type="string" office:string-value="RES_1400_0.125W_1%_0805">
            <text:p>RES_1400_0.125W_1%_0805</text:p>
          </table:table-cell>
          <table:table-cell table:style-name="ce3"/>
          <table:table-cell table:formula="of:=[.A29]*100" office:value-type="float" office:value="14000">
            <text:p>14000</text:p>
          </table:table-cell>
          <table:table-cell office:value-type="float" office:value="14000">
            <text:p>14000</text:p>
          </table:table-cell>
          <table:table-cell table:formula="of:=CONCATENATE(&quot;RES_&quot;;[.P29];&quot;_0.125W_1%_0805&quot;)" office:value-type="string" office:string-value="RES_14000_0.125W_1%_0805">
            <text:p>RES_14000_0.125W_1%_0805</text:p>
          </table:table-cell>
          <table:table-cell/>
          <table:table-cell table:formula="of:=[.A29]*1000" office:value-type="float" office:value="140000">
            <text:p>140000</text:p>
          </table:table-cell>
          <table:table-cell office:value-type="float" office:value="140000">
            <text:p>140000</text:p>
          </table:table-cell>
          <table:table-cell table:formula="of:=CONCATENATE(&quot;RES_&quot;;[.T29];&quot;_0.125W_1%_0805&quot;)" office:value-type="string" office:string-value="RES_140000_0.125W_1%_0805">
            <text:p>RES_140000_0.125W_1%_080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/>
          <table:table-cell table:formula="of:=[.A30]*0.1" office:value-type="float" office:value="14.2">
            <text:p>14,2</text:p>
          </table:table-cell>
          <table:table-cell office:value-type="string">
            <text:p>14R2</text:p>
          </table:table-cell>
          <table:table-cell table:style-name="ce2" table:formula="of:=CONCATENATE(&quot;RES_&quot;;[.D30];&quot;_0.125W_1%_0805&quot;)" office:value-type="string" office:string-value="RES_14R2_0.125W_1%_0805">
            <text:p>RES_14R2_0.125W_1%_0805</text:p>
          </table:table-cell>
          <table:table-cell table:style-name="ce2"/>
          <table:table-cell table:formula="of:=[.A30]*1" office:value-type="float" office:value="142">
            <text:p>142</text:p>
          </table:table-cell>
          <table:table-cell office:value-type="float" office:value="142">
            <text:p>142</text:p>
          </table:table-cell>
          <table:table-cell table:formula="of:=CONCATENATE(&quot;RES_&quot;;[.H30];&quot;_0.125W_1%_0805&quot;)" office:value-type="string" office:string-value="RES_142_0.125W_1%_0805">
            <text:p>RES_142_0.125W_1%_0805</text:p>
          </table:table-cell>
          <table:table-cell/>
          <table:table-cell table:style-name="ce3" table:formula="of:=[.A30]*10" office:value-type="float" office:value="1420">
            <text:p>1420</text:p>
          </table:table-cell>
          <table:table-cell table:style-name="ce3" office:value-type="float" office:value="1420">
            <text:p>1420</text:p>
          </table:table-cell>
          <table:table-cell table:style-name="ce3" table:formula="of:=CONCATENATE(&quot;RES_&quot;;[.L30];&quot;_0.125W_1%_0805&quot;)" office:value-type="string" office:string-value="RES_1420_0.125W_1%_0805">
            <text:p>RES_1420_0.125W_1%_0805</text:p>
          </table:table-cell>
          <table:table-cell table:style-name="ce3"/>
          <table:table-cell table:formula="of:=[.A30]*100" office:value-type="float" office:value="14200">
            <text:p>14200</text:p>
          </table:table-cell>
          <table:table-cell office:value-type="float" office:value="14200">
            <text:p>14200</text:p>
          </table:table-cell>
          <table:table-cell table:formula="of:=CONCATENATE(&quot;RES_&quot;;[.P30];&quot;_0.125W_1%_0805&quot;)" office:value-type="string" office:string-value="RES_14200_0.125W_1%_0805">
            <text:p>RES_14200_0.125W_1%_0805</text:p>
          </table:table-cell>
          <table:table-cell/>
          <table:table-cell table:formula="of:=[.A30]*1000" office:value-type="float" office:value="142000">
            <text:p>142000</text:p>
          </table:table-cell>
          <table:table-cell office:value-type="float" office:value="142000">
            <text:p>142000</text:p>
          </table:table-cell>
          <table:table-cell table:formula="of:=CONCATENATE(&quot;RES_&quot;;[.T30];&quot;_0.125W_1%_0805&quot;)" office:value-type="string" office:string-value="RES_142000_0.125W_1%_0805">
            <text:p>RES_142000_0.125W_1%_080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/>
          <table:table-cell table:formula="of:=[.A31]*0.1" office:value-type="float" office:value="14.3">
            <text:p>14,3</text:p>
          </table:table-cell>
          <table:table-cell office:value-type="string">
            <text:p>14R3</text:p>
          </table:table-cell>
          <table:table-cell table:style-name="ce2" table:formula="of:=CONCATENATE(&quot;RES_&quot;;[.D31];&quot;_0.125W_1%_0805&quot;)" office:value-type="string" office:string-value="RES_14R3_0.125W_1%_0805">
            <text:p>RES_14R3_0.125W_1%_0805</text:p>
          </table:table-cell>
          <table:table-cell table:style-name="ce2"/>
          <table:table-cell table:formula="of:=[.A31]*1" office:value-type="float" office:value="143">
            <text:p>143</text:p>
          </table:table-cell>
          <table:table-cell office:value-type="float" office:value="143">
            <text:p>143</text:p>
          </table:table-cell>
          <table:table-cell table:formula="of:=CONCATENATE(&quot;RES_&quot;;[.H31];&quot;_0.125W_1%_0805&quot;)" office:value-type="string" office:string-value="RES_143_0.125W_1%_0805">
            <text:p>RES_143_0.125W_1%_0805</text:p>
          </table:table-cell>
          <table:table-cell/>
          <table:table-cell table:style-name="ce3" table:formula="of:=[.A31]*10" office:value-type="float" office:value="1430">
            <text:p>1430</text:p>
          </table:table-cell>
          <table:table-cell table:style-name="ce3" office:value-type="float" office:value="1430">
            <text:p>1430</text:p>
          </table:table-cell>
          <table:table-cell table:style-name="ce3" table:formula="of:=CONCATENATE(&quot;RES_&quot;;[.L31];&quot;_0.125W_1%_0805&quot;)" office:value-type="string" office:string-value="RES_1430_0.125W_1%_0805">
            <text:p>RES_1430_0.125W_1%_0805</text:p>
          </table:table-cell>
          <table:table-cell table:style-name="ce3"/>
          <table:table-cell table:formula="of:=[.A31]*100" office:value-type="float" office:value="14300">
            <text:p>14300</text:p>
          </table:table-cell>
          <table:table-cell office:value-type="float" office:value="14300">
            <text:p>14300</text:p>
          </table:table-cell>
          <table:table-cell table:formula="of:=CONCATENATE(&quot;RES_&quot;;[.P31];&quot;_0.125W_1%_0805&quot;)" office:value-type="string" office:string-value="RES_14300_0.125W_1%_0805">
            <text:p>RES_14300_0.125W_1%_0805</text:p>
          </table:table-cell>
          <table:table-cell/>
          <table:table-cell table:formula="of:=[.A31]*1000" office:value-type="float" office:value="143000">
            <text:p>143000</text:p>
          </table:table-cell>
          <table:table-cell office:value-type="float" office:value="143000">
            <text:p>143000</text:p>
          </table:table-cell>
          <table:table-cell table:formula="of:=CONCATENATE(&quot;RES_&quot;;[.T31];&quot;_0.125W_1%_0805&quot;)" office:value-type="string" office:string-value="RES_143000_0.125W_1%_0805">
            <text:p>RES_143000_0.125W_1%_080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/>
          <table:table-cell table:formula="of:=[.A32]*0.1" office:value-type="float" office:value="14.5">
            <text:p>14,5</text:p>
          </table:table-cell>
          <table:table-cell office:value-type="string">
            <text:p>14R5</text:p>
          </table:table-cell>
          <table:table-cell table:style-name="ce2" table:formula="of:=CONCATENATE(&quot;RES_&quot;;[.D32];&quot;_0.125W_1%_0805&quot;)" office:value-type="string" office:string-value="RES_14R5_0.125W_1%_0805">
            <text:p>RES_14R5_0.125W_1%_0805</text:p>
          </table:table-cell>
          <table:table-cell table:style-name="ce2"/>
          <table:table-cell table:formula="of:=[.A32]*1" office:value-type="float" office:value="145">
            <text:p>145</text:p>
          </table:table-cell>
          <table:table-cell office:value-type="float" office:value="145">
            <text:p>145</text:p>
          </table:table-cell>
          <table:table-cell table:formula="of:=CONCATENATE(&quot;RES_&quot;;[.H32];&quot;_0.125W_1%_0805&quot;)" office:value-type="string" office:string-value="RES_145_0.125W_1%_0805">
            <text:p>RES_145_0.125W_1%_0805</text:p>
          </table:table-cell>
          <table:table-cell/>
          <table:table-cell table:style-name="ce3" table:formula="of:=[.A32]*10" office:value-type="float" office:value="1450">
            <text:p>1450</text:p>
          </table:table-cell>
          <table:table-cell table:style-name="ce3" office:value-type="float" office:value="1450">
            <text:p>1450</text:p>
          </table:table-cell>
          <table:table-cell table:style-name="ce3" table:formula="of:=CONCATENATE(&quot;RES_&quot;;[.L32];&quot;_0.125W_1%_0805&quot;)" office:value-type="string" office:string-value="RES_1450_0.125W_1%_0805">
            <text:p>RES_1450_0.125W_1%_0805</text:p>
          </table:table-cell>
          <table:table-cell table:style-name="ce3"/>
          <table:table-cell table:formula="of:=[.A32]*100" office:value-type="float" office:value="14500">
            <text:p>14500</text:p>
          </table:table-cell>
          <table:table-cell office:value-type="float" office:value="14500">
            <text:p>14500</text:p>
          </table:table-cell>
          <table:table-cell table:formula="of:=CONCATENATE(&quot;RES_&quot;;[.P32];&quot;_0.125W_1%_0805&quot;)" office:value-type="string" office:string-value="RES_14500_0.125W_1%_0805">
            <text:p>RES_14500_0.125W_1%_0805</text:p>
          </table:table-cell>
          <table:table-cell/>
          <table:table-cell table:formula="of:=[.A32]*1000" office:value-type="float" office:value="145000">
            <text:p>145000</text:p>
          </table:table-cell>
          <table:table-cell office:value-type="float" office:value="145000">
            <text:p>145000</text:p>
          </table:table-cell>
          <table:table-cell table:formula="of:=CONCATENATE(&quot;RES_&quot;;[.T32];&quot;_0.125W_1%_0805&quot;)" office:value-type="string" office:string-value="RES_145000_0.125W_1%_0805">
            <text:p>RES_145000_0.125W_1%_080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/>
          <table:table-cell table:formula="of:=[.A33]*0.1" office:value-type="float" office:value="14.7">
            <text:p>14,7</text:p>
          </table:table-cell>
          <table:table-cell office:value-type="string">
            <text:p>14R7</text:p>
          </table:table-cell>
          <table:table-cell table:style-name="ce2" table:formula="of:=CONCATENATE(&quot;RES_&quot;;[.D33];&quot;_0.125W_1%_0805&quot;)" office:value-type="string" office:string-value="RES_14R7_0.125W_1%_0805">
            <text:p>RES_14R7_0.125W_1%_0805</text:p>
          </table:table-cell>
          <table:table-cell table:style-name="ce2"/>
          <table:table-cell table:formula="of:=[.A33]*1" office:value-type="float" office:value="147">
            <text:p>147</text:p>
          </table:table-cell>
          <table:table-cell office:value-type="float" office:value="147">
            <text:p>147</text:p>
          </table:table-cell>
          <table:table-cell table:formula="of:=CONCATENATE(&quot;RES_&quot;;[.H33];&quot;_0.125W_1%_0805&quot;)" office:value-type="string" office:string-value="RES_147_0.125W_1%_0805">
            <text:p>RES_147_0.125W_1%_0805</text:p>
          </table:table-cell>
          <table:table-cell/>
          <table:table-cell table:style-name="ce3" table:formula="of:=[.A33]*10" office:value-type="float" office:value="1470">
            <text:p>1470</text:p>
          </table:table-cell>
          <table:table-cell table:style-name="ce3" office:value-type="float" office:value="1470">
            <text:p>1470</text:p>
          </table:table-cell>
          <table:table-cell table:style-name="ce3" table:formula="of:=CONCATENATE(&quot;RES_&quot;;[.L33];&quot;_0.125W_1%_0805&quot;)" office:value-type="string" office:string-value="RES_1470_0.125W_1%_0805">
            <text:p>RES_1470_0.125W_1%_0805</text:p>
          </table:table-cell>
          <table:table-cell table:style-name="ce3"/>
          <table:table-cell table:formula="of:=[.A33]*100" office:value-type="float" office:value="14700">
            <text:p>14700</text:p>
          </table:table-cell>
          <table:table-cell office:value-type="float" office:value="14700">
            <text:p>14700</text:p>
          </table:table-cell>
          <table:table-cell table:formula="of:=CONCATENATE(&quot;RES_&quot;;[.P33];&quot;_0.125W_1%_0805&quot;)" office:value-type="string" office:string-value="RES_14700_0.125W_1%_0805">
            <text:p>RES_14700_0.125W_1%_0805</text:p>
          </table:table-cell>
          <table:table-cell/>
          <table:table-cell table:formula="of:=[.A33]*1000" office:value-type="float" office:value="147000">
            <text:p>147000</text:p>
          </table:table-cell>
          <table:table-cell office:value-type="float" office:value="147000">
            <text:p>147000</text:p>
          </table:table-cell>
          <table:table-cell table:formula="of:=CONCATENATE(&quot;RES_&quot;;[.T33];&quot;_0.125W_1%_0805&quot;)" office:value-type="string" office:string-value="RES_147000_0.125W_1%_0805">
            <text:p>RES_147000_0.125W_1%_0805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/>
          <table:table-cell table:formula="of:=[.A34]*0.1" office:value-type="float" office:value="14.9">
            <text:p>14,9</text:p>
          </table:table-cell>
          <table:table-cell office:value-type="string">
            <text:p>14R9</text:p>
          </table:table-cell>
          <table:table-cell table:style-name="ce2" table:formula="of:=CONCATENATE(&quot;RES_&quot;;[.D34];&quot;_0.125W_1%_0805&quot;)" office:value-type="string" office:string-value="RES_14R9_0.125W_1%_0805">
            <text:p>RES_14R9_0.125W_1%_0805</text:p>
          </table:table-cell>
          <table:table-cell table:style-name="ce2"/>
          <table:table-cell table:formula="of:=[.A34]*1" office:value-type="float" office:value="149">
            <text:p>149</text:p>
          </table:table-cell>
          <table:table-cell office:value-type="float" office:value="149">
            <text:p>149</text:p>
          </table:table-cell>
          <table:table-cell table:formula="of:=CONCATENATE(&quot;RES_&quot;;[.H34];&quot;_0.125W_1%_0805&quot;)" office:value-type="string" office:string-value="RES_149_0.125W_1%_0805">
            <text:p>RES_149_0.125W_1%_0805</text:p>
          </table:table-cell>
          <table:table-cell/>
          <table:table-cell table:style-name="ce3" table:formula="of:=[.A34]*10" office:value-type="float" office:value="1490">
            <text:p>1490</text:p>
          </table:table-cell>
          <table:table-cell table:style-name="ce3" office:value-type="float" office:value="1490">
            <text:p>1490</text:p>
          </table:table-cell>
          <table:table-cell table:style-name="ce3" table:formula="of:=CONCATENATE(&quot;RES_&quot;;[.L34];&quot;_0.125W_1%_0805&quot;)" office:value-type="string" office:string-value="RES_1490_0.125W_1%_0805">
            <text:p>RES_1490_0.125W_1%_0805</text:p>
          </table:table-cell>
          <table:table-cell table:style-name="ce3"/>
          <table:table-cell table:formula="of:=[.A34]*100" office:value-type="float" office:value="14900">
            <text:p>14900</text:p>
          </table:table-cell>
          <table:table-cell office:value-type="float" office:value="14900">
            <text:p>14900</text:p>
          </table:table-cell>
          <table:table-cell table:formula="of:=CONCATENATE(&quot;RES_&quot;;[.P34];&quot;_0.125W_1%_0805&quot;)" office:value-type="string" office:string-value="RES_14900_0.125W_1%_0805">
            <text:p>RES_14900_0.125W_1%_0805</text:p>
          </table:table-cell>
          <table:table-cell/>
          <table:table-cell table:formula="of:=[.A34]*1000" office:value-type="float" office:value="149000">
            <text:p>149000</text:p>
          </table:table-cell>
          <table:table-cell office:value-type="float" office:value="149000">
            <text:p>149000</text:p>
          </table:table-cell>
          <table:table-cell table:formula="of:=CONCATENATE(&quot;RES_&quot;;[.T34];&quot;_0.125W_1%_0805&quot;)" office:value-type="string" office:string-value="RES_149000_0.125W_1%_0805">
            <text:p>RES_149000_0.125W_1%_080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/>
          <table:table-cell table:formula="of:=[.A35]*0.1" office:value-type="float" office:value="15">
            <text:p>15</text:p>
          </table:table-cell>
          <table:table-cell office:value-type="string">
            <text:p>15R</text:p>
          </table:table-cell>
          <table:table-cell table:style-name="ce2" table:formula="of:=CONCATENATE(&quot;RES_&quot;;[.D35];&quot;_0.125W_1%_0805&quot;)" office:value-type="string" office:string-value="RES_15R_0.125W_1%_0805">
            <text:p>RES_15R_0.125W_1%_0805</text:p>
          </table:table-cell>
          <table:table-cell table:style-name="ce2"/>
          <table:table-cell table:formula="of:=[.A35]*1" office:value-type="float" office:value="150">
            <text:p>150</text:p>
          </table:table-cell>
          <table:table-cell office:value-type="float" office:value="150">
            <text:p>150</text:p>
          </table:table-cell>
          <table:table-cell table:formula="of:=CONCATENATE(&quot;RES_&quot;;[.H35];&quot;_0.125W_1%_0805&quot;)" office:value-type="string" office:string-value="RES_150_0.125W_1%_0805">
            <text:p>RES_150_0.125W_1%_0805</text:p>
          </table:table-cell>
          <table:table-cell/>
          <table:table-cell table:style-name="ce3" table:formula="of:=[.A35]*10" office:value-type="float" office:value="1500">
            <text:p>1500</text:p>
          </table:table-cell>
          <table:table-cell table:style-name="ce3" office:value-type="float" office:value="1500">
            <text:p>1500</text:p>
          </table:table-cell>
          <table:table-cell table:style-name="ce3" table:formula="of:=CONCATENATE(&quot;RES_&quot;;[.L35];&quot;_0.125W_1%_0805&quot;)" office:value-type="string" office:string-value="RES_1500_0.125W_1%_0805">
            <text:p>RES_1500_0.125W_1%_0805</text:p>
          </table:table-cell>
          <table:table-cell table:style-name="ce3"/>
          <table:table-cell table:formula="of:=[.A35]*100" office:value-type="float" office:value="15000">
            <text:p>15000</text:p>
          </table:table-cell>
          <table:table-cell office:value-type="float" office:value="15000">
            <text:p>15000</text:p>
          </table:table-cell>
          <table:table-cell table:formula="of:=CONCATENATE(&quot;RES_&quot;;[.P35];&quot;_0.125W_1%_0805&quot;)" office:value-type="string" office:string-value="RES_15000_0.125W_1%_0805">
            <text:p>RES_15000_0.125W_1%_0805</text:p>
          </table:table-cell>
          <table:table-cell/>
          <table:table-cell table:formula="of:=[.A35]*1000" office:value-type="float" office:value="150000">
            <text:p>150000</text:p>
          </table:table-cell>
          <table:table-cell office:value-type="float" office:value="150000">
            <text:p>150000</text:p>
          </table:table-cell>
          <table:table-cell table:formula="of:=CONCATENATE(&quot;RES_&quot;;[.T35];&quot;_0.125W_1%_0805&quot;)" office:value-type="string" office:string-value="RES_150000_0.125W_1%_0805">
            <text:p>RES_150000_0.125W_1%_080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/>
          <table:table-cell table:formula="of:=[.A36]*0.1" office:value-type="float" office:value="15.2">
            <text:p>15,2</text:p>
          </table:table-cell>
          <table:table-cell office:value-type="string">
            <text:p>15R2</text:p>
          </table:table-cell>
          <table:table-cell table:style-name="ce2" table:formula="of:=CONCATENATE(&quot;RES_&quot;;[.D36];&quot;_0.125W_1%_0805&quot;)" office:value-type="string" office:string-value="RES_15R2_0.125W_1%_0805">
            <text:p>RES_15R2_0.125W_1%_0805</text:p>
          </table:table-cell>
          <table:table-cell table:style-name="ce2"/>
          <table:table-cell table:formula="of:=[.A36]*1" office:value-type="float" office:value="152">
            <text:p>152</text:p>
          </table:table-cell>
          <table:table-cell office:value-type="float" office:value="152">
            <text:p>152</text:p>
          </table:table-cell>
          <table:table-cell table:formula="of:=CONCATENATE(&quot;RES_&quot;;[.H36];&quot;_0.125W_1%_0805&quot;)" office:value-type="string" office:string-value="RES_152_0.125W_1%_0805">
            <text:p>RES_152_0.125W_1%_0805</text:p>
          </table:table-cell>
          <table:table-cell/>
          <table:table-cell table:style-name="ce3" table:formula="of:=[.A36]*10" office:value-type="float" office:value="1520">
            <text:p>1520</text:p>
          </table:table-cell>
          <table:table-cell table:style-name="ce3" office:value-type="float" office:value="1520">
            <text:p>1520</text:p>
          </table:table-cell>
          <table:table-cell table:style-name="ce3" table:formula="of:=CONCATENATE(&quot;RES_&quot;;[.L36];&quot;_0.125W_1%_0805&quot;)" office:value-type="string" office:string-value="RES_1520_0.125W_1%_0805">
            <text:p>RES_1520_0.125W_1%_0805</text:p>
          </table:table-cell>
          <table:table-cell table:style-name="ce3"/>
          <table:table-cell table:formula="of:=[.A36]*100" office:value-type="float" office:value="15200">
            <text:p>15200</text:p>
          </table:table-cell>
          <table:table-cell office:value-type="float" office:value="15200">
            <text:p>15200</text:p>
          </table:table-cell>
          <table:table-cell table:formula="of:=CONCATENATE(&quot;RES_&quot;;[.P36];&quot;_0.125W_1%_0805&quot;)" office:value-type="string" office:string-value="RES_15200_0.125W_1%_0805">
            <text:p>RES_15200_0.125W_1%_0805</text:p>
          </table:table-cell>
          <table:table-cell/>
          <table:table-cell table:formula="of:=[.A36]*1000" office:value-type="float" office:value="152000">
            <text:p>152000</text:p>
          </table:table-cell>
          <table:table-cell office:value-type="float" office:value="152000">
            <text:p>152000</text:p>
          </table:table-cell>
          <table:table-cell table:formula="of:=CONCATENATE(&quot;RES_&quot;;[.T36];&quot;_0.125W_1%_0805&quot;)" office:value-type="string" office:string-value="RES_152000_0.125W_1%_0805">
            <text:p>RES_152000_0.125W_1%_080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/>
          <table:table-cell table:formula="of:=[.A37]*0.1" office:value-type="float" office:value="15.4">
            <text:p>15,4</text:p>
          </table:table-cell>
          <table:table-cell office:value-type="string">
            <text:p>15R4</text:p>
          </table:table-cell>
          <table:table-cell table:style-name="ce2" table:formula="of:=CONCATENATE(&quot;RES_&quot;;[.D37];&quot;_0.125W_1%_0805&quot;)" office:value-type="string" office:string-value="RES_15R4_0.125W_1%_0805">
            <text:p>RES_15R4_0.125W_1%_0805</text:p>
          </table:table-cell>
          <table:table-cell table:style-name="ce2"/>
          <table:table-cell table:formula="of:=[.A37]*1" office:value-type="float" office:value="154">
            <text:p>154</text:p>
          </table:table-cell>
          <table:table-cell office:value-type="float" office:value="154">
            <text:p>154</text:p>
          </table:table-cell>
          <table:table-cell table:formula="of:=CONCATENATE(&quot;RES_&quot;;[.H37];&quot;_0.125W_1%_0805&quot;)" office:value-type="string" office:string-value="RES_154_0.125W_1%_0805">
            <text:p>RES_154_0.125W_1%_0805</text:p>
          </table:table-cell>
          <table:table-cell/>
          <table:table-cell table:style-name="ce3" table:formula="of:=[.A37]*10" office:value-type="float" office:value="1540">
            <text:p>1540</text:p>
          </table:table-cell>
          <table:table-cell table:style-name="ce3" office:value-type="float" office:value="1540">
            <text:p>1540</text:p>
          </table:table-cell>
          <table:table-cell table:style-name="ce3" table:formula="of:=CONCATENATE(&quot;RES_&quot;;[.L37];&quot;_0.125W_1%_0805&quot;)" office:value-type="string" office:string-value="RES_1540_0.125W_1%_0805">
            <text:p>RES_1540_0.125W_1%_0805</text:p>
          </table:table-cell>
          <table:table-cell table:style-name="ce3"/>
          <table:table-cell table:formula="of:=[.A37]*100" office:value-type="float" office:value="15400">
            <text:p>15400</text:p>
          </table:table-cell>
          <table:table-cell office:value-type="float" office:value="15400">
            <text:p>15400</text:p>
          </table:table-cell>
          <table:table-cell table:formula="of:=CONCATENATE(&quot;RES_&quot;;[.P37];&quot;_0.125W_1%_0805&quot;)" office:value-type="string" office:string-value="RES_15400_0.125W_1%_0805">
            <text:p>RES_15400_0.125W_1%_0805</text:p>
          </table:table-cell>
          <table:table-cell/>
          <table:table-cell table:formula="of:=[.A37]*1000" office:value-type="float" office:value="154000">
            <text:p>154000</text:p>
          </table:table-cell>
          <table:table-cell office:value-type="float" office:value="154000">
            <text:p>154000</text:p>
          </table:table-cell>
          <table:table-cell table:formula="of:=CONCATENATE(&quot;RES_&quot;;[.T37];&quot;_0.125W_1%_0805&quot;)" office:value-type="string" office:string-value="RES_154000_0.125W_1%_0805">
            <text:p>RES_154000_0.125W_1%_080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/>
          <table:table-cell table:formula="of:=[.A38]*0.1" office:value-type="float" office:value="15.6">
            <text:p>15,6</text:p>
          </table:table-cell>
          <table:table-cell office:value-type="string">
            <text:p>15R6</text:p>
          </table:table-cell>
          <table:table-cell table:style-name="ce2" table:formula="of:=CONCATENATE(&quot;RES_&quot;;[.D38];&quot;_0.125W_1%_0805&quot;)" office:value-type="string" office:string-value="RES_15R6_0.125W_1%_0805">
            <text:p>RES_15R6_0.125W_1%_0805</text:p>
          </table:table-cell>
          <table:table-cell table:style-name="ce2"/>
          <table:table-cell table:formula="of:=[.A38]*1" office:value-type="float" office:value="156">
            <text:p>156</text:p>
          </table:table-cell>
          <table:table-cell office:value-type="float" office:value="156">
            <text:p>156</text:p>
          </table:table-cell>
          <table:table-cell table:formula="of:=CONCATENATE(&quot;RES_&quot;;[.H38];&quot;_0.125W_1%_0805&quot;)" office:value-type="string" office:string-value="RES_156_0.125W_1%_0805">
            <text:p>RES_156_0.125W_1%_0805</text:p>
          </table:table-cell>
          <table:table-cell/>
          <table:table-cell table:style-name="ce3" table:formula="of:=[.A38]*10" office:value-type="float" office:value="1560">
            <text:p>1560</text:p>
          </table:table-cell>
          <table:table-cell table:style-name="ce3" office:value-type="float" office:value="1560">
            <text:p>1560</text:p>
          </table:table-cell>
          <table:table-cell table:style-name="ce3" table:formula="of:=CONCATENATE(&quot;RES_&quot;;[.L38];&quot;_0.125W_1%_0805&quot;)" office:value-type="string" office:string-value="RES_1560_0.125W_1%_0805">
            <text:p>RES_1560_0.125W_1%_0805</text:p>
          </table:table-cell>
          <table:table-cell table:style-name="ce3"/>
          <table:table-cell table:formula="of:=[.A38]*100" office:value-type="float" office:value="15600">
            <text:p>15600</text:p>
          </table:table-cell>
          <table:table-cell office:value-type="float" office:value="15600">
            <text:p>15600</text:p>
          </table:table-cell>
          <table:table-cell table:formula="of:=CONCATENATE(&quot;RES_&quot;;[.P38];&quot;_0.125W_1%_0805&quot;)" office:value-type="string" office:string-value="RES_15600_0.125W_1%_0805">
            <text:p>RES_15600_0.125W_1%_0805</text:p>
          </table:table-cell>
          <table:table-cell/>
          <table:table-cell table:formula="of:=[.A38]*1000" office:value-type="float" office:value="156000">
            <text:p>156000</text:p>
          </table:table-cell>
          <table:table-cell office:value-type="float" office:value="156000">
            <text:p>156000</text:p>
          </table:table-cell>
          <table:table-cell table:formula="of:=CONCATENATE(&quot;RES_&quot;;[.T38];&quot;_0.125W_1%_0805&quot;)" office:value-type="string" office:string-value="RES_156000_0.125W_1%_0805">
            <text:p>RES_156000_0.125W_1%_080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/>
          <table:table-cell table:formula="of:=[.A39]*0.1" office:value-type="float" office:value="15.8">
            <text:p>15,8</text:p>
          </table:table-cell>
          <table:table-cell office:value-type="string">
            <text:p>15R8</text:p>
          </table:table-cell>
          <table:table-cell table:style-name="ce2" table:formula="of:=CONCATENATE(&quot;RES_&quot;;[.D39];&quot;_0.125W_1%_0805&quot;)" office:value-type="string" office:string-value="RES_15R8_0.125W_1%_0805">
            <text:p>RES_15R8_0.125W_1%_0805</text:p>
          </table:table-cell>
          <table:table-cell table:style-name="ce2"/>
          <table:table-cell table:formula="of:=[.A39]*1" office:value-type="float" office:value="158">
            <text:p>158</text:p>
          </table:table-cell>
          <table:table-cell office:value-type="float" office:value="158">
            <text:p>158</text:p>
          </table:table-cell>
          <table:table-cell table:formula="of:=CONCATENATE(&quot;RES_&quot;;[.H39];&quot;_0.125W_1%_0805&quot;)" office:value-type="string" office:string-value="RES_158_0.125W_1%_0805">
            <text:p>RES_158_0.125W_1%_0805</text:p>
          </table:table-cell>
          <table:table-cell/>
          <table:table-cell table:style-name="ce3" table:formula="of:=[.A39]*10" office:value-type="float" office:value="1580">
            <text:p>1580</text:p>
          </table:table-cell>
          <table:table-cell table:style-name="ce3" office:value-type="float" office:value="1580">
            <text:p>1580</text:p>
          </table:table-cell>
          <table:table-cell table:style-name="ce3" table:formula="of:=CONCATENATE(&quot;RES_&quot;;[.L39];&quot;_0.125W_1%_0805&quot;)" office:value-type="string" office:string-value="RES_1580_0.125W_1%_0805">
            <text:p>RES_1580_0.125W_1%_0805</text:p>
          </table:table-cell>
          <table:table-cell table:style-name="ce3"/>
          <table:table-cell table:formula="of:=[.A39]*100" office:value-type="float" office:value="15800">
            <text:p>15800</text:p>
          </table:table-cell>
          <table:table-cell office:value-type="float" office:value="15800">
            <text:p>15800</text:p>
          </table:table-cell>
          <table:table-cell table:formula="of:=CONCATENATE(&quot;RES_&quot;;[.P39];&quot;_0.125W_1%_0805&quot;)" office:value-type="string" office:string-value="RES_15800_0.125W_1%_0805">
            <text:p>RES_15800_0.125W_1%_0805</text:p>
          </table:table-cell>
          <table:table-cell/>
          <table:table-cell table:formula="of:=[.A39]*1000" office:value-type="float" office:value="158000">
            <text:p>158000</text:p>
          </table:table-cell>
          <table:table-cell office:value-type="float" office:value="158000">
            <text:p>158000</text:p>
          </table:table-cell>
          <table:table-cell table:formula="of:=CONCATENATE(&quot;RES_&quot;;[.T39];&quot;_0.125W_1%_0805&quot;)" office:value-type="string" office:string-value="RES_158000_0.125W_1%_0805">
            <text:p>RES_158000_0.125W_1%_080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/>
          <table:table-cell table:formula="of:=[.A40]*0.1" office:value-type="float" office:value="16">
            <text:p>16</text:p>
          </table:table-cell>
          <table:table-cell office:value-type="string">
            <text:p>16R</text:p>
          </table:table-cell>
          <table:table-cell table:style-name="ce2" table:formula="of:=CONCATENATE(&quot;RES_&quot;;[.D40];&quot;_0.125W_1%_0805&quot;)" office:value-type="string" office:string-value="RES_16R_0.125W_1%_0805">
            <text:p>RES_16R_0.125W_1%_0805</text:p>
          </table:table-cell>
          <table:table-cell table:style-name="ce2"/>
          <table:table-cell table:formula="of:=[.A40]*1" office:value-type="float" office:value="160">
            <text:p>160</text:p>
          </table:table-cell>
          <table:table-cell office:value-type="float" office:value="160">
            <text:p>160</text:p>
          </table:table-cell>
          <table:table-cell table:formula="of:=CONCATENATE(&quot;RES_&quot;;[.H40];&quot;_0.125W_1%_0805&quot;)" office:value-type="string" office:string-value="RES_160_0.125W_1%_0805">
            <text:p>RES_160_0.125W_1%_0805</text:p>
          </table:table-cell>
          <table:table-cell/>
          <table:table-cell table:style-name="ce3" table:formula="of:=[.A40]*10" office:value-type="float" office:value="1600">
            <text:p>1600</text:p>
          </table:table-cell>
          <table:table-cell table:style-name="ce3" office:value-type="float" office:value="1600">
            <text:p>1600</text:p>
          </table:table-cell>
          <table:table-cell table:style-name="ce3" table:formula="of:=CONCATENATE(&quot;RES_&quot;;[.L40];&quot;_0.125W_1%_0805&quot;)" office:value-type="string" office:string-value="RES_1600_0.125W_1%_0805">
            <text:p>RES_1600_0.125W_1%_0805</text:p>
          </table:table-cell>
          <table:table-cell table:style-name="ce3"/>
          <table:table-cell table:formula="of:=[.A40]*100" office:value-type="float" office:value="16000">
            <text:p>16000</text:p>
          </table:table-cell>
          <table:table-cell office:value-type="float" office:value="16000">
            <text:p>16000</text:p>
          </table:table-cell>
          <table:table-cell table:formula="of:=CONCATENATE(&quot;RES_&quot;;[.P40];&quot;_0.125W_1%_0805&quot;)" office:value-type="string" office:string-value="RES_16000_0.125W_1%_0805">
            <text:p>RES_16000_0.125W_1%_0805</text:p>
          </table:table-cell>
          <table:table-cell/>
          <table:table-cell table:formula="of:=[.A40]*1000" office:value-type="float" office:value="160000">
            <text:p>160000</text:p>
          </table:table-cell>
          <table:table-cell office:value-type="float" office:value="160000">
            <text:p>160000</text:p>
          </table:table-cell>
          <table:table-cell table:formula="of:=CONCATENATE(&quot;RES_&quot;;[.T40];&quot;_0.125W_1%_0805&quot;)" office:value-type="string" office:string-value="RES_160000_0.125W_1%_0805">
            <text:p>RES_160000_0.125W_1%_080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/>
          <table:table-cell table:formula="of:=[.A41]*0.1" office:value-type="float" office:value="16.2">
            <text:p>16,2</text:p>
          </table:table-cell>
          <table:table-cell office:value-type="string">
            <text:p>16R2</text:p>
          </table:table-cell>
          <table:table-cell table:style-name="ce2" table:formula="of:=CONCATENATE(&quot;RES_&quot;;[.D41];&quot;_0.125W_1%_0805&quot;)" office:value-type="string" office:string-value="RES_16R2_0.125W_1%_0805">
            <text:p>RES_16R2_0.125W_1%_0805</text:p>
          </table:table-cell>
          <table:table-cell table:style-name="ce2"/>
          <table:table-cell table:formula="of:=[.A41]*1" office:value-type="float" office:value="162">
            <text:p>162</text:p>
          </table:table-cell>
          <table:table-cell office:value-type="float" office:value="162">
            <text:p>162</text:p>
          </table:table-cell>
          <table:table-cell table:formula="of:=CONCATENATE(&quot;RES_&quot;;[.H41];&quot;_0.125W_1%_0805&quot;)" office:value-type="string" office:string-value="RES_162_0.125W_1%_0805">
            <text:p>RES_162_0.125W_1%_0805</text:p>
          </table:table-cell>
          <table:table-cell/>
          <table:table-cell table:style-name="ce3" table:formula="of:=[.A41]*10" office:value-type="float" office:value="1620">
            <text:p>1620</text:p>
          </table:table-cell>
          <table:table-cell table:style-name="ce3" office:value-type="float" office:value="1620">
            <text:p>1620</text:p>
          </table:table-cell>
          <table:table-cell table:style-name="ce3" table:formula="of:=CONCATENATE(&quot;RES_&quot;;[.L41];&quot;_0.125W_1%_0805&quot;)" office:value-type="string" office:string-value="RES_1620_0.125W_1%_0805">
            <text:p>RES_1620_0.125W_1%_0805</text:p>
          </table:table-cell>
          <table:table-cell table:style-name="ce3"/>
          <table:table-cell table:formula="of:=[.A41]*100" office:value-type="float" office:value="16200">
            <text:p>16200</text:p>
          </table:table-cell>
          <table:table-cell office:value-type="float" office:value="16200">
            <text:p>16200</text:p>
          </table:table-cell>
          <table:table-cell table:formula="of:=CONCATENATE(&quot;RES_&quot;;[.P41];&quot;_0.125W_1%_0805&quot;)" office:value-type="string" office:string-value="RES_16200_0.125W_1%_0805">
            <text:p>RES_16200_0.125W_1%_0805</text:p>
          </table:table-cell>
          <table:table-cell/>
          <table:table-cell table:formula="of:=[.A41]*1000" office:value-type="float" office:value="162000">
            <text:p>162000</text:p>
          </table:table-cell>
          <table:table-cell office:value-type="float" office:value="162000">
            <text:p>162000</text:p>
          </table:table-cell>
          <table:table-cell table:formula="of:=CONCATENATE(&quot;RES_&quot;;[.T41];&quot;_0.125W_1%_0805&quot;)" office:value-type="string" office:string-value="RES_162000_0.125W_1%_0805">
            <text:p>RES_162000_0.125W_1%_080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/>
          <table:table-cell table:formula="of:=[.A42]*0.1" office:value-type="float" office:value="16.4">
            <text:p>16,4</text:p>
          </table:table-cell>
          <table:table-cell office:value-type="string">
            <text:p>16R4</text:p>
          </table:table-cell>
          <table:table-cell table:style-name="ce2" table:formula="of:=CONCATENATE(&quot;RES_&quot;;[.D42];&quot;_0.125W_1%_0805&quot;)" office:value-type="string" office:string-value="RES_16R4_0.125W_1%_0805">
            <text:p>RES_16R4_0.125W_1%_0805</text:p>
          </table:table-cell>
          <table:table-cell table:style-name="ce2"/>
          <table:table-cell table:formula="of:=[.A42]*1" office:value-type="float" office:value="164">
            <text:p>164</text:p>
          </table:table-cell>
          <table:table-cell office:value-type="float" office:value="164">
            <text:p>164</text:p>
          </table:table-cell>
          <table:table-cell table:formula="of:=CONCATENATE(&quot;RES_&quot;;[.H42];&quot;_0.125W_1%_0805&quot;)" office:value-type="string" office:string-value="RES_164_0.125W_1%_0805">
            <text:p>RES_164_0.125W_1%_0805</text:p>
          </table:table-cell>
          <table:table-cell/>
          <table:table-cell table:style-name="ce3" table:formula="of:=[.A42]*10" office:value-type="float" office:value="1640">
            <text:p>1640</text:p>
          </table:table-cell>
          <table:table-cell table:style-name="ce3" office:value-type="float" office:value="1640">
            <text:p>1640</text:p>
          </table:table-cell>
          <table:table-cell table:style-name="ce3" table:formula="of:=CONCATENATE(&quot;RES_&quot;;[.L42];&quot;_0.125W_1%_0805&quot;)" office:value-type="string" office:string-value="RES_1640_0.125W_1%_0805">
            <text:p>RES_1640_0.125W_1%_0805</text:p>
          </table:table-cell>
          <table:table-cell table:style-name="ce3"/>
          <table:table-cell table:formula="of:=[.A42]*100" office:value-type="float" office:value="16400">
            <text:p>16400</text:p>
          </table:table-cell>
          <table:table-cell office:value-type="float" office:value="16400">
            <text:p>16400</text:p>
          </table:table-cell>
          <table:table-cell table:formula="of:=CONCATENATE(&quot;RES_&quot;;[.P42];&quot;_0.125W_1%_0805&quot;)" office:value-type="string" office:string-value="RES_16400_0.125W_1%_0805">
            <text:p>RES_16400_0.125W_1%_0805</text:p>
          </table:table-cell>
          <table:table-cell/>
          <table:table-cell table:formula="of:=[.A42]*1000" office:value-type="float" office:value="164000">
            <text:p>164000</text:p>
          </table:table-cell>
          <table:table-cell office:value-type="float" office:value="164000">
            <text:p>164000</text:p>
          </table:table-cell>
          <table:table-cell table:formula="of:=CONCATENATE(&quot;RES_&quot;;[.T42];&quot;_0.125W_1%_0805&quot;)" office:value-type="string" office:string-value="RES_164000_0.125W_1%_0805">
            <text:p>RES_164000_0.125W_1%_080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/>
          <table:table-cell table:formula="of:=[.A43]*0.1" office:value-type="float" office:value="16.5">
            <text:p>16,5</text:p>
          </table:table-cell>
          <table:table-cell office:value-type="string">
            <text:p>16R5</text:p>
          </table:table-cell>
          <table:table-cell table:style-name="ce2" table:formula="of:=CONCATENATE(&quot;RES_&quot;;[.D43];&quot;_0.125W_1%_0805&quot;)" office:value-type="string" office:string-value="RES_16R5_0.125W_1%_0805">
            <text:p>RES_16R5_0.125W_1%_0805</text:p>
          </table:table-cell>
          <table:table-cell table:style-name="ce2"/>
          <table:table-cell table:formula="of:=[.A43]*1" office:value-type="float" office:value="165">
            <text:p>165</text:p>
          </table:table-cell>
          <table:table-cell office:value-type="float" office:value="165">
            <text:p>165</text:p>
          </table:table-cell>
          <table:table-cell table:formula="of:=CONCATENATE(&quot;RES_&quot;;[.H43];&quot;_0.125W_1%_0805&quot;)" office:value-type="string" office:string-value="RES_165_0.125W_1%_0805">
            <text:p>RES_165_0.125W_1%_0805</text:p>
          </table:table-cell>
          <table:table-cell/>
          <table:table-cell table:style-name="ce3" table:formula="of:=[.A43]*10" office:value-type="float" office:value="1650">
            <text:p>1650</text:p>
          </table:table-cell>
          <table:table-cell table:style-name="ce3" office:value-type="float" office:value="1650">
            <text:p>1650</text:p>
          </table:table-cell>
          <table:table-cell table:style-name="ce3" table:formula="of:=CONCATENATE(&quot;RES_&quot;;[.L43];&quot;_0.125W_1%_0805&quot;)" office:value-type="string" office:string-value="RES_1650_0.125W_1%_0805">
            <text:p>RES_1650_0.125W_1%_0805</text:p>
          </table:table-cell>
          <table:table-cell table:style-name="ce3"/>
          <table:table-cell table:formula="of:=[.A43]*100" office:value-type="float" office:value="16500">
            <text:p>16500</text:p>
          </table:table-cell>
          <table:table-cell office:value-type="float" office:value="16500">
            <text:p>16500</text:p>
          </table:table-cell>
          <table:table-cell table:formula="of:=CONCATENATE(&quot;RES_&quot;;[.P43];&quot;_0.125W_1%_0805&quot;)" office:value-type="string" office:string-value="RES_16500_0.125W_1%_0805">
            <text:p>RES_16500_0.125W_1%_0805</text:p>
          </table:table-cell>
          <table:table-cell/>
          <table:table-cell table:formula="of:=[.A43]*1000" office:value-type="float" office:value="165000">
            <text:p>165000</text:p>
          </table:table-cell>
          <table:table-cell office:value-type="float" office:value="165000">
            <text:p>165000</text:p>
          </table:table-cell>
          <table:table-cell table:formula="of:=CONCATENATE(&quot;RES_&quot;;[.T43];&quot;_0.125W_1%_0805&quot;)" office:value-type="string" office:string-value="RES_165000_0.125W_1%_0805">
            <text:p>RES_165000_0.125W_1%_080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/>
          <table:table-cell table:formula="of:=[.A44]*0.1" office:value-type="float" office:value="16.7">
            <text:p>16,7</text:p>
          </table:table-cell>
          <table:table-cell office:value-type="string">
            <text:p>16R7</text:p>
          </table:table-cell>
          <table:table-cell table:style-name="ce2" table:formula="of:=CONCATENATE(&quot;RES_&quot;;[.D44];&quot;_0.125W_1%_0805&quot;)" office:value-type="string" office:string-value="RES_16R7_0.125W_1%_0805">
            <text:p>RES_16R7_0.125W_1%_0805</text:p>
          </table:table-cell>
          <table:table-cell table:style-name="ce2"/>
          <table:table-cell table:formula="of:=[.A44]*1" office:value-type="float" office:value="167">
            <text:p>167</text:p>
          </table:table-cell>
          <table:table-cell office:value-type="float" office:value="167">
            <text:p>167</text:p>
          </table:table-cell>
          <table:table-cell table:formula="of:=CONCATENATE(&quot;RES_&quot;;[.H44];&quot;_0.125W_1%_0805&quot;)" office:value-type="string" office:string-value="RES_167_0.125W_1%_0805">
            <text:p>RES_167_0.125W_1%_0805</text:p>
          </table:table-cell>
          <table:table-cell/>
          <table:table-cell table:style-name="ce3" table:formula="of:=[.A44]*10" office:value-type="float" office:value="1670">
            <text:p>1670</text:p>
          </table:table-cell>
          <table:table-cell table:style-name="ce3" office:value-type="float" office:value="1670">
            <text:p>1670</text:p>
          </table:table-cell>
          <table:table-cell table:style-name="ce3" table:formula="of:=CONCATENATE(&quot;RES_&quot;;[.L44];&quot;_0.125W_1%_0805&quot;)" office:value-type="string" office:string-value="RES_1670_0.125W_1%_0805">
            <text:p>RES_1670_0.125W_1%_0805</text:p>
          </table:table-cell>
          <table:table-cell table:style-name="ce3"/>
          <table:table-cell table:formula="of:=[.A44]*100" office:value-type="float" office:value="16700">
            <text:p>16700</text:p>
          </table:table-cell>
          <table:table-cell office:value-type="float" office:value="16700">
            <text:p>16700</text:p>
          </table:table-cell>
          <table:table-cell table:formula="of:=CONCATENATE(&quot;RES_&quot;;[.P44];&quot;_0.125W_1%_0805&quot;)" office:value-type="string" office:string-value="RES_16700_0.125W_1%_0805">
            <text:p>RES_16700_0.125W_1%_0805</text:p>
          </table:table-cell>
          <table:table-cell/>
          <table:table-cell table:formula="of:=[.A44]*1000" office:value-type="float" office:value="167000">
            <text:p>167000</text:p>
          </table:table-cell>
          <table:table-cell office:value-type="float" office:value="167000">
            <text:p>167000</text:p>
          </table:table-cell>
          <table:table-cell table:formula="of:=CONCATENATE(&quot;RES_&quot;;[.T44];&quot;_0.125W_1%_0805&quot;)" office:value-type="string" office:string-value="RES_167000_0.125W_1%_0805">
            <text:p>RES_167000_0.125W_1%_080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/>
          <table:table-cell table:formula="of:=[.A45]*0.1" office:value-type="float" office:value="16.9">
            <text:p>16,9</text:p>
          </table:table-cell>
          <table:table-cell office:value-type="string">
            <text:p>16R9</text:p>
          </table:table-cell>
          <table:table-cell table:style-name="ce2" table:formula="of:=CONCATENATE(&quot;RES_&quot;;[.D45];&quot;_0.125W_1%_0805&quot;)" office:value-type="string" office:string-value="RES_16R9_0.125W_1%_0805">
            <text:p>RES_16R9_0.125W_1%_0805</text:p>
          </table:table-cell>
          <table:table-cell table:style-name="ce2"/>
          <table:table-cell table:formula="of:=[.A45]*1" office:value-type="float" office:value="169">
            <text:p>169</text:p>
          </table:table-cell>
          <table:table-cell office:value-type="float" office:value="169">
            <text:p>169</text:p>
          </table:table-cell>
          <table:table-cell table:formula="of:=CONCATENATE(&quot;RES_&quot;;[.H45];&quot;_0.125W_1%_0805&quot;)" office:value-type="string" office:string-value="RES_169_0.125W_1%_0805">
            <text:p>RES_169_0.125W_1%_0805</text:p>
          </table:table-cell>
          <table:table-cell/>
          <table:table-cell table:style-name="ce3" table:formula="of:=[.A45]*10" office:value-type="float" office:value="1690">
            <text:p>1690</text:p>
          </table:table-cell>
          <table:table-cell table:style-name="ce3" office:value-type="float" office:value="1690">
            <text:p>1690</text:p>
          </table:table-cell>
          <table:table-cell table:style-name="ce3" table:formula="of:=CONCATENATE(&quot;RES_&quot;;[.L45];&quot;_0.125W_1%_0805&quot;)" office:value-type="string" office:string-value="RES_1690_0.125W_1%_0805">
            <text:p>RES_1690_0.125W_1%_0805</text:p>
          </table:table-cell>
          <table:table-cell table:style-name="ce3"/>
          <table:table-cell table:formula="of:=[.A45]*100" office:value-type="float" office:value="16900">
            <text:p>16900</text:p>
          </table:table-cell>
          <table:table-cell office:value-type="float" office:value="16900">
            <text:p>16900</text:p>
          </table:table-cell>
          <table:table-cell table:formula="of:=CONCATENATE(&quot;RES_&quot;;[.P45];&quot;_0.125W_1%_0805&quot;)" office:value-type="string" office:string-value="RES_16900_0.125W_1%_0805">
            <text:p>RES_16900_0.125W_1%_0805</text:p>
          </table:table-cell>
          <table:table-cell/>
          <table:table-cell table:formula="of:=[.A45]*1000" office:value-type="float" office:value="169000">
            <text:p>169000</text:p>
          </table:table-cell>
          <table:table-cell office:value-type="float" office:value="169000">
            <text:p>169000</text:p>
          </table:table-cell>
          <table:table-cell table:formula="of:=CONCATENATE(&quot;RES_&quot;;[.T45];&quot;_0.125W_1%_0805&quot;)" office:value-type="string" office:string-value="RES_169000_0.125W_1%_0805">
            <text:p>RES_169000_0.125W_1%_080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/>
          <table:table-cell table:formula="of:=[.A46]*0.1" office:value-type="float" office:value="17.2">
            <text:p>17,2</text:p>
          </table:table-cell>
          <table:table-cell office:value-type="string">
            <text:p>17R2</text:p>
          </table:table-cell>
          <table:table-cell table:style-name="ce2" table:formula="of:=CONCATENATE(&quot;RES_&quot;;[.D46];&quot;_0.125W_1%_0805&quot;)" office:value-type="string" office:string-value="RES_17R2_0.125W_1%_0805">
            <text:p>RES_17R2_0.125W_1%_0805</text:p>
          </table:table-cell>
          <table:table-cell table:style-name="ce2"/>
          <table:table-cell table:formula="of:=[.A46]*1" office:value-type="float" office:value="172">
            <text:p>172</text:p>
          </table:table-cell>
          <table:table-cell office:value-type="float" office:value="172">
            <text:p>172</text:p>
          </table:table-cell>
          <table:table-cell table:formula="of:=CONCATENATE(&quot;RES_&quot;;[.H46];&quot;_0.125W_1%_0805&quot;)" office:value-type="string" office:string-value="RES_172_0.125W_1%_0805">
            <text:p>RES_172_0.125W_1%_0805</text:p>
          </table:table-cell>
          <table:table-cell/>
          <table:table-cell table:style-name="ce3" table:formula="of:=[.A46]*10" office:value-type="float" office:value="1720">
            <text:p>1720</text:p>
          </table:table-cell>
          <table:table-cell table:style-name="ce3" office:value-type="float" office:value="1720">
            <text:p>1720</text:p>
          </table:table-cell>
          <table:table-cell table:style-name="ce3" table:formula="of:=CONCATENATE(&quot;RES_&quot;;[.L46];&quot;_0.125W_1%_0805&quot;)" office:value-type="string" office:string-value="RES_1720_0.125W_1%_0805">
            <text:p>RES_1720_0.125W_1%_0805</text:p>
          </table:table-cell>
          <table:table-cell table:style-name="ce3"/>
          <table:table-cell table:formula="of:=[.A46]*100" office:value-type="float" office:value="17200">
            <text:p>17200</text:p>
          </table:table-cell>
          <table:table-cell office:value-type="float" office:value="17200">
            <text:p>17200</text:p>
          </table:table-cell>
          <table:table-cell table:formula="of:=CONCATENATE(&quot;RES_&quot;;[.P46];&quot;_0.125W_1%_0805&quot;)" office:value-type="string" office:string-value="RES_17200_0.125W_1%_0805">
            <text:p>RES_17200_0.125W_1%_0805</text:p>
          </table:table-cell>
          <table:table-cell/>
          <table:table-cell table:formula="of:=[.A46]*1000" office:value-type="float" office:value="172000">
            <text:p>172000</text:p>
          </table:table-cell>
          <table:table-cell office:value-type="float" office:value="172000">
            <text:p>172000</text:p>
          </table:table-cell>
          <table:table-cell table:formula="of:=CONCATENATE(&quot;RES_&quot;;[.T46];&quot;_0.125W_1%_0805&quot;)" office:value-type="string" office:string-value="RES_172000_0.125W_1%_0805">
            <text:p>RES_172000_0.125W_1%_080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/>
          <table:table-cell table:formula="of:=[.A47]*0.1" office:value-type="float" office:value="17.4">
            <text:p>17,4</text:p>
          </table:table-cell>
          <table:table-cell office:value-type="string">
            <text:p>17R4</text:p>
          </table:table-cell>
          <table:table-cell table:style-name="ce2" table:formula="of:=CONCATENATE(&quot;RES_&quot;;[.D47];&quot;_0.125W_1%_0805&quot;)" office:value-type="string" office:string-value="RES_17R4_0.125W_1%_0805">
            <text:p>RES_17R4_0.125W_1%_0805</text:p>
          </table:table-cell>
          <table:table-cell table:style-name="ce2"/>
          <table:table-cell table:formula="of:=[.A47]*1" office:value-type="float" office:value="174">
            <text:p>174</text:p>
          </table:table-cell>
          <table:table-cell office:value-type="float" office:value="174">
            <text:p>174</text:p>
          </table:table-cell>
          <table:table-cell table:formula="of:=CONCATENATE(&quot;RES_&quot;;[.H47];&quot;_0.125W_1%_0805&quot;)" office:value-type="string" office:string-value="RES_174_0.125W_1%_0805">
            <text:p>RES_174_0.125W_1%_0805</text:p>
          </table:table-cell>
          <table:table-cell/>
          <table:table-cell table:style-name="ce3" table:formula="of:=[.A47]*10" office:value-type="float" office:value="1740">
            <text:p>1740</text:p>
          </table:table-cell>
          <table:table-cell table:style-name="ce3" office:value-type="float" office:value="1740">
            <text:p>1740</text:p>
          </table:table-cell>
          <table:table-cell table:style-name="ce3" table:formula="of:=CONCATENATE(&quot;RES_&quot;;[.L47];&quot;_0.125W_1%_0805&quot;)" office:value-type="string" office:string-value="RES_1740_0.125W_1%_0805">
            <text:p>RES_1740_0.125W_1%_0805</text:p>
          </table:table-cell>
          <table:table-cell table:style-name="ce3"/>
          <table:table-cell table:formula="of:=[.A47]*100" office:value-type="float" office:value="17400">
            <text:p>17400</text:p>
          </table:table-cell>
          <table:table-cell office:value-type="float" office:value="17400">
            <text:p>17400</text:p>
          </table:table-cell>
          <table:table-cell table:formula="of:=CONCATENATE(&quot;RES_&quot;;[.P47];&quot;_0.125W_1%_0805&quot;)" office:value-type="string" office:string-value="RES_17400_0.125W_1%_0805">
            <text:p>RES_17400_0.125W_1%_0805</text:p>
          </table:table-cell>
          <table:table-cell/>
          <table:table-cell table:formula="of:=[.A47]*1000" office:value-type="float" office:value="174000">
            <text:p>174000</text:p>
          </table:table-cell>
          <table:table-cell office:value-type="float" office:value="174000">
            <text:p>174000</text:p>
          </table:table-cell>
          <table:table-cell table:formula="of:=CONCATENATE(&quot;RES_&quot;;[.T47];&quot;_0.125W_1%_0805&quot;)" office:value-type="string" office:string-value="RES_174000_0.125W_1%_0805">
            <text:p>RES_174000_0.125W_1%_080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/>
          <table:table-cell table:formula="of:=[.A48]*0.1" office:value-type="float" office:value="17.6">
            <text:p>17,6</text:p>
          </table:table-cell>
          <table:table-cell office:value-type="string">
            <text:p>17R6</text:p>
          </table:table-cell>
          <table:table-cell table:style-name="ce2" table:formula="of:=CONCATENATE(&quot;RES_&quot;;[.D48];&quot;_0.125W_1%_0805&quot;)" office:value-type="string" office:string-value="RES_17R6_0.125W_1%_0805">
            <text:p>RES_17R6_0.125W_1%_0805</text:p>
          </table:table-cell>
          <table:table-cell table:style-name="ce2"/>
          <table:table-cell table:formula="of:=[.A48]*1" office:value-type="float" office:value="176">
            <text:p>176</text:p>
          </table:table-cell>
          <table:table-cell office:value-type="float" office:value="176">
            <text:p>176</text:p>
          </table:table-cell>
          <table:table-cell table:formula="of:=CONCATENATE(&quot;RES_&quot;;[.H48];&quot;_0.125W_1%_0805&quot;)" office:value-type="string" office:string-value="RES_176_0.125W_1%_0805">
            <text:p>RES_176_0.125W_1%_0805</text:p>
          </table:table-cell>
          <table:table-cell/>
          <table:table-cell table:style-name="ce3" table:formula="of:=[.A48]*10" office:value-type="float" office:value="1760">
            <text:p>1760</text:p>
          </table:table-cell>
          <table:table-cell table:style-name="ce3" office:value-type="float" office:value="1760">
            <text:p>1760</text:p>
          </table:table-cell>
          <table:table-cell table:style-name="ce3" table:formula="of:=CONCATENATE(&quot;RES_&quot;;[.L48];&quot;_0.125W_1%_0805&quot;)" office:value-type="string" office:string-value="RES_1760_0.125W_1%_0805">
            <text:p>RES_1760_0.125W_1%_0805</text:p>
          </table:table-cell>
          <table:table-cell table:style-name="ce3"/>
          <table:table-cell table:formula="of:=[.A48]*100" office:value-type="float" office:value="17600">
            <text:p>17600</text:p>
          </table:table-cell>
          <table:table-cell office:value-type="float" office:value="17600">
            <text:p>17600</text:p>
          </table:table-cell>
          <table:table-cell table:formula="of:=CONCATENATE(&quot;RES_&quot;;[.P48];&quot;_0.125W_1%_0805&quot;)" office:value-type="string" office:string-value="RES_17600_0.125W_1%_0805">
            <text:p>RES_17600_0.125W_1%_0805</text:p>
          </table:table-cell>
          <table:table-cell/>
          <table:table-cell table:formula="of:=[.A48]*1000" office:value-type="float" office:value="176000">
            <text:p>176000</text:p>
          </table:table-cell>
          <table:table-cell office:value-type="float" office:value="176000">
            <text:p>176000</text:p>
          </table:table-cell>
          <table:table-cell table:formula="of:=CONCATENATE(&quot;RES_&quot;;[.T48];&quot;_0.125W_1%_0805&quot;)" office:value-type="string" office:string-value="RES_176000_0.125W_1%_0805">
            <text:p>RES_176000_0.125W_1%_080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/>
          <table:table-cell table:formula="of:=[.A49]*0.1" office:value-type="float" office:value="17.8">
            <text:p>17,8</text:p>
          </table:table-cell>
          <table:table-cell office:value-type="string">
            <text:p>17R8</text:p>
          </table:table-cell>
          <table:table-cell table:style-name="ce2" table:formula="of:=CONCATENATE(&quot;RES_&quot;;[.D49];&quot;_0.125W_1%_0805&quot;)" office:value-type="string" office:string-value="RES_17R8_0.125W_1%_0805">
            <text:p>RES_17R8_0.125W_1%_0805</text:p>
          </table:table-cell>
          <table:table-cell table:style-name="ce2"/>
          <table:table-cell table:formula="of:=[.A49]*1" office:value-type="float" office:value="178">
            <text:p>178</text:p>
          </table:table-cell>
          <table:table-cell office:value-type="float" office:value="178">
            <text:p>178</text:p>
          </table:table-cell>
          <table:table-cell table:formula="of:=CONCATENATE(&quot;RES_&quot;;[.H49];&quot;_0.125W_1%_0805&quot;)" office:value-type="string" office:string-value="RES_178_0.125W_1%_0805">
            <text:p>RES_178_0.125W_1%_0805</text:p>
          </table:table-cell>
          <table:table-cell/>
          <table:table-cell table:style-name="ce3" table:formula="of:=[.A49]*10" office:value-type="float" office:value="1780">
            <text:p>1780</text:p>
          </table:table-cell>
          <table:table-cell table:style-name="ce3" office:value-type="float" office:value="1780">
            <text:p>1780</text:p>
          </table:table-cell>
          <table:table-cell table:style-name="ce3" table:formula="of:=CONCATENATE(&quot;RES_&quot;;[.L49];&quot;_0.125W_1%_0805&quot;)" office:value-type="string" office:string-value="RES_1780_0.125W_1%_0805">
            <text:p>RES_1780_0.125W_1%_0805</text:p>
          </table:table-cell>
          <table:table-cell table:style-name="ce3"/>
          <table:table-cell table:formula="of:=[.A49]*100" office:value-type="float" office:value="17800">
            <text:p>17800</text:p>
          </table:table-cell>
          <table:table-cell office:value-type="float" office:value="17800">
            <text:p>17800</text:p>
          </table:table-cell>
          <table:table-cell table:formula="of:=CONCATENATE(&quot;RES_&quot;;[.P49];&quot;_0.125W_1%_0805&quot;)" office:value-type="string" office:string-value="RES_17800_0.125W_1%_0805">
            <text:p>RES_17800_0.125W_1%_0805</text:p>
          </table:table-cell>
          <table:table-cell/>
          <table:table-cell table:formula="of:=[.A49]*1000" office:value-type="float" office:value="178000">
            <text:p>178000</text:p>
          </table:table-cell>
          <table:table-cell office:value-type="float" office:value="178000">
            <text:p>178000</text:p>
          </table:table-cell>
          <table:table-cell table:formula="of:=CONCATENATE(&quot;RES_&quot;;[.T49];&quot;_0.125W_1%_0805&quot;)" office:value-type="string" office:string-value="RES_178000_0.125W_1%_0805">
            <text:p>RES_178000_0.125W_1%_080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/>
          <table:table-cell table:formula="of:=[.A50]*0.1" office:value-type="float" office:value="18">
            <text:p>18</text:p>
          </table:table-cell>
          <table:table-cell office:value-type="string">
            <text:p>18R</text:p>
          </table:table-cell>
          <table:table-cell table:style-name="ce2" table:formula="of:=CONCATENATE(&quot;RES_&quot;;[.D50];&quot;_0.125W_1%_0805&quot;)" office:value-type="string" office:string-value="RES_18R_0.125W_1%_0805">
            <text:p>RES_18R_0.125W_1%_0805</text:p>
          </table:table-cell>
          <table:table-cell table:style-name="ce2"/>
          <table:table-cell table:formula="of:=[.A50]*1" office:value-type="float" office:value="180">
            <text:p>180</text:p>
          </table:table-cell>
          <table:table-cell office:value-type="float" office:value="180">
            <text:p>180</text:p>
          </table:table-cell>
          <table:table-cell table:formula="of:=CONCATENATE(&quot;RES_&quot;;[.H50];&quot;_0.125W_1%_0805&quot;)" office:value-type="string" office:string-value="RES_180_0.125W_1%_0805">
            <text:p>RES_180_0.125W_1%_0805</text:p>
          </table:table-cell>
          <table:table-cell/>
          <table:table-cell table:style-name="ce3" table:formula="of:=[.A50]*10" office:value-type="float" office:value="1800">
            <text:p>1800</text:p>
          </table:table-cell>
          <table:table-cell table:style-name="ce3" office:value-type="float" office:value="1800">
            <text:p>1800</text:p>
          </table:table-cell>
          <table:table-cell table:style-name="ce3" table:formula="of:=CONCATENATE(&quot;RES_&quot;;[.L50];&quot;_0.125W_1%_0805&quot;)" office:value-type="string" office:string-value="RES_1800_0.125W_1%_0805">
            <text:p>RES_1800_0.125W_1%_0805</text:p>
          </table:table-cell>
          <table:table-cell table:style-name="ce3"/>
          <table:table-cell table:formula="of:=[.A50]*100" office:value-type="float" office:value="18000">
            <text:p>18000</text:p>
          </table:table-cell>
          <table:table-cell office:value-type="float" office:value="18000">
            <text:p>18000</text:p>
          </table:table-cell>
          <table:table-cell table:formula="of:=CONCATENATE(&quot;RES_&quot;;[.P50];&quot;_0.125W_1%_0805&quot;)" office:value-type="string" office:string-value="RES_18000_0.125W_1%_0805">
            <text:p>RES_18000_0.125W_1%_0805</text:p>
          </table:table-cell>
          <table:table-cell/>
          <table:table-cell table:formula="of:=[.A50]*1000" office:value-type="float" office:value="180000">
            <text:p>180000</text:p>
          </table:table-cell>
          <table:table-cell office:value-type="float" office:value="180000">
            <text:p>180000</text:p>
          </table:table-cell>
          <table:table-cell table:formula="of:=CONCATENATE(&quot;RES_&quot;;[.T50];&quot;_0.125W_1%_0805&quot;)" office:value-type="string" office:string-value="RES_180000_0.125W_1%_0805">
            <text:p>RES_180000_0.125W_1%_080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/>
          <table:table-cell table:formula="of:=[.A51]*0.1" office:value-type="float" office:value="18.2">
            <text:p>18,2</text:p>
          </table:table-cell>
          <table:table-cell office:value-type="string">
            <text:p>18R2</text:p>
          </table:table-cell>
          <table:table-cell table:style-name="ce2" table:formula="of:=CONCATENATE(&quot;RES_&quot;;[.D51];&quot;_0.125W_1%_0805&quot;)" office:value-type="string" office:string-value="RES_18R2_0.125W_1%_0805">
            <text:p>RES_18R2_0.125W_1%_0805</text:p>
          </table:table-cell>
          <table:table-cell table:style-name="ce2"/>
          <table:table-cell table:formula="of:=[.A51]*1" office:value-type="float" office:value="182">
            <text:p>182</text:p>
          </table:table-cell>
          <table:table-cell office:value-type="float" office:value="182">
            <text:p>182</text:p>
          </table:table-cell>
          <table:table-cell table:formula="of:=CONCATENATE(&quot;RES_&quot;;[.H51];&quot;_0.125W_1%_0805&quot;)" office:value-type="string" office:string-value="RES_182_0.125W_1%_0805">
            <text:p>RES_182_0.125W_1%_0805</text:p>
          </table:table-cell>
          <table:table-cell/>
          <table:table-cell table:style-name="ce3" table:formula="of:=[.A51]*10" office:value-type="float" office:value="1820">
            <text:p>1820</text:p>
          </table:table-cell>
          <table:table-cell table:style-name="ce3" office:value-type="float" office:value="1820">
            <text:p>1820</text:p>
          </table:table-cell>
          <table:table-cell table:style-name="ce3" table:formula="of:=CONCATENATE(&quot;RES_&quot;;[.L51];&quot;_0.125W_1%_0805&quot;)" office:value-type="string" office:string-value="RES_1820_0.125W_1%_0805">
            <text:p>RES_1820_0.125W_1%_0805</text:p>
          </table:table-cell>
          <table:table-cell table:style-name="ce3"/>
          <table:table-cell table:formula="of:=[.A51]*100" office:value-type="float" office:value="18200">
            <text:p>18200</text:p>
          </table:table-cell>
          <table:table-cell office:value-type="float" office:value="18200">
            <text:p>18200</text:p>
          </table:table-cell>
          <table:table-cell table:formula="of:=CONCATENATE(&quot;RES_&quot;;[.P51];&quot;_0.125W_1%_0805&quot;)" office:value-type="string" office:string-value="RES_18200_0.125W_1%_0805">
            <text:p>RES_18200_0.125W_1%_0805</text:p>
          </table:table-cell>
          <table:table-cell/>
          <table:table-cell table:formula="of:=[.A51]*1000" office:value-type="float" office:value="182000">
            <text:p>182000</text:p>
          </table:table-cell>
          <table:table-cell office:value-type="float" office:value="182000">
            <text:p>182000</text:p>
          </table:table-cell>
          <table:table-cell table:formula="of:=CONCATENATE(&quot;RES_&quot;;[.T51];&quot;_0.125W_1%_0805&quot;)" office:value-type="string" office:string-value="RES_182000_0.125W_1%_0805">
            <text:p>RES_182000_0.125W_1%_0805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/>
          <table:table-cell table:formula="of:=[.A52]*0.1" office:value-type="float" office:value="18.4">
            <text:p>18,4</text:p>
          </table:table-cell>
          <table:table-cell office:value-type="string">
            <text:p>18R4</text:p>
          </table:table-cell>
          <table:table-cell table:style-name="ce2" table:formula="of:=CONCATENATE(&quot;RES_&quot;;[.D52];&quot;_0.125W_1%_0805&quot;)" office:value-type="string" office:string-value="RES_18R4_0.125W_1%_0805">
            <text:p>RES_18R4_0.125W_1%_0805</text:p>
          </table:table-cell>
          <table:table-cell table:style-name="ce2"/>
          <table:table-cell table:formula="of:=[.A52]*1" office:value-type="float" office:value="184">
            <text:p>184</text:p>
          </table:table-cell>
          <table:table-cell office:value-type="float" office:value="184">
            <text:p>184</text:p>
          </table:table-cell>
          <table:table-cell table:formula="of:=CONCATENATE(&quot;RES_&quot;;[.H52];&quot;_0.125W_1%_0805&quot;)" office:value-type="string" office:string-value="RES_184_0.125W_1%_0805">
            <text:p>RES_184_0.125W_1%_0805</text:p>
          </table:table-cell>
          <table:table-cell/>
          <table:table-cell table:style-name="ce3" table:formula="of:=[.A52]*10" office:value-type="float" office:value="1840">
            <text:p>1840</text:p>
          </table:table-cell>
          <table:table-cell table:style-name="ce3" office:value-type="float" office:value="1840">
            <text:p>1840</text:p>
          </table:table-cell>
          <table:table-cell table:style-name="ce3" table:formula="of:=CONCATENATE(&quot;RES_&quot;;[.L52];&quot;_0.125W_1%_0805&quot;)" office:value-type="string" office:string-value="RES_1840_0.125W_1%_0805">
            <text:p>RES_1840_0.125W_1%_0805</text:p>
          </table:table-cell>
          <table:table-cell table:style-name="ce3"/>
          <table:table-cell table:formula="of:=[.A52]*100" office:value-type="float" office:value="18400">
            <text:p>18400</text:p>
          </table:table-cell>
          <table:table-cell office:value-type="float" office:value="18400">
            <text:p>18400</text:p>
          </table:table-cell>
          <table:table-cell table:formula="of:=CONCATENATE(&quot;RES_&quot;;[.P52];&quot;_0.125W_1%_0805&quot;)" office:value-type="string" office:string-value="RES_18400_0.125W_1%_0805">
            <text:p>RES_18400_0.125W_1%_0805</text:p>
          </table:table-cell>
          <table:table-cell/>
          <table:table-cell table:formula="of:=[.A52]*1000" office:value-type="float" office:value="184000">
            <text:p>184000</text:p>
          </table:table-cell>
          <table:table-cell office:value-type="float" office:value="184000">
            <text:p>184000</text:p>
          </table:table-cell>
          <table:table-cell table:formula="of:=CONCATENATE(&quot;RES_&quot;;[.T52];&quot;_0.125W_1%_0805&quot;)" office:value-type="string" office:string-value="RES_184000_0.125W_1%_0805">
            <text:p>RES_184000_0.125W_1%_0805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/>
          <table:table-cell table:formula="of:=[.A53]*0.1" office:value-type="float" office:value="18.7">
            <text:p>18,7</text:p>
          </table:table-cell>
          <table:table-cell office:value-type="string">
            <text:p>18R7</text:p>
          </table:table-cell>
          <table:table-cell table:style-name="ce2" table:formula="of:=CONCATENATE(&quot;RES_&quot;;[.D53];&quot;_0.125W_1%_0805&quot;)" office:value-type="string" office:string-value="RES_18R7_0.125W_1%_0805">
            <text:p>RES_18R7_0.125W_1%_0805</text:p>
          </table:table-cell>
          <table:table-cell table:style-name="ce2"/>
          <table:table-cell table:formula="of:=[.A53]*1" office:value-type="float" office:value="187">
            <text:p>187</text:p>
          </table:table-cell>
          <table:table-cell office:value-type="float" office:value="187">
            <text:p>187</text:p>
          </table:table-cell>
          <table:table-cell table:formula="of:=CONCATENATE(&quot;RES_&quot;;[.H53];&quot;_0.125W_1%_0805&quot;)" office:value-type="string" office:string-value="RES_187_0.125W_1%_0805">
            <text:p>RES_187_0.125W_1%_0805</text:p>
          </table:table-cell>
          <table:table-cell/>
          <table:table-cell table:style-name="ce3" table:formula="of:=[.A53]*10" office:value-type="float" office:value="1870">
            <text:p>1870</text:p>
          </table:table-cell>
          <table:table-cell table:style-name="ce3" office:value-type="float" office:value="1870">
            <text:p>1870</text:p>
          </table:table-cell>
          <table:table-cell table:style-name="ce3" table:formula="of:=CONCATENATE(&quot;RES_&quot;;[.L53];&quot;_0.125W_1%_0805&quot;)" office:value-type="string" office:string-value="RES_1870_0.125W_1%_0805">
            <text:p>RES_1870_0.125W_1%_0805</text:p>
          </table:table-cell>
          <table:table-cell table:style-name="ce3"/>
          <table:table-cell table:formula="of:=[.A53]*100" office:value-type="float" office:value="18700">
            <text:p>18700</text:p>
          </table:table-cell>
          <table:table-cell office:value-type="float" office:value="18700">
            <text:p>18700</text:p>
          </table:table-cell>
          <table:table-cell table:formula="of:=CONCATENATE(&quot;RES_&quot;;[.P53];&quot;_0.125W_1%_0805&quot;)" office:value-type="string" office:string-value="RES_18700_0.125W_1%_0805">
            <text:p>RES_18700_0.125W_1%_0805</text:p>
          </table:table-cell>
          <table:table-cell/>
          <table:table-cell table:formula="of:=[.A53]*1000" office:value-type="float" office:value="187000">
            <text:p>187000</text:p>
          </table:table-cell>
          <table:table-cell office:value-type="float" office:value="187000">
            <text:p>187000</text:p>
          </table:table-cell>
          <table:table-cell table:formula="of:=CONCATENATE(&quot;RES_&quot;;[.T53];&quot;_0.125W_1%_0805&quot;)" office:value-type="string" office:string-value="RES_187000_0.125W_1%_0805">
            <text:p>RES_187000_0.125W_1%_080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/>
          <table:table-cell table:formula="of:=[.A54]*0.1" office:value-type="float" office:value="18.9">
            <text:p>18,9</text:p>
          </table:table-cell>
          <table:table-cell office:value-type="string">
            <text:p>18R9</text:p>
          </table:table-cell>
          <table:table-cell table:style-name="ce2" table:formula="of:=CONCATENATE(&quot;RES_&quot;;[.D54];&quot;_0.125W_1%_0805&quot;)" office:value-type="string" office:string-value="RES_18R9_0.125W_1%_0805">
            <text:p>RES_18R9_0.125W_1%_0805</text:p>
          </table:table-cell>
          <table:table-cell table:style-name="ce2"/>
          <table:table-cell table:formula="of:=[.A54]*1" office:value-type="float" office:value="189">
            <text:p>189</text:p>
          </table:table-cell>
          <table:table-cell office:value-type="float" office:value="189">
            <text:p>189</text:p>
          </table:table-cell>
          <table:table-cell table:formula="of:=CONCATENATE(&quot;RES_&quot;;[.H54];&quot;_0.125W_1%_0805&quot;)" office:value-type="string" office:string-value="RES_189_0.125W_1%_0805">
            <text:p>RES_189_0.125W_1%_0805</text:p>
          </table:table-cell>
          <table:table-cell/>
          <table:table-cell table:style-name="ce3" table:formula="of:=[.A54]*10" office:value-type="float" office:value="1890">
            <text:p>1890</text:p>
          </table:table-cell>
          <table:table-cell table:style-name="ce3" office:value-type="float" office:value="1890">
            <text:p>1890</text:p>
          </table:table-cell>
          <table:table-cell table:style-name="ce3" table:formula="of:=CONCATENATE(&quot;RES_&quot;;[.L54];&quot;_0.125W_1%_0805&quot;)" office:value-type="string" office:string-value="RES_1890_0.125W_1%_0805">
            <text:p>RES_1890_0.125W_1%_0805</text:p>
          </table:table-cell>
          <table:table-cell table:style-name="ce3"/>
          <table:table-cell table:formula="of:=[.A54]*100" office:value-type="float" office:value="18900">
            <text:p>18900</text:p>
          </table:table-cell>
          <table:table-cell office:value-type="float" office:value="18900">
            <text:p>18900</text:p>
          </table:table-cell>
          <table:table-cell table:formula="of:=CONCATENATE(&quot;RES_&quot;;[.P54];&quot;_0.125W_1%_0805&quot;)" office:value-type="string" office:string-value="RES_18900_0.125W_1%_0805">
            <text:p>RES_18900_0.125W_1%_0805</text:p>
          </table:table-cell>
          <table:table-cell/>
          <table:table-cell table:formula="of:=[.A54]*1000" office:value-type="float" office:value="189000">
            <text:p>189000</text:p>
          </table:table-cell>
          <table:table-cell office:value-type="float" office:value="189000">
            <text:p>189000</text:p>
          </table:table-cell>
          <table:table-cell table:formula="of:=CONCATENATE(&quot;RES_&quot;;[.T54];&quot;_0.125W_1%_0805&quot;)" office:value-type="string" office:string-value="RES_189000_0.125W_1%_0805">
            <text:p>RES_189000_0.125W_1%_080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/>
          <table:table-cell table:formula="of:=[.A55]*0.1" office:value-type="float" office:value="19.1">
            <text:p>19,1</text:p>
          </table:table-cell>
          <table:table-cell office:value-type="string">
            <text:p>19R1</text:p>
          </table:table-cell>
          <table:table-cell table:style-name="ce2" table:formula="of:=CONCATENATE(&quot;RES_&quot;;[.D55];&quot;_0.125W_1%_0805&quot;)" office:value-type="string" office:string-value="RES_19R1_0.125W_1%_0805">
            <text:p>RES_19R1_0.125W_1%_0805</text:p>
          </table:table-cell>
          <table:table-cell table:style-name="ce2"/>
          <table:table-cell table:formula="of:=[.A55]*1" office:value-type="float" office:value="191">
            <text:p>191</text:p>
          </table:table-cell>
          <table:table-cell office:value-type="float" office:value="191">
            <text:p>191</text:p>
          </table:table-cell>
          <table:table-cell table:formula="of:=CONCATENATE(&quot;RES_&quot;;[.H55];&quot;_0.125W_1%_0805&quot;)" office:value-type="string" office:string-value="RES_191_0.125W_1%_0805">
            <text:p>RES_191_0.125W_1%_0805</text:p>
          </table:table-cell>
          <table:table-cell/>
          <table:table-cell table:style-name="ce3" table:formula="of:=[.A55]*10" office:value-type="float" office:value="1910">
            <text:p>1910</text:p>
          </table:table-cell>
          <table:table-cell table:style-name="ce3" office:value-type="float" office:value="1910">
            <text:p>1910</text:p>
          </table:table-cell>
          <table:table-cell table:style-name="ce3" table:formula="of:=CONCATENATE(&quot;RES_&quot;;[.L55];&quot;_0.125W_1%_0805&quot;)" office:value-type="string" office:string-value="RES_1910_0.125W_1%_0805">
            <text:p>RES_1910_0.125W_1%_0805</text:p>
          </table:table-cell>
          <table:table-cell table:style-name="ce3"/>
          <table:table-cell table:formula="of:=[.A55]*100" office:value-type="float" office:value="19100">
            <text:p>19100</text:p>
          </table:table-cell>
          <table:table-cell office:value-type="float" office:value="19100">
            <text:p>19100</text:p>
          </table:table-cell>
          <table:table-cell table:formula="of:=CONCATENATE(&quot;RES_&quot;;[.P55];&quot;_0.125W_1%_0805&quot;)" office:value-type="string" office:string-value="RES_19100_0.125W_1%_0805">
            <text:p>RES_19100_0.125W_1%_0805</text:p>
          </table:table-cell>
          <table:table-cell/>
          <table:table-cell table:formula="of:=[.A55]*1000" office:value-type="float" office:value="191000">
            <text:p>191000</text:p>
          </table:table-cell>
          <table:table-cell office:value-type="float" office:value="191000">
            <text:p>191000</text:p>
          </table:table-cell>
          <table:table-cell table:formula="of:=CONCATENATE(&quot;RES_&quot;;[.T55];&quot;_0.125W_1%_0805&quot;)" office:value-type="string" office:string-value="RES_191000_0.125W_1%_0805">
            <text:p>RES_191000_0.125W_1%_0805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/>
          <table:table-cell table:formula="of:=[.A56]*0.1" office:value-type="float" office:value="19.3">
            <text:p>19,3</text:p>
          </table:table-cell>
          <table:table-cell office:value-type="string">
            <text:p>19R3</text:p>
          </table:table-cell>
          <table:table-cell table:style-name="ce2" table:formula="of:=CONCATENATE(&quot;RES_&quot;;[.D56];&quot;_0.125W_1%_0805&quot;)" office:value-type="string" office:string-value="RES_19R3_0.125W_1%_0805">
            <text:p>RES_19R3_0.125W_1%_0805</text:p>
          </table:table-cell>
          <table:table-cell table:style-name="ce2"/>
          <table:table-cell table:formula="of:=[.A56]*1" office:value-type="float" office:value="193">
            <text:p>193</text:p>
          </table:table-cell>
          <table:table-cell office:value-type="float" office:value="193">
            <text:p>193</text:p>
          </table:table-cell>
          <table:table-cell table:formula="of:=CONCATENATE(&quot;RES_&quot;;[.H56];&quot;_0.125W_1%_0805&quot;)" office:value-type="string" office:string-value="RES_193_0.125W_1%_0805">
            <text:p>RES_193_0.125W_1%_0805</text:p>
          </table:table-cell>
          <table:table-cell/>
          <table:table-cell table:style-name="ce3" table:formula="of:=[.A56]*10" office:value-type="float" office:value="1930">
            <text:p>1930</text:p>
          </table:table-cell>
          <table:table-cell table:style-name="ce3" office:value-type="float" office:value="1930">
            <text:p>1930</text:p>
          </table:table-cell>
          <table:table-cell table:style-name="ce3" table:formula="of:=CONCATENATE(&quot;RES_&quot;;[.L56];&quot;_0.125W_1%_0805&quot;)" office:value-type="string" office:string-value="RES_1930_0.125W_1%_0805">
            <text:p>RES_1930_0.125W_1%_0805</text:p>
          </table:table-cell>
          <table:table-cell table:style-name="ce3"/>
          <table:table-cell table:formula="of:=[.A56]*100" office:value-type="float" office:value="19300">
            <text:p>19300</text:p>
          </table:table-cell>
          <table:table-cell office:value-type="float" office:value="19300">
            <text:p>19300</text:p>
          </table:table-cell>
          <table:table-cell table:formula="of:=CONCATENATE(&quot;RES_&quot;;[.P56];&quot;_0.125W_1%_0805&quot;)" office:value-type="string" office:string-value="RES_19300_0.125W_1%_0805">
            <text:p>RES_19300_0.125W_1%_0805</text:p>
          </table:table-cell>
          <table:table-cell/>
          <table:table-cell table:formula="of:=[.A56]*1000" office:value-type="float" office:value="193000">
            <text:p>193000</text:p>
          </table:table-cell>
          <table:table-cell office:value-type="float" office:value="193000">
            <text:p>193000</text:p>
          </table:table-cell>
          <table:table-cell table:formula="of:=CONCATENATE(&quot;RES_&quot;;[.T56];&quot;_0.125W_1%_0805&quot;)" office:value-type="string" office:string-value="RES_193000_0.125W_1%_0805">
            <text:p>RES_193000_0.125W_1%_080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/>
          <table:table-cell table:formula="of:=[.A57]*0.1" office:value-type="float" office:value="19.6">
            <text:p>19,6</text:p>
          </table:table-cell>
          <table:table-cell office:value-type="string">
            <text:p>19R6</text:p>
          </table:table-cell>
          <table:table-cell table:style-name="ce2" table:formula="of:=CONCATENATE(&quot;RES_&quot;;[.D57];&quot;_0.125W_1%_0805&quot;)" office:value-type="string" office:string-value="RES_19R6_0.125W_1%_0805">
            <text:p>RES_19R6_0.125W_1%_0805</text:p>
          </table:table-cell>
          <table:table-cell table:style-name="ce2"/>
          <table:table-cell table:formula="of:=[.A57]*1" office:value-type="float" office:value="196">
            <text:p>196</text:p>
          </table:table-cell>
          <table:table-cell office:value-type="float" office:value="196">
            <text:p>196</text:p>
          </table:table-cell>
          <table:table-cell table:formula="of:=CONCATENATE(&quot;RES_&quot;;[.H57];&quot;_0.125W_1%_0805&quot;)" office:value-type="string" office:string-value="RES_196_0.125W_1%_0805">
            <text:p>RES_196_0.125W_1%_0805</text:p>
          </table:table-cell>
          <table:table-cell/>
          <table:table-cell table:style-name="ce3" table:formula="of:=[.A57]*10" office:value-type="float" office:value="1960">
            <text:p>1960</text:p>
          </table:table-cell>
          <table:table-cell table:style-name="ce3" office:value-type="float" office:value="1960">
            <text:p>1960</text:p>
          </table:table-cell>
          <table:table-cell table:style-name="ce3" table:formula="of:=CONCATENATE(&quot;RES_&quot;;[.L57];&quot;_0.125W_1%_0805&quot;)" office:value-type="string" office:string-value="RES_1960_0.125W_1%_0805">
            <text:p>RES_1960_0.125W_1%_0805</text:p>
          </table:table-cell>
          <table:table-cell table:style-name="ce3"/>
          <table:table-cell table:formula="of:=[.A57]*100" office:value-type="float" office:value="19600">
            <text:p>19600</text:p>
          </table:table-cell>
          <table:table-cell office:value-type="float" office:value="19600">
            <text:p>19600</text:p>
          </table:table-cell>
          <table:table-cell table:formula="of:=CONCATENATE(&quot;RES_&quot;;[.P57];&quot;_0.125W_1%_0805&quot;)" office:value-type="string" office:string-value="RES_19600_0.125W_1%_0805">
            <text:p>RES_19600_0.125W_1%_0805</text:p>
          </table:table-cell>
          <table:table-cell/>
          <table:table-cell table:formula="of:=[.A57]*1000" office:value-type="float" office:value="196000">
            <text:p>196000</text:p>
          </table:table-cell>
          <table:table-cell office:value-type="float" office:value="196000">
            <text:p>196000</text:p>
          </table:table-cell>
          <table:table-cell table:formula="of:=CONCATENATE(&quot;RES_&quot;;[.T57];&quot;_0.125W_1%_0805&quot;)" office:value-type="string" office:string-value="RES_196000_0.125W_1%_0805">
            <text:p>RES_196000_0.125W_1%_0805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/>
          <table:table-cell table:formula="of:=[.A58]*0.1" office:value-type="float" office:value="19.8">
            <text:p>19,8</text:p>
          </table:table-cell>
          <table:table-cell office:value-type="string">
            <text:p>19R8</text:p>
          </table:table-cell>
          <table:table-cell table:style-name="ce2" table:formula="of:=CONCATENATE(&quot;RES_&quot;;[.D58];&quot;_0.125W_1%_0805&quot;)" office:value-type="string" office:string-value="RES_19R8_0.125W_1%_0805">
            <text:p>RES_19R8_0.125W_1%_0805</text:p>
          </table:table-cell>
          <table:table-cell table:style-name="ce2"/>
          <table:table-cell table:formula="of:=[.A58]*1" office:value-type="float" office:value="198">
            <text:p>198</text:p>
          </table:table-cell>
          <table:table-cell office:value-type="float" office:value="198">
            <text:p>198</text:p>
          </table:table-cell>
          <table:table-cell table:formula="of:=CONCATENATE(&quot;RES_&quot;;[.H58];&quot;_0.125W_1%_0805&quot;)" office:value-type="string" office:string-value="RES_198_0.125W_1%_0805">
            <text:p>RES_198_0.125W_1%_0805</text:p>
          </table:table-cell>
          <table:table-cell/>
          <table:table-cell table:style-name="ce3" table:formula="of:=[.A58]*10" office:value-type="float" office:value="1980">
            <text:p>1980</text:p>
          </table:table-cell>
          <table:table-cell table:style-name="ce3" office:value-type="float" office:value="1980">
            <text:p>1980</text:p>
          </table:table-cell>
          <table:table-cell table:style-name="ce3" table:formula="of:=CONCATENATE(&quot;RES_&quot;;[.L58];&quot;_0.125W_1%_0805&quot;)" office:value-type="string" office:string-value="RES_1980_0.125W_1%_0805">
            <text:p>RES_1980_0.125W_1%_0805</text:p>
          </table:table-cell>
          <table:table-cell table:style-name="ce3"/>
          <table:table-cell table:formula="of:=[.A58]*100" office:value-type="float" office:value="19800">
            <text:p>19800</text:p>
          </table:table-cell>
          <table:table-cell office:value-type="float" office:value="19800">
            <text:p>19800</text:p>
          </table:table-cell>
          <table:table-cell table:formula="of:=CONCATENATE(&quot;RES_&quot;;[.P58];&quot;_0.125W_1%_0805&quot;)" office:value-type="string" office:string-value="RES_19800_0.125W_1%_0805">
            <text:p>RES_19800_0.125W_1%_0805</text:p>
          </table:table-cell>
          <table:table-cell/>
          <table:table-cell table:formula="of:=[.A58]*1000" office:value-type="float" office:value="198000">
            <text:p>198000</text:p>
          </table:table-cell>
          <table:table-cell office:value-type="float" office:value="198000">
            <text:p>198000</text:p>
          </table:table-cell>
          <table:table-cell table:formula="of:=CONCATENATE(&quot;RES_&quot;;[.T58];&quot;_0.125W_1%_0805&quot;)" office:value-type="string" office:string-value="RES_198000_0.125W_1%_0805">
            <text:p>RES_198000_0.125W_1%_080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/>
          <table:table-cell table:formula="of:=[.A59]*0.1" office:value-type="float" office:value="20">
            <text:p>20</text:p>
          </table:table-cell>
          <table:table-cell office:value-type="string">
            <text:p>20R</text:p>
          </table:table-cell>
          <table:table-cell table:style-name="ce2" table:formula="of:=CONCATENATE(&quot;RES_&quot;;[.D59];&quot;_0.125W_1%_0805&quot;)" office:value-type="string" office:string-value="RES_20R_0.125W_1%_0805">
            <text:p>RES_20R_0.125W_1%_0805</text:p>
          </table:table-cell>
          <table:table-cell table:style-name="ce2"/>
          <table:table-cell table:formula="of:=[.A59]*1" office:value-type="float" office:value="200">
            <text:p>200</text:p>
          </table:table-cell>
          <table:table-cell office:value-type="float" office:value="200">
            <text:p>200</text:p>
          </table:table-cell>
          <table:table-cell table:formula="of:=CONCATENATE(&quot;RES_&quot;;[.H59];&quot;_0.125W_1%_0805&quot;)" office:value-type="string" office:string-value="RES_200_0.125W_1%_0805">
            <text:p>RES_200_0.125W_1%_0805</text:p>
          </table:table-cell>
          <table:table-cell/>
          <table:table-cell table:style-name="ce3" table:formula="of:=[.A59]*10" office:value-type="float" office:value="2000">
            <text:p>2000</text:p>
          </table:table-cell>
          <table:table-cell table:style-name="ce3" office:value-type="float" office:value="2000">
            <text:p>2000</text:p>
          </table:table-cell>
          <table:table-cell table:style-name="ce3" table:formula="of:=CONCATENATE(&quot;RES_&quot;;[.L59];&quot;_0.125W_1%_0805&quot;)" office:value-type="string" office:string-value="RES_2000_0.125W_1%_0805">
            <text:p>RES_2000_0.125W_1%_0805</text:p>
          </table:table-cell>
          <table:table-cell table:style-name="ce3"/>
          <table:table-cell table:formula="of:=[.A59]*100" office:value-type="float" office:value="20000">
            <text:p>20000</text:p>
          </table:table-cell>
          <table:table-cell office:value-type="float" office:value="20000">
            <text:p>20000</text:p>
          </table:table-cell>
          <table:table-cell table:formula="of:=CONCATENATE(&quot;RES_&quot;;[.P59];&quot;_0.125W_1%_0805&quot;)" office:value-type="string" office:string-value="RES_20000_0.125W_1%_0805">
            <text:p>RES_20000_0.125W_1%_0805</text:p>
          </table:table-cell>
          <table:table-cell/>
          <table:table-cell table:formula="of:=[.A59]*1000" office:value-type="float" office:value="200000">
            <text:p>200000</text:p>
          </table:table-cell>
          <table:table-cell office:value-type="float" office:value="200000">
            <text:p>200000</text:p>
          </table:table-cell>
          <table:table-cell table:formula="of:=CONCATENATE(&quot;RES_&quot;;[.T59];&quot;_0.125W_1%_0805&quot;)" office:value-type="string" office:string-value="RES_200000_0.125W_1%_0805">
            <text:p>RES_200000_0.125W_1%_080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/>
          <table:table-cell table:formula="of:=[.A60]*0.1" office:value-type="float" office:value="20.3">
            <text:p>20,3</text:p>
          </table:table-cell>
          <table:table-cell office:value-type="string">
            <text:p>20R3</text:p>
          </table:table-cell>
          <table:table-cell table:style-name="ce2" table:formula="of:=CONCATENATE(&quot;RES_&quot;;[.D60];&quot;_0.125W_1%_0805&quot;)" office:value-type="string" office:string-value="RES_20R3_0.125W_1%_0805">
            <text:p>RES_20R3_0.125W_1%_0805</text:p>
          </table:table-cell>
          <table:table-cell table:style-name="ce2"/>
          <table:table-cell table:formula="of:=[.A60]*1" office:value-type="float" office:value="203">
            <text:p>203</text:p>
          </table:table-cell>
          <table:table-cell office:value-type="float" office:value="203">
            <text:p>203</text:p>
          </table:table-cell>
          <table:table-cell table:formula="of:=CONCATENATE(&quot;RES_&quot;;[.H60];&quot;_0.125W_1%_0805&quot;)" office:value-type="string" office:string-value="RES_203_0.125W_1%_0805">
            <text:p>RES_203_0.125W_1%_0805</text:p>
          </table:table-cell>
          <table:table-cell/>
          <table:table-cell table:style-name="ce3" table:formula="of:=[.A60]*10" office:value-type="float" office:value="2030">
            <text:p>2030</text:p>
          </table:table-cell>
          <table:table-cell table:style-name="ce3" office:value-type="float" office:value="2030">
            <text:p>2030</text:p>
          </table:table-cell>
          <table:table-cell table:style-name="ce3" table:formula="of:=CONCATENATE(&quot;RES_&quot;;[.L60];&quot;_0.125W_1%_0805&quot;)" office:value-type="string" office:string-value="RES_2030_0.125W_1%_0805">
            <text:p>RES_2030_0.125W_1%_0805</text:p>
          </table:table-cell>
          <table:table-cell table:style-name="ce3"/>
          <table:table-cell table:formula="of:=[.A60]*100" office:value-type="float" office:value="20300">
            <text:p>20300</text:p>
          </table:table-cell>
          <table:table-cell office:value-type="float" office:value="20300">
            <text:p>20300</text:p>
          </table:table-cell>
          <table:table-cell table:formula="of:=CONCATENATE(&quot;RES_&quot;;[.P60];&quot;_0.125W_1%_0805&quot;)" office:value-type="string" office:string-value="RES_20300_0.125W_1%_0805">
            <text:p>RES_20300_0.125W_1%_0805</text:p>
          </table:table-cell>
          <table:table-cell/>
          <table:table-cell table:formula="of:=[.A60]*1000" office:value-type="float" office:value="203000">
            <text:p>203000</text:p>
          </table:table-cell>
          <table:table-cell office:value-type="float" office:value="203000">
            <text:p>203000</text:p>
          </table:table-cell>
          <table:table-cell table:formula="of:=CONCATENATE(&quot;RES_&quot;;[.T60];&quot;_0.125W_1%_0805&quot;)" office:value-type="string" office:string-value="RES_203000_0.125W_1%_0805">
            <text:p>RES_203000_0.125W_1%_080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/>
          <table:table-cell table:formula="of:=[.A61]*0.1" office:value-type="float" office:value="20.5">
            <text:p>20,5</text:p>
          </table:table-cell>
          <table:table-cell office:value-type="string">
            <text:p>20R5</text:p>
          </table:table-cell>
          <table:table-cell table:style-name="ce2" table:formula="of:=CONCATENATE(&quot;RES_&quot;;[.D61];&quot;_0.125W_1%_0805&quot;)" office:value-type="string" office:string-value="RES_20R5_0.125W_1%_0805">
            <text:p>RES_20R5_0.125W_1%_0805</text:p>
          </table:table-cell>
          <table:table-cell table:style-name="ce2"/>
          <table:table-cell table:formula="of:=[.A61]*1" office:value-type="float" office:value="205">
            <text:p>205</text:p>
          </table:table-cell>
          <table:table-cell office:value-type="float" office:value="205">
            <text:p>205</text:p>
          </table:table-cell>
          <table:table-cell table:formula="of:=CONCATENATE(&quot;RES_&quot;;[.H61];&quot;_0.125W_1%_0805&quot;)" office:value-type="string" office:string-value="RES_205_0.125W_1%_0805">
            <text:p>RES_205_0.125W_1%_0805</text:p>
          </table:table-cell>
          <table:table-cell/>
          <table:table-cell table:style-name="ce3" table:formula="of:=[.A61]*10" office:value-type="float" office:value="2050">
            <text:p>2050</text:p>
          </table:table-cell>
          <table:table-cell table:style-name="ce3" office:value-type="float" office:value="2050">
            <text:p>2050</text:p>
          </table:table-cell>
          <table:table-cell table:style-name="ce3" table:formula="of:=CONCATENATE(&quot;RES_&quot;;[.L61];&quot;_0.125W_1%_0805&quot;)" office:value-type="string" office:string-value="RES_2050_0.125W_1%_0805">
            <text:p>RES_2050_0.125W_1%_0805</text:p>
          </table:table-cell>
          <table:table-cell table:style-name="ce3"/>
          <table:table-cell table:formula="of:=[.A61]*100" office:value-type="float" office:value="20500">
            <text:p>20500</text:p>
          </table:table-cell>
          <table:table-cell office:value-type="float" office:value="20500">
            <text:p>20500</text:p>
          </table:table-cell>
          <table:table-cell table:formula="of:=CONCATENATE(&quot;RES_&quot;;[.P61];&quot;_0.125W_1%_0805&quot;)" office:value-type="string" office:string-value="RES_20500_0.125W_1%_0805">
            <text:p>RES_20500_0.125W_1%_0805</text:p>
          </table:table-cell>
          <table:table-cell/>
          <table:table-cell table:formula="of:=[.A61]*1000" office:value-type="float" office:value="205000">
            <text:p>205000</text:p>
          </table:table-cell>
          <table:table-cell office:value-type="float" office:value="205000">
            <text:p>205000</text:p>
          </table:table-cell>
          <table:table-cell table:formula="of:=CONCATENATE(&quot;RES_&quot;;[.T61];&quot;_0.125W_1%_0805&quot;)" office:value-type="string" office:string-value="RES_205000_0.125W_1%_0805">
            <text:p>RES_205000_0.125W_1%_0805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/>
          <table:table-cell table:formula="of:=[.A62]*0.1" office:value-type="float" office:value="20.8">
            <text:p>20,8</text:p>
          </table:table-cell>
          <table:table-cell office:value-type="string">
            <text:p>20R8</text:p>
          </table:table-cell>
          <table:table-cell table:style-name="ce2" table:formula="of:=CONCATENATE(&quot;RES_&quot;;[.D62];&quot;_0.125W_1%_0805&quot;)" office:value-type="string" office:string-value="RES_20R8_0.125W_1%_0805">
            <text:p>RES_20R8_0.125W_1%_0805</text:p>
          </table:table-cell>
          <table:table-cell table:style-name="ce2"/>
          <table:table-cell table:formula="of:=[.A62]*1" office:value-type="float" office:value="208">
            <text:p>208</text:p>
          </table:table-cell>
          <table:table-cell office:value-type="float" office:value="208">
            <text:p>208</text:p>
          </table:table-cell>
          <table:table-cell table:formula="of:=CONCATENATE(&quot;RES_&quot;;[.H62];&quot;_0.125W_1%_0805&quot;)" office:value-type="string" office:string-value="RES_208_0.125W_1%_0805">
            <text:p>RES_208_0.125W_1%_0805</text:p>
          </table:table-cell>
          <table:table-cell/>
          <table:table-cell table:style-name="ce3" table:formula="of:=[.A62]*10" office:value-type="float" office:value="2080">
            <text:p>2080</text:p>
          </table:table-cell>
          <table:table-cell table:style-name="ce3" office:value-type="float" office:value="2080">
            <text:p>2080</text:p>
          </table:table-cell>
          <table:table-cell table:style-name="ce3" table:formula="of:=CONCATENATE(&quot;RES_&quot;;[.L62];&quot;_0.125W_1%_0805&quot;)" office:value-type="string" office:string-value="RES_2080_0.125W_1%_0805">
            <text:p>RES_2080_0.125W_1%_0805</text:p>
          </table:table-cell>
          <table:table-cell table:style-name="ce3"/>
          <table:table-cell table:formula="of:=[.A62]*100" office:value-type="float" office:value="20800">
            <text:p>20800</text:p>
          </table:table-cell>
          <table:table-cell office:value-type="float" office:value="20800">
            <text:p>20800</text:p>
          </table:table-cell>
          <table:table-cell table:formula="of:=CONCATENATE(&quot;RES_&quot;;[.P62];&quot;_0.125W_1%_0805&quot;)" office:value-type="string" office:string-value="RES_20800_0.125W_1%_0805">
            <text:p>RES_20800_0.125W_1%_0805</text:p>
          </table:table-cell>
          <table:table-cell/>
          <table:table-cell table:formula="of:=[.A62]*1000" office:value-type="float" office:value="208000">
            <text:p>208000</text:p>
          </table:table-cell>
          <table:table-cell office:value-type="float" office:value="208000">
            <text:p>208000</text:p>
          </table:table-cell>
          <table:table-cell table:formula="of:=CONCATENATE(&quot;RES_&quot;;[.T62];&quot;_0.125W_1%_0805&quot;)" office:value-type="string" office:string-value="RES_208000_0.125W_1%_0805">
            <text:p>RES_208000_0.125W_1%_080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/>
          <table:table-cell table:formula="of:=[.A63]*0.1" office:value-type="float" office:value="21">
            <text:p>21</text:p>
          </table:table-cell>
          <table:table-cell office:value-type="string">
            <text:p>21R</text:p>
          </table:table-cell>
          <table:table-cell table:style-name="ce2" table:formula="of:=CONCATENATE(&quot;RES_&quot;;[.D63];&quot;_0.125W_1%_0805&quot;)" office:value-type="string" office:string-value="RES_21R_0.125W_1%_0805">
            <text:p>RES_21R_0.125W_1%_0805</text:p>
          </table:table-cell>
          <table:table-cell table:style-name="ce2"/>
          <table:table-cell table:formula="of:=[.A63]*1" office:value-type="float" office:value="210">
            <text:p>210</text:p>
          </table:table-cell>
          <table:table-cell office:value-type="float" office:value="210">
            <text:p>210</text:p>
          </table:table-cell>
          <table:table-cell table:formula="of:=CONCATENATE(&quot;RES_&quot;;[.H63];&quot;_0.125W_1%_0805&quot;)" office:value-type="string" office:string-value="RES_210_0.125W_1%_0805">
            <text:p>RES_210_0.125W_1%_0805</text:p>
          </table:table-cell>
          <table:table-cell/>
          <table:table-cell table:style-name="ce3" table:formula="of:=[.A63]*10" office:value-type="float" office:value="2100">
            <text:p>2100</text:p>
          </table:table-cell>
          <table:table-cell table:style-name="ce3" office:value-type="float" office:value="2100">
            <text:p>2100</text:p>
          </table:table-cell>
          <table:table-cell table:style-name="ce3" table:formula="of:=CONCATENATE(&quot;RES_&quot;;[.L63];&quot;_0.125W_1%_0805&quot;)" office:value-type="string" office:string-value="RES_2100_0.125W_1%_0805">
            <text:p>RES_2100_0.125W_1%_0805</text:p>
          </table:table-cell>
          <table:table-cell table:style-name="ce3"/>
          <table:table-cell table:formula="of:=[.A63]*100" office:value-type="float" office:value="21000">
            <text:p>21000</text:p>
          </table:table-cell>
          <table:table-cell office:value-type="float" office:value="21000">
            <text:p>21000</text:p>
          </table:table-cell>
          <table:table-cell table:formula="of:=CONCATENATE(&quot;RES_&quot;;[.P63];&quot;_0.125W_1%_0805&quot;)" office:value-type="string" office:string-value="RES_21000_0.125W_1%_0805">
            <text:p>RES_21000_0.125W_1%_0805</text:p>
          </table:table-cell>
          <table:table-cell/>
          <table:table-cell table:formula="of:=[.A63]*1000" office:value-type="float" office:value="210000">
            <text:p>210000</text:p>
          </table:table-cell>
          <table:table-cell office:value-type="float" office:value="210000">
            <text:p>210000</text:p>
          </table:table-cell>
          <table:table-cell table:formula="of:=CONCATENATE(&quot;RES_&quot;;[.T63];&quot;_0.125W_1%_0805&quot;)" office:value-type="string" office:string-value="RES_210000_0.125W_1%_0805">
            <text:p>RES_210000_0.125W_1%_080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/>
          <table:table-cell table:formula="of:=[.A64]*0.1" office:value-type="float" office:value="21.3">
            <text:p>21,3</text:p>
          </table:table-cell>
          <table:table-cell office:value-type="string">
            <text:p>21R3</text:p>
          </table:table-cell>
          <table:table-cell table:style-name="ce2" table:formula="of:=CONCATENATE(&quot;RES_&quot;;[.D64];&quot;_0.125W_1%_0805&quot;)" office:value-type="string" office:string-value="RES_21R3_0.125W_1%_0805">
            <text:p>RES_21R3_0.125W_1%_0805</text:p>
          </table:table-cell>
          <table:table-cell table:style-name="ce2"/>
          <table:table-cell table:formula="of:=[.A64]*1" office:value-type="float" office:value="213">
            <text:p>213</text:p>
          </table:table-cell>
          <table:table-cell office:value-type="float" office:value="213">
            <text:p>213</text:p>
          </table:table-cell>
          <table:table-cell table:formula="of:=CONCATENATE(&quot;RES_&quot;;[.H64];&quot;_0.125W_1%_0805&quot;)" office:value-type="string" office:string-value="RES_213_0.125W_1%_0805">
            <text:p>RES_213_0.125W_1%_0805</text:p>
          </table:table-cell>
          <table:table-cell/>
          <table:table-cell table:style-name="ce3" table:formula="of:=[.A64]*10" office:value-type="float" office:value="2130">
            <text:p>2130</text:p>
          </table:table-cell>
          <table:table-cell table:style-name="ce3" office:value-type="float" office:value="2130">
            <text:p>2130</text:p>
          </table:table-cell>
          <table:table-cell table:style-name="ce3" table:formula="of:=CONCATENATE(&quot;RES_&quot;;[.L64];&quot;_0.125W_1%_0805&quot;)" office:value-type="string" office:string-value="RES_2130_0.125W_1%_0805">
            <text:p>RES_2130_0.125W_1%_0805</text:p>
          </table:table-cell>
          <table:table-cell table:style-name="ce3"/>
          <table:table-cell table:formula="of:=[.A64]*100" office:value-type="float" office:value="21300">
            <text:p>21300</text:p>
          </table:table-cell>
          <table:table-cell office:value-type="float" office:value="21300">
            <text:p>21300</text:p>
          </table:table-cell>
          <table:table-cell table:formula="of:=CONCATENATE(&quot;RES_&quot;;[.P64];&quot;_0.125W_1%_0805&quot;)" office:value-type="string" office:string-value="RES_21300_0.125W_1%_0805">
            <text:p>RES_21300_0.125W_1%_0805</text:p>
          </table:table-cell>
          <table:table-cell/>
          <table:table-cell table:formula="of:=[.A64]*1000" office:value-type="float" office:value="213000">
            <text:p>213000</text:p>
          </table:table-cell>
          <table:table-cell office:value-type="float" office:value="213000">
            <text:p>213000</text:p>
          </table:table-cell>
          <table:table-cell table:formula="of:=CONCATENATE(&quot;RES_&quot;;[.T64];&quot;_0.125W_1%_0805&quot;)" office:value-type="string" office:string-value="RES_213000_0.125W_1%_0805">
            <text:p>RES_213000_0.125W_1%_080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/>
          <table:table-cell table:formula="of:=[.A65]*0.1" office:value-type="float" office:value="21.5">
            <text:p>21,5</text:p>
          </table:table-cell>
          <table:table-cell office:value-type="string">
            <text:p>21R5</text:p>
          </table:table-cell>
          <table:table-cell table:style-name="ce2" table:formula="of:=CONCATENATE(&quot;RES_&quot;;[.D65];&quot;_0.125W_1%_0805&quot;)" office:value-type="string" office:string-value="RES_21R5_0.125W_1%_0805">
            <text:p>RES_21R5_0.125W_1%_0805</text:p>
          </table:table-cell>
          <table:table-cell table:style-name="ce2"/>
          <table:table-cell table:formula="of:=[.A65]*1" office:value-type="float" office:value="215">
            <text:p>215</text:p>
          </table:table-cell>
          <table:table-cell office:value-type="float" office:value="215">
            <text:p>215</text:p>
          </table:table-cell>
          <table:table-cell table:formula="of:=CONCATENATE(&quot;RES_&quot;;[.H65];&quot;_0.125W_1%_0805&quot;)" office:value-type="string" office:string-value="RES_215_0.125W_1%_0805">
            <text:p>RES_215_0.125W_1%_0805</text:p>
          </table:table-cell>
          <table:table-cell/>
          <table:table-cell table:style-name="ce3" table:formula="of:=[.A65]*10" office:value-type="float" office:value="2150">
            <text:p>2150</text:p>
          </table:table-cell>
          <table:table-cell table:style-name="ce3" office:value-type="float" office:value="2150">
            <text:p>2150</text:p>
          </table:table-cell>
          <table:table-cell table:style-name="ce3" table:formula="of:=CONCATENATE(&quot;RES_&quot;;[.L65];&quot;_0.125W_1%_0805&quot;)" office:value-type="string" office:string-value="RES_2150_0.125W_1%_0805">
            <text:p>RES_2150_0.125W_1%_0805</text:p>
          </table:table-cell>
          <table:table-cell table:style-name="ce3"/>
          <table:table-cell table:formula="of:=[.A65]*100" office:value-type="float" office:value="21500">
            <text:p>21500</text:p>
          </table:table-cell>
          <table:table-cell office:value-type="float" office:value="21500">
            <text:p>21500</text:p>
          </table:table-cell>
          <table:table-cell table:formula="of:=CONCATENATE(&quot;RES_&quot;;[.P65];&quot;_0.125W_1%_0805&quot;)" office:value-type="string" office:string-value="RES_21500_0.125W_1%_0805">
            <text:p>RES_21500_0.125W_1%_0805</text:p>
          </table:table-cell>
          <table:table-cell/>
          <table:table-cell table:formula="of:=[.A65]*1000" office:value-type="float" office:value="215000">
            <text:p>215000</text:p>
          </table:table-cell>
          <table:table-cell office:value-type="float" office:value="215000">
            <text:p>215000</text:p>
          </table:table-cell>
          <table:table-cell table:formula="of:=CONCATENATE(&quot;RES_&quot;;[.T65];&quot;_0.125W_1%_0805&quot;)" office:value-type="string" office:string-value="RES_215000_0.125W_1%_0805">
            <text:p>RES_215000_0.125W_1%_080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/>
          <table:table-cell table:formula="of:=[.A66]*0.1" office:value-type="float" office:value="21.8">
            <text:p>21,8</text:p>
          </table:table-cell>
          <table:table-cell office:value-type="string">
            <text:p>21R8</text:p>
          </table:table-cell>
          <table:table-cell table:style-name="ce2" table:formula="of:=CONCATENATE(&quot;RES_&quot;;[.D66];&quot;_0.125W_1%_0805&quot;)" office:value-type="string" office:string-value="RES_21R8_0.125W_1%_0805">
            <text:p>RES_21R8_0.125W_1%_0805</text:p>
          </table:table-cell>
          <table:table-cell table:style-name="ce2"/>
          <table:table-cell table:formula="of:=[.A66]*1" office:value-type="float" office:value="218">
            <text:p>218</text:p>
          </table:table-cell>
          <table:table-cell office:value-type="float" office:value="218">
            <text:p>218</text:p>
          </table:table-cell>
          <table:table-cell table:formula="of:=CONCATENATE(&quot;RES_&quot;;[.H66];&quot;_0.125W_1%_0805&quot;)" office:value-type="string" office:string-value="RES_218_0.125W_1%_0805">
            <text:p>RES_218_0.125W_1%_0805</text:p>
          </table:table-cell>
          <table:table-cell/>
          <table:table-cell table:style-name="ce3" table:formula="of:=[.A66]*10" office:value-type="float" office:value="2180">
            <text:p>2180</text:p>
          </table:table-cell>
          <table:table-cell table:style-name="ce3" office:value-type="float" office:value="2180">
            <text:p>2180</text:p>
          </table:table-cell>
          <table:table-cell table:style-name="ce3" table:formula="of:=CONCATENATE(&quot;RES_&quot;;[.L66];&quot;_0.125W_1%_0805&quot;)" office:value-type="string" office:string-value="RES_2180_0.125W_1%_0805">
            <text:p>RES_2180_0.125W_1%_0805</text:p>
          </table:table-cell>
          <table:table-cell table:style-name="ce3"/>
          <table:table-cell table:formula="of:=[.A66]*100" office:value-type="float" office:value="21800">
            <text:p>21800</text:p>
          </table:table-cell>
          <table:table-cell office:value-type="float" office:value="21800">
            <text:p>21800</text:p>
          </table:table-cell>
          <table:table-cell table:formula="of:=CONCATENATE(&quot;RES_&quot;;[.P66];&quot;_0.125W_1%_0805&quot;)" office:value-type="string" office:string-value="RES_21800_0.125W_1%_0805">
            <text:p>RES_21800_0.125W_1%_0805</text:p>
          </table:table-cell>
          <table:table-cell/>
          <table:table-cell table:formula="of:=[.A66]*1000" office:value-type="float" office:value="218000">
            <text:p>218000</text:p>
          </table:table-cell>
          <table:table-cell office:value-type="float" office:value="218000">
            <text:p>218000</text:p>
          </table:table-cell>
          <table:table-cell table:formula="of:=CONCATENATE(&quot;RES_&quot;;[.T66];&quot;_0.125W_1%_0805&quot;)" office:value-type="string" office:string-value="RES_218000_0.125W_1%_0805">
            <text:p>RES_218000_0.125W_1%_080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/>
          <table:table-cell table:formula="of:=[.A67]*0.1" office:value-type="float" office:value="22.1">
            <text:p>22,1</text:p>
          </table:table-cell>
          <table:table-cell office:value-type="string">
            <text:p>22R1</text:p>
          </table:table-cell>
          <table:table-cell table:style-name="ce2" table:formula="of:=CONCATENATE(&quot;RES_&quot;;[.D67];&quot;_0.125W_1%_0805&quot;)" office:value-type="string" office:string-value="RES_22R1_0.125W_1%_0805">
            <text:p>RES_22R1_0.125W_1%_0805</text:p>
          </table:table-cell>
          <table:table-cell table:style-name="ce2"/>
          <table:table-cell table:formula="of:=[.A67]*1" office:value-type="float" office:value="221">
            <text:p>221</text:p>
          </table:table-cell>
          <table:table-cell office:value-type="float" office:value="221">
            <text:p>221</text:p>
          </table:table-cell>
          <table:table-cell table:formula="of:=CONCATENATE(&quot;RES_&quot;;[.H67];&quot;_0.125W_1%_0805&quot;)" office:value-type="string" office:string-value="RES_221_0.125W_1%_0805">
            <text:p>RES_221_0.125W_1%_0805</text:p>
          </table:table-cell>
          <table:table-cell/>
          <table:table-cell table:style-name="ce3" table:formula="of:=[.A67]*10" office:value-type="float" office:value="2210">
            <text:p>2210</text:p>
          </table:table-cell>
          <table:table-cell table:style-name="ce3" office:value-type="float" office:value="2210">
            <text:p>2210</text:p>
          </table:table-cell>
          <table:table-cell table:style-name="ce3" table:formula="of:=CONCATENATE(&quot;RES_&quot;;[.L67];&quot;_0.125W_1%_0805&quot;)" office:value-type="string" office:string-value="RES_2210_0.125W_1%_0805">
            <text:p>RES_2210_0.125W_1%_0805</text:p>
          </table:table-cell>
          <table:table-cell table:style-name="ce3"/>
          <table:table-cell table:formula="of:=[.A67]*100" office:value-type="float" office:value="22100">
            <text:p>22100</text:p>
          </table:table-cell>
          <table:table-cell office:value-type="float" office:value="22100">
            <text:p>22100</text:p>
          </table:table-cell>
          <table:table-cell table:formula="of:=CONCATENATE(&quot;RES_&quot;;[.P67];&quot;_0.125W_1%_0805&quot;)" office:value-type="string" office:string-value="RES_22100_0.125W_1%_0805">
            <text:p>RES_22100_0.125W_1%_0805</text:p>
          </table:table-cell>
          <table:table-cell/>
          <table:table-cell table:formula="of:=[.A67]*1000" office:value-type="float" office:value="221000">
            <text:p>221000</text:p>
          </table:table-cell>
          <table:table-cell office:value-type="float" office:value="221000">
            <text:p>221000</text:p>
          </table:table-cell>
          <table:table-cell table:formula="of:=CONCATENATE(&quot;RES_&quot;;[.T67];&quot;_0.125W_1%_0805&quot;)" office:value-type="string" office:string-value="RES_221000_0.125W_1%_0805">
            <text:p>RES_221000_0.125W_1%_080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/>
          <table:table-cell table:formula="of:=[.A68]*0.1" office:value-type="float" office:value="22.3">
            <text:p>22,3</text:p>
          </table:table-cell>
          <table:table-cell office:value-type="string">
            <text:p>22R3</text:p>
          </table:table-cell>
          <table:table-cell table:style-name="ce2" table:formula="of:=CONCATENATE(&quot;RES_&quot;;[.D68];&quot;_0.125W_1%_0805&quot;)" office:value-type="string" office:string-value="RES_22R3_0.125W_1%_0805">
            <text:p>RES_22R3_0.125W_1%_0805</text:p>
          </table:table-cell>
          <table:table-cell table:style-name="ce2"/>
          <table:table-cell table:formula="of:=[.A68]*1" office:value-type="float" office:value="223">
            <text:p>223</text:p>
          </table:table-cell>
          <table:table-cell office:value-type="float" office:value="223">
            <text:p>223</text:p>
          </table:table-cell>
          <table:table-cell table:formula="of:=CONCATENATE(&quot;RES_&quot;;[.H68];&quot;_0.125W_1%_0805&quot;)" office:value-type="string" office:string-value="RES_223_0.125W_1%_0805">
            <text:p>RES_223_0.125W_1%_0805</text:p>
          </table:table-cell>
          <table:table-cell/>
          <table:table-cell table:style-name="ce3" table:formula="of:=[.A68]*10" office:value-type="float" office:value="2230">
            <text:p>2230</text:p>
          </table:table-cell>
          <table:table-cell table:style-name="ce3" office:value-type="float" office:value="2230">
            <text:p>2230</text:p>
          </table:table-cell>
          <table:table-cell table:style-name="ce3" table:formula="of:=CONCATENATE(&quot;RES_&quot;;[.L68];&quot;_0.125W_1%_0805&quot;)" office:value-type="string" office:string-value="RES_2230_0.125W_1%_0805">
            <text:p>RES_2230_0.125W_1%_0805</text:p>
          </table:table-cell>
          <table:table-cell table:style-name="ce3"/>
          <table:table-cell table:formula="of:=[.A68]*100" office:value-type="float" office:value="22300">
            <text:p>22300</text:p>
          </table:table-cell>
          <table:table-cell office:value-type="float" office:value="22300">
            <text:p>22300</text:p>
          </table:table-cell>
          <table:table-cell table:formula="of:=CONCATENATE(&quot;RES_&quot;;[.P68];&quot;_0.125W_1%_0805&quot;)" office:value-type="string" office:string-value="RES_22300_0.125W_1%_0805">
            <text:p>RES_22300_0.125W_1%_0805</text:p>
          </table:table-cell>
          <table:table-cell/>
          <table:table-cell table:formula="of:=[.A68]*1000" office:value-type="float" office:value="223000">
            <text:p>223000</text:p>
          </table:table-cell>
          <table:table-cell office:value-type="float" office:value="223000">
            <text:p>223000</text:p>
          </table:table-cell>
          <table:table-cell table:formula="of:=CONCATENATE(&quot;RES_&quot;;[.T68];&quot;_0.125W_1%_0805&quot;)" office:value-type="string" office:string-value="RES_223000_0.125W_1%_0805">
            <text:p>RES_223000_0.125W_1%_080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/>
          <table:table-cell table:formula="of:=[.A69]*0.1" office:value-type="float" office:value="22.6">
            <text:p>22,6</text:p>
          </table:table-cell>
          <table:table-cell office:value-type="string">
            <text:p>22R6</text:p>
          </table:table-cell>
          <table:table-cell table:style-name="ce2" table:formula="of:=CONCATENATE(&quot;RES_&quot;;[.D69];&quot;_0.125W_1%_0805&quot;)" office:value-type="string" office:string-value="RES_22R6_0.125W_1%_0805">
            <text:p>RES_22R6_0.125W_1%_0805</text:p>
          </table:table-cell>
          <table:table-cell table:style-name="ce2"/>
          <table:table-cell table:formula="of:=[.A69]*1" office:value-type="float" office:value="226">
            <text:p>226</text:p>
          </table:table-cell>
          <table:table-cell office:value-type="float" office:value="226">
            <text:p>226</text:p>
          </table:table-cell>
          <table:table-cell table:formula="of:=CONCATENATE(&quot;RES_&quot;;[.H69];&quot;_0.125W_1%_0805&quot;)" office:value-type="string" office:string-value="RES_226_0.125W_1%_0805">
            <text:p>RES_226_0.125W_1%_0805</text:p>
          </table:table-cell>
          <table:table-cell/>
          <table:table-cell table:style-name="ce3" table:formula="of:=[.A69]*10" office:value-type="float" office:value="2260">
            <text:p>2260</text:p>
          </table:table-cell>
          <table:table-cell table:style-name="ce3" office:value-type="float" office:value="2260">
            <text:p>2260</text:p>
          </table:table-cell>
          <table:table-cell table:style-name="ce3" table:formula="of:=CONCATENATE(&quot;RES_&quot;;[.L69];&quot;_0.125W_1%_0805&quot;)" office:value-type="string" office:string-value="RES_2260_0.125W_1%_0805">
            <text:p>RES_2260_0.125W_1%_0805</text:p>
          </table:table-cell>
          <table:table-cell table:style-name="ce3"/>
          <table:table-cell table:formula="of:=[.A69]*100" office:value-type="float" office:value="22600">
            <text:p>22600</text:p>
          </table:table-cell>
          <table:table-cell office:value-type="float" office:value="22600">
            <text:p>22600</text:p>
          </table:table-cell>
          <table:table-cell table:formula="of:=CONCATENATE(&quot;RES_&quot;;[.P69];&quot;_0.125W_1%_0805&quot;)" office:value-type="string" office:string-value="RES_22600_0.125W_1%_0805">
            <text:p>RES_22600_0.125W_1%_0805</text:p>
          </table:table-cell>
          <table:table-cell/>
          <table:table-cell table:formula="of:=[.A69]*1000" office:value-type="float" office:value="226000">
            <text:p>226000</text:p>
          </table:table-cell>
          <table:table-cell office:value-type="float" office:value="226000">
            <text:p>226000</text:p>
          </table:table-cell>
          <table:table-cell table:formula="of:=CONCATENATE(&quot;RES_&quot;;[.T69];&quot;_0.125W_1%_0805&quot;)" office:value-type="string" office:string-value="RES_226000_0.125W_1%_0805">
            <text:p>RES_226000_0.125W_1%_0805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/>
          <table:table-cell table:formula="of:=[.A70]*0.1" office:value-type="float" office:value="22.9">
            <text:p>22,9</text:p>
          </table:table-cell>
          <table:table-cell office:value-type="string">
            <text:p>22R9</text:p>
          </table:table-cell>
          <table:table-cell table:style-name="ce2" table:formula="of:=CONCATENATE(&quot;RES_&quot;;[.D70];&quot;_0.125W_1%_0805&quot;)" office:value-type="string" office:string-value="RES_22R9_0.125W_1%_0805">
            <text:p>RES_22R9_0.125W_1%_0805</text:p>
          </table:table-cell>
          <table:table-cell table:style-name="ce2"/>
          <table:table-cell table:formula="of:=[.A70]*1" office:value-type="float" office:value="229">
            <text:p>229</text:p>
          </table:table-cell>
          <table:table-cell office:value-type="float" office:value="229">
            <text:p>229</text:p>
          </table:table-cell>
          <table:table-cell table:formula="of:=CONCATENATE(&quot;RES_&quot;;[.H70];&quot;_0.125W_1%_0805&quot;)" office:value-type="string" office:string-value="RES_229_0.125W_1%_0805">
            <text:p>RES_229_0.125W_1%_0805</text:p>
          </table:table-cell>
          <table:table-cell/>
          <table:table-cell table:style-name="ce3" table:formula="of:=[.A70]*10" office:value-type="float" office:value="2290">
            <text:p>2290</text:p>
          </table:table-cell>
          <table:table-cell table:style-name="ce3" office:value-type="float" office:value="2290">
            <text:p>2290</text:p>
          </table:table-cell>
          <table:table-cell table:style-name="ce3" table:formula="of:=CONCATENATE(&quot;RES_&quot;;[.L70];&quot;_0.125W_1%_0805&quot;)" office:value-type="string" office:string-value="RES_2290_0.125W_1%_0805">
            <text:p>RES_2290_0.125W_1%_0805</text:p>
          </table:table-cell>
          <table:table-cell table:style-name="ce3"/>
          <table:table-cell table:formula="of:=[.A70]*100" office:value-type="float" office:value="22900">
            <text:p>22900</text:p>
          </table:table-cell>
          <table:table-cell office:value-type="float" office:value="22900">
            <text:p>22900</text:p>
          </table:table-cell>
          <table:table-cell table:formula="of:=CONCATENATE(&quot;RES_&quot;;[.P70];&quot;_0.125W_1%_0805&quot;)" office:value-type="string" office:string-value="RES_22900_0.125W_1%_0805">
            <text:p>RES_22900_0.125W_1%_0805</text:p>
          </table:table-cell>
          <table:table-cell/>
          <table:table-cell table:formula="of:=[.A70]*1000" office:value-type="float" office:value="229000">
            <text:p>229000</text:p>
          </table:table-cell>
          <table:table-cell office:value-type="float" office:value="229000">
            <text:p>229000</text:p>
          </table:table-cell>
          <table:table-cell table:formula="of:=CONCATENATE(&quot;RES_&quot;;[.T70];&quot;_0.125W_1%_0805&quot;)" office:value-type="string" office:string-value="RES_229000_0.125W_1%_0805">
            <text:p>RES_229000_0.125W_1%_080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/>
          <table:table-cell table:formula="of:=[.A71]*0.1" office:value-type="float" office:value="23.2">
            <text:p>23,2</text:p>
          </table:table-cell>
          <table:table-cell office:value-type="string">
            <text:p>23R2</text:p>
          </table:table-cell>
          <table:table-cell table:style-name="ce2" table:formula="of:=CONCATENATE(&quot;RES_&quot;;[.D71];&quot;_0.125W_1%_0805&quot;)" office:value-type="string" office:string-value="RES_23R2_0.125W_1%_0805">
            <text:p>RES_23R2_0.125W_1%_0805</text:p>
          </table:table-cell>
          <table:table-cell table:style-name="ce2"/>
          <table:table-cell table:formula="of:=[.A71]*1" office:value-type="float" office:value="232">
            <text:p>232</text:p>
          </table:table-cell>
          <table:table-cell office:value-type="float" office:value="232">
            <text:p>232</text:p>
          </table:table-cell>
          <table:table-cell table:formula="of:=CONCATENATE(&quot;RES_&quot;;[.H71];&quot;_0.125W_1%_0805&quot;)" office:value-type="string" office:string-value="RES_232_0.125W_1%_0805">
            <text:p>RES_232_0.125W_1%_0805</text:p>
          </table:table-cell>
          <table:table-cell/>
          <table:table-cell table:style-name="ce3" table:formula="of:=[.A71]*10" office:value-type="float" office:value="2320">
            <text:p>2320</text:p>
          </table:table-cell>
          <table:table-cell table:style-name="ce3" office:value-type="float" office:value="2320">
            <text:p>2320</text:p>
          </table:table-cell>
          <table:table-cell table:style-name="ce3" table:formula="of:=CONCATENATE(&quot;RES_&quot;;[.L71];&quot;_0.125W_1%_0805&quot;)" office:value-type="string" office:string-value="RES_2320_0.125W_1%_0805">
            <text:p>RES_2320_0.125W_1%_0805</text:p>
          </table:table-cell>
          <table:table-cell table:style-name="ce3"/>
          <table:table-cell table:formula="of:=[.A71]*100" office:value-type="float" office:value="23200">
            <text:p>23200</text:p>
          </table:table-cell>
          <table:table-cell office:value-type="float" office:value="23200">
            <text:p>23200</text:p>
          </table:table-cell>
          <table:table-cell table:formula="of:=CONCATENATE(&quot;RES_&quot;;[.P71];&quot;_0.125W_1%_0805&quot;)" office:value-type="string" office:string-value="RES_23200_0.125W_1%_0805">
            <text:p>RES_23200_0.125W_1%_0805</text:p>
          </table:table-cell>
          <table:table-cell/>
          <table:table-cell table:formula="of:=[.A71]*1000" office:value-type="float" office:value="232000">
            <text:p>232000</text:p>
          </table:table-cell>
          <table:table-cell office:value-type="float" office:value="232000">
            <text:p>232000</text:p>
          </table:table-cell>
          <table:table-cell table:formula="of:=CONCATENATE(&quot;RES_&quot;;[.T71];&quot;_0.125W_1%_0805&quot;)" office:value-type="string" office:string-value="RES_232000_0.125W_1%_0805">
            <text:p>RES_232000_0.125W_1%_0805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/>
          <table:table-cell table:formula="of:=[.A72]*0.1" office:value-type="float" office:value="23.4">
            <text:p>23,4</text:p>
          </table:table-cell>
          <table:table-cell office:value-type="string">
            <text:p>23R4</text:p>
          </table:table-cell>
          <table:table-cell table:style-name="ce2" table:formula="of:=CONCATENATE(&quot;RES_&quot;;[.D72];&quot;_0.125W_1%_0805&quot;)" office:value-type="string" office:string-value="RES_23R4_0.125W_1%_0805">
            <text:p>RES_23R4_0.125W_1%_0805</text:p>
          </table:table-cell>
          <table:table-cell table:style-name="ce2"/>
          <table:table-cell table:formula="of:=[.A72]*1" office:value-type="float" office:value="234">
            <text:p>234</text:p>
          </table:table-cell>
          <table:table-cell office:value-type="float" office:value="234">
            <text:p>234</text:p>
          </table:table-cell>
          <table:table-cell table:formula="of:=CONCATENATE(&quot;RES_&quot;;[.H72];&quot;_0.125W_1%_0805&quot;)" office:value-type="string" office:string-value="RES_234_0.125W_1%_0805">
            <text:p>RES_234_0.125W_1%_0805</text:p>
          </table:table-cell>
          <table:table-cell/>
          <table:table-cell table:style-name="ce3" table:formula="of:=[.A72]*10" office:value-type="float" office:value="2340">
            <text:p>2340</text:p>
          </table:table-cell>
          <table:table-cell table:style-name="ce3" office:value-type="float" office:value="2340">
            <text:p>2340</text:p>
          </table:table-cell>
          <table:table-cell table:style-name="ce3" table:formula="of:=CONCATENATE(&quot;RES_&quot;;[.L72];&quot;_0.125W_1%_0805&quot;)" office:value-type="string" office:string-value="RES_2340_0.125W_1%_0805">
            <text:p>RES_2340_0.125W_1%_0805</text:p>
          </table:table-cell>
          <table:table-cell table:style-name="ce3"/>
          <table:table-cell table:formula="of:=[.A72]*100" office:value-type="float" office:value="23400">
            <text:p>23400</text:p>
          </table:table-cell>
          <table:table-cell office:value-type="float" office:value="23400">
            <text:p>23400</text:p>
          </table:table-cell>
          <table:table-cell table:formula="of:=CONCATENATE(&quot;RES_&quot;;[.P72];&quot;_0.125W_1%_0805&quot;)" office:value-type="string" office:string-value="RES_23400_0.125W_1%_0805">
            <text:p>RES_23400_0.125W_1%_0805</text:p>
          </table:table-cell>
          <table:table-cell/>
          <table:table-cell table:formula="of:=[.A72]*1000" office:value-type="float" office:value="234000">
            <text:p>234000</text:p>
          </table:table-cell>
          <table:table-cell office:value-type="float" office:value="234000">
            <text:p>234000</text:p>
          </table:table-cell>
          <table:table-cell table:formula="of:=CONCATENATE(&quot;RES_&quot;;[.T72];&quot;_0.125W_1%_0805&quot;)" office:value-type="string" office:string-value="RES_234000_0.125W_1%_0805">
            <text:p>RES_234000_0.125W_1%_080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/>
          <table:table-cell table:formula="of:=[.A73]*0.1" office:value-type="float" office:value="23.7">
            <text:p>23,7</text:p>
          </table:table-cell>
          <table:table-cell office:value-type="string">
            <text:p>23R7</text:p>
          </table:table-cell>
          <table:table-cell table:style-name="ce2" table:formula="of:=CONCATENATE(&quot;RES_&quot;;[.D73];&quot;_0.125W_1%_0805&quot;)" office:value-type="string" office:string-value="RES_23R7_0.125W_1%_0805">
            <text:p>RES_23R7_0.125W_1%_0805</text:p>
          </table:table-cell>
          <table:table-cell table:style-name="ce2"/>
          <table:table-cell table:formula="of:=[.A73]*1" office:value-type="float" office:value="237">
            <text:p>237</text:p>
          </table:table-cell>
          <table:table-cell office:value-type="float" office:value="237">
            <text:p>237</text:p>
          </table:table-cell>
          <table:table-cell table:formula="of:=CONCATENATE(&quot;RES_&quot;;[.H73];&quot;_0.125W_1%_0805&quot;)" office:value-type="string" office:string-value="RES_237_0.125W_1%_0805">
            <text:p>RES_237_0.125W_1%_0805</text:p>
          </table:table-cell>
          <table:table-cell/>
          <table:table-cell table:style-name="ce3" table:formula="of:=[.A73]*10" office:value-type="float" office:value="2370">
            <text:p>2370</text:p>
          </table:table-cell>
          <table:table-cell table:style-name="ce3" office:value-type="float" office:value="2370">
            <text:p>2370</text:p>
          </table:table-cell>
          <table:table-cell table:style-name="ce3" table:formula="of:=CONCATENATE(&quot;RES_&quot;;[.L73];&quot;_0.125W_1%_0805&quot;)" office:value-type="string" office:string-value="RES_2370_0.125W_1%_0805">
            <text:p>RES_2370_0.125W_1%_0805</text:p>
          </table:table-cell>
          <table:table-cell table:style-name="ce3"/>
          <table:table-cell table:formula="of:=[.A73]*100" office:value-type="float" office:value="23700">
            <text:p>23700</text:p>
          </table:table-cell>
          <table:table-cell office:value-type="float" office:value="23700">
            <text:p>23700</text:p>
          </table:table-cell>
          <table:table-cell table:formula="of:=CONCATENATE(&quot;RES_&quot;;[.P73];&quot;_0.125W_1%_0805&quot;)" office:value-type="string" office:string-value="RES_23700_0.125W_1%_0805">
            <text:p>RES_23700_0.125W_1%_0805</text:p>
          </table:table-cell>
          <table:table-cell/>
          <table:table-cell table:formula="of:=[.A73]*1000" office:value-type="float" office:value="237000">
            <text:p>237000</text:p>
          </table:table-cell>
          <table:table-cell office:value-type="float" office:value="237000">
            <text:p>237000</text:p>
          </table:table-cell>
          <table:table-cell table:formula="of:=CONCATENATE(&quot;RES_&quot;;[.T73];&quot;_0.125W_1%_0805&quot;)" office:value-type="string" office:string-value="RES_237000_0.125W_1%_0805">
            <text:p>RES_237000_0.125W_1%_080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/>
          <table:table-cell table:formula="of:=[.A74]*0.1" office:value-type="float" office:value="24">
            <text:p>24</text:p>
          </table:table-cell>
          <table:table-cell office:value-type="string">
            <text:p>24R</text:p>
          </table:table-cell>
          <table:table-cell table:style-name="ce2" table:formula="of:=CONCATENATE(&quot;RES_&quot;;[.D74];&quot;_0.125W_1%_0805&quot;)" office:value-type="string" office:string-value="RES_24R_0.125W_1%_0805">
            <text:p>RES_24R_0.125W_1%_0805</text:p>
          </table:table-cell>
          <table:table-cell table:style-name="ce2"/>
          <table:table-cell table:formula="of:=[.A74]*1" office:value-type="float" office:value="240">
            <text:p>240</text:p>
          </table:table-cell>
          <table:table-cell office:value-type="float" office:value="240">
            <text:p>240</text:p>
          </table:table-cell>
          <table:table-cell table:formula="of:=CONCATENATE(&quot;RES_&quot;;[.H74];&quot;_0.125W_1%_0805&quot;)" office:value-type="string" office:string-value="RES_240_0.125W_1%_0805">
            <text:p>RES_240_0.125W_1%_0805</text:p>
          </table:table-cell>
          <table:table-cell/>
          <table:table-cell table:style-name="ce3" table:formula="of:=[.A74]*10" office:value-type="float" office:value="2400">
            <text:p>2400</text:p>
          </table:table-cell>
          <table:table-cell table:style-name="ce3" office:value-type="float" office:value="2400">
            <text:p>2400</text:p>
          </table:table-cell>
          <table:table-cell table:style-name="ce3" table:formula="of:=CONCATENATE(&quot;RES_&quot;;[.L74];&quot;_0.125W_1%_0805&quot;)" office:value-type="string" office:string-value="RES_2400_0.125W_1%_0805">
            <text:p>RES_2400_0.125W_1%_0805</text:p>
          </table:table-cell>
          <table:table-cell table:style-name="ce3"/>
          <table:table-cell table:formula="of:=[.A74]*100" office:value-type="float" office:value="24000">
            <text:p>24000</text:p>
          </table:table-cell>
          <table:table-cell office:value-type="float" office:value="24000">
            <text:p>24000</text:p>
          </table:table-cell>
          <table:table-cell table:formula="of:=CONCATENATE(&quot;RES_&quot;;[.P74];&quot;_0.125W_1%_0805&quot;)" office:value-type="string" office:string-value="RES_24000_0.125W_1%_0805">
            <text:p>RES_24000_0.125W_1%_0805</text:p>
          </table:table-cell>
          <table:table-cell/>
          <table:table-cell table:formula="of:=[.A74]*1000" office:value-type="float" office:value="240000">
            <text:p>240000</text:p>
          </table:table-cell>
          <table:table-cell office:value-type="float" office:value="240000">
            <text:p>240000</text:p>
          </table:table-cell>
          <table:table-cell table:formula="of:=CONCATENATE(&quot;RES_&quot;;[.T74];&quot;_0.125W_1%_0805&quot;)" office:value-type="string" office:string-value="RES_240000_0.125W_1%_0805">
            <text:p>RES_240000_0.125W_1%_0805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/>
          <table:table-cell table:formula="of:=[.A75]*0.1" office:value-type="float" office:value="24.3">
            <text:p>24,3</text:p>
          </table:table-cell>
          <table:table-cell office:value-type="string">
            <text:p>24R3</text:p>
          </table:table-cell>
          <table:table-cell table:style-name="ce2" table:formula="of:=CONCATENATE(&quot;RES_&quot;;[.D75];&quot;_0.125W_1%_0805&quot;)" office:value-type="string" office:string-value="RES_24R3_0.125W_1%_0805">
            <text:p>RES_24R3_0.125W_1%_0805</text:p>
          </table:table-cell>
          <table:table-cell table:style-name="ce2"/>
          <table:table-cell table:formula="of:=[.A75]*1" office:value-type="float" office:value="243">
            <text:p>243</text:p>
          </table:table-cell>
          <table:table-cell office:value-type="float" office:value="243">
            <text:p>243</text:p>
          </table:table-cell>
          <table:table-cell table:formula="of:=CONCATENATE(&quot;RES_&quot;;[.H75];&quot;_0.125W_1%_0805&quot;)" office:value-type="string" office:string-value="RES_243_0.125W_1%_0805">
            <text:p>RES_243_0.125W_1%_0805</text:p>
          </table:table-cell>
          <table:table-cell/>
          <table:table-cell table:style-name="ce3" table:formula="of:=[.A75]*10" office:value-type="float" office:value="2430">
            <text:p>2430</text:p>
          </table:table-cell>
          <table:table-cell table:style-name="ce3" office:value-type="float" office:value="2430">
            <text:p>2430</text:p>
          </table:table-cell>
          <table:table-cell table:style-name="ce3" table:formula="of:=CONCATENATE(&quot;RES_&quot;;[.L75];&quot;_0.125W_1%_0805&quot;)" office:value-type="string" office:string-value="RES_2430_0.125W_1%_0805">
            <text:p>RES_2430_0.125W_1%_0805</text:p>
          </table:table-cell>
          <table:table-cell table:style-name="ce3"/>
          <table:table-cell table:formula="of:=[.A75]*100" office:value-type="float" office:value="24300">
            <text:p>24300</text:p>
          </table:table-cell>
          <table:table-cell office:value-type="float" office:value="24300">
            <text:p>24300</text:p>
          </table:table-cell>
          <table:table-cell table:formula="of:=CONCATENATE(&quot;RES_&quot;;[.P75];&quot;_0.125W_1%_0805&quot;)" office:value-type="string" office:string-value="RES_24300_0.125W_1%_0805">
            <text:p>RES_24300_0.125W_1%_0805</text:p>
          </table:table-cell>
          <table:table-cell/>
          <table:table-cell table:formula="of:=[.A75]*1000" office:value-type="float" office:value="243000">
            <text:p>243000</text:p>
          </table:table-cell>
          <table:table-cell office:value-type="float" office:value="243000">
            <text:p>243000</text:p>
          </table:table-cell>
          <table:table-cell table:formula="of:=CONCATENATE(&quot;RES_&quot;;[.T75];&quot;_0.125W_1%_0805&quot;)" office:value-type="string" office:string-value="RES_243000_0.125W_1%_0805">
            <text:p>RES_243000_0.125W_1%_0805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/>
          <table:table-cell table:formula="of:=[.A76]*0.1" office:value-type="float" office:value="24.6">
            <text:p>24,6</text:p>
          </table:table-cell>
          <table:table-cell office:value-type="string">
            <text:p>24R6</text:p>
          </table:table-cell>
          <table:table-cell table:style-name="ce2" table:formula="of:=CONCATENATE(&quot;RES_&quot;;[.D76];&quot;_0.125W_1%_0805&quot;)" office:value-type="string" office:string-value="RES_24R6_0.125W_1%_0805">
            <text:p>RES_24R6_0.125W_1%_0805</text:p>
          </table:table-cell>
          <table:table-cell table:style-name="ce2"/>
          <table:table-cell table:formula="of:=[.A76]*1" office:value-type="float" office:value="246">
            <text:p>246</text:p>
          </table:table-cell>
          <table:table-cell office:value-type="float" office:value="246">
            <text:p>246</text:p>
          </table:table-cell>
          <table:table-cell table:formula="of:=CONCATENATE(&quot;RES_&quot;;[.H76];&quot;_0.125W_1%_0805&quot;)" office:value-type="string" office:string-value="RES_246_0.125W_1%_0805">
            <text:p>RES_246_0.125W_1%_0805</text:p>
          </table:table-cell>
          <table:table-cell/>
          <table:table-cell table:style-name="ce3" table:formula="of:=[.A76]*10" office:value-type="float" office:value="2460">
            <text:p>2460</text:p>
          </table:table-cell>
          <table:table-cell table:style-name="ce3" office:value-type="float" office:value="2460">
            <text:p>2460</text:p>
          </table:table-cell>
          <table:table-cell table:style-name="ce3" table:formula="of:=CONCATENATE(&quot;RES_&quot;;[.L76];&quot;_0.125W_1%_0805&quot;)" office:value-type="string" office:string-value="RES_2460_0.125W_1%_0805">
            <text:p>RES_2460_0.125W_1%_0805</text:p>
          </table:table-cell>
          <table:table-cell table:style-name="ce3"/>
          <table:table-cell table:formula="of:=[.A76]*100" office:value-type="float" office:value="24600">
            <text:p>24600</text:p>
          </table:table-cell>
          <table:table-cell office:value-type="float" office:value="24600">
            <text:p>24600</text:p>
          </table:table-cell>
          <table:table-cell table:formula="of:=CONCATENATE(&quot;RES_&quot;;[.P76];&quot;_0.125W_1%_0805&quot;)" office:value-type="string" office:string-value="RES_24600_0.125W_1%_0805">
            <text:p>RES_24600_0.125W_1%_0805</text:p>
          </table:table-cell>
          <table:table-cell/>
          <table:table-cell table:formula="of:=[.A76]*1000" office:value-type="float" office:value="246000">
            <text:p>246000</text:p>
          </table:table-cell>
          <table:table-cell office:value-type="float" office:value="246000">
            <text:p>246000</text:p>
          </table:table-cell>
          <table:table-cell table:formula="of:=CONCATENATE(&quot;RES_&quot;;[.T76];&quot;_0.125W_1%_0805&quot;)" office:value-type="string" office:string-value="RES_246000_0.125W_1%_0805">
            <text:p>RES_246000_0.125W_1%_0805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/>
          <table:table-cell table:formula="of:=[.A77]*0.1" office:value-type="float" office:value="24.9">
            <text:p>24,9</text:p>
          </table:table-cell>
          <table:table-cell office:value-type="string">
            <text:p>24R9</text:p>
          </table:table-cell>
          <table:table-cell table:style-name="ce2" table:formula="of:=CONCATENATE(&quot;RES_&quot;;[.D77];&quot;_0.125W_1%_0805&quot;)" office:value-type="string" office:string-value="RES_24R9_0.125W_1%_0805">
            <text:p>RES_24R9_0.125W_1%_0805</text:p>
          </table:table-cell>
          <table:table-cell table:style-name="ce2"/>
          <table:table-cell table:formula="of:=[.A77]*1" office:value-type="float" office:value="249">
            <text:p>249</text:p>
          </table:table-cell>
          <table:table-cell office:value-type="float" office:value="249">
            <text:p>249</text:p>
          </table:table-cell>
          <table:table-cell table:formula="of:=CONCATENATE(&quot;RES_&quot;;[.H77];&quot;_0.125W_1%_0805&quot;)" office:value-type="string" office:string-value="RES_249_0.125W_1%_0805">
            <text:p>RES_249_0.125W_1%_0805</text:p>
          </table:table-cell>
          <table:table-cell/>
          <table:table-cell table:style-name="ce3" table:formula="of:=[.A77]*10" office:value-type="float" office:value="2490">
            <text:p>2490</text:p>
          </table:table-cell>
          <table:table-cell table:style-name="ce3" office:value-type="float" office:value="2490">
            <text:p>2490</text:p>
          </table:table-cell>
          <table:table-cell table:style-name="ce3" table:formula="of:=CONCATENATE(&quot;RES_&quot;;[.L77];&quot;_0.125W_1%_0805&quot;)" office:value-type="string" office:string-value="RES_2490_0.125W_1%_0805">
            <text:p>RES_2490_0.125W_1%_0805</text:p>
          </table:table-cell>
          <table:table-cell table:style-name="ce3"/>
          <table:table-cell table:formula="of:=[.A77]*100" office:value-type="float" office:value="24900">
            <text:p>24900</text:p>
          </table:table-cell>
          <table:table-cell office:value-type="float" office:value="24900">
            <text:p>24900</text:p>
          </table:table-cell>
          <table:table-cell table:formula="of:=CONCATENATE(&quot;RES_&quot;;[.P77];&quot;_0.125W_1%_0805&quot;)" office:value-type="string" office:string-value="RES_24900_0.125W_1%_0805">
            <text:p>RES_24900_0.125W_1%_0805</text:p>
          </table:table-cell>
          <table:table-cell/>
          <table:table-cell table:formula="of:=[.A77]*1000" office:value-type="float" office:value="249000">
            <text:p>249000</text:p>
          </table:table-cell>
          <table:table-cell office:value-type="float" office:value="249000">
            <text:p>249000</text:p>
          </table:table-cell>
          <table:table-cell table:formula="of:=CONCATENATE(&quot;RES_&quot;;[.T77];&quot;_0.125W_1%_0805&quot;)" office:value-type="string" office:string-value="RES_249000_0.125W_1%_0805">
            <text:p>RES_249000_0.125W_1%_0805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/>
          <table:table-cell table:formula="of:=[.A78]*0.1" office:value-type="float" office:value="25.2">
            <text:p>25,2</text:p>
          </table:table-cell>
          <table:table-cell office:value-type="string">
            <text:p>25R2</text:p>
          </table:table-cell>
          <table:table-cell table:style-name="ce2" table:formula="of:=CONCATENATE(&quot;RES_&quot;;[.D78];&quot;_0.125W_1%_0805&quot;)" office:value-type="string" office:string-value="RES_25R2_0.125W_1%_0805">
            <text:p>RES_25R2_0.125W_1%_0805</text:p>
          </table:table-cell>
          <table:table-cell table:style-name="ce2"/>
          <table:table-cell table:formula="of:=[.A78]*1" office:value-type="float" office:value="252">
            <text:p>252</text:p>
          </table:table-cell>
          <table:table-cell office:value-type="float" office:value="252">
            <text:p>252</text:p>
          </table:table-cell>
          <table:table-cell table:formula="of:=CONCATENATE(&quot;RES_&quot;;[.H78];&quot;_0.125W_1%_0805&quot;)" office:value-type="string" office:string-value="RES_252_0.125W_1%_0805">
            <text:p>RES_252_0.125W_1%_0805</text:p>
          </table:table-cell>
          <table:table-cell/>
          <table:table-cell table:style-name="ce3" table:formula="of:=[.A78]*10" office:value-type="float" office:value="2520">
            <text:p>2520</text:p>
          </table:table-cell>
          <table:table-cell table:style-name="ce3" office:value-type="float" office:value="2520">
            <text:p>2520</text:p>
          </table:table-cell>
          <table:table-cell table:style-name="ce3" table:formula="of:=CONCATENATE(&quot;RES_&quot;;[.L78];&quot;_0.125W_1%_0805&quot;)" office:value-type="string" office:string-value="RES_2520_0.125W_1%_0805">
            <text:p>RES_2520_0.125W_1%_0805</text:p>
          </table:table-cell>
          <table:table-cell table:style-name="ce3"/>
          <table:table-cell table:formula="of:=[.A78]*100" office:value-type="float" office:value="25200">
            <text:p>25200</text:p>
          </table:table-cell>
          <table:table-cell office:value-type="float" office:value="25200">
            <text:p>25200</text:p>
          </table:table-cell>
          <table:table-cell table:formula="of:=CONCATENATE(&quot;RES_&quot;;[.P78];&quot;_0.125W_1%_0805&quot;)" office:value-type="string" office:string-value="RES_25200_0.125W_1%_0805">
            <text:p>RES_25200_0.125W_1%_0805</text:p>
          </table:table-cell>
          <table:table-cell/>
          <table:table-cell table:formula="of:=[.A78]*1000" office:value-type="float" office:value="252000">
            <text:p>252000</text:p>
          </table:table-cell>
          <table:table-cell office:value-type="float" office:value="252000">
            <text:p>252000</text:p>
          </table:table-cell>
          <table:table-cell table:formula="of:=CONCATENATE(&quot;RES_&quot;;[.T78];&quot;_0.125W_1%_0805&quot;)" office:value-type="string" office:string-value="RES_252000_0.125W_1%_0805">
            <text:p>RES_252000_0.125W_1%_080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/>
          <table:table-cell table:formula="of:=[.A79]*0.1" office:value-type="float" office:value="25.5">
            <text:p>25,5</text:p>
          </table:table-cell>
          <table:table-cell office:value-type="string">
            <text:p>25R5</text:p>
          </table:table-cell>
          <table:table-cell table:style-name="ce2" table:formula="of:=CONCATENATE(&quot;RES_&quot;;[.D79];&quot;_0.125W_1%_0805&quot;)" office:value-type="string" office:string-value="RES_25R5_0.125W_1%_0805">
            <text:p>RES_25R5_0.125W_1%_0805</text:p>
          </table:table-cell>
          <table:table-cell table:style-name="ce2"/>
          <table:table-cell table:formula="of:=[.A79]*1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RES_&quot;;[.H79];&quot;_0.125W_1%_0805&quot;)" office:value-type="string" office:string-value="RES_255_0.125W_1%_0805">
            <text:p>RES_255_0.125W_1%_0805</text:p>
          </table:table-cell>
          <table:table-cell/>
          <table:table-cell table:style-name="ce3" table:formula="of:=[.A79]*10" office:value-type="float" office:value="2550">
            <text:p>2550</text:p>
          </table:table-cell>
          <table:table-cell table:style-name="ce3" office:value-type="float" office:value="2550">
            <text:p>2550</text:p>
          </table:table-cell>
          <table:table-cell table:style-name="ce3" table:formula="of:=CONCATENATE(&quot;RES_&quot;;[.L79];&quot;_0.125W_1%_0805&quot;)" office:value-type="string" office:string-value="RES_2550_0.125W_1%_0805">
            <text:p>RES_2550_0.125W_1%_0805</text:p>
          </table:table-cell>
          <table:table-cell table:style-name="ce3"/>
          <table:table-cell table:formula="of:=[.A79]*100" office:value-type="float" office:value="25500">
            <text:p>25500</text:p>
          </table:table-cell>
          <table:table-cell office:value-type="float" office:value="25500">
            <text:p>25500</text:p>
          </table:table-cell>
          <table:table-cell table:formula="of:=CONCATENATE(&quot;RES_&quot;;[.P79];&quot;_0.125W_1%_0805&quot;)" office:value-type="string" office:string-value="RES_25500_0.125W_1%_0805">
            <text:p>RES_25500_0.125W_1%_0805</text:p>
          </table:table-cell>
          <table:table-cell/>
          <table:table-cell table:formula="of:=[.A79]*1000" office:value-type="float" office:value="255000">
            <text:p>255000</text:p>
          </table:table-cell>
          <table:table-cell office:value-type="float" office:value="255000">
            <text:p>255000</text:p>
          </table:table-cell>
          <table:table-cell table:formula="of:=CONCATENATE(&quot;RES_&quot;;[.T79];&quot;_0.125W_1%_0805&quot;)" office:value-type="string" office:string-value="RES_255000_0.125W_1%_0805">
            <text:p>RES_255000_0.125W_1%_0805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/>
          <table:table-cell table:formula="of:=[.A80]*0.1" office:value-type="float" office:value="25.8">
            <text:p>25,8</text:p>
          </table:table-cell>
          <table:table-cell office:value-type="string">
            <text:p>25R8</text:p>
          </table:table-cell>
          <table:table-cell table:style-name="ce2" table:formula="of:=CONCATENATE(&quot;RES_&quot;;[.D80];&quot;_0.125W_1%_0805&quot;)" office:value-type="string" office:string-value="RES_25R8_0.125W_1%_0805">
            <text:p>RES_25R8_0.125W_1%_0805</text:p>
          </table:table-cell>
          <table:table-cell table:style-name="ce2"/>
          <table:table-cell table:formula="of:=[.A80]*1" office:value-type="float" office:value="258">
            <text:p>258</text:p>
          </table:table-cell>
          <table:table-cell office:value-type="float" office:value="258">
            <text:p>258</text:p>
          </table:table-cell>
          <table:table-cell table:formula="of:=CONCATENATE(&quot;RES_&quot;;[.H80];&quot;_0.125W_1%_0805&quot;)" office:value-type="string" office:string-value="RES_258_0.125W_1%_0805">
            <text:p>RES_258_0.125W_1%_0805</text:p>
          </table:table-cell>
          <table:table-cell/>
          <table:table-cell table:style-name="ce3" table:formula="of:=[.A80]*10" office:value-type="float" office:value="2580">
            <text:p>2580</text:p>
          </table:table-cell>
          <table:table-cell table:style-name="ce3" office:value-type="float" office:value="2580">
            <text:p>2580</text:p>
          </table:table-cell>
          <table:table-cell table:style-name="ce3" table:formula="of:=CONCATENATE(&quot;RES_&quot;;[.L80];&quot;_0.125W_1%_0805&quot;)" office:value-type="string" office:string-value="RES_2580_0.125W_1%_0805">
            <text:p>RES_2580_0.125W_1%_0805</text:p>
          </table:table-cell>
          <table:table-cell table:style-name="ce3"/>
          <table:table-cell table:formula="of:=[.A80]*100" office:value-type="float" office:value="25800">
            <text:p>25800</text:p>
          </table:table-cell>
          <table:table-cell office:value-type="float" office:value="25800">
            <text:p>25800</text:p>
          </table:table-cell>
          <table:table-cell table:formula="of:=CONCATENATE(&quot;RES_&quot;;[.P80];&quot;_0.125W_1%_0805&quot;)" office:value-type="string" office:string-value="RES_25800_0.125W_1%_0805">
            <text:p>RES_25800_0.125W_1%_0805</text:p>
          </table:table-cell>
          <table:table-cell/>
          <table:table-cell table:formula="of:=[.A80]*1000" office:value-type="float" office:value="258000">
            <text:p>258000</text:p>
          </table:table-cell>
          <table:table-cell office:value-type="float" office:value="258000">
            <text:p>258000</text:p>
          </table:table-cell>
          <table:table-cell table:formula="of:=CONCATENATE(&quot;RES_&quot;;[.T80];&quot;_0.125W_1%_0805&quot;)" office:value-type="string" office:string-value="RES_258000_0.125W_1%_0805">
            <text:p>RES_258000_0.125W_1%_0805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/>
          <table:table-cell table:formula="of:=[.A81]*0.1" office:value-type="float" office:value="26.1">
            <text:p>26,1</text:p>
          </table:table-cell>
          <table:table-cell office:value-type="string">
            <text:p>26R1</text:p>
          </table:table-cell>
          <table:table-cell table:style-name="ce2" table:formula="of:=CONCATENATE(&quot;RES_&quot;;[.D81];&quot;_0.125W_1%_0805&quot;)" office:value-type="string" office:string-value="RES_26R1_0.125W_1%_0805">
            <text:p>RES_26R1_0.125W_1%_0805</text:p>
          </table:table-cell>
          <table:table-cell table:style-name="ce2"/>
          <table:table-cell table:formula="of:=[.A81]*1" office:value-type="float" office:value="261">
            <text:p>261</text:p>
          </table:table-cell>
          <table:table-cell office:value-type="float" office:value="261">
            <text:p>261</text:p>
          </table:table-cell>
          <table:table-cell table:formula="of:=CONCATENATE(&quot;RES_&quot;;[.H81];&quot;_0.125W_1%_0805&quot;)" office:value-type="string" office:string-value="RES_261_0.125W_1%_0805">
            <text:p>RES_261_0.125W_1%_0805</text:p>
          </table:table-cell>
          <table:table-cell/>
          <table:table-cell table:style-name="ce3" table:formula="of:=[.A81]*10" office:value-type="float" office:value="2610">
            <text:p>2610</text:p>
          </table:table-cell>
          <table:table-cell table:style-name="ce3" office:value-type="float" office:value="2610">
            <text:p>2610</text:p>
          </table:table-cell>
          <table:table-cell table:style-name="ce3" table:formula="of:=CONCATENATE(&quot;RES_&quot;;[.L81];&quot;_0.125W_1%_0805&quot;)" office:value-type="string" office:string-value="RES_2610_0.125W_1%_0805">
            <text:p>RES_2610_0.125W_1%_0805</text:p>
          </table:table-cell>
          <table:table-cell table:style-name="ce3"/>
          <table:table-cell table:formula="of:=[.A81]*100" office:value-type="float" office:value="26100">
            <text:p>26100</text:p>
          </table:table-cell>
          <table:table-cell office:value-type="float" office:value="26100">
            <text:p>26100</text:p>
          </table:table-cell>
          <table:table-cell table:formula="of:=CONCATENATE(&quot;RES_&quot;;[.P81];&quot;_0.125W_1%_0805&quot;)" office:value-type="string" office:string-value="RES_26100_0.125W_1%_0805">
            <text:p>RES_26100_0.125W_1%_0805</text:p>
          </table:table-cell>
          <table:table-cell/>
          <table:table-cell table:formula="of:=[.A81]*1000" office:value-type="float" office:value="261000">
            <text:p>261000</text:p>
          </table:table-cell>
          <table:table-cell office:value-type="float" office:value="261000">
            <text:p>261000</text:p>
          </table:table-cell>
          <table:table-cell table:formula="of:=CONCATENATE(&quot;RES_&quot;;[.T81];&quot;_0.125W_1%_0805&quot;)" office:value-type="string" office:string-value="RES_261000_0.125W_1%_0805">
            <text:p>RES_261000_0.125W_1%_080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/>
          <table:table-cell table:formula="of:=[.A82]*0.1" office:value-type="float" office:value="26.4">
            <text:p>26,4</text:p>
          </table:table-cell>
          <table:table-cell office:value-type="string">
            <text:p>26R4</text:p>
          </table:table-cell>
          <table:table-cell table:style-name="ce2" table:formula="of:=CONCATENATE(&quot;RES_&quot;;[.D82];&quot;_0.125W_1%_0805&quot;)" office:value-type="string" office:string-value="RES_26R4_0.125W_1%_0805">
            <text:p>RES_26R4_0.125W_1%_0805</text:p>
          </table:table-cell>
          <table:table-cell table:style-name="ce2"/>
          <table:table-cell table:formula="of:=[.A82]*1" office:value-type="float" office:value="264">
            <text:p>264</text:p>
          </table:table-cell>
          <table:table-cell office:value-type="float" office:value="264">
            <text:p>264</text:p>
          </table:table-cell>
          <table:table-cell table:formula="of:=CONCATENATE(&quot;RES_&quot;;[.H82];&quot;_0.125W_1%_0805&quot;)" office:value-type="string" office:string-value="RES_264_0.125W_1%_0805">
            <text:p>RES_264_0.125W_1%_0805</text:p>
          </table:table-cell>
          <table:table-cell/>
          <table:table-cell table:style-name="ce3" table:formula="of:=[.A82]*10" office:value-type="float" office:value="2640">
            <text:p>2640</text:p>
          </table:table-cell>
          <table:table-cell table:style-name="ce3" office:value-type="float" office:value="2640">
            <text:p>2640</text:p>
          </table:table-cell>
          <table:table-cell table:style-name="ce3" table:formula="of:=CONCATENATE(&quot;RES_&quot;;[.L82];&quot;_0.125W_1%_0805&quot;)" office:value-type="string" office:string-value="RES_2640_0.125W_1%_0805">
            <text:p>RES_2640_0.125W_1%_0805</text:p>
          </table:table-cell>
          <table:table-cell table:style-name="ce3"/>
          <table:table-cell table:formula="of:=[.A82]*100" office:value-type="float" office:value="26400">
            <text:p>26400</text:p>
          </table:table-cell>
          <table:table-cell office:value-type="float" office:value="26400">
            <text:p>26400</text:p>
          </table:table-cell>
          <table:table-cell table:formula="of:=CONCATENATE(&quot;RES_&quot;;[.P82];&quot;_0.125W_1%_0805&quot;)" office:value-type="string" office:string-value="RES_26400_0.125W_1%_0805">
            <text:p>RES_26400_0.125W_1%_0805</text:p>
          </table:table-cell>
          <table:table-cell/>
          <table:table-cell table:formula="of:=[.A82]*1000" office:value-type="float" office:value="264000">
            <text:p>264000</text:p>
          </table:table-cell>
          <table:table-cell office:value-type="float" office:value="264000">
            <text:p>264000</text:p>
          </table:table-cell>
          <table:table-cell table:formula="of:=CONCATENATE(&quot;RES_&quot;;[.T82];&quot;_0.125W_1%_0805&quot;)" office:value-type="string" office:string-value="RES_264000_0.125W_1%_0805">
            <text:p>RES_264000_0.125W_1%_080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/>
          <table:table-cell table:formula="of:=[.A83]*0.1" office:value-type="float" office:value="26.7">
            <text:p>26,7</text:p>
          </table:table-cell>
          <table:table-cell office:value-type="string">
            <text:p>26R7</text:p>
          </table:table-cell>
          <table:table-cell table:style-name="ce2" table:formula="of:=CONCATENATE(&quot;RES_&quot;;[.D83];&quot;_0.125W_1%_0805&quot;)" office:value-type="string" office:string-value="RES_26R7_0.125W_1%_0805">
            <text:p>RES_26R7_0.125W_1%_0805</text:p>
          </table:table-cell>
          <table:table-cell table:style-name="ce2"/>
          <table:table-cell table:formula="of:=[.A83]*1" office:value-type="float" office:value="267">
            <text:p>267</text:p>
          </table:table-cell>
          <table:table-cell office:value-type="float" office:value="267">
            <text:p>267</text:p>
          </table:table-cell>
          <table:table-cell table:formula="of:=CONCATENATE(&quot;RES_&quot;;[.H83];&quot;_0.125W_1%_0805&quot;)" office:value-type="string" office:string-value="RES_267_0.125W_1%_0805">
            <text:p>RES_267_0.125W_1%_0805</text:p>
          </table:table-cell>
          <table:table-cell/>
          <table:table-cell table:style-name="ce3" table:formula="of:=[.A83]*10" office:value-type="float" office:value="2670">
            <text:p>2670</text:p>
          </table:table-cell>
          <table:table-cell table:style-name="ce3" office:value-type="float" office:value="2670">
            <text:p>2670</text:p>
          </table:table-cell>
          <table:table-cell table:style-name="ce3" table:formula="of:=CONCATENATE(&quot;RES_&quot;;[.L83];&quot;_0.125W_1%_0805&quot;)" office:value-type="string" office:string-value="RES_2670_0.125W_1%_0805">
            <text:p>RES_2670_0.125W_1%_0805</text:p>
          </table:table-cell>
          <table:table-cell table:style-name="ce3"/>
          <table:table-cell table:formula="of:=[.A83]*100" office:value-type="float" office:value="26700">
            <text:p>26700</text:p>
          </table:table-cell>
          <table:table-cell office:value-type="float" office:value="26700">
            <text:p>26700</text:p>
          </table:table-cell>
          <table:table-cell table:formula="of:=CONCATENATE(&quot;RES_&quot;;[.P83];&quot;_0.125W_1%_0805&quot;)" office:value-type="string" office:string-value="RES_26700_0.125W_1%_0805">
            <text:p>RES_26700_0.125W_1%_0805</text:p>
          </table:table-cell>
          <table:table-cell/>
          <table:table-cell table:formula="of:=[.A83]*1000" office:value-type="float" office:value="267000">
            <text:p>267000</text:p>
          </table:table-cell>
          <table:table-cell office:value-type="float" office:value="267000">
            <text:p>267000</text:p>
          </table:table-cell>
          <table:table-cell table:formula="of:=CONCATENATE(&quot;RES_&quot;;[.T83];&quot;_0.125W_1%_0805&quot;)" office:value-type="string" office:string-value="RES_267000_0.125W_1%_0805">
            <text:p>RES_267000_0.125W_1%_080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/>
          <table:table-cell table:formula="of:=[.A84]*0.1" office:value-type="float" office:value="27.1">
            <text:p>27,1</text:p>
          </table:table-cell>
          <table:table-cell office:value-type="string">
            <text:p>27R1</text:p>
          </table:table-cell>
          <table:table-cell table:style-name="ce2" table:formula="of:=CONCATENATE(&quot;RES_&quot;;[.D84];&quot;_0.125W_1%_0805&quot;)" office:value-type="string" office:string-value="RES_27R1_0.125W_1%_0805">
            <text:p>RES_27R1_0.125W_1%_0805</text:p>
          </table:table-cell>
          <table:table-cell table:style-name="ce2"/>
          <table:table-cell table:formula="of:=[.A84]*1" office:value-type="float" office:value="271">
            <text:p>271</text:p>
          </table:table-cell>
          <table:table-cell office:value-type="float" office:value="271">
            <text:p>271</text:p>
          </table:table-cell>
          <table:table-cell table:formula="of:=CONCATENATE(&quot;RES_&quot;;[.H84];&quot;_0.125W_1%_0805&quot;)" office:value-type="string" office:string-value="RES_271_0.125W_1%_0805">
            <text:p>RES_271_0.125W_1%_0805</text:p>
          </table:table-cell>
          <table:table-cell/>
          <table:table-cell table:style-name="ce3" table:formula="of:=[.A84]*10" office:value-type="float" office:value="2710">
            <text:p>2710</text:p>
          </table:table-cell>
          <table:table-cell table:style-name="ce3" office:value-type="float" office:value="2710">
            <text:p>2710</text:p>
          </table:table-cell>
          <table:table-cell table:style-name="ce3" table:formula="of:=CONCATENATE(&quot;RES_&quot;;[.L84];&quot;_0.125W_1%_0805&quot;)" office:value-type="string" office:string-value="RES_2710_0.125W_1%_0805">
            <text:p>RES_2710_0.125W_1%_0805</text:p>
          </table:table-cell>
          <table:table-cell table:style-name="ce3"/>
          <table:table-cell table:formula="of:=[.A84]*100" office:value-type="float" office:value="27100">
            <text:p>27100</text:p>
          </table:table-cell>
          <table:table-cell office:value-type="float" office:value="27100">
            <text:p>27100</text:p>
          </table:table-cell>
          <table:table-cell table:formula="of:=CONCATENATE(&quot;RES_&quot;;[.P84];&quot;_0.125W_1%_0805&quot;)" office:value-type="string" office:string-value="RES_27100_0.125W_1%_0805">
            <text:p>RES_27100_0.125W_1%_0805</text:p>
          </table:table-cell>
          <table:table-cell/>
          <table:table-cell table:formula="of:=[.A84]*1000" office:value-type="float" office:value="271000">
            <text:p>271000</text:p>
          </table:table-cell>
          <table:table-cell office:value-type="float" office:value="271000">
            <text:p>271000</text:p>
          </table:table-cell>
          <table:table-cell table:formula="of:=CONCATENATE(&quot;RES_&quot;;[.T84];&quot;_0.125W_1%_0805&quot;)" office:value-type="string" office:string-value="RES_271000_0.125W_1%_0805">
            <text:p>RES_271000_0.125W_1%_0805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/>
          <table:table-cell table:formula="of:=[.A85]*0.1" office:value-type="float" office:value="27.4">
            <text:p>27,4</text:p>
          </table:table-cell>
          <table:table-cell office:value-type="string">
            <text:p>27R4</text:p>
          </table:table-cell>
          <table:table-cell table:style-name="ce2" table:formula="of:=CONCATENATE(&quot;RES_&quot;;[.D85];&quot;_0.125W_1%_0805&quot;)" office:value-type="string" office:string-value="RES_27R4_0.125W_1%_0805">
            <text:p>RES_27R4_0.125W_1%_0805</text:p>
          </table:table-cell>
          <table:table-cell table:style-name="ce2"/>
          <table:table-cell table:formula="of:=[.A85]*1" office:value-type="float" office:value="274">
            <text:p>274</text:p>
          </table:table-cell>
          <table:table-cell office:value-type="float" office:value="274">
            <text:p>274</text:p>
          </table:table-cell>
          <table:table-cell table:formula="of:=CONCATENATE(&quot;RES_&quot;;[.H85];&quot;_0.125W_1%_0805&quot;)" office:value-type="string" office:string-value="RES_274_0.125W_1%_0805">
            <text:p>RES_274_0.125W_1%_0805</text:p>
          </table:table-cell>
          <table:table-cell/>
          <table:table-cell table:style-name="ce3" table:formula="of:=[.A85]*10" office:value-type="float" office:value="2740">
            <text:p>2740</text:p>
          </table:table-cell>
          <table:table-cell table:style-name="ce3" office:value-type="float" office:value="2740">
            <text:p>2740</text:p>
          </table:table-cell>
          <table:table-cell table:style-name="ce3" table:formula="of:=CONCATENATE(&quot;RES_&quot;;[.L85];&quot;_0.125W_1%_0805&quot;)" office:value-type="string" office:string-value="RES_2740_0.125W_1%_0805">
            <text:p>RES_2740_0.125W_1%_0805</text:p>
          </table:table-cell>
          <table:table-cell table:style-name="ce3"/>
          <table:table-cell table:formula="of:=[.A85]*100" office:value-type="float" office:value="27400">
            <text:p>27400</text:p>
          </table:table-cell>
          <table:table-cell office:value-type="float" office:value="27400">
            <text:p>27400</text:p>
          </table:table-cell>
          <table:table-cell table:formula="of:=CONCATENATE(&quot;RES_&quot;;[.P85];&quot;_0.125W_1%_0805&quot;)" office:value-type="string" office:string-value="RES_27400_0.125W_1%_0805">
            <text:p>RES_27400_0.125W_1%_0805</text:p>
          </table:table-cell>
          <table:table-cell/>
          <table:table-cell table:formula="of:=[.A85]*1000" office:value-type="float" office:value="274000">
            <text:p>274000</text:p>
          </table:table-cell>
          <table:table-cell office:value-type="float" office:value="274000">
            <text:p>274000</text:p>
          </table:table-cell>
          <table:table-cell table:formula="of:=CONCATENATE(&quot;RES_&quot;;[.T85];&quot;_0.125W_1%_0805&quot;)" office:value-type="string" office:string-value="RES_274000_0.125W_1%_0805">
            <text:p>RES_274000_0.125W_1%_0805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/>
          <table:table-cell table:formula="of:=[.A86]*0.1" office:value-type="float" office:value="27.7">
            <text:p>27,7</text:p>
          </table:table-cell>
          <table:table-cell office:value-type="string">
            <text:p>27R7</text:p>
          </table:table-cell>
          <table:table-cell table:style-name="ce2" table:formula="of:=CONCATENATE(&quot;RES_&quot;;[.D86];&quot;_0.125W_1%_0805&quot;)" office:value-type="string" office:string-value="RES_27R7_0.125W_1%_0805">
            <text:p>RES_27R7_0.125W_1%_0805</text:p>
          </table:table-cell>
          <table:table-cell table:style-name="ce2"/>
          <table:table-cell table:formula="of:=[.A86]*1" office:value-type="float" office:value="277">
            <text:p>277</text:p>
          </table:table-cell>
          <table:table-cell office:value-type="float" office:value="277">
            <text:p>277</text:p>
          </table:table-cell>
          <table:table-cell table:formula="of:=CONCATENATE(&quot;RES_&quot;;[.H86];&quot;_0.125W_1%_0805&quot;)" office:value-type="string" office:string-value="RES_277_0.125W_1%_0805">
            <text:p>RES_277_0.125W_1%_0805</text:p>
          </table:table-cell>
          <table:table-cell/>
          <table:table-cell table:style-name="ce3" table:formula="of:=[.A86]*10" office:value-type="float" office:value="2770">
            <text:p>2770</text:p>
          </table:table-cell>
          <table:table-cell table:style-name="ce3" office:value-type="float" office:value="2770">
            <text:p>2770</text:p>
          </table:table-cell>
          <table:table-cell table:style-name="ce3" table:formula="of:=CONCATENATE(&quot;RES_&quot;;[.L86];&quot;_0.125W_1%_0805&quot;)" office:value-type="string" office:string-value="RES_2770_0.125W_1%_0805">
            <text:p>RES_2770_0.125W_1%_0805</text:p>
          </table:table-cell>
          <table:table-cell table:style-name="ce3"/>
          <table:table-cell table:formula="of:=[.A86]*100" office:value-type="float" office:value="27700">
            <text:p>27700</text:p>
          </table:table-cell>
          <table:table-cell office:value-type="float" office:value="27700">
            <text:p>27700</text:p>
          </table:table-cell>
          <table:table-cell table:formula="of:=CONCATENATE(&quot;RES_&quot;;[.P86];&quot;_0.125W_1%_0805&quot;)" office:value-type="string" office:string-value="RES_27700_0.125W_1%_0805">
            <text:p>RES_27700_0.125W_1%_0805</text:p>
          </table:table-cell>
          <table:table-cell/>
          <table:table-cell table:formula="of:=[.A86]*1000" office:value-type="float" office:value="277000">
            <text:p>277000</text:p>
          </table:table-cell>
          <table:table-cell office:value-type="float" office:value="277000">
            <text:p>277000</text:p>
          </table:table-cell>
          <table:table-cell table:formula="of:=CONCATENATE(&quot;RES_&quot;;[.T86];&quot;_0.125W_1%_0805&quot;)" office:value-type="string" office:string-value="RES_277000_0.125W_1%_0805">
            <text:p>RES_277000_0.125W_1%_0805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/>
          <table:table-cell table:formula="of:=[.A87]*0.1" office:value-type="float" office:value="28">
            <text:p>28</text:p>
          </table:table-cell>
          <table:table-cell office:value-type="string">
            <text:p>28R</text:p>
          </table:table-cell>
          <table:table-cell table:style-name="ce2" table:formula="of:=CONCATENATE(&quot;RES_&quot;;[.D87];&quot;_0.125W_1%_0805&quot;)" office:value-type="string" office:string-value="RES_28R_0.125W_1%_0805">
            <text:p>RES_28R_0.125W_1%_0805</text:p>
          </table:table-cell>
          <table:table-cell table:style-name="ce2"/>
          <table:table-cell table:formula="of:=[.A87]*1" office:value-type="float" office:value="280">
            <text:p>280</text:p>
          </table:table-cell>
          <table:table-cell office:value-type="float" office:value="280">
            <text:p>280</text:p>
          </table:table-cell>
          <table:table-cell table:formula="of:=CONCATENATE(&quot;RES_&quot;;[.H87];&quot;_0.125W_1%_0805&quot;)" office:value-type="string" office:string-value="RES_280_0.125W_1%_0805">
            <text:p>RES_280_0.125W_1%_0805</text:p>
          </table:table-cell>
          <table:table-cell/>
          <table:table-cell table:style-name="ce3" table:formula="of:=[.A87]*10" office:value-type="float" office:value="2800">
            <text:p>2800</text:p>
          </table:table-cell>
          <table:table-cell table:style-name="ce3" office:value-type="float" office:value="2800">
            <text:p>2800</text:p>
          </table:table-cell>
          <table:table-cell table:style-name="ce3" table:formula="of:=CONCATENATE(&quot;RES_&quot;;[.L87];&quot;_0.125W_1%_0805&quot;)" office:value-type="string" office:string-value="RES_2800_0.125W_1%_0805">
            <text:p>RES_2800_0.125W_1%_0805</text:p>
          </table:table-cell>
          <table:table-cell table:style-name="ce3"/>
          <table:table-cell table:formula="of:=[.A87]*100" office:value-type="float" office:value="28000">
            <text:p>28000</text:p>
          </table:table-cell>
          <table:table-cell office:value-type="float" office:value="28000">
            <text:p>28000</text:p>
          </table:table-cell>
          <table:table-cell table:formula="of:=CONCATENATE(&quot;RES_&quot;;[.P87];&quot;_0.125W_1%_0805&quot;)" office:value-type="string" office:string-value="RES_28000_0.125W_1%_0805">
            <text:p>RES_28000_0.125W_1%_0805</text:p>
          </table:table-cell>
          <table:table-cell/>
          <table:table-cell table:formula="of:=[.A87]*1000" office:value-type="float" office:value="280000">
            <text:p>280000</text:p>
          </table:table-cell>
          <table:table-cell office:value-type="float" office:value="280000">
            <text:p>280000</text:p>
          </table:table-cell>
          <table:table-cell table:formula="of:=CONCATENATE(&quot;RES_&quot;;[.T87];&quot;_0.125W_1%_0805&quot;)" office:value-type="string" office:string-value="RES_280000_0.125W_1%_0805">
            <text:p>RES_280000_0.125W_1%_0805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/>
          <table:table-cell table:formula="of:=[.A88]*0.1" office:value-type="float" office:value="28.4">
            <text:p>28,4</text:p>
          </table:table-cell>
          <table:table-cell office:value-type="string">
            <text:p>28R4</text:p>
          </table:table-cell>
          <table:table-cell table:style-name="ce2" table:formula="of:=CONCATENATE(&quot;RES_&quot;;[.D88];&quot;_0.125W_1%_0805&quot;)" office:value-type="string" office:string-value="RES_28R4_0.125W_1%_0805">
            <text:p>RES_28R4_0.125W_1%_0805</text:p>
          </table:table-cell>
          <table:table-cell table:style-name="ce2"/>
          <table:table-cell table:formula="of:=[.A88]*1" office:value-type="float" office:value="284">
            <text:p>284</text:p>
          </table:table-cell>
          <table:table-cell office:value-type="float" office:value="284">
            <text:p>284</text:p>
          </table:table-cell>
          <table:table-cell table:formula="of:=CONCATENATE(&quot;RES_&quot;;[.H88];&quot;_0.125W_1%_0805&quot;)" office:value-type="string" office:string-value="RES_284_0.125W_1%_0805">
            <text:p>RES_284_0.125W_1%_0805</text:p>
          </table:table-cell>
          <table:table-cell/>
          <table:table-cell table:style-name="ce3" table:formula="of:=[.A88]*10" office:value-type="float" office:value="2840">
            <text:p>2840</text:p>
          </table:table-cell>
          <table:table-cell table:style-name="ce3" office:value-type="float" office:value="2840">
            <text:p>2840</text:p>
          </table:table-cell>
          <table:table-cell table:style-name="ce3" table:formula="of:=CONCATENATE(&quot;RES_&quot;;[.L88];&quot;_0.125W_1%_0805&quot;)" office:value-type="string" office:string-value="RES_2840_0.125W_1%_0805">
            <text:p>RES_2840_0.125W_1%_0805</text:p>
          </table:table-cell>
          <table:table-cell table:style-name="ce3"/>
          <table:table-cell table:formula="of:=[.A88]*100" office:value-type="float" office:value="28400">
            <text:p>28400</text:p>
          </table:table-cell>
          <table:table-cell office:value-type="float" office:value="28400">
            <text:p>28400</text:p>
          </table:table-cell>
          <table:table-cell table:formula="of:=CONCATENATE(&quot;RES_&quot;;[.P88];&quot;_0.125W_1%_0805&quot;)" office:value-type="string" office:string-value="RES_28400_0.125W_1%_0805">
            <text:p>RES_28400_0.125W_1%_0805</text:p>
          </table:table-cell>
          <table:table-cell/>
          <table:table-cell table:formula="of:=[.A88]*1000" office:value-type="float" office:value="284000">
            <text:p>284000</text:p>
          </table:table-cell>
          <table:table-cell office:value-type="float" office:value="284000">
            <text:p>284000</text:p>
          </table:table-cell>
          <table:table-cell table:formula="of:=CONCATENATE(&quot;RES_&quot;;[.T88];&quot;_0.125W_1%_0805&quot;)" office:value-type="string" office:string-value="RES_284000_0.125W_1%_0805">
            <text:p>RES_284000_0.125W_1%_0805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/>
          <table:table-cell table:formula="of:=[.A89]*0.1" office:value-type="float" office:value="28.7">
            <text:p>28,7</text:p>
          </table:table-cell>
          <table:table-cell office:value-type="string">
            <text:p>28R7</text:p>
          </table:table-cell>
          <table:table-cell table:style-name="ce2" table:formula="of:=CONCATENATE(&quot;RES_&quot;;[.D89];&quot;_0.125W_1%_0805&quot;)" office:value-type="string" office:string-value="RES_28R7_0.125W_1%_0805">
            <text:p>RES_28R7_0.125W_1%_0805</text:p>
          </table:table-cell>
          <table:table-cell table:style-name="ce2"/>
          <table:table-cell table:formula="of:=[.A89]*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CONCATENATE(&quot;RES_&quot;;[.H89];&quot;_0.125W_1%_0805&quot;)" office:value-type="string" office:string-value="RES_287_0.125W_1%_0805">
            <text:p>RES_287_0.125W_1%_0805</text:p>
          </table:table-cell>
          <table:table-cell/>
          <table:table-cell table:style-name="ce3" table:formula="of:=[.A89]*10" office:value-type="float" office:value="2870">
            <text:p>2870</text:p>
          </table:table-cell>
          <table:table-cell table:style-name="ce3" office:value-type="float" office:value="2870">
            <text:p>2870</text:p>
          </table:table-cell>
          <table:table-cell table:style-name="ce3" table:formula="of:=CONCATENATE(&quot;RES_&quot;;[.L89];&quot;_0.125W_1%_0805&quot;)" office:value-type="string" office:string-value="RES_2870_0.125W_1%_0805">
            <text:p>RES_2870_0.125W_1%_0805</text:p>
          </table:table-cell>
          <table:table-cell table:style-name="ce3"/>
          <table:table-cell table:formula="of:=[.A89]*100" office:value-type="float" office:value="28700">
            <text:p>28700</text:p>
          </table:table-cell>
          <table:table-cell office:value-type="float" office:value="28700">
            <text:p>28700</text:p>
          </table:table-cell>
          <table:table-cell table:formula="of:=CONCATENATE(&quot;RES_&quot;;[.P89];&quot;_0.125W_1%_0805&quot;)" office:value-type="string" office:string-value="RES_28700_0.125W_1%_0805">
            <text:p>RES_28700_0.125W_1%_0805</text:p>
          </table:table-cell>
          <table:table-cell/>
          <table:table-cell table:formula="of:=[.A89]*1000" office:value-type="float" office:value="287000">
            <text:p>287000</text:p>
          </table:table-cell>
          <table:table-cell office:value-type="float" office:value="287000">
            <text:p>287000</text:p>
          </table:table-cell>
          <table:table-cell table:formula="of:=CONCATENATE(&quot;RES_&quot;;[.T89];&quot;_0.125W_1%_0805&quot;)" office:value-type="string" office:string-value="RES_287000_0.125W_1%_0805">
            <text:p>RES_287000_0.125W_1%_080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/>
          <table:table-cell table:formula="of:=[.A90]*0.1" office:value-type="float" office:value="29.1">
            <text:p>29,1</text:p>
          </table:table-cell>
          <table:table-cell office:value-type="string">
            <text:p>29R1</text:p>
          </table:table-cell>
          <table:table-cell table:style-name="ce2" table:formula="of:=CONCATENATE(&quot;RES_&quot;;[.D90];&quot;_0.125W_1%_0805&quot;)" office:value-type="string" office:string-value="RES_29R1_0.125W_1%_0805">
            <text:p>RES_29R1_0.125W_1%_0805</text:p>
          </table:table-cell>
          <table:table-cell table:style-name="ce2"/>
          <table:table-cell table:formula="of:=[.A90]*1" office:value-type="float" office:value="291">
            <text:p>291</text:p>
          </table:table-cell>
          <table:table-cell office:value-type="float" office:value="291">
            <text:p>291</text:p>
          </table:table-cell>
          <table:table-cell table:formula="of:=CONCATENATE(&quot;RES_&quot;;[.H90];&quot;_0.125W_1%_0805&quot;)" office:value-type="string" office:string-value="RES_291_0.125W_1%_0805">
            <text:p>RES_291_0.125W_1%_0805</text:p>
          </table:table-cell>
          <table:table-cell/>
          <table:table-cell table:style-name="ce3" table:formula="of:=[.A90]*10" office:value-type="float" office:value="2910">
            <text:p>2910</text:p>
          </table:table-cell>
          <table:table-cell table:style-name="ce3" office:value-type="float" office:value="2910">
            <text:p>2910</text:p>
          </table:table-cell>
          <table:table-cell table:style-name="ce3" table:formula="of:=CONCATENATE(&quot;RES_&quot;;[.L90];&quot;_0.125W_1%_0805&quot;)" office:value-type="string" office:string-value="RES_2910_0.125W_1%_0805">
            <text:p>RES_2910_0.125W_1%_0805</text:p>
          </table:table-cell>
          <table:table-cell table:style-name="ce3"/>
          <table:table-cell table:formula="of:=[.A90]*100" office:value-type="float" office:value="29100">
            <text:p>29100</text:p>
          </table:table-cell>
          <table:table-cell office:value-type="float" office:value="29100">
            <text:p>29100</text:p>
          </table:table-cell>
          <table:table-cell table:formula="of:=CONCATENATE(&quot;RES_&quot;;[.P90];&quot;_0.125W_1%_0805&quot;)" office:value-type="string" office:string-value="RES_29100_0.125W_1%_0805">
            <text:p>RES_29100_0.125W_1%_0805</text:p>
          </table:table-cell>
          <table:table-cell/>
          <table:table-cell table:formula="of:=[.A90]*1000" office:value-type="float" office:value="291000">
            <text:p>291000</text:p>
          </table:table-cell>
          <table:table-cell office:value-type="float" office:value="291000">
            <text:p>291000</text:p>
          </table:table-cell>
          <table:table-cell table:formula="of:=CONCATENATE(&quot;RES_&quot;;[.T90];&quot;_0.125W_1%_0805&quot;)" office:value-type="string" office:string-value="RES_291000_0.125W_1%_0805">
            <text:p>RES_291000_0.125W_1%_080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/>
          <table:table-cell table:formula="of:=[.A91]*0.1" office:value-type="float" office:value="29.4">
            <text:p>29,4</text:p>
          </table:table-cell>
          <table:table-cell office:value-type="string">
            <text:p>29R4</text:p>
          </table:table-cell>
          <table:table-cell table:style-name="ce2" table:formula="of:=CONCATENATE(&quot;RES_&quot;;[.D91];&quot;_0.125W_1%_0805&quot;)" office:value-type="string" office:string-value="RES_29R4_0.125W_1%_0805">
            <text:p>RES_29R4_0.125W_1%_0805</text:p>
          </table:table-cell>
          <table:table-cell table:style-name="ce2"/>
          <table:table-cell table:formula="of:=[.A91]*1" office:value-type="float" office:value="294">
            <text:p>294</text:p>
          </table:table-cell>
          <table:table-cell office:value-type="float" office:value="294">
            <text:p>294</text:p>
          </table:table-cell>
          <table:table-cell table:formula="of:=CONCATENATE(&quot;RES_&quot;;[.H91];&quot;_0.125W_1%_0805&quot;)" office:value-type="string" office:string-value="RES_294_0.125W_1%_0805">
            <text:p>RES_294_0.125W_1%_0805</text:p>
          </table:table-cell>
          <table:table-cell/>
          <table:table-cell table:style-name="ce3" table:formula="of:=[.A91]*10" office:value-type="float" office:value="2940">
            <text:p>2940</text:p>
          </table:table-cell>
          <table:table-cell table:style-name="ce3" office:value-type="float" office:value="2940">
            <text:p>2940</text:p>
          </table:table-cell>
          <table:table-cell table:style-name="ce3" table:formula="of:=CONCATENATE(&quot;RES_&quot;;[.L91];&quot;_0.125W_1%_0805&quot;)" office:value-type="string" office:string-value="RES_2940_0.125W_1%_0805">
            <text:p>RES_2940_0.125W_1%_0805</text:p>
          </table:table-cell>
          <table:table-cell table:style-name="ce3"/>
          <table:table-cell table:formula="of:=[.A91]*100" office:value-type="float" office:value="29400">
            <text:p>29400</text:p>
          </table:table-cell>
          <table:table-cell office:value-type="float" office:value="29400">
            <text:p>29400</text:p>
          </table:table-cell>
          <table:table-cell table:formula="of:=CONCATENATE(&quot;RES_&quot;;[.P91];&quot;_0.125W_1%_0805&quot;)" office:value-type="string" office:string-value="RES_29400_0.125W_1%_0805">
            <text:p>RES_29400_0.125W_1%_0805</text:p>
          </table:table-cell>
          <table:table-cell/>
          <table:table-cell table:formula="of:=[.A91]*1000" office:value-type="float" office:value="294000">
            <text:p>294000</text:p>
          </table:table-cell>
          <table:table-cell office:value-type="float" office:value="294000">
            <text:p>294000</text:p>
          </table:table-cell>
          <table:table-cell table:formula="of:=CONCATENATE(&quot;RES_&quot;;[.T91];&quot;_0.125W_1%_0805&quot;)" office:value-type="string" office:string-value="RES_294000_0.125W_1%_0805">
            <text:p>RES_294000_0.125W_1%_0805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/>
          <table:table-cell table:formula="of:=[.A92]*0.1" office:value-type="float" office:value="29.8">
            <text:p>29,8</text:p>
          </table:table-cell>
          <table:table-cell office:value-type="string">
            <text:p>29R8</text:p>
          </table:table-cell>
          <table:table-cell table:style-name="ce2" table:formula="of:=CONCATENATE(&quot;RES_&quot;;[.D92];&quot;_0.125W_1%_0805&quot;)" office:value-type="string" office:string-value="RES_29R8_0.125W_1%_0805">
            <text:p>RES_29R8_0.125W_1%_0805</text:p>
          </table:table-cell>
          <table:table-cell table:style-name="ce2"/>
          <table:table-cell table:formula="of:=[.A92]*1" office:value-type="float" office:value="298">
            <text:p>298</text:p>
          </table:table-cell>
          <table:table-cell office:value-type="float" office:value="298">
            <text:p>298</text:p>
          </table:table-cell>
          <table:table-cell table:formula="of:=CONCATENATE(&quot;RES_&quot;;[.H92];&quot;_0.125W_1%_0805&quot;)" office:value-type="string" office:string-value="RES_298_0.125W_1%_0805">
            <text:p>RES_298_0.125W_1%_0805</text:p>
          </table:table-cell>
          <table:table-cell/>
          <table:table-cell table:style-name="ce3" table:formula="of:=[.A92]*10" office:value-type="float" office:value="2980">
            <text:p>2980</text:p>
          </table:table-cell>
          <table:table-cell table:style-name="ce3" office:value-type="float" office:value="2980">
            <text:p>2980</text:p>
          </table:table-cell>
          <table:table-cell table:style-name="ce3" table:formula="of:=CONCATENATE(&quot;RES_&quot;;[.L92];&quot;_0.125W_1%_0805&quot;)" office:value-type="string" office:string-value="RES_2980_0.125W_1%_0805">
            <text:p>RES_2980_0.125W_1%_0805</text:p>
          </table:table-cell>
          <table:table-cell table:style-name="ce3"/>
          <table:table-cell table:formula="of:=[.A92]*100" office:value-type="float" office:value="29800">
            <text:p>29800</text:p>
          </table:table-cell>
          <table:table-cell office:value-type="float" office:value="29800">
            <text:p>29800</text:p>
          </table:table-cell>
          <table:table-cell table:formula="of:=CONCATENATE(&quot;RES_&quot;;[.P92];&quot;_0.125W_1%_0805&quot;)" office:value-type="string" office:string-value="RES_29800_0.125W_1%_0805">
            <text:p>RES_29800_0.125W_1%_0805</text:p>
          </table:table-cell>
          <table:table-cell/>
          <table:table-cell table:formula="of:=[.A92]*1000" office:value-type="float" office:value="298000">
            <text:p>298000</text:p>
          </table:table-cell>
          <table:table-cell office:value-type="float" office:value="298000">
            <text:p>298000</text:p>
          </table:table-cell>
          <table:table-cell table:formula="of:=CONCATENATE(&quot;RES_&quot;;[.T92];&quot;_0.125W_1%_0805&quot;)" office:value-type="string" office:string-value="RES_298000_0.125W_1%_0805">
            <text:p>RES_298000_0.125W_1%_0805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/>
          <table:table-cell table:formula="of:=[.A93]*0.1" office:value-type="float" office:value="30.1">
            <text:p>30,1</text:p>
          </table:table-cell>
          <table:table-cell office:value-type="string">
            <text:p>30R1</text:p>
          </table:table-cell>
          <table:table-cell table:style-name="ce2" table:formula="of:=CONCATENATE(&quot;RES_&quot;;[.D93];&quot;_0.125W_1%_0805&quot;)" office:value-type="string" office:string-value="RES_30R1_0.125W_1%_0805">
            <text:p>RES_30R1_0.125W_1%_0805</text:p>
          </table:table-cell>
          <table:table-cell table:style-name="ce2"/>
          <table:table-cell table:formula="of:=[.A93]*1" office:value-type="float" office:value="301">
            <text:p>301</text:p>
          </table:table-cell>
          <table:table-cell office:value-type="float" office:value="301">
            <text:p>301</text:p>
          </table:table-cell>
          <table:table-cell table:formula="of:=CONCATENATE(&quot;RES_&quot;;[.H93];&quot;_0.125W_1%_0805&quot;)" office:value-type="string" office:string-value="RES_301_0.125W_1%_0805">
            <text:p>RES_301_0.125W_1%_0805</text:p>
          </table:table-cell>
          <table:table-cell/>
          <table:table-cell table:style-name="ce3" table:formula="of:=[.A93]*10" office:value-type="float" office:value="3010">
            <text:p>3010</text:p>
          </table:table-cell>
          <table:table-cell table:style-name="ce3" office:value-type="float" office:value="3010">
            <text:p>3010</text:p>
          </table:table-cell>
          <table:table-cell table:style-name="ce3" table:formula="of:=CONCATENATE(&quot;RES_&quot;;[.L93];&quot;_0.125W_1%_0805&quot;)" office:value-type="string" office:string-value="RES_3010_0.125W_1%_0805">
            <text:p>RES_3010_0.125W_1%_0805</text:p>
          </table:table-cell>
          <table:table-cell table:style-name="ce3"/>
          <table:table-cell table:formula="of:=[.A93]*100" office:value-type="float" office:value="30100">
            <text:p>30100</text:p>
          </table:table-cell>
          <table:table-cell office:value-type="float" office:value="30100">
            <text:p>30100</text:p>
          </table:table-cell>
          <table:table-cell table:formula="of:=CONCATENATE(&quot;RES_&quot;;[.P93];&quot;_0.125W_1%_0805&quot;)" office:value-type="string" office:string-value="RES_30100_0.125W_1%_0805">
            <text:p>RES_30100_0.125W_1%_0805</text:p>
          </table:table-cell>
          <table:table-cell/>
          <table:table-cell table:formula="of:=[.A93]*1000" office:value-type="float" office:value="301000">
            <text:p>301000</text:p>
          </table:table-cell>
          <table:table-cell office:value-type="float" office:value="301000">
            <text:p>301000</text:p>
          </table:table-cell>
          <table:table-cell table:formula="of:=CONCATENATE(&quot;RES_&quot;;[.T93];&quot;_0.125W_1%_0805&quot;)" office:value-type="string" office:string-value="RES_301000_0.125W_1%_0805">
            <text:p>RES_301000_0.125W_1%_080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/>
          <table:table-cell table:formula="of:=[.A94]*0.1" office:value-type="float" office:value="30.5">
            <text:p>30,5</text:p>
          </table:table-cell>
          <table:table-cell office:value-type="string">
            <text:p>30R5</text:p>
          </table:table-cell>
          <table:table-cell table:style-name="ce2" table:formula="of:=CONCATENATE(&quot;RES_&quot;;[.D94];&quot;_0.125W_1%_0805&quot;)" office:value-type="string" office:string-value="RES_30R5_0.125W_1%_0805">
            <text:p>RES_30R5_0.125W_1%_0805</text:p>
          </table:table-cell>
          <table:table-cell table:style-name="ce2"/>
          <table:table-cell table:formula="of:=[.A94]*1" office:value-type="float" office:value="305">
            <text:p>305</text:p>
          </table:table-cell>
          <table:table-cell office:value-type="float" office:value="305">
            <text:p>305</text:p>
          </table:table-cell>
          <table:table-cell table:formula="of:=CONCATENATE(&quot;RES_&quot;;[.H94];&quot;_0.125W_1%_0805&quot;)" office:value-type="string" office:string-value="RES_305_0.125W_1%_0805">
            <text:p>RES_305_0.125W_1%_0805</text:p>
          </table:table-cell>
          <table:table-cell/>
          <table:table-cell table:style-name="ce3" table:formula="of:=[.A94]*10" office:value-type="float" office:value="3050">
            <text:p>3050</text:p>
          </table:table-cell>
          <table:table-cell table:style-name="ce3" office:value-type="float" office:value="3050">
            <text:p>3050</text:p>
          </table:table-cell>
          <table:table-cell table:style-name="ce3" table:formula="of:=CONCATENATE(&quot;RES_&quot;;[.L94];&quot;_0.125W_1%_0805&quot;)" office:value-type="string" office:string-value="RES_3050_0.125W_1%_0805">
            <text:p>RES_3050_0.125W_1%_0805</text:p>
          </table:table-cell>
          <table:table-cell table:style-name="ce3"/>
          <table:table-cell table:formula="of:=[.A94]*100" office:value-type="float" office:value="30500">
            <text:p>30500</text:p>
          </table:table-cell>
          <table:table-cell office:value-type="float" office:value="30500">
            <text:p>30500</text:p>
          </table:table-cell>
          <table:table-cell table:formula="of:=CONCATENATE(&quot;RES_&quot;;[.P94];&quot;_0.125W_1%_0805&quot;)" office:value-type="string" office:string-value="RES_30500_0.125W_1%_0805">
            <text:p>RES_30500_0.125W_1%_0805</text:p>
          </table:table-cell>
          <table:table-cell/>
          <table:table-cell table:formula="of:=[.A94]*1000" office:value-type="float" office:value="305000">
            <text:p>305000</text:p>
          </table:table-cell>
          <table:table-cell office:value-type="float" office:value="305000">
            <text:p>305000</text:p>
          </table:table-cell>
          <table:table-cell table:formula="of:=CONCATENATE(&quot;RES_&quot;;[.T94];&quot;_0.125W_1%_0805&quot;)" office:value-type="string" office:string-value="RES_305000_0.125W_1%_0805">
            <text:p>RES_305000_0.125W_1%_0805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/>
          <table:table-cell table:formula="of:=[.A95]*0.1" office:value-type="float" office:value="30.9">
            <text:p>30,9</text:p>
          </table:table-cell>
          <table:table-cell office:value-type="string">
            <text:p>30R9</text:p>
          </table:table-cell>
          <table:table-cell table:style-name="ce2" table:formula="of:=CONCATENATE(&quot;RES_&quot;;[.D95];&quot;_0.125W_1%_0805&quot;)" office:value-type="string" office:string-value="RES_30R9_0.125W_1%_0805">
            <text:p>RES_30R9_0.125W_1%_0805</text:p>
          </table:table-cell>
          <table:table-cell table:style-name="ce2"/>
          <table:table-cell table:formula="of:=[.A95]*1" office:value-type="float" office:value="309">
            <text:p>309</text:p>
          </table:table-cell>
          <table:table-cell office:value-type="float" office:value="309">
            <text:p>309</text:p>
          </table:table-cell>
          <table:table-cell table:formula="of:=CONCATENATE(&quot;RES_&quot;;[.H95];&quot;_0.125W_1%_0805&quot;)" office:value-type="string" office:string-value="RES_309_0.125W_1%_0805">
            <text:p>RES_309_0.125W_1%_0805</text:p>
          </table:table-cell>
          <table:table-cell/>
          <table:table-cell table:style-name="ce3" table:formula="of:=[.A95]*10" office:value-type="float" office:value="3090">
            <text:p>3090</text:p>
          </table:table-cell>
          <table:table-cell table:style-name="ce3" office:value-type="float" office:value="3090">
            <text:p>3090</text:p>
          </table:table-cell>
          <table:table-cell table:style-name="ce3" table:formula="of:=CONCATENATE(&quot;RES_&quot;;[.L95];&quot;_0.125W_1%_0805&quot;)" office:value-type="string" office:string-value="RES_3090_0.125W_1%_0805">
            <text:p>RES_3090_0.125W_1%_0805</text:p>
          </table:table-cell>
          <table:table-cell table:style-name="ce3"/>
          <table:table-cell table:formula="of:=[.A95]*100" office:value-type="float" office:value="30900">
            <text:p>30900</text:p>
          </table:table-cell>
          <table:table-cell office:value-type="float" office:value="30900">
            <text:p>30900</text:p>
          </table:table-cell>
          <table:table-cell table:formula="of:=CONCATENATE(&quot;RES_&quot;;[.P95];&quot;_0.125W_1%_0805&quot;)" office:value-type="string" office:string-value="RES_30900_0.125W_1%_0805">
            <text:p>RES_30900_0.125W_1%_0805</text:p>
          </table:table-cell>
          <table:table-cell/>
          <table:table-cell table:formula="of:=[.A95]*1000" office:value-type="float" office:value="309000">
            <text:p>309000</text:p>
          </table:table-cell>
          <table:table-cell office:value-type="float" office:value="309000">
            <text:p>309000</text:p>
          </table:table-cell>
          <table:table-cell table:formula="of:=CONCATENATE(&quot;RES_&quot;;[.T95];&quot;_0.125W_1%_0805&quot;)" office:value-type="string" office:string-value="RES_309000_0.125W_1%_0805">
            <text:p>RES_309000_0.125W_1%_0805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/>
          <table:table-cell table:formula="of:=[.A96]*0.1" office:value-type="float" office:value="31.2">
            <text:p>31,2</text:p>
          </table:table-cell>
          <table:table-cell office:value-type="string">
            <text:p>31R2</text:p>
          </table:table-cell>
          <table:table-cell table:style-name="ce2" table:formula="of:=CONCATENATE(&quot;RES_&quot;;[.D96];&quot;_0.125W_1%_0805&quot;)" office:value-type="string" office:string-value="RES_31R2_0.125W_1%_0805">
            <text:p>RES_31R2_0.125W_1%_0805</text:p>
          </table:table-cell>
          <table:table-cell table:style-name="ce2"/>
          <table:table-cell table:formula="of:=[.A96]*1" office:value-type="float" office:value="312">
            <text:p>312</text:p>
          </table:table-cell>
          <table:table-cell office:value-type="float" office:value="312">
            <text:p>312</text:p>
          </table:table-cell>
          <table:table-cell table:formula="of:=CONCATENATE(&quot;RES_&quot;;[.H96];&quot;_0.125W_1%_0805&quot;)" office:value-type="string" office:string-value="RES_312_0.125W_1%_0805">
            <text:p>RES_312_0.125W_1%_0805</text:p>
          </table:table-cell>
          <table:table-cell/>
          <table:table-cell table:style-name="ce3" table:formula="of:=[.A96]*10" office:value-type="float" office:value="3120">
            <text:p>3120</text:p>
          </table:table-cell>
          <table:table-cell table:style-name="ce3" office:value-type="float" office:value="3120">
            <text:p>3120</text:p>
          </table:table-cell>
          <table:table-cell table:style-name="ce3" table:formula="of:=CONCATENATE(&quot;RES_&quot;;[.L96];&quot;_0.125W_1%_0805&quot;)" office:value-type="string" office:string-value="RES_3120_0.125W_1%_0805">
            <text:p>RES_3120_0.125W_1%_0805</text:p>
          </table:table-cell>
          <table:table-cell table:style-name="ce3"/>
          <table:table-cell table:formula="of:=[.A96]*100" office:value-type="float" office:value="31200">
            <text:p>31200</text:p>
          </table:table-cell>
          <table:table-cell office:value-type="float" office:value="31200">
            <text:p>31200</text:p>
          </table:table-cell>
          <table:table-cell table:formula="of:=CONCATENATE(&quot;RES_&quot;;[.P96];&quot;_0.125W_1%_0805&quot;)" office:value-type="string" office:string-value="RES_31200_0.125W_1%_0805">
            <text:p>RES_31200_0.125W_1%_0805</text:p>
          </table:table-cell>
          <table:table-cell/>
          <table:table-cell table:formula="of:=[.A96]*1000" office:value-type="float" office:value="312000">
            <text:p>312000</text:p>
          </table:table-cell>
          <table:table-cell office:value-type="float" office:value="312000">
            <text:p>312000</text:p>
          </table:table-cell>
          <table:table-cell table:formula="of:=CONCATENATE(&quot;RES_&quot;;[.T96];&quot;_0.125W_1%_0805&quot;)" office:value-type="string" office:string-value="RES_312000_0.125W_1%_0805">
            <text:p>RES_312000_0.125W_1%_0805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/>
          <table:table-cell table:formula="of:=[.A97]*0.1" office:value-type="float" office:value="31.6">
            <text:p>31,6</text:p>
          </table:table-cell>
          <table:table-cell office:value-type="string">
            <text:p>31R6</text:p>
          </table:table-cell>
          <table:table-cell table:style-name="ce2" table:formula="of:=CONCATENATE(&quot;RES_&quot;;[.D97];&quot;_0.125W_1%_0805&quot;)" office:value-type="string" office:string-value="RES_31R6_0.125W_1%_0805">
            <text:p>RES_31R6_0.125W_1%_0805</text:p>
          </table:table-cell>
          <table:table-cell table:style-name="ce2"/>
          <table:table-cell table:formula="of:=[.A97]*1" office:value-type="float" office:value="316">
            <text:p>316</text:p>
          </table:table-cell>
          <table:table-cell office:value-type="float" office:value="316">
            <text:p>316</text:p>
          </table:table-cell>
          <table:table-cell table:formula="of:=CONCATENATE(&quot;RES_&quot;;[.H97];&quot;_0.125W_1%_0805&quot;)" office:value-type="string" office:string-value="RES_316_0.125W_1%_0805">
            <text:p>RES_316_0.125W_1%_0805</text:p>
          </table:table-cell>
          <table:table-cell/>
          <table:table-cell table:style-name="ce3" table:formula="of:=[.A97]*10" office:value-type="float" office:value="3160">
            <text:p>3160</text:p>
          </table:table-cell>
          <table:table-cell table:style-name="ce3" office:value-type="float" office:value="3160">
            <text:p>3160</text:p>
          </table:table-cell>
          <table:table-cell table:style-name="ce3" table:formula="of:=CONCATENATE(&quot;RES_&quot;;[.L97];&quot;_0.125W_1%_0805&quot;)" office:value-type="string" office:string-value="RES_3160_0.125W_1%_0805">
            <text:p>RES_3160_0.125W_1%_0805</text:p>
          </table:table-cell>
          <table:table-cell table:style-name="ce3"/>
          <table:table-cell table:formula="of:=[.A97]*100" office:value-type="float" office:value="31600">
            <text:p>31600</text:p>
          </table:table-cell>
          <table:table-cell office:value-type="float" office:value="31600">
            <text:p>31600</text:p>
          </table:table-cell>
          <table:table-cell table:formula="of:=CONCATENATE(&quot;RES_&quot;;[.P97];&quot;_0.125W_1%_0805&quot;)" office:value-type="string" office:string-value="RES_31600_0.125W_1%_0805">
            <text:p>RES_31600_0.125W_1%_0805</text:p>
          </table:table-cell>
          <table:table-cell/>
          <table:table-cell table:formula="of:=[.A97]*1000" office:value-type="float" office:value="316000">
            <text:p>316000</text:p>
          </table:table-cell>
          <table:table-cell office:value-type="float" office:value="316000">
            <text:p>316000</text:p>
          </table:table-cell>
          <table:table-cell table:formula="of:=CONCATENATE(&quot;RES_&quot;;[.T97];&quot;_0.125W_1%_0805&quot;)" office:value-type="string" office:string-value="RES_316000_0.125W_1%_0805">
            <text:p>RES_316000_0.125W_1%_0805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/>
          <table:table-cell table:formula="of:=[.A98]*0.1" office:value-type="float" office:value="32">
            <text:p>32</text:p>
          </table:table-cell>
          <table:table-cell office:value-type="string">
            <text:p>32R</text:p>
          </table:table-cell>
          <table:table-cell table:style-name="ce2" table:formula="of:=CONCATENATE(&quot;RES_&quot;;[.D98];&quot;_0.125W_1%_0805&quot;)" office:value-type="string" office:string-value="RES_32R_0.125W_1%_0805">
            <text:p>RES_32R_0.125W_1%_0805</text:p>
          </table:table-cell>
          <table:table-cell table:style-name="ce2"/>
          <table:table-cell table:formula="of:=[.A98]*1" office:value-type="float" office:value="320">
            <text:p>320</text:p>
          </table:table-cell>
          <table:table-cell office:value-type="float" office:value="320">
            <text:p>320</text:p>
          </table:table-cell>
          <table:table-cell table:formula="of:=CONCATENATE(&quot;RES_&quot;;[.H98];&quot;_0.125W_1%_0805&quot;)" office:value-type="string" office:string-value="RES_320_0.125W_1%_0805">
            <text:p>RES_320_0.125W_1%_0805</text:p>
          </table:table-cell>
          <table:table-cell/>
          <table:table-cell table:style-name="ce3" table:formula="of:=[.A98]*10" office:value-type="float" office:value="3200">
            <text:p>3200</text:p>
          </table:table-cell>
          <table:table-cell table:style-name="ce3" office:value-type="float" office:value="3200">
            <text:p>3200</text:p>
          </table:table-cell>
          <table:table-cell table:style-name="ce3" table:formula="of:=CONCATENATE(&quot;RES_&quot;;[.L98];&quot;_0.125W_1%_0805&quot;)" office:value-type="string" office:string-value="RES_3200_0.125W_1%_0805">
            <text:p>RES_3200_0.125W_1%_0805</text:p>
          </table:table-cell>
          <table:table-cell table:style-name="ce3"/>
          <table:table-cell table:formula="of:=[.A98]*100" office:value-type="float" office:value="32000">
            <text:p>32000</text:p>
          </table:table-cell>
          <table:table-cell office:value-type="float" office:value="32000">
            <text:p>32000</text:p>
          </table:table-cell>
          <table:table-cell table:formula="of:=CONCATENATE(&quot;RES_&quot;;[.P98];&quot;_0.125W_1%_0805&quot;)" office:value-type="string" office:string-value="RES_32000_0.125W_1%_0805">
            <text:p>RES_32000_0.125W_1%_0805</text:p>
          </table:table-cell>
          <table:table-cell/>
          <table:table-cell table:formula="of:=[.A98]*1000" office:value-type="float" office:value="320000">
            <text:p>320000</text:p>
          </table:table-cell>
          <table:table-cell office:value-type="float" office:value="320000">
            <text:p>320000</text:p>
          </table:table-cell>
          <table:table-cell table:formula="of:=CONCATENATE(&quot;RES_&quot;;[.T98];&quot;_0.125W_1%_0805&quot;)" office:value-type="string" office:string-value="RES_320000_0.125W_1%_0805">
            <text:p>RES_320000_0.125W_1%_0805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/>
          <table:table-cell table:formula="of:=[.A99]*0.1" office:value-type="float" office:value="32.4">
            <text:p>32,4</text:p>
          </table:table-cell>
          <table:table-cell office:value-type="string">
            <text:p>32R4</text:p>
          </table:table-cell>
          <table:table-cell table:style-name="ce2" table:formula="of:=CONCATENATE(&quot;RES_&quot;;[.D99];&quot;_0.125W_1%_0805&quot;)" office:value-type="string" office:string-value="RES_32R4_0.125W_1%_0805">
            <text:p>RES_32R4_0.125W_1%_0805</text:p>
          </table:table-cell>
          <table:table-cell table:style-name="ce2"/>
          <table:table-cell table:formula="of:=[.A99]*1" office:value-type="float" office:value="324">
            <text:p>324</text:p>
          </table:table-cell>
          <table:table-cell office:value-type="float" office:value="324">
            <text:p>324</text:p>
          </table:table-cell>
          <table:table-cell table:formula="of:=CONCATENATE(&quot;RES_&quot;;[.H99];&quot;_0.125W_1%_0805&quot;)" office:value-type="string" office:string-value="RES_324_0.125W_1%_0805">
            <text:p>RES_324_0.125W_1%_0805</text:p>
          </table:table-cell>
          <table:table-cell/>
          <table:table-cell table:style-name="ce3" table:formula="of:=[.A99]*10" office:value-type="float" office:value="3240">
            <text:p>3240</text:p>
          </table:table-cell>
          <table:table-cell table:style-name="ce3" office:value-type="float" office:value="3240">
            <text:p>3240</text:p>
          </table:table-cell>
          <table:table-cell table:style-name="ce3" table:formula="of:=CONCATENATE(&quot;RES_&quot;;[.L99];&quot;_0.125W_1%_0805&quot;)" office:value-type="string" office:string-value="RES_3240_0.125W_1%_0805">
            <text:p>RES_3240_0.125W_1%_0805</text:p>
          </table:table-cell>
          <table:table-cell table:style-name="ce3"/>
          <table:table-cell table:formula="of:=[.A99]*100" office:value-type="float" office:value="32400">
            <text:p>32400</text:p>
          </table:table-cell>
          <table:table-cell office:value-type="float" office:value="32400">
            <text:p>32400</text:p>
          </table:table-cell>
          <table:table-cell table:formula="of:=CONCATENATE(&quot;RES_&quot;;[.P99];&quot;_0.125W_1%_0805&quot;)" office:value-type="string" office:string-value="RES_32400_0.125W_1%_0805">
            <text:p>RES_32400_0.125W_1%_0805</text:p>
          </table:table-cell>
          <table:table-cell/>
          <table:table-cell table:formula="of:=[.A99]*1000" office:value-type="float" office:value="324000">
            <text:p>324000</text:p>
          </table:table-cell>
          <table:table-cell office:value-type="float" office:value="324000">
            <text:p>324000</text:p>
          </table:table-cell>
          <table:table-cell table:formula="of:=CONCATENATE(&quot;RES_&quot;;[.T99];&quot;_0.125W_1%_0805&quot;)" office:value-type="string" office:string-value="RES_324000_0.125W_1%_0805">
            <text:p>RES_324000_0.125W_1%_080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/>
          <table:table-cell table:formula="of:=[.A100]*0.1" office:value-type="float" office:value="32.8">
            <text:p>32,8</text:p>
          </table:table-cell>
          <table:table-cell office:value-type="string">
            <text:p>32R8</text:p>
          </table:table-cell>
          <table:table-cell table:style-name="ce2" table:formula="of:=CONCATENATE(&quot;RES_&quot;;[.D100];&quot;_0.125W_1%_0805&quot;)" office:value-type="string" office:string-value="RES_32R8_0.125W_1%_0805">
            <text:p>RES_32R8_0.125W_1%_0805</text:p>
          </table:table-cell>
          <table:table-cell table:style-name="ce2"/>
          <table:table-cell table:formula="of:=[.A100]*1" office:value-type="float" office:value="328">
            <text:p>328</text:p>
          </table:table-cell>
          <table:table-cell office:value-type="float" office:value="328">
            <text:p>328</text:p>
          </table:table-cell>
          <table:table-cell table:formula="of:=CONCATENATE(&quot;RES_&quot;;[.H100];&quot;_0.125W_1%_0805&quot;)" office:value-type="string" office:string-value="RES_328_0.125W_1%_0805">
            <text:p>RES_328_0.125W_1%_0805</text:p>
          </table:table-cell>
          <table:table-cell/>
          <table:table-cell table:style-name="ce3" table:formula="of:=[.A100]*10" office:value-type="float" office:value="3280">
            <text:p>3280</text:p>
          </table:table-cell>
          <table:table-cell table:style-name="ce3" office:value-type="float" office:value="3280">
            <text:p>3280</text:p>
          </table:table-cell>
          <table:table-cell table:style-name="ce3" table:formula="of:=CONCATENATE(&quot;RES_&quot;;[.L100];&quot;_0.125W_1%_0805&quot;)" office:value-type="string" office:string-value="RES_3280_0.125W_1%_0805">
            <text:p>RES_3280_0.125W_1%_0805</text:p>
          </table:table-cell>
          <table:table-cell table:style-name="ce3"/>
          <table:table-cell table:formula="of:=[.A100]*100" office:value-type="float" office:value="32800">
            <text:p>32800</text:p>
          </table:table-cell>
          <table:table-cell office:value-type="float" office:value="32800">
            <text:p>32800</text:p>
          </table:table-cell>
          <table:table-cell table:formula="of:=CONCATENATE(&quot;RES_&quot;;[.P100];&quot;_0.125W_1%_0805&quot;)" office:value-type="string" office:string-value="RES_32800_0.125W_1%_0805">
            <text:p>RES_32800_0.125W_1%_0805</text:p>
          </table:table-cell>
          <table:table-cell/>
          <table:table-cell table:formula="of:=[.A100]*1000" office:value-type="float" office:value="328000">
            <text:p>328000</text:p>
          </table:table-cell>
          <table:table-cell office:value-type="float" office:value="328000">
            <text:p>328000</text:p>
          </table:table-cell>
          <table:table-cell table:formula="of:=CONCATENATE(&quot;RES_&quot;;[.T100];&quot;_0.125W_1%_0805&quot;)" office:value-type="string" office:string-value="RES_328000_0.125W_1%_0805">
            <text:p>RES_328000_0.125W_1%_0805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/>
          <table:table-cell table:formula="of:=[.A101]*0.1" office:value-type="float" office:value="33.2">
            <text:p>33,2</text:p>
          </table:table-cell>
          <table:table-cell office:value-type="string">
            <text:p>33R2</text:p>
          </table:table-cell>
          <table:table-cell table:style-name="ce2" table:formula="of:=CONCATENATE(&quot;RES_&quot;;[.D101];&quot;_0.125W_1%_0805&quot;)" office:value-type="string" office:string-value="RES_33R2_0.125W_1%_0805">
            <text:p>RES_33R2_0.125W_1%_0805</text:p>
          </table:table-cell>
          <table:table-cell table:style-name="ce2"/>
          <table:table-cell table:formula="of:=[.A101]*1" office:value-type="float" office:value="332">
            <text:p>332</text:p>
          </table:table-cell>
          <table:table-cell office:value-type="float" office:value="332">
            <text:p>332</text:p>
          </table:table-cell>
          <table:table-cell table:formula="of:=CONCATENATE(&quot;RES_&quot;;[.H101];&quot;_0.125W_1%_0805&quot;)" office:value-type="string" office:string-value="RES_332_0.125W_1%_0805">
            <text:p>RES_332_0.125W_1%_0805</text:p>
          </table:table-cell>
          <table:table-cell/>
          <table:table-cell table:style-name="ce3" table:formula="of:=[.A101]*10" office:value-type="float" office:value="3320">
            <text:p>3320</text:p>
          </table:table-cell>
          <table:table-cell table:style-name="ce3" office:value-type="float" office:value="3320">
            <text:p>3320</text:p>
          </table:table-cell>
          <table:table-cell table:style-name="ce3" table:formula="of:=CONCATENATE(&quot;RES_&quot;;[.L101];&quot;_0.125W_1%_0805&quot;)" office:value-type="string" office:string-value="RES_3320_0.125W_1%_0805">
            <text:p>RES_3320_0.125W_1%_0805</text:p>
          </table:table-cell>
          <table:table-cell table:style-name="ce3"/>
          <table:table-cell table:formula="of:=[.A101]*100" office:value-type="float" office:value="33200">
            <text:p>33200</text:p>
          </table:table-cell>
          <table:table-cell office:value-type="float" office:value="33200">
            <text:p>33200</text:p>
          </table:table-cell>
          <table:table-cell table:formula="of:=CONCATENATE(&quot;RES_&quot;;[.P101];&quot;_0.125W_1%_0805&quot;)" office:value-type="string" office:string-value="RES_33200_0.125W_1%_0805">
            <text:p>RES_33200_0.125W_1%_0805</text:p>
          </table:table-cell>
          <table:table-cell/>
          <table:table-cell table:formula="of:=[.A101]*1000" office:value-type="float" office:value="332000">
            <text:p>332000</text:p>
          </table:table-cell>
          <table:table-cell office:value-type="float" office:value="332000">
            <text:p>332000</text:p>
          </table:table-cell>
          <table:table-cell table:formula="of:=CONCATENATE(&quot;RES_&quot;;[.T101];&quot;_0.125W_1%_0805&quot;)" office:value-type="string" office:string-value="RES_332000_0.125W_1%_0805">
            <text:p>RES_332000_0.125W_1%_0805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/>
          <table:table-cell table:formula="of:=[.A102]*0.1" office:value-type="float" office:value="33.6">
            <text:p>33,6</text:p>
          </table:table-cell>
          <table:table-cell office:value-type="string">
            <text:p>33R6</text:p>
          </table:table-cell>
          <table:table-cell table:style-name="ce2" table:formula="of:=CONCATENATE(&quot;RES_&quot;;[.D102];&quot;_0.125W_1%_0805&quot;)" office:value-type="string" office:string-value="RES_33R6_0.125W_1%_0805">
            <text:p>RES_33R6_0.125W_1%_0805</text:p>
          </table:table-cell>
          <table:table-cell table:style-name="ce2"/>
          <table:table-cell table:formula="of:=[.A102]*1" office:value-type="float" office:value="336">
            <text:p>336</text:p>
          </table:table-cell>
          <table:table-cell office:value-type="float" office:value="336">
            <text:p>336</text:p>
          </table:table-cell>
          <table:table-cell table:formula="of:=CONCATENATE(&quot;RES_&quot;;[.H102];&quot;_0.125W_1%_0805&quot;)" office:value-type="string" office:string-value="RES_336_0.125W_1%_0805">
            <text:p>RES_336_0.125W_1%_0805</text:p>
          </table:table-cell>
          <table:table-cell/>
          <table:table-cell table:style-name="ce3" table:formula="of:=[.A102]*10" office:value-type="float" office:value="3360">
            <text:p>3360</text:p>
          </table:table-cell>
          <table:table-cell table:style-name="ce3" office:value-type="float" office:value="3360">
            <text:p>3360</text:p>
          </table:table-cell>
          <table:table-cell table:style-name="ce3" table:formula="of:=CONCATENATE(&quot;RES_&quot;;[.L102];&quot;_0.125W_1%_0805&quot;)" office:value-type="string" office:string-value="RES_3360_0.125W_1%_0805">
            <text:p>RES_3360_0.125W_1%_0805</text:p>
          </table:table-cell>
          <table:table-cell table:style-name="ce3"/>
          <table:table-cell table:formula="of:=[.A102]*100" office:value-type="float" office:value="33600">
            <text:p>33600</text:p>
          </table:table-cell>
          <table:table-cell office:value-type="float" office:value="33600">
            <text:p>33600</text:p>
          </table:table-cell>
          <table:table-cell table:formula="of:=CONCATENATE(&quot;RES_&quot;;[.P102];&quot;_0.125W_1%_0805&quot;)" office:value-type="string" office:string-value="RES_33600_0.125W_1%_0805">
            <text:p>RES_33600_0.125W_1%_0805</text:p>
          </table:table-cell>
          <table:table-cell/>
          <table:table-cell table:formula="of:=[.A102]*1000" office:value-type="float" office:value="336000">
            <text:p>336000</text:p>
          </table:table-cell>
          <table:table-cell office:value-type="float" office:value="336000">
            <text:p>336000</text:p>
          </table:table-cell>
          <table:table-cell table:formula="of:=CONCATENATE(&quot;RES_&quot;;[.T102];&quot;_0.125W_1%_0805&quot;)" office:value-type="string" office:string-value="RES_336000_0.125W_1%_0805">
            <text:p>RES_336000_0.125W_1%_0805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/>
          <table:table-cell table:formula="of:=[.A103]*0.1" office:value-type="float" office:value="34">
            <text:p>34</text:p>
          </table:table-cell>
          <table:table-cell office:value-type="string">
            <text:p>34R</text:p>
          </table:table-cell>
          <table:table-cell table:style-name="ce2" table:formula="of:=CONCATENATE(&quot;RES_&quot;;[.D103];&quot;_0.125W_1%_0805&quot;)" office:value-type="string" office:string-value="RES_34R_0.125W_1%_0805">
            <text:p>RES_34R_0.125W_1%_0805</text:p>
          </table:table-cell>
          <table:table-cell table:style-name="ce2"/>
          <table:table-cell table:formula="of:=[.A103]*1" office:value-type="float" office:value="340">
            <text:p>340</text:p>
          </table:table-cell>
          <table:table-cell office:value-type="float" office:value="340">
            <text:p>340</text:p>
          </table:table-cell>
          <table:table-cell table:formula="of:=CONCATENATE(&quot;RES_&quot;;[.H103];&quot;_0.125W_1%_0805&quot;)" office:value-type="string" office:string-value="RES_340_0.125W_1%_0805">
            <text:p>RES_340_0.125W_1%_0805</text:p>
          </table:table-cell>
          <table:table-cell/>
          <table:table-cell table:style-name="ce3" table:formula="of:=[.A103]*10" office:value-type="float" office:value="3400">
            <text:p>3400</text:p>
          </table:table-cell>
          <table:table-cell table:style-name="ce3" office:value-type="float" office:value="3400">
            <text:p>3400</text:p>
          </table:table-cell>
          <table:table-cell table:style-name="ce3" table:formula="of:=CONCATENATE(&quot;RES_&quot;;[.L103];&quot;_0.125W_1%_0805&quot;)" office:value-type="string" office:string-value="RES_3400_0.125W_1%_0805">
            <text:p>RES_3400_0.125W_1%_0805</text:p>
          </table:table-cell>
          <table:table-cell table:style-name="ce3"/>
          <table:table-cell table:formula="of:=[.A103]*100" office:value-type="float" office:value="34000">
            <text:p>34000</text:p>
          </table:table-cell>
          <table:table-cell office:value-type="float" office:value="34000">
            <text:p>34000</text:p>
          </table:table-cell>
          <table:table-cell table:formula="of:=CONCATENATE(&quot;RES_&quot;;[.P103];&quot;_0.125W_1%_0805&quot;)" office:value-type="string" office:string-value="RES_34000_0.125W_1%_0805">
            <text:p>RES_34000_0.125W_1%_0805</text:p>
          </table:table-cell>
          <table:table-cell/>
          <table:table-cell table:formula="of:=[.A103]*1000" office:value-type="float" office:value="340000">
            <text:p>340000</text:p>
          </table:table-cell>
          <table:table-cell office:value-type="float" office:value="340000">
            <text:p>340000</text:p>
          </table:table-cell>
          <table:table-cell table:formula="of:=CONCATENATE(&quot;RES_&quot;;[.T103];&quot;_0.125W_1%_0805&quot;)" office:value-type="string" office:string-value="RES_340000_0.125W_1%_0805">
            <text:p>RES_340000_0.125W_1%_0805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/>
          <table:table-cell table:formula="of:=[.A104]*0.1" office:value-type="float" office:value="34.4">
            <text:p>34,4</text:p>
          </table:table-cell>
          <table:table-cell office:value-type="string">
            <text:p>34R4</text:p>
          </table:table-cell>
          <table:table-cell table:style-name="ce2" table:formula="of:=CONCATENATE(&quot;RES_&quot;;[.D104];&quot;_0.125W_1%_0805&quot;)" office:value-type="string" office:string-value="RES_34R4_0.125W_1%_0805">
            <text:p>RES_34R4_0.125W_1%_0805</text:p>
          </table:table-cell>
          <table:table-cell table:style-name="ce2"/>
          <table:table-cell table:formula="of:=[.A104]*1" office:value-type="float" office:value="344">
            <text:p>344</text:p>
          </table:table-cell>
          <table:table-cell office:value-type="float" office:value="344">
            <text:p>344</text:p>
          </table:table-cell>
          <table:table-cell table:formula="of:=CONCATENATE(&quot;RES_&quot;;[.H104];&quot;_0.125W_1%_0805&quot;)" office:value-type="string" office:string-value="RES_344_0.125W_1%_0805">
            <text:p>RES_344_0.125W_1%_0805</text:p>
          </table:table-cell>
          <table:table-cell/>
          <table:table-cell table:style-name="ce3" table:formula="of:=[.A104]*10" office:value-type="float" office:value="3440">
            <text:p>3440</text:p>
          </table:table-cell>
          <table:table-cell table:style-name="ce3" office:value-type="float" office:value="3440">
            <text:p>3440</text:p>
          </table:table-cell>
          <table:table-cell table:style-name="ce3" table:formula="of:=CONCATENATE(&quot;RES_&quot;;[.L104];&quot;_0.125W_1%_0805&quot;)" office:value-type="string" office:string-value="RES_3440_0.125W_1%_0805">
            <text:p>RES_3440_0.125W_1%_0805</text:p>
          </table:table-cell>
          <table:table-cell table:style-name="ce3"/>
          <table:table-cell table:formula="of:=[.A104]*100" office:value-type="float" office:value="34400">
            <text:p>34400</text:p>
          </table:table-cell>
          <table:table-cell office:value-type="float" office:value="34400">
            <text:p>34400</text:p>
          </table:table-cell>
          <table:table-cell table:formula="of:=CONCATENATE(&quot;RES_&quot;;[.P104];&quot;_0.125W_1%_0805&quot;)" office:value-type="string" office:string-value="RES_34400_0.125W_1%_0805">
            <text:p>RES_34400_0.125W_1%_0805</text:p>
          </table:table-cell>
          <table:table-cell/>
          <table:table-cell table:formula="of:=[.A104]*1000" office:value-type="float" office:value="344000">
            <text:p>344000</text:p>
          </table:table-cell>
          <table:table-cell office:value-type="float" office:value="344000">
            <text:p>344000</text:p>
          </table:table-cell>
          <table:table-cell table:formula="of:=CONCATENATE(&quot;RES_&quot;;[.T104];&quot;_0.125W_1%_0805&quot;)" office:value-type="string" office:string-value="RES_344000_0.125W_1%_0805">
            <text:p>RES_344000_0.125W_1%_0805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/>
          <table:table-cell table:formula="of:=[.A105]*0.1" office:value-type="float" office:value="34.8">
            <text:p>34,8</text:p>
          </table:table-cell>
          <table:table-cell office:value-type="string">
            <text:p>34R8</text:p>
          </table:table-cell>
          <table:table-cell table:style-name="ce2" table:formula="of:=CONCATENATE(&quot;RES_&quot;;[.D105];&quot;_0.125W_1%_0805&quot;)" office:value-type="string" office:string-value="RES_34R8_0.125W_1%_0805">
            <text:p>RES_34R8_0.125W_1%_0805</text:p>
          </table:table-cell>
          <table:table-cell table:style-name="ce2"/>
          <table:table-cell table:formula="of:=[.A105]*1" office:value-type="float" office:value="348">
            <text:p>348</text:p>
          </table:table-cell>
          <table:table-cell office:value-type="float" office:value="348">
            <text:p>348</text:p>
          </table:table-cell>
          <table:table-cell table:formula="of:=CONCATENATE(&quot;RES_&quot;;[.H105];&quot;_0.125W_1%_0805&quot;)" office:value-type="string" office:string-value="RES_348_0.125W_1%_0805">
            <text:p>RES_348_0.125W_1%_0805</text:p>
          </table:table-cell>
          <table:table-cell/>
          <table:table-cell table:style-name="ce3" table:formula="of:=[.A105]*10" office:value-type="float" office:value="3480">
            <text:p>3480</text:p>
          </table:table-cell>
          <table:table-cell table:style-name="ce3" office:value-type="float" office:value="3480">
            <text:p>3480</text:p>
          </table:table-cell>
          <table:table-cell table:style-name="ce3" table:formula="of:=CONCATENATE(&quot;RES_&quot;;[.L105];&quot;_0.125W_1%_0805&quot;)" office:value-type="string" office:string-value="RES_3480_0.125W_1%_0805">
            <text:p>RES_3480_0.125W_1%_0805</text:p>
          </table:table-cell>
          <table:table-cell table:style-name="ce3"/>
          <table:table-cell table:formula="of:=[.A105]*100" office:value-type="float" office:value="34800">
            <text:p>34800</text:p>
          </table:table-cell>
          <table:table-cell office:value-type="float" office:value="34800">
            <text:p>34800</text:p>
          </table:table-cell>
          <table:table-cell table:formula="of:=CONCATENATE(&quot;RES_&quot;;[.P105];&quot;_0.125W_1%_0805&quot;)" office:value-type="string" office:string-value="RES_34800_0.125W_1%_0805">
            <text:p>RES_34800_0.125W_1%_0805</text:p>
          </table:table-cell>
          <table:table-cell/>
          <table:table-cell table:formula="of:=[.A105]*1000" office:value-type="float" office:value="348000">
            <text:p>348000</text:p>
          </table:table-cell>
          <table:table-cell office:value-type="float" office:value="348000">
            <text:p>348000</text:p>
          </table:table-cell>
          <table:table-cell table:formula="of:=CONCATENATE(&quot;RES_&quot;;[.T105];&quot;_0.125W_1%_0805&quot;)" office:value-type="string" office:string-value="RES_348000_0.125W_1%_0805">
            <text:p>RES_348000_0.125W_1%_0805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/>
          <table:table-cell table:formula="of:=[.A106]*0.1" office:value-type="float" office:value="35.2">
            <text:p>35,2</text:p>
          </table:table-cell>
          <table:table-cell office:value-type="string">
            <text:p>35R2</text:p>
          </table:table-cell>
          <table:table-cell table:style-name="ce2" table:formula="of:=CONCATENATE(&quot;RES_&quot;;[.D106];&quot;_0.125W_1%_0805&quot;)" office:value-type="string" office:string-value="RES_35R2_0.125W_1%_0805">
            <text:p>RES_35R2_0.125W_1%_0805</text:p>
          </table:table-cell>
          <table:table-cell table:style-name="ce2"/>
          <table:table-cell table:formula="of:=[.A106]*1" office:value-type="float" office:value="352">
            <text:p>352</text:p>
          </table:table-cell>
          <table:table-cell office:value-type="float" office:value="352">
            <text:p>352</text:p>
          </table:table-cell>
          <table:table-cell table:formula="of:=CONCATENATE(&quot;RES_&quot;;[.H106];&quot;_0.125W_1%_0805&quot;)" office:value-type="string" office:string-value="RES_352_0.125W_1%_0805">
            <text:p>RES_352_0.125W_1%_0805</text:p>
          </table:table-cell>
          <table:table-cell/>
          <table:table-cell table:style-name="ce3" table:formula="of:=[.A106]*10" office:value-type="float" office:value="3520">
            <text:p>3520</text:p>
          </table:table-cell>
          <table:table-cell table:style-name="ce3" office:value-type="float" office:value="3520">
            <text:p>3520</text:p>
          </table:table-cell>
          <table:table-cell table:style-name="ce3" table:formula="of:=CONCATENATE(&quot;RES_&quot;;[.L106];&quot;_0.125W_1%_0805&quot;)" office:value-type="string" office:string-value="RES_3520_0.125W_1%_0805">
            <text:p>RES_3520_0.125W_1%_0805</text:p>
          </table:table-cell>
          <table:table-cell table:style-name="ce3"/>
          <table:table-cell table:formula="of:=[.A106]*100" office:value-type="float" office:value="35200">
            <text:p>35200</text:p>
          </table:table-cell>
          <table:table-cell office:value-type="float" office:value="35200">
            <text:p>35200</text:p>
          </table:table-cell>
          <table:table-cell table:formula="of:=CONCATENATE(&quot;RES_&quot;;[.P106];&quot;_0.125W_1%_0805&quot;)" office:value-type="string" office:string-value="RES_35200_0.125W_1%_0805">
            <text:p>RES_35200_0.125W_1%_0805</text:p>
          </table:table-cell>
          <table:table-cell/>
          <table:table-cell table:formula="of:=[.A106]*1000" office:value-type="float" office:value="352000">
            <text:p>352000</text:p>
          </table:table-cell>
          <table:table-cell office:value-type="float" office:value="352000">
            <text:p>352000</text:p>
          </table:table-cell>
          <table:table-cell table:formula="of:=CONCATENATE(&quot;RES_&quot;;[.T106];&quot;_0.125W_1%_0805&quot;)" office:value-type="string" office:string-value="RES_352000_0.125W_1%_0805">
            <text:p>RES_352000_0.125W_1%_0805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/>
          <table:table-cell table:formula="of:=[.A107]*0.1" office:value-type="float" office:value="35.7">
            <text:p>35,7</text:p>
          </table:table-cell>
          <table:table-cell office:value-type="string">
            <text:p>35R7</text:p>
          </table:table-cell>
          <table:table-cell table:style-name="ce2" table:formula="of:=CONCATENATE(&quot;RES_&quot;;[.D107];&quot;_0.125W_1%_0805&quot;)" office:value-type="string" office:string-value="RES_35R7_0.125W_1%_0805">
            <text:p>RES_35R7_0.125W_1%_0805</text:p>
          </table:table-cell>
          <table:table-cell table:style-name="ce2"/>
          <table:table-cell table:formula="of:=[.A107]*1" office:value-type="float" office:value="357">
            <text:p>357</text:p>
          </table:table-cell>
          <table:table-cell office:value-type="float" office:value="357">
            <text:p>357</text:p>
          </table:table-cell>
          <table:table-cell table:formula="of:=CONCATENATE(&quot;RES_&quot;;[.H107];&quot;_0.125W_1%_0805&quot;)" office:value-type="string" office:string-value="RES_357_0.125W_1%_0805">
            <text:p>RES_357_0.125W_1%_0805</text:p>
          </table:table-cell>
          <table:table-cell/>
          <table:table-cell table:style-name="ce3" table:formula="of:=[.A107]*10" office:value-type="float" office:value="3570">
            <text:p>3570</text:p>
          </table:table-cell>
          <table:table-cell table:style-name="ce3" office:value-type="float" office:value="3570">
            <text:p>3570</text:p>
          </table:table-cell>
          <table:table-cell table:style-name="ce3" table:formula="of:=CONCATENATE(&quot;RES_&quot;;[.L107];&quot;_0.125W_1%_0805&quot;)" office:value-type="string" office:string-value="RES_3570_0.125W_1%_0805">
            <text:p>RES_3570_0.125W_1%_0805</text:p>
          </table:table-cell>
          <table:table-cell table:style-name="ce3"/>
          <table:table-cell table:formula="of:=[.A107]*100" office:value-type="float" office:value="35700">
            <text:p>35700</text:p>
          </table:table-cell>
          <table:table-cell office:value-type="float" office:value="35700">
            <text:p>35700</text:p>
          </table:table-cell>
          <table:table-cell table:formula="of:=CONCATENATE(&quot;RES_&quot;;[.P107];&quot;_0.125W_1%_0805&quot;)" office:value-type="string" office:string-value="RES_35700_0.125W_1%_0805">
            <text:p>RES_35700_0.125W_1%_0805</text:p>
          </table:table-cell>
          <table:table-cell/>
          <table:table-cell table:formula="of:=[.A107]*1000" office:value-type="float" office:value="357000">
            <text:p>357000</text:p>
          </table:table-cell>
          <table:table-cell office:value-type="float" office:value="357000">
            <text:p>357000</text:p>
          </table:table-cell>
          <table:table-cell table:formula="of:=CONCATENATE(&quot;RES_&quot;;[.T107];&quot;_0.125W_1%_0805&quot;)" office:value-type="string" office:string-value="RES_357000_0.125W_1%_0805">
            <text:p>RES_357000_0.125W_1%_0805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/>
          <table:table-cell table:formula="of:=[.A108]*0.1" office:value-type="float" office:value="36.1">
            <text:p>36,1</text:p>
          </table:table-cell>
          <table:table-cell office:value-type="string">
            <text:p>36R1</text:p>
          </table:table-cell>
          <table:table-cell table:style-name="ce2" table:formula="of:=CONCATENATE(&quot;RES_&quot;;[.D108];&quot;_0.125W_1%_0805&quot;)" office:value-type="string" office:string-value="RES_36R1_0.125W_1%_0805">
            <text:p>RES_36R1_0.125W_1%_0805</text:p>
          </table:table-cell>
          <table:table-cell table:style-name="ce2"/>
          <table:table-cell table:formula="of:=[.A108]*1" office:value-type="float" office:value="361">
            <text:p>361</text:p>
          </table:table-cell>
          <table:table-cell office:value-type="float" office:value="361">
            <text:p>361</text:p>
          </table:table-cell>
          <table:table-cell table:formula="of:=CONCATENATE(&quot;RES_&quot;;[.H108];&quot;_0.125W_1%_0805&quot;)" office:value-type="string" office:string-value="RES_361_0.125W_1%_0805">
            <text:p>RES_361_0.125W_1%_0805</text:p>
          </table:table-cell>
          <table:table-cell/>
          <table:table-cell table:style-name="ce3" table:formula="of:=[.A108]*10" office:value-type="float" office:value="3610">
            <text:p>3610</text:p>
          </table:table-cell>
          <table:table-cell table:style-name="ce3" office:value-type="float" office:value="3610">
            <text:p>3610</text:p>
          </table:table-cell>
          <table:table-cell table:style-name="ce3" table:formula="of:=CONCATENATE(&quot;RES_&quot;;[.L108];&quot;_0.125W_1%_0805&quot;)" office:value-type="string" office:string-value="RES_3610_0.125W_1%_0805">
            <text:p>RES_3610_0.125W_1%_0805</text:p>
          </table:table-cell>
          <table:table-cell table:style-name="ce3"/>
          <table:table-cell table:formula="of:=[.A108]*100" office:value-type="float" office:value="36100">
            <text:p>36100</text:p>
          </table:table-cell>
          <table:table-cell office:value-type="float" office:value="36100">
            <text:p>36100</text:p>
          </table:table-cell>
          <table:table-cell table:formula="of:=CONCATENATE(&quot;RES_&quot;;[.P108];&quot;_0.125W_1%_0805&quot;)" office:value-type="string" office:string-value="RES_36100_0.125W_1%_0805">
            <text:p>RES_36100_0.125W_1%_0805</text:p>
          </table:table-cell>
          <table:table-cell/>
          <table:table-cell table:formula="of:=[.A108]*1000" office:value-type="float" office:value="361000">
            <text:p>361000</text:p>
          </table:table-cell>
          <table:table-cell office:value-type="float" office:value="361000">
            <text:p>361000</text:p>
          </table:table-cell>
          <table:table-cell table:formula="of:=CONCATENATE(&quot;RES_&quot;;[.T108];&quot;_0.125W_1%_0805&quot;)" office:value-type="string" office:string-value="RES_361000_0.125W_1%_0805">
            <text:p>RES_361000_0.125W_1%_0805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/>
          <table:table-cell table:formula="of:=[.A109]*0.1" office:value-type="float" office:value="36.5">
            <text:p>36,5</text:p>
          </table:table-cell>
          <table:table-cell office:value-type="string">
            <text:p>36R5</text:p>
          </table:table-cell>
          <table:table-cell table:style-name="ce2" table:formula="of:=CONCATENATE(&quot;RES_&quot;;[.D109];&quot;_0.125W_1%_0805&quot;)" office:value-type="string" office:string-value="RES_36R5_0.125W_1%_0805">
            <text:p>RES_36R5_0.125W_1%_0805</text:p>
          </table:table-cell>
          <table:table-cell table:style-name="ce2"/>
          <table:table-cell table:formula="of:=[.A109]*1" office:value-type="float" office:value="365">
            <text:p>365</text:p>
          </table:table-cell>
          <table:table-cell office:value-type="float" office:value="365">
            <text:p>365</text:p>
          </table:table-cell>
          <table:table-cell table:formula="of:=CONCATENATE(&quot;RES_&quot;;[.H109];&quot;_0.125W_1%_0805&quot;)" office:value-type="string" office:string-value="RES_365_0.125W_1%_0805">
            <text:p>RES_365_0.125W_1%_0805</text:p>
          </table:table-cell>
          <table:table-cell/>
          <table:table-cell table:style-name="ce3" table:formula="of:=[.A109]*10" office:value-type="float" office:value="3650">
            <text:p>3650</text:p>
          </table:table-cell>
          <table:table-cell table:style-name="ce3" office:value-type="float" office:value="3650">
            <text:p>3650</text:p>
          </table:table-cell>
          <table:table-cell table:style-name="ce3" table:formula="of:=CONCATENATE(&quot;RES_&quot;;[.L109];&quot;_0.125W_1%_0805&quot;)" office:value-type="string" office:string-value="RES_3650_0.125W_1%_0805">
            <text:p>RES_3650_0.125W_1%_0805</text:p>
          </table:table-cell>
          <table:table-cell table:style-name="ce3"/>
          <table:table-cell table:formula="of:=[.A109]*100" office:value-type="float" office:value="36500">
            <text:p>36500</text:p>
          </table:table-cell>
          <table:table-cell office:value-type="float" office:value="36500">
            <text:p>36500</text:p>
          </table:table-cell>
          <table:table-cell table:formula="of:=CONCATENATE(&quot;RES_&quot;;[.P109];&quot;_0.125W_1%_0805&quot;)" office:value-type="string" office:string-value="RES_36500_0.125W_1%_0805">
            <text:p>RES_36500_0.125W_1%_0805</text:p>
          </table:table-cell>
          <table:table-cell/>
          <table:table-cell table:formula="of:=[.A109]*1000" office:value-type="float" office:value="365000">
            <text:p>365000</text:p>
          </table:table-cell>
          <table:table-cell office:value-type="float" office:value="365000">
            <text:p>365000</text:p>
          </table:table-cell>
          <table:table-cell table:formula="of:=CONCATENATE(&quot;RES_&quot;;[.T109];&quot;_0.125W_1%_0805&quot;)" office:value-type="string" office:string-value="RES_365000_0.125W_1%_0805">
            <text:p>RES_365000_0.125W_1%_0805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/>
          <table:table-cell table:formula="of:=[.A110]*0.1" office:value-type="float" office:value="37">
            <text:p>37</text:p>
          </table:table-cell>
          <table:table-cell office:value-type="string">
            <text:p>37R</text:p>
          </table:table-cell>
          <table:table-cell table:style-name="ce2" table:formula="of:=CONCATENATE(&quot;RES_&quot;;[.D110];&quot;_0.125W_1%_0805&quot;)" office:value-type="string" office:string-value="RES_37R_0.125W_1%_0805">
            <text:p>RES_37R_0.125W_1%_0805</text:p>
          </table:table-cell>
          <table:table-cell table:style-name="ce2"/>
          <table:table-cell table:formula="of:=[.A110]*1" office:value-type="float" office:value="370">
            <text:p>370</text:p>
          </table:table-cell>
          <table:table-cell office:value-type="float" office:value="370">
            <text:p>370</text:p>
          </table:table-cell>
          <table:table-cell table:formula="of:=CONCATENATE(&quot;RES_&quot;;[.H110];&quot;_0.125W_1%_0805&quot;)" office:value-type="string" office:string-value="RES_370_0.125W_1%_0805">
            <text:p>RES_370_0.125W_1%_0805</text:p>
          </table:table-cell>
          <table:table-cell/>
          <table:table-cell table:style-name="ce3" table:formula="of:=[.A110]*10" office:value-type="float" office:value="3700">
            <text:p>3700</text:p>
          </table:table-cell>
          <table:table-cell table:style-name="ce3" office:value-type="float" office:value="3700">
            <text:p>3700</text:p>
          </table:table-cell>
          <table:table-cell table:style-name="ce3" table:formula="of:=CONCATENATE(&quot;RES_&quot;;[.L110];&quot;_0.125W_1%_0805&quot;)" office:value-type="string" office:string-value="RES_3700_0.125W_1%_0805">
            <text:p>RES_3700_0.125W_1%_0805</text:p>
          </table:table-cell>
          <table:table-cell table:style-name="ce3"/>
          <table:table-cell table:formula="of:=[.A110]*100" office:value-type="float" office:value="37000">
            <text:p>37000</text:p>
          </table:table-cell>
          <table:table-cell office:value-type="float" office:value="37000">
            <text:p>37000</text:p>
          </table:table-cell>
          <table:table-cell table:formula="of:=CONCATENATE(&quot;RES_&quot;;[.P110];&quot;_0.125W_1%_0805&quot;)" office:value-type="string" office:string-value="RES_37000_0.125W_1%_0805">
            <text:p>RES_37000_0.125W_1%_0805</text:p>
          </table:table-cell>
          <table:table-cell/>
          <table:table-cell table:formula="of:=[.A110]*1000" office:value-type="float" office:value="370000">
            <text:p>370000</text:p>
          </table:table-cell>
          <table:table-cell office:value-type="float" office:value="370000">
            <text:p>370000</text:p>
          </table:table-cell>
          <table:table-cell table:formula="of:=CONCATENATE(&quot;RES_&quot;;[.T110];&quot;_0.125W_1%_0805&quot;)" office:value-type="string" office:string-value="RES_370000_0.125W_1%_0805">
            <text:p>RES_370000_0.125W_1%_0805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/>
          <table:table-cell table:formula="of:=[.A111]*0.1" office:value-type="float" office:value="37.4">
            <text:p>37,4</text:p>
          </table:table-cell>
          <table:table-cell office:value-type="string">
            <text:p>37R4</text:p>
          </table:table-cell>
          <table:table-cell table:style-name="ce2" table:formula="of:=CONCATENATE(&quot;RES_&quot;;[.D111];&quot;_0.125W_1%_0805&quot;)" office:value-type="string" office:string-value="RES_37R4_0.125W_1%_0805">
            <text:p>RES_37R4_0.125W_1%_0805</text:p>
          </table:table-cell>
          <table:table-cell table:style-name="ce2"/>
          <table:table-cell table:formula="of:=[.A111]*1" office:value-type="float" office:value="374">
            <text:p>374</text:p>
          </table:table-cell>
          <table:table-cell office:value-type="float" office:value="374">
            <text:p>374</text:p>
          </table:table-cell>
          <table:table-cell table:formula="of:=CONCATENATE(&quot;RES_&quot;;[.H111];&quot;_0.125W_1%_0805&quot;)" office:value-type="string" office:string-value="RES_374_0.125W_1%_0805">
            <text:p>RES_374_0.125W_1%_0805</text:p>
          </table:table-cell>
          <table:table-cell/>
          <table:table-cell table:style-name="ce3" table:formula="of:=[.A111]*10" office:value-type="float" office:value="3740">
            <text:p>3740</text:p>
          </table:table-cell>
          <table:table-cell table:style-name="ce3" office:value-type="float" office:value="3740">
            <text:p>3740</text:p>
          </table:table-cell>
          <table:table-cell table:style-name="ce3" table:formula="of:=CONCATENATE(&quot;RES_&quot;;[.L111];&quot;_0.125W_1%_0805&quot;)" office:value-type="string" office:string-value="RES_3740_0.125W_1%_0805">
            <text:p>RES_3740_0.125W_1%_0805</text:p>
          </table:table-cell>
          <table:table-cell table:style-name="ce3"/>
          <table:table-cell table:formula="of:=[.A111]*100" office:value-type="float" office:value="37400">
            <text:p>37400</text:p>
          </table:table-cell>
          <table:table-cell office:value-type="float" office:value="37400">
            <text:p>37400</text:p>
          </table:table-cell>
          <table:table-cell table:formula="of:=CONCATENATE(&quot;RES_&quot;;[.P111];&quot;_0.125W_1%_0805&quot;)" office:value-type="string" office:string-value="RES_37400_0.125W_1%_0805">
            <text:p>RES_37400_0.125W_1%_0805</text:p>
          </table:table-cell>
          <table:table-cell/>
          <table:table-cell table:formula="of:=[.A111]*1000" office:value-type="float" office:value="374000">
            <text:p>374000</text:p>
          </table:table-cell>
          <table:table-cell office:value-type="float" office:value="374000">
            <text:p>374000</text:p>
          </table:table-cell>
          <table:table-cell table:formula="of:=CONCATENATE(&quot;RES_&quot;;[.T111];&quot;_0.125W_1%_0805&quot;)" office:value-type="string" office:string-value="RES_374000_0.125W_1%_0805">
            <text:p>RES_374000_0.125W_1%_0805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/>
          <table:table-cell table:formula="of:=[.A112]*0.1" office:value-type="float" office:value="37.9">
            <text:p>37,9</text:p>
          </table:table-cell>
          <table:table-cell office:value-type="string">
            <text:p>37R9</text:p>
          </table:table-cell>
          <table:table-cell table:style-name="ce2" table:formula="of:=CONCATENATE(&quot;RES_&quot;;[.D112];&quot;_0.125W_1%_0805&quot;)" office:value-type="string" office:string-value="RES_37R9_0.125W_1%_0805">
            <text:p>RES_37R9_0.125W_1%_0805</text:p>
          </table:table-cell>
          <table:table-cell table:style-name="ce2"/>
          <table:table-cell table:formula="of:=[.A112]*1" office:value-type="float" office:value="379">
            <text:p>379</text:p>
          </table:table-cell>
          <table:table-cell office:value-type="float" office:value="379">
            <text:p>379</text:p>
          </table:table-cell>
          <table:table-cell table:formula="of:=CONCATENATE(&quot;RES_&quot;;[.H112];&quot;_0.125W_1%_0805&quot;)" office:value-type="string" office:string-value="RES_379_0.125W_1%_0805">
            <text:p>RES_379_0.125W_1%_0805</text:p>
          </table:table-cell>
          <table:table-cell/>
          <table:table-cell table:style-name="ce3" table:formula="of:=[.A112]*10" office:value-type="float" office:value="3790">
            <text:p>3790</text:p>
          </table:table-cell>
          <table:table-cell table:style-name="ce3" office:value-type="float" office:value="3790">
            <text:p>3790</text:p>
          </table:table-cell>
          <table:table-cell table:style-name="ce3" table:formula="of:=CONCATENATE(&quot;RES_&quot;;[.L112];&quot;_0.125W_1%_0805&quot;)" office:value-type="string" office:string-value="RES_3790_0.125W_1%_0805">
            <text:p>RES_3790_0.125W_1%_0805</text:p>
          </table:table-cell>
          <table:table-cell table:style-name="ce3"/>
          <table:table-cell table:formula="of:=[.A112]*100" office:value-type="float" office:value="37900">
            <text:p>37900</text:p>
          </table:table-cell>
          <table:table-cell office:value-type="float" office:value="37900">
            <text:p>37900</text:p>
          </table:table-cell>
          <table:table-cell table:formula="of:=CONCATENATE(&quot;RES_&quot;;[.P112];&quot;_0.125W_1%_0805&quot;)" office:value-type="string" office:string-value="RES_37900_0.125W_1%_0805">
            <text:p>RES_37900_0.125W_1%_0805</text:p>
          </table:table-cell>
          <table:table-cell/>
          <table:table-cell table:formula="of:=[.A112]*1000" office:value-type="float" office:value="379000">
            <text:p>379000</text:p>
          </table:table-cell>
          <table:table-cell office:value-type="float" office:value="379000">
            <text:p>379000</text:p>
          </table:table-cell>
          <table:table-cell table:formula="of:=CONCATENATE(&quot;RES_&quot;;[.T112];&quot;_0.125W_1%_0805&quot;)" office:value-type="string" office:string-value="RES_379000_0.125W_1%_0805">
            <text:p>RES_379000_0.125W_1%_080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/>
          <table:table-cell table:formula="of:=[.A113]*0.1" office:value-type="float" office:value="38.3">
            <text:p>38,3</text:p>
          </table:table-cell>
          <table:table-cell office:value-type="string">
            <text:p>38R3</text:p>
          </table:table-cell>
          <table:table-cell table:style-name="ce2" table:formula="of:=CONCATENATE(&quot;RES_&quot;;[.D113];&quot;_0.125W_1%_0805&quot;)" office:value-type="string" office:string-value="RES_38R3_0.125W_1%_0805">
            <text:p>RES_38R3_0.125W_1%_0805</text:p>
          </table:table-cell>
          <table:table-cell table:style-name="ce2"/>
          <table:table-cell table:formula="of:=[.A113]*1" office:value-type="float" office:value="383">
            <text:p>383</text:p>
          </table:table-cell>
          <table:table-cell office:value-type="float" office:value="383">
            <text:p>383</text:p>
          </table:table-cell>
          <table:table-cell table:formula="of:=CONCATENATE(&quot;RES_&quot;;[.H113];&quot;_0.125W_1%_0805&quot;)" office:value-type="string" office:string-value="RES_383_0.125W_1%_0805">
            <text:p>RES_383_0.125W_1%_0805</text:p>
          </table:table-cell>
          <table:table-cell/>
          <table:table-cell table:style-name="ce3" table:formula="of:=[.A113]*10" office:value-type="float" office:value="3830">
            <text:p>3830</text:p>
          </table:table-cell>
          <table:table-cell table:style-name="ce3" office:value-type="float" office:value="3830">
            <text:p>3830</text:p>
          </table:table-cell>
          <table:table-cell table:style-name="ce3" table:formula="of:=CONCATENATE(&quot;RES_&quot;;[.L113];&quot;_0.125W_1%_0805&quot;)" office:value-type="string" office:string-value="RES_3830_0.125W_1%_0805">
            <text:p>RES_3830_0.125W_1%_0805</text:p>
          </table:table-cell>
          <table:table-cell table:style-name="ce3"/>
          <table:table-cell table:formula="of:=[.A113]*100" office:value-type="float" office:value="38300">
            <text:p>38300</text:p>
          </table:table-cell>
          <table:table-cell office:value-type="float" office:value="38300">
            <text:p>38300</text:p>
          </table:table-cell>
          <table:table-cell table:formula="of:=CONCATENATE(&quot;RES_&quot;;[.P113];&quot;_0.125W_1%_0805&quot;)" office:value-type="string" office:string-value="RES_38300_0.125W_1%_0805">
            <text:p>RES_38300_0.125W_1%_0805</text:p>
          </table:table-cell>
          <table:table-cell/>
          <table:table-cell table:formula="of:=[.A113]*1000" office:value-type="float" office:value="383000">
            <text:p>383000</text:p>
          </table:table-cell>
          <table:table-cell office:value-type="float" office:value="383000">
            <text:p>383000</text:p>
          </table:table-cell>
          <table:table-cell table:formula="of:=CONCATENATE(&quot;RES_&quot;;[.T113];&quot;_0.125W_1%_0805&quot;)" office:value-type="string" office:string-value="RES_383000_0.125W_1%_0805">
            <text:p>RES_383000_0.125W_1%_0805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/>
          <table:table-cell table:formula="of:=[.A114]*0.1" office:value-type="float" office:value="38.8">
            <text:p>38,8</text:p>
          </table:table-cell>
          <table:table-cell office:value-type="string">
            <text:p>38R8</text:p>
          </table:table-cell>
          <table:table-cell table:style-name="ce2" table:formula="of:=CONCATENATE(&quot;RES_&quot;;[.D114];&quot;_0.125W_1%_0805&quot;)" office:value-type="string" office:string-value="RES_38R8_0.125W_1%_0805">
            <text:p>RES_38R8_0.125W_1%_0805</text:p>
          </table:table-cell>
          <table:table-cell table:style-name="ce2"/>
          <table:table-cell table:formula="of:=[.A114]*1" office:value-type="float" office:value="388">
            <text:p>388</text:p>
          </table:table-cell>
          <table:table-cell office:value-type="float" office:value="388">
            <text:p>388</text:p>
          </table:table-cell>
          <table:table-cell table:formula="of:=CONCATENATE(&quot;RES_&quot;;[.H114];&quot;_0.125W_1%_0805&quot;)" office:value-type="string" office:string-value="RES_388_0.125W_1%_0805">
            <text:p>RES_388_0.125W_1%_0805</text:p>
          </table:table-cell>
          <table:table-cell/>
          <table:table-cell table:style-name="ce3" table:formula="of:=[.A114]*10" office:value-type="float" office:value="3880">
            <text:p>3880</text:p>
          </table:table-cell>
          <table:table-cell table:style-name="ce3" office:value-type="float" office:value="3880">
            <text:p>3880</text:p>
          </table:table-cell>
          <table:table-cell table:style-name="ce3" table:formula="of:=CONCATENATE(&quot;RES_&quot;;[.L114];&quot;_0.125W_1%_0805&quot;)" office:value-type="string" office:string-value="RES_3880_0.125W_1%_0805">
            <text:p>RES_3880_0.125W_1%_0805</text:p>
          </table:table-cell>
          <table:table-cell table:style-name="ce3"/>
          <table:table-cell table:formula="of:=[.A114]*100" office:value-type="float" office:value="38800">
            <text:p>38800</text:p>
          </table:table-cell>
          <table:table-cell office:value-type="float" office:value="38800">
            <text:p>38800</text:p>
          </table:table-cell>
          <table:table-cell table:formula="of:=CONCATENATE(&quot;RES_&quot;;[.P114];&quot;_0.125W_1%_0805&quot;)" office:value-type="string" office:string-value="RES_38800_0.125W_1%_0805">
            <text:p>RES_38800_0.125W_1%_0805</text:p>
          </table:table-cell>
          <table:table-cell/>
          <table:table-cell table:formula="of:=[.A114]*1000" office:value-type="float" office:value="388000">
            <text:p>388000</text:p>
          </table:table-cell>
          <table:table-cell office:value-type="float" office:value="388000">
            <text:p>388000</text:p>
          </table:table-cell>
          <table:table-cell table:formula="of:=CONCATENATE(&quot;RES_&quot;;[.T114];&quot;_0.125W_1%_0805&quot;)" office:value-type="string" office:string-value="RES_388000_0.125W_1%_0805">
            <text:p>RES_388000_0.125W_1%_0805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/>
          <table:table-cell table:formula="of:=[.A115]*0.1" office:value-type="float" office:value="39.2">
            <text:p>39,2</text:p>
          </table:table-cell>
          <table:table-cell office:value-type="string">
            <text:p>39R2</text:p>
          </table:table-cell>
          <table:table-cell table:style-name="ce2" table:formula="of:=CONCATENATE(&quot;RES_&quot;;[.D115];&quot;_0.125W_1%_0805&quot;)" office:value-type="string" office:string-value="RES_39R2_0.125W_1%_0805">
            <text:p>RES_39R2_0.125W_1%_0805</text:p>
          </table:table-cell>
          <table:table-cell table:style-name="ce2"/>
          <table:table-cell table:formula="of:=[.A115]*1" office:value-type="float" office:value="392">
            <text:p>392</text:p>
          </table:table-cell>
          <table:table-cell office:value-type="float" office:value="392">
            <text:p>392</text:p>
          </table:table-cell>
          <table:table-cell table:formula="of:=CONCATENATE(&quot;RES_&quot;;[.H115];&quot;_0.125W_1%_0805&quot;)" office:value-type="string" office:string-value="RES_392_0.125W_1%_0805">
            <text:p>RES_392_0.125W_1%_0805</text:p>
          </table:table-cell>
          <table:table-cell/>
          <table:table-cell table:style-name="ce3" table:formula="of:=[.A115]*10" office:value-type="float" office:value="3920">
            <text:p>3920</text:p>
          </table:table-cell>
          <table:table-cell table:style-name="ce3" office:value-type="float" office:value="3920">
            <text:p>3920</text:p>
          </table:table-cell>
          <table:table-cell table:style-name="ce3" table:formula="of:=CONCATENATE(&quot;RES_&quot;;[.L115];&quot;_0.125W_1%_0805&quot;)" office:value-type="string" office:string-value="RES_3920_0.125W_1%_0805">
            <text:p>RES_3920_0.125W_1%_0805</text:p>
          </table:table-cell>
          <table:table-cell table:style-name="ce3"/>
          <table:table-cell table:formula="of:=[.A115]*100" office:value-type="float" office:value="39200">
            <text:p>39200</text:p>
          </table:table-cell>
          <table:table-cell office:value-type="float" office:value="39200">
            <text:p>39200</text:p>
          </table:table-cell>
          <table:table-cell table:formula="of:=CONCATENATE(&quot;RES_&quot;;[.P115];&quot;_0.125W_1%_0805&quot;)" office:value-type="string" office:string-value="RES_39200_0.125W_1%_0805">
            <text:p>RES_39200_0.125W_1%_0805</text:p>
          </table:table-cell>
          <table:table-cell/>
          <table:table-cell table:formula="of:=[.A115]*1000" office:value-type="float" office:value="392000">
            <text:p>392000</text:p>
          </table:table-cell>
          <table:table-cell office:value-type="float" office:value="392000">
            <text:p>392000</text:p>
          </table:table-cell>
          <table:table-cell table:formula="of:=CONCATENATE(&quot;RES_&quot;;[.T115];&quot;_0.125W_1%_0805&quot;)" office:value-type="string" office:string-value="RES_392000_0.125W_1%_0805">
            <text:p>RES_392000_0.125W_1%_0805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/>
          <table:table-cell table:formula="of:=[.A116]*0.1" office:value-type="float" office:value="39.7">
            <text:p>39,7</text:p>
          </table:table-cell>
          <table:table-cell office:value-type="string">
            <text:p>39R7</text:p>
          </table:table-cell>
          <table:table-cell table:style-name="ce2" table:formula="of:=CONCATENATE(&quot;RES_&quot;;[.D116];&quot;_0.125W_1%_0805&quot;)" office:value-type="string" office:string-value="RES_39R7_0.125W_1%_0805">
            <text:p>RES_39R7_0.125W_1%_0805</text:p>
          </table:table-cell>
          <table:table-cell table:style-name="ce2"/>
          <table:table-cell table:formula="of:=[.A116]*1" office:value-type="float" office:value="397">
            <text:p>397</text:p>
          </table:table-cell>
          <table:table-cell office:value-type="float" office:value="397">
            <text:p>397</text:p>
          </table:table-cell>
          <table:table-cell table:formula="of:=CONCATENATE(&quot;RES_&quot;;[.H116];&quot;_0.125W_1%_0805&quot;)" office:value-type="string" office:string-value="RES_397_0.125W_1%_0805">
            <text:p>RES_397_0.125W_1%_0805</text:p>
          </table:table-cell>
          <table:table-cell/>
          <table:table-cell table:style-name="ce3" table:formula="of:=[.A116]*10" office:value-type="float" office:value="3970">
            <text:p>3970</text:p>
          </table:table-cell>
          <table:table-cell table:style-name="ce3" office:value-type="float" office:value="3970">
            <text:p>3970</text:p>
          </table:table-cell>
          <table:table-cell table:style-name="ce3" table:formula="of:=CONCATENATE(&quot;RES_&quot;;[.L116];&quot;_0.125W_1%_0805&quot;)" office:value-type="string" office:string-value="RES_3970_0.125W_1%_0805">
            <text:p>RES_3970_0.125W_1%_0805</text:p>
          </table:table-cell>
          <table:table-cell table:style-name="ce3"/>
          <table:table-cell table:formula="of:=[.A116]*100" office:value-type="float" office:value="39700">
            <text:p>39700</text:p>
          </table:table-cell>
          <table:table-cell office:value-type="float" office:value="39700">
            <text:p>39700</text:p>
          </table:table-cell>
          <table:table-cell table:formula="of:=CONCATENATE(&quot;RES_&quot;;[.P116];&quot;_0.125W_1%_0805&quot;)" office:value-type="string" office:string-value="RES_39700_0.125W_1%_0805">
            <text:p>RES_39700_0.125W_1%_0805</text:p>
          </table:table-cell>
          <table:table-cell/>
          <table:table-cell table:formula="of:=[.A116]*1000" office:value-type="float" office:value="397000">
            <text:p>397000</text:p>
          </table:table-cell>
          <table:table-cell office:value-type="float" office:value="397000">
            <text:p>397000</text:p>
          </table:table-cell>
          <table:table-cell table:formula="of:=CONCATENATE(&quot;RES_&quot;;[.T116];&quot;_0.125W_1%_0805&quot;)" office:value-type="string" office:string-value="RES_397000_0.125W_1%_0805">
            <text:p>RES_397000_0.125W_1%_0805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/>
          <table:table-cell table:formula="of:=[.A117]*0.1" office:value-type="float" office:value="40.2">
            <text:p>40,2</text:p>
          </table:table-cell>
          <table:table-cell office:value-type="string">
            <text:p>40R2</text:p>
          </table:table-cell>
          <table:table-cell table:style-name="ce2" table:formula="of:=CONCATENATE(&quot;RES_&quot;;[.D117];&quot;_0.125W_1%_0805&quot;)" office:value-type="string" office:string-value="RES_40R2_0.125W_1%_0805">
            <text:p>RES_40R2_0.125W_1%_0805</text:p>
          </table:table-cell>
          <table:table-cell table:style-name="ce2"/>
          <table:table-cell table:formula="of:=[.A117]*1" office:value-type="float" office:value="402">
            <text:p>402</text:p>
          </table:table-cell>
          <table:table-cell office:value-type="float" office:value="402">
            <text:p>402</text:p>
          </table:table-cell>
          <table:table-cell table:formula="of:=CONCATENATE(&quot;RES_&quot;;[.H117];&quot;_0.125W_1%_0805&quot;)" office:value-type="string" office:string-value="RES_402_0.125W_1%_0805">
            <text:p>RES_402_0.125W_1%_0805</text:p>
          </table:table-cell>
          <table:table-cell/>
          <table:table-cell table:style-name="ce3" table:formula="of:=[.A117]*10" office:value-type="float" office:value="4020">
            <text:p>4020</text:p>
          </table:table-cell>
          <table:table-cell table:style-name="ce3" office:value-type="float" office:value="4020">
            <text:p>4020</text:p>
          </table:table-cell>
          <table:table-cell table:style-name="ce3" table:formula="of:=CONCATENATE(&quot;RES_&quot;;[.L117];&quot;_0.125W_1%_0805&quot;)" office:value-type="string" office:string-value="RES_4020_0.125W_1%_0805">
            <text:p>RES_4020_0.125W_1%_0805</text:p>
          </table:table-cell>
          <table:table-cell table:style-name="ce3"/>
          <table:table-cell table:formula="of:=[.A117]*100" office:value-type="float" office:value="40200">
            <text:p>40200</text:p>
          </table:table-cell>
          <table:table-cell office:value-type="float" office:value="40200">
            <text:p>40200</text:p>
          </table:table-cell>
          <table:table-cell table:formula="of:=CONCATENATE(&quot;RES_&quot;;[.P117];&quot;_0.125W_1%_0805&quot;)" office:value-type="string" office:string-value="RES_40200_0.125W_1%_0805">
            <text:p>RES_40200_0.125W_1%_0805</text:p>
          </table:table-cell>
          <table:table-cell/>
          <table:table-cell table:formula="of:=[.A117]*1000" office:value-type="float" office:value="402000">
            <text:p>402000</text:p>
          </table:table-cell>
          <table:table-cell office:value-type="float" office:value="402000">
            <text:p>402000</text:p>
          </table:table-cell>
          <table:table-cell table:formula="of:=CONCATENATE(&quot;RES_&quot;;[.T117];&quot;_0.125W_1%_0805&quot;)" office:value-type="string" office:string-value="RES_402000_0.125W_1%_0805">
            <text:p>RES_402000_0.125W_1%_0805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/>
          <table:table-cell table:formula="of:=[.A118]*0.1" office:value-type="float" office:value="40.7">
            <text:p>40,7</text:p>
          </table:table-cell>
          <table:table-cell office:value-type="string">
            <text:p>40R7</text:p>
          </table:table-cell>
          <table:table-cell table:style-name="ce2" table:formula="of:=CONCATENATE(&quot;RES_&quot;;[.D118];&quot;_0.125W_1%_0805&quot;)" office:value-type="string" office:string-value="RES_40R7_0.125W_1%_0805">
            <text:p>RES_40R7_0.125W_1%_0805</text:p>
          </table:table-cell>
          <table:table-cell table:style-name="ce2"/>
          <table:table-cell table:formula="of:=[.A118]*1" office:value-type="float" office:value="407">
            <text:p>407</text:p>
          </table:table-cell>
          <table:table-cell office:value-type="float" office:value="407">
            <text:p>407</text:p>
          </table:table-cell>
          <table:table-cell table:formula="of:=CONCATENATE(&quot;RES_&quot;;[.H118];&quot;_0.125W_1%_0805&quot;)" office:value-type="string" office:string-value="RES_407_0.125W_1%_0805">
            <text:p>RES_407_0.125W_1%_0805</text:p>
          </table:table-cell>
          <table:table-cell/>
          <table:table-cell table:style-name="ce3" table:formula="of:=[.A118]*10" office:value-type="float" office:value="4070">
            <text:p>4070</text:p>
          </table:table-cell>
          <table:table-cell table:style-name="ce3" office:value-type="float" office:value="4070">
            <text:p>4070</text:p>
          </table:table-cell>
          <table:table-cell table:style-name="ce3" table:formula="of:=CONCATENATE(&quot;RES_&quot;;[.L118];&quot;_0.125W_1%_0805&quot;)" office:value-type="string" office:string-value="RES_4070_0.125W_1%_0805">
            <text:p>RES_4070_0.125W_1%_0805</text:p>
          </table:table-cell>
          <table:table-cell table:style-name="ce3"/>
          <table:table-cell table:formula="of:=[.A118]*100" office:value-type="float" office:value="40700">
            <text:p>40700</text:p>
          </table:table-cell>
          <table:table-cell office:value-type="float" office:value="40700">
            <text:p>40700</text:p>
          </table:table-cell>
          <table:table-cell table:formula="of:=CONCATENATE(&quot;RES_&quot;;[.P118];&quot;_0.125W_1%_0805&quot;)" office:value-type="string" office:string-value="RES_40700_0.125W_1%_0805">
            <text:p>RES_40700_0.125W_1%_0805</text:p>
          </table:table-cell>
          <table:table-cell/>
          <table:table-cell table:formula="of:=[.A118]*1000" office:value-type="float" office:value="407000">
            <text:p>407000</text:p>
          </table:table-cell>
          <table:table-cell office:value-type="float" office:value="407000">
            <text:p>407000</text:p>
          </table:table-cell>
          <table:table-cell table:formula="of:=CONCATENATE(&quot;RES_&quot;;[.T118];&quot;_0.125W_1%_0805&quot;)" office:value-type="string" office:string-value="RES_407000_0.125W_1%_0805">
            <text:p>RES_407000_0.125W_1%_0805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/>
          <table:table-cell table:formula="of:=[.A119]*0.1" office:value-type="float" office:value="41.2">
            <text:p>41,2</text:p>
          </table:table-cell>
          <table:table-cell office:value-type="string">
            <text:p>41R2</text:p>
          </table:table-cell>
          <table:table-cell table:style-name="ce2" table:formula="of:=CONCATENATE(&quot;RES_&quot;;[.D119];&quot;_0.125W_1%_0805&quot;)" office:value-type="string" office:string-value="RES_41R2_0.125W_1%_0805">
            <text:p>RES_41R2_0.125W_1%_0805</text:p>
          </table:table-cell>
          <table:table-cell table:style-name="ce2"/>
          <table:table-cell table:formula="of:=[.A119]*1" office:value-type="float" office:value="412">
            <text:p>412</text:p>
          </table:table-cell>
          <table:table-cell office:value-type="float" office:value="412">
            <text:p>412</text:p>
          </table:table-cell>
          <table:table-cell table:formula="of:=CONCATENATE(&quot;RES_&quot;;[.H119];&quot;_0.125W_1%_0805&quot;)" office:value-type="string" office:string-value="RES_412_0.125W_1%_0805">
            <text:p>RES_412_0.125W_1%_0805</text:p>
          </table:table-cell>
          <table:table-cell/>
          <table:table-cell table:style-name="ce3" table:formula="of:=[.A119]*10" office:value-type="float" office:value="4120">
            <text:p>4120</text:p>
          </table:table-cell>
          <table:table-cell table:style-name="ce3" office:value-type="float" office:value="4120">
            <text:p>4120</text:p>
          </table:table-cell>
          <table:table-cell table:style-name="ce3" table:formula="of:=CONCATENATE(&quot;RES_&quot;;[.L119];&quot;_0.125W_1%_0805&quot;)" office:value-type="string" office:string-value="RES_4120_0.125W_1%_0805">
            <text:p>RES_4120_0.125W_1%_0805</text:p>
          </table:table-cell>
          <table:table-cell table:style-name="ce3"/>
          <table:table-cell table:formula="of:=[.A119]*100" office:value-type="float" office:value="41200">
            <text:p>41200</text:p>
          </table:table-cell>
          <table:table-cell office:value-type="float" office:value="41200">
            <text:p>41200</text:p>
          </table:table-cell>
          <table:table-cell table:formula="of:=CONCATENATE(&quot;RES_&quot;;[.P119];&quot;_0.125W_1%_0805&quot;)" office:value-type="string" office:string-value="RES_41200_0.125W_1%_0805">
            <text:p>RES_41200_0.125W_1%_0805</text:p>
          </table:table-cell>
          <table:table-cell/>
          <table:table-cell table:formula="of:=[.A119]*1000" office:value-type="float" office:value="412000">
            <text:p>412000</text:p>
          </table:table-cell>
          <table:table-cell office:value-type="float" office:value="412000">
            <text:p>412000</text:p>
          </table:table-cell>
          <table:table-cell table:formula="of:=CONCATENATE(&quot;RES_&quot;;[.T119];&quot;_0.125W_1%_0805&quot;)" office:value-type="string" office:string-value="RES_412000_0.125W_1%_0805">
            <text:p>RES_412000_0.125W_1%_0805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/>
          <table:table-cell table:formula="of:=[.A120]*0.1" office:value-type="float" office:value="41.7">
            <text:p>41,7</text:p>
          </table:table-cell>
          <table:table-cell office:value-type="string">
            <text:p>41R7</text:p>
          </table:table-cell>
          <table:table-cell table:style-name="ce2" table:formula="of:=CONCATENATE(&quot;RES_&quot;;[.D120];&quot;_0.125W_1%_0805&quot;)" office:value-type="string" office:string-value="RES_41R7_0.125W_1%_0805">
            <text:p>RES_41R7_0.125W_1%_0805</text:p>
          </table:table-cell>
          <table:table-cell table:style-name="ce2"/>
          <table:table-cell table:formula="of:=[.A120]*1" office:value-type="float" office:value="417">
            <text:p>417</text:p>
          </table:table-cell>
          <table:table-cell office:value-type="float" office:value="417">
            <text:p>417</text:p>
          </table:table-cell>
          <table:table-cell table:formula="of:=CONCATENATE(&quot;RES_&quot;;[.H120];&quot;_0.125W_1%_0805&quot;)" office:value-type="string" office:string-value="RES_417_0.125W_1%_0805">
            <text:p>RES_417_0.125W_1%_0805</text:p>
          </table:table-cell>
          <table:table-cell/>
          <table:table-cell table:style-name="ce3" table:formula="of:=[.A120]*10" office:value-type="float" office:value="4170">
            <text:p>4170</text:p>
          </table:table-cell>
          <table:table-cell table:style-name="ce3" office:value-type="float" office:value="4170">
            <text:p>4170</text:p>
          </table:table-cell>
          <table:table-cell table:style-name="ce3" table:formula="of:=CONCATENATE(&quot;RES_&quot;;[.L120];&quot;_0.125W_1%_0805&quot;)" office:value-type="string" office:string-value="RES_4170_0.125W_1%_0805">
            <text:p>RES_4170_0.125W_1%_0805</text:p>
          </table:table-cell>
          <table:table-cell table:style-name="ce3"/>
          <table:table-cell table:formula="of:=[.A120]*100" office:value-type="float" office:value="41700">
            <text:p>41700</text:p>
          </table:table-cell>
          <table:table-cell office:value-type="float" office:value="41700">
            <text:p>41700</text:p>
          </table:table-cell>
          <table:table-cell table:formula="of:=CONCATENATE(&quot;RES_&quot;;[.P120];&quot;_0.125W_1%_0805&quot;)" office:value-type="string" office:string-value="RES_41700_0.125W_1%_0805">
            <text:p>RES_41700_0.125W_1%_0805</text:p>
          </table:table-cell>
          <table:table-cell/>
          <table:table-cell table:formula="of:=[.A120]*1000" office:value-type="float" office:value="417000">
            <text:p>417000</text:p>
          </table:table-cell>
          <table:table-cell office:value-type="float" office:value="417000">
            <text:p>417000</text:p>
          </table:table-cell>
          <table:table-cell table:formula="of:=CONCATENATE(&quot;RES_&quot;;[.T120];&quot;_0.125W_1%_0805&quot;)" office:value-type="string" office:string-value="RES_417000_0.125W_1%_0805">
            <text:p>RES_417000_0.125W_1%_0805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/>
          <table:table-cell table:formula="of:=[.A121]*0.1" office:value-type="float" office:value="42.2">
            <text:p>42,2</text:p>
          </table:table-cell>
          <table:table-cell office:value-type="string">
            <text:p>42R2</text:p>
          </table:table-cell>
          <table:table-cell table:style-name="ce2" table:formula="of:=CONCATENATE(&quot;RES_&quot;;[.D121];&quot;_0.125W_1%_0805&quot;)" office:value-type="string" office:string-value="RES_42R2_0.125W_1%_0805">
            <text:p>RES_42R2_0.125W_1%_0805</text:p>
          </table:table-cell>
          <table:table-cell table:style-name="ce2"/>
          <table:table-cell table:formula="of:=[.A121]*1" office:value-type="float" office:value="422">
            <text:p>422</text:p>
          </table:table-cell>
          <table:table-cell office:value-type="float" office:value="422">
            <text:p>422</text:p>
          </table:table-cell>
          <table:table-cell table:formula="of:=CONCATENATE(&quot;RES_&quot;;[.H121];&quot;_0.125W_1%_0805&quot;)" office:value-type="string" office:string-value="RES_422_0.125W_1%_0805">
            <text:p>RES_422_0.125W_1%_0805</text:p>
          </table:table-cell>
          <table:table-cell/>
          <table:table-cell table:style-name="ce3" table:formula="of:=[.A121]*10" office:value-type="float" office:value="4220">
            <text:p>4220</text:p>
          </table:table-cell>
          <table:table-cell table:style-name="ce3" office:value-type="float" office:value="4220">
            <text:p>4220</text:p>
          </table:table-cell>
          <table:table-cell table:style-name="ce3" table:formula="of:=CONCATENATE(&quot;RES_&quot;;[.L121];&quot;_0.125W_1%_0805&quot;)" office:value-type="string" office:string-value="RES_4220_0.125W_1%_0805">
            <text:p>RES_4220_0.125W_1%_0805</text:p>
          </table:table-cell>
          <table:table-cell table:style-name="ce3"/>
          <table:table-cell table:formula="of:=[.A121]*100" office:value-type="float" office:value="42200">
            <text:p>42200</text:p>
          </table:table-cell>
          <table:table-cell office:value-type="float" office:value="42200">
            <text:p>42200</text:p>
          </table:table-cell>
          <table:table-cell table:formula="of:=CONCATENATE(&quot;RES_&quot;;[.P121];&quot;_0.125W_1%_0805&quot;)" office:value-type="string" office:string-value="RES_42200_0.125W_1%_0805">
            <text:p>RES_42200_0.125W_1%_0805</text:p>
          </table:table-cell>
          <table:table-cell/>
          <table:table-cell table:formula="of:=[.A121]*1000" office:value-type="float" office:value="422000">
            <text:p>422000</text:p>
          </table:table-cell>
          <table:table-cell office:value-type="float" office:value="422000">
            <text:p>422000</text:p>
          </table:table-cell>
          <table:table-cell table:formula="of:=CONCATENATE(&quot;RES_&quot;;[.T121];&quot;_0.125W_1%_0805&quot;)" office:value-type="string" office:string-value="RES_422000_0.125W_1%_0805">
            <text:p>RES_422000_0.125W_1%_0805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/>
          <table:table-cell table:formula="of:=[.A122]*0.1" office:value-type="float" office:value="42.7">
            <text:p>42,7</text:p>
          </table:table-cell>
          <table:table-cell office:value-type="string">
            <text:p>42R7</text:p>
          </table:table-cell>
          <table:table-cell table:style-name="ce2" table:formula="of:=CONCATENATE(&quot;RES_&quot;;[.D122];&quot;_0.125W_1%_0805&quot;)" office:value-type="string" office:string-value="RES_42R7_0.125W_1%_0805">
            <text:p>RES_42R7_0.125W_1%_0805</text:p>
          </table:table-cell>
          <table:table-cell table:style-name="ce2"/>
          <table:table-cell table:formula="of:=[.A122]*1" office:value-type="float" office:value="427">
            <text:p>427</text:p>
          </table:table-cell>
          <table:table-cell office:value-type="float" office:value="427">
            <text:p>427</text:p>
          </table:table-cell>
          <table:table-cell table:formula="of:=CONCATENATE(&quot;RES_&quot;;[.H122];&quot;_0.125W_1%_0805&quot;)" office:value-type="string" office:string-value="RES_427_0.125W_1%_0805">
            <text:p>RES_427_0.125W_1%_0805</text:p>
          </table:table-cell>
          <table:table-cell/>
          <table:table-cell table:style-name="ce3" table:formula="of:=[.A122]*10" office:value-type="float" office:value="4270">
            <text:p>4270</text:p>
          </table:table-cell>
          <table:table-cell table:style-name="ce3" office:value-type="float" office:value="4270">
            <text:p>4270</text:p>
          </table:table-cell>
          <table:table-cell table:style-name="ce3" table:formula="of:=CONCATENATE(&quot;RES_&quot;;[.L122];&quot;_0.125W_1%_0805&quot;)" office:value-type="string" office:string-value="RES_4270_0.125W_1%_0805">
            <text:p>RES_4270_0.125W_1%_0805</text:p>
          </table:table-cell>
          <table:table-cell table:style-name="ce3"/>
          <table:table-cell table:formula="of:=[.A122]*100" office:value-type="float" office:value="42700">
            <text:p>42700</text:p>
          </table:table-cell>
          <table:table-cell office:value-type="float" office:value="42700">
            <text:p>42700</text:p>
          </table:table-cell>
          <table:table-cell table:formula="of:=CONCATENATE(&quot;RES_&quot;;[.P122];&quot;_0.125W_1%_0805&quot;)" office:value-type="string" office:string-value="RES_42700_0.125W_1%_0805">
            <text:p>RES_42700_0.125W_1%_0805</text:p>
          </table:table-cell>
          <table:table-cell/>
          <table:table-cell table:formula="of:=[.A122]*1000" office:value-type="float" office:value="427000">
            <text:p>427000</text:p>
          </table:table-cell>
          <table:table-cell office:value-type="float" office:value="427000">
            <text:p>427000</text:p>
          </table:table-cell>
          <table:table-cell table:formula="of:=CONCATENATE(&quot;RES_&quot;;[.T122];&quot;_0.125W_1%_0805&quot;)" office:value-type="string" office:string-value="RES_427000_0.125W_1%_0805">
            <text:p>RES_427000_0.125W_1%_0805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/>
          <table:table-cell table:formula="of:=[.A123]*0.1" office:value-type="float" office:value="43.2">
            <text:p>43,2</text:p>
          </table:table-cell>
          <table:table-cell office:value-type="string">
            <text:p>43R2</text:p>
          </table:table-cell>
          <table:table-cell table:style-name="ce2" table:formula="of:=CONCATENATE(&quot;RES_&quot;;[.D123];&quot;_0.125W_1%_0805&quot;)" office:value-type="string" office:string-value="RES_43R2_0.125W_1%_0805">
            <text:p>RES_43R2_0.125W_1%_0805</text:p>
          </table:table-cell>
          <table:table-cell table:style-name="ce2"/>
          <table:table-cell table:formula="of:=[.A123]*1" office:value-type="float" office:value="432">
            <text:p>432</text:p>
          </table:table-cell>
          <table:table-cell office:value-type="float" office:value="432">
            <text:p>432</text:p>
          </table:table-cell>
          <table:table-cell table:formula="of:=CONCATENATE(&quot;RES_&quot;;[.H123];&quot;_0.125W_1%_0805&quot;)" office:value-type="string" office:string-value="RES_432_0.125W_1%_0805">
            <text:p>RES_432_0.125W_1%_0805</text:p>
          </table:table-cell>
          <table:table-cell/>
          <table:table-cell table:style-name="ce3" table:formula="of:=[.A123]*10" office:value-type="float" office:value="4320">
            <text:p>4320</text:p>
          </table:table-cell>
          <table:table-cell table:style-name="ce3" office:value-type="float" office:value="4320">
            <text:p>4320</text:p>
          </table:table-cell>
          <table:table-cell table:style-name="ce3" table:formula="of:=CONCATENATE(&quot;RES_&quot;;[.L123];&quot;_0.125W_1%_0805&quot;)" office:value-type="string" office:string-value="RES_4320_0.125W_1%_0805">
            <text:p>RES_4320_0.125W_1%_0805</text:p>
          </table:table-cell>
          <table:table-cell table:style-name="ce3"/>
          <table:table-cell table:formula="of:=[.A123]*100" office:value-type="float" office:value="43200">
            <text:p>43200</text:p>
          </table:table-cell>
          <table:table-cell office:value-type="float" office:value="43200">
            <text:p>43200</text:p>
          </table:table-cell>
          <table:table-cell table:formula="of:=CONCATENATE(&quot;RES_&quot;;[.P123];&quot;_0.125W_1%_0805&quot;)" office:value-type="string" office:string-value="RES_43200_0.125W_1%_0805">
            <text:p>RES_43200_0.125W_1%_0805</text:p>
          </table:table-cell>
          <table:table-cell/>
          <table:table-cell table:formula="of:=[.A123]*1000" office:value-type="float" office:value="432000">
            <text:p>432000</text:p>
          </table:table-cell>
          <table:table-cell office:value-type="float" office:value="432000">
            <text:p>432000</text:p>
          </table:table-cell>
          <table:table-cell table:formula="of:=CONCATENATE(&quot;RES_&quot;;[.T123];&quot;_0.125W_1%_0805&quot;)" office:value-type="string" office:string-value="RES_432000_0.125W_1%_0805">
            <text:p>RES_432000_0.125W_1%_0805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/>
          <table:table-cell table:formula="of:=[.A124]*0.1" office:value-type="float" office:value="43.7">
            <text:p>43,7</text:p>
          </table:table-cell>
          <table:table-cell office:value-type="string">
            <text:p>43R7</text:p>
          </table:table-cell>
          <table:table-cell table:style-name="ce2" table:formula="of:=CONCATENATE(&quot;RES_&quot;;[.D124];&quot;_0.125W_1%_0805&quot;)" office:value-type="string" office:string-value="RES_43R7_0.125W_1%_0805">
            <text:p>RES_43R7_0.125W_1%_0805</text:p>
          </table:table-cell>
          <table:table-cell table:style-name="ce2"/>
          <table:table-cell table:formula="of:=[.A124]*1" office:value-type="float" office:value="437">
            <text:p>437</text:p>
          </table:table-cell>
          <table:table-cell office:value-type="float" office:value="437">
            <text:p>437</text:p>
          </table:table-cell>
          <table:table-cell table:formula="of:=CONCATENATE(&quot;RES_&quot;;[.H124];&quot;_0.125W_1%_0805&quot;)" office:value-type="string" office:string-value="RES_437_0.125W_1%_0805">
            <text:p>RES_437_0.125W_1%_0805</text:p>
          </table:table-cell>
          <table:table-cell/>
          <table:table-cell table:style-name="ce3" table:formula="of:=[.A124]*10" office:value-type="float" office:value="4370">
            <text:p>4370</text:p>
          </table:table-cell>
          <table:table-cell table:style-name="ce3" office:value-type="float" office:value="4370">
            <text:p>4370</text:p>
          </table:table-cell>
          <table:table-cell table:style-name="ce3" table:formula="of:=CONCATENATE(&quot;RES_&quot;;[.L124];&quot;_0.125W_1%_0805&quot;)" office:value-type="string" office:string-value="RES_4370_0.125W_1%_0805">
            <text:p>RES_4370_0.125W_1%_0805</text:p>
          </table:table-cell>
          <table:table-cell table:style-name="ce3"/>
          <table:table-cell table:formula="of:=[.A124]*100" office:value-type="float" office:value="43700">
            <text:p>43700</text:p>
          </table:table-cell>
          <table:table-cell office:value-type="float" office:value="43700">
            <text:p>43700</text:p>
          </table:table-cell>
          <table:table-cell table:formula="of:=CONCATENATE(&quot;RES_&quot;;[.P124];&quot;_0.125W_1%_0805&quot;)" office:value-type="string" office:string-value="RES_43700_0.125W_1%_0805">
            <text:p>RES_43700_0.125W_1%_0805</text:p>
          </table:table-cell>
          <table:table-cell/>
          <table:table-cell table:formula="of:=[.A124]*1000" office:value-type="float" office:value="437000">
            <text:p>437000</text:p>
          </table:table-cell>
          <table:table-cell office:value-type="float" office:value="437000">
            <text:p>437000</text:p>
          </table:table-cell>
          <table:table-cell table:formula="of:=CONCATENATE(&quot;RES_&quot;;[.T124];&quot;_0.125W_1%_0805&quot;)" office:value-type="string" office:string-value="RES_437000_0.125W_1%_0805">
            <text:p>RES_437000_0.125W_1%_0805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/>
          <table:table-cell table:formula="of:=[.A125]*0.1" office:value-type="float" office:value="44.2">
            <text:p>44,2</text:p>
          </table:table-cell>
          <table:table-cell office:value-type="string">
            <text:p>44R2</text:p>
          </table:table-cell>
          <table:table-cell table:style-name="ce2" table:formula="of:=CONCATENATE(&quot;RES_&quot;;[.D125];&quot;_0.125W_1%_0805&quot;)" office:value-type="string" office:string-value="RES_44R2_0.125W_1%_0805">
            <text:p>RES_44R2_0.125W_1%_0805</text:p>
          </table:table-cell>
          <table:table-cell table:style-name="ce2"/>
          <table:table-cell table:formula="of:=[.A125]*1" office:value-type="float" office:value="442">
            <text:p>442</text:p>
          </table:table-cell>
          <table:table-cell office:value-type="float" office:value="442">
            <text:p>442</text:p>
          </table:table-cell>
          <table:table-cell table:formula="of:=CONCATENATE(&quot;RES_&quot;;[.H125];&quot;_0.125W_1%_0805&quot;)" office:value-type="string" office:string-value="RES_442_0.125W_1%_0805">
            <text:p>RES_442_0.125W_1%_0805</text:p>
          </table:table-cell>
          <table:table-cell/>
          <table:table-cell table:style-name="ce3" table:formula="of:=[.A125]*10" office:value-type="float" office:value="4420">
            <text:p>4420</text:p>
          </table:table-cell>
          <table:table-cell table:style-name="ce3" office:value-type="float" office:value="4420">
            <text:p>4420</text:p>
          </table:table-cell>
          <table:table-cell table:style-name="ce3" table:formula="of:=CONCATENATE(&quot;RES_&quot;;[.L125];&quot;_0.125W_1%_0805&quot;)" office:value-type="string" office:string-value="RES_4420_0.125W_1%_0805">
            <text:p>RES_4420_0.125W_1%_0805</text:p>
          </table:table-cell>
          <table:table-cell table:style-name="ce3"/>
          <table:table-cell table:formula="of:=[.A125]*100" office:value-type="float" office:value="44200">
            <text:p>44200</text:p>
          </table:table-cell>
          <table:table-cell office:value-type="float" office:value="44200">
            <text:p>44200</text:p>
          </table:table-cell>
          <table:table-cell table:formula="of:=CONCATENATE(&quot;RES_&quot;;[.P125];&quot;_0.125W_1%_0805&quot;)" office:value-type="string" office:string-value="RES_44200_0.125W_1%_0805">
            <text:p>RES_44200_0.125W_1%_0805</text:p>
          </table:table-cell>
          <table:table-cell/>
          <table:table-cell table:formula="of:=[.A125]*1000" office:value-type="float" office:value="442000">
            <text:p>442000</text:p>
          </table:table-cell>
          <table:table-cell office:value-type="float" office:value="442000">
            <text:p>442000</text:p>
          </table:table-cell>
          <table:table-cell table:formula="of:=CONCATENATE(&quot;RES_&quot;;[.T125];&quot;_0.125W_1%_0805&quot;)" office:value-type="string" office:string-value="RES_442000_0.125W_1%_0805">
            <text:p>RES_442000_0.125W_1%_0805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/>
          <table:table-cell table:formula="of:=[.A126]*0.1" office:value-type="float" office:value="44.8">
            <text:p>44,8</text:p>
          </table:table-cell>
          <table:table-cell office:value-type="string">
            <text:p>44R8</text:p>
          </table:table-cell>
          <table:table-cell table:style-name="ce2" table:formula="of:=CONCATENATE(&quot;RES_&quot;;[.D126];&quot;_0.125W_1%_0805&quot;)" office:value-type="string" office:string-value="RES_44R8_0.125W_1%_0805">
            <text:p>RES_44R8_0.125W_1%_0805</text:p>
          </table:table-cell>
          <table:table-cell table:style-name="ce2"/>
          <table:table-cell table:formula="of:=[.A126]*1" office:value-type="float" office:value="448">
            <text:p>448</text:p>
          </table:table-cell>
          <table:table-cell office:value-type="float" office:value="448">
            <text:p>448</text:p>
          </table:table-cell>
          <table:table-cell table:formula="of:=CONCATENATE(&quot;RES_&quot;;[.H126];&quot;_0.125W_1%_0805&quot;)" office:value-type="string" office:string-value="RES_448_0.125W_1%_0805">
            <text:p>RES_448_0.125W_1%_0805</text:p>
          </table:table-cell>
          <table:table-cell/>
          <table:table-cell table:style-name="ce3" table:formula="of:=[.A126]*10" office:value-type="float" office:value="4480">
            <text:p>4480</text:p>
          </table:table-cell>
          <table:table-cell table:style-name="ce3" office:value-type="float" office:value="4480">
            <text:p>4480</text:p>
          </table:table-cell>
          <table:table-cell table:style-name="ce3" table:formula="of:=CONCATENATE(&quot;RES_&quot;;[.L126];&quot;_0.125W_1%_0805&quot;)" office:value-type="string" office:string-value="RES_4480_0.125W_1%_0805">
            <text:p>RES_4480_0.125W_1%_0805</text:p>
          </table:table-cell>
          <table:table-cell table:style-name="ce3"/>
          <table:table-cell table:formula="of:=[.A126]*100" office:value-type="float" office:value="44800">
            <text:p>44800</text:p>
          </table:table-cell>
          <table:table-cell office:value-type="float" office:value="44800">
            <text:p>44800</text:p>
          </table:table-cell>
          <table:table-cell table:formula="of:=CONCATENATE(&quot;RES_&quot;;[.P126];&quot;_0.125W_1%_0805&quot;)" office:value-type="string" office:string-value="RES_44800_0.125W_1%_0805">
            <text:p>RES_44800_0.125W_1%_0805</text:p>
          </table:table-cell>
          <table:table-cell/>
          <table:table-cell table:formula="of:=[.A126]*1000" office:value-type="float" office:value="448000">
            <text:p>448000</text:p>
          </table:table-cell>
          <table:table-cell office:value-type="float" office:value="448000">
            <text:p>448000</text:p>
          </table:table-cell>
          <table:table-cell table:formula="of:=CONCATENATE(&quot;RES_&quot;;[.T126];&quot;_0.125W_1%_0805&quot;)" office:value-type="string" office:string-value="RES_448000_0.125W_1%_0805">
            <text:p>RES_448000_0.125W_1%_080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/>
          <table:table-cell table:formula="of:=[.A127]*0.1" office:value-type="float" office:value="45.3">
            <text:p>45,3</text:p>
          </table:table-cell>
          <table:table-cell office:value-type="string">
            <text:p>45R3</text:p>
          </table:table-cell>
          <table:table-cell table:style-name="ce2" table:formula="of:=CONCATENATE(&quot;RES_&quot;;[.D127];&quot;_0.125W_1%_0805&quot;)" office:value-type="string" office:string-value="RES_45R3_0.125W_1%_0805">
            <text:p>RES_45R3_0.125W_1%_0805</text:p>
          </table:table-cell>
          <table:table-cell table:style-name="ce2"/>
          <table:table-cell table:formula="of:=[.A127]*1" office:value-type="float" office:value="453">
            <text:p>453</text:p>
          </table:table-cell>
          <table:table-cell office:value-type="float" office:value="453">
            <text:p>453</text:p>
          </table:table-cell>
          <table:table-cell table:formula="of:=CONCATENATE(&quot;RES_&quot;;[.H127];&quot;_0.125W_1%_0805&quot;)" office:value-type="string" office:string-value="RES_453_0.125W_1%_0805">
            <text:p>RES_453_0.125W_1%_0805</text:p>
          </table:table-cell>
          <table:table-cell/>
          <table:table-cell table:style-name="ce3" table:formula="of:=[.A127]*10" office:value-type="float" office:value="4530">
            <text:p>4530</text:p>
          </table:table-cell>
          <table:table-cell table:style-name="ce3" office:value-type="float" office:value="4530">
            <text:p>4530</text:p>
          </table:table-cell>
          <table:table-cell table:style-name="ce3" table:formula="of:=CONCATENATE(&quot;RES_&quot;;[.L127];&quot;_0.125W_1%_0805&quot;)" office:value-type="string" office:string-value="RES_4530_0.125W_1%_0805">
            <text:p>RES_4530_0.125W_1%_0805</text:p>
          </table:table-cell>
          <table:table-cell table:style-name="ce3"/>
          <table:table-cell table:formula="of:=[.A127]*100" office:value-type="float" office:value="45300">
            <text:p>45300</text:p>
          </table:table-cell>
          <table:table-cell office:value-type="float" office:value="45300">
            <text:p>45300</text:p>
          </table:table-cell>
          <table:table-cell table:formula="of:=CONCATENATE(&quot;RES_&quot;;[.P127];&quot;_0.125W_1%_0805&quot;)" office:value-type="string" office:string-value="RES_45300_0.125W_1%_0805">
            <text:p>RES_45300_0.125W_1%_0805</text:p>
          </table:table-cell>
          <table:table-cell/>
          <table:table-cell table:formula="of:=[.A127]*1000" office:value-type="float" office:value="453000">
            <text:p>453000</text:p>
          </table:table-cell>
          <table:table-cell office:value-type="float" office:value="453000">
            <text:p>453000</text:p>
          </table:table-cell>
          <table:table-cell table:formula="of:=CONCATENATE(&quot;RES_&quot;;[.T127];&quot;_0.125W_1%_0805&quot;)" office:value-type="string" office:string-value="RES_453000_0.125W_1%_0805">
            <text:p>RES_453000_0.125W_1%_0805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/>
          <table:table-cell table:formula="of:=[.A128]*0.1" office:value-type="float" office:value="45.9">
            <text:p>45,9</text:p>
          </table:table-cell>
          <table:table-cell office:value-type="string">
            <text:p>45R9</text:p>
          </table:table-cell>
          <table:table-cell table:style-name="ce2" table:formula="of:=CONCATENATE(&quot;RES_&quot;;[.D128];&quot;_0.125W_1%_0805&quot;)" office:value-type="string" office:string-value="RES_45R9_0.125W_1%_0805">
            <text:p>RES_45R9_0.125W_1%_0805</text:p>
          </table:table-cell>
          <table:table-cell table:style-name="ce2"/>
          <table:table-cell table:formula="of:=[.A128]*1" office:value-type="float" office:value="459">
            <text:p>459</text:p>
          </table:table-cell>
          <table:table-cell office:value-type="float" office:value="459">
            <text:p>459</text:p>
          </table:table-cell>
          <table:table-cell table:formula="of:=CONCATENATE(&quot;RES_&quot;;[.H128];&quot;_0.125W_1%_0805&quot;)" office:value-type="string" office:string-value="RES_459_0.125W_1%_0805">
            <text:p>RES_459_0.125W_1%_0805</text:p>
          </table:table-cell>
          <table:table-cell/>
          <table:table-cell table:style-name="ce3" table:formula="of:=[.A128]*10" office:value-type="float" office:value="4590">
            <text:p>4590</text:p>
          </table:table-cell>
          <table:table-cell table:style-name="ce3" office:value-type="float" office:value="4590">
            <text:p>4590</text:p>
          </table:table-cell>
          <table:table-cell table:style-name="ce3" table:formula="of:=CONCATENATE(&quot;RES_&quot;;[.L128];&quot;_0.125W_1%_0805&quot;)" office:value-type="string" office:string-value="RES_4590_0.125W_1%_0805">
            <text:p>RES_4590_0.125W_1%_0805</text:p>
          </table:table-cell>
          <table:table-cell table:style-name="ce3"/>
          <table:table-cell table:formula="of:=[.A128]*100" office:value-type="float" office:value="45900">
            <text:p>45900</text:p>
          </table:table-cell>
          <table:table-cell office:value-type="float" office:value="45900">
            <text:p>45900</text:p>
          </table:table-cell>
          <table:table-cell table:formula="of:=CONCATENATE(&quot;RES_&quot;;[.P128];&quot;_0.125W_1%_0805&quot;)" office:value-type="string" office:string-value="RES_45900_0.125W_1%_0805">
            <text:p>RES_45900_0.125W_1%_0805</text:p>
          </table:table-cell>
          <table:table-cell/>
          <table:table-cell table:formula="of:=[.A128]*1000" office:value-type="float" office:value="459000">
            <text:p>459000</text:p>
          </table:table-cell>
          <table:table-cell office:value-type="float" office:value="459000">
            <text:p>459000</text:p>
          </table:table-cell>
          <table:table-cell table:formula="of:=CONCATENATE(&quot;RES_&quot;;[.T128];&quot;_0.125W_1%_0805&quot;)" office:value-type="string" office:string-value="RES_459000_0.125W_1%_0805">
            <text:p>RES_459000_0.125W_1%_0805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/>
          <table:table-cell table:formula="of:=[.A129]*0.1" office:value-type="float" office:value="46.4">
            <text:p>46,4</text:p>
          </table:table-cell>
          <table:table-cell office:value-type="string">
            <text:p>46R4</text:p>
          </table:table-cell>
          <table:table-cell table:style-name="ce2" table:formula="of:=CONCATENATE(&quot;RES_&quot;;[.D129];&quot;_0.125W_1%_0805&quot;)" office:value-type="string" office:string-value="RES_46R4_0.125W_1%_0805">
            <text:p>RES_46R4_0.125W_1%_0805</text:p>
          </table:table-cell>
          <table:table-cell table:style-name="ce2"/>
          <table:table-cell table:formula="of:=[.A129]*1" office:value-type="float" office:value="464">
            <text:p>464</text:p>
          </table:table-cell>
          <table:table-cell office:value-type="float" office:value="464">
            <text:p>464</text:p>
          </table:table-cell>
          <table:table-cell table:formula="of:=CONCATENATE(&quot;RES_&quot;;[.H129];&quot;_0.125W_1%_0805&quot;)" office:value-type="string" office:string-value="RES_464_0.125W_1%_0805">
            <text:p>RES_464_0.125W_1%_0805</text:p>
          </table:table-cell>
          <table:table-cell/>
          <table:table-cell table:style-name="ce3" table:formula="of:=[.A129]*10" office:value-type="float" office:value="4640">
            <text:p>4640</text:p>
          </table:table-cell>
          <table:table-cell table:style-name="ce3" office:value-type="float" office:value="4640">
            <text:p>4640</text:p>
          </table:table-cell>
          <table:table-cell table:style-name="ce3" table:formula="of:=CONCATENATE(&quot;RES_&quot;;[.L129];&quot;_0.125W_1%_0805&quot;)" office:value-type="string" office:string-value="RES_4640_0.125W_1%_0805">
            <text:p>RES_4640_0.125W_1%_0805</text:p>
          </table:table-cell>
          <table:table-cell table:style-name="ce3"/>
          <table:table-cell table:formula="of:=[.A129]*100" office:value-type="float" office:value="46400">
            <text:p>46400</text:p>
          </table:table-cell>
          <table:table-cell office:value-type="float" office:value="46400">
            <text:p>46400</text:p>
          </table:table-cell>
          <table:table-cell table:formula="of:=CONCATENATE(&quot;RES_&quot;;[.P129];&quot;_0.125W_1%_0805&quot;)" office:value-type="string" office:string-value="RES_46400_0.125W_1%_0805">
            <text:p>RES_46400_0.125W_1%_0805</text:p>
          </table:table-cell>
          <table:table-cell/>
          <table:table-cell table:formula="of:=[.A129]*1000" office:value-type="float" office:value="464000">
            <text:p>464000</text:p>
          </table:table-cell>
          <table:table-cell office:value-type="float" office:value="464000">
            <text:p>464000</text:p>
          </table:table-cell>
          <table:table-cell table:formula="of:=CONCATENATE(&quot;RES_&quot;;[.T129];&quot;_0.125W_1%_0805&quot;)" office:value-type="string" office:string-value="RES_464000_0.125W_1%_0805">
            <text:p>RES_464000_0.125W_1%_0805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/>
          <table:table-cell table:formula="of:=[.A130]*0.1" office:value-type="float" office:value="47">
            <text:p>47</text:p>
          </table:table-cell>
          <table:table-cell office:value-type="string">
            <text:p>47R</text:p>
          </table:table-cell>
          <table:table-cell table:style-name="ce2" table:formula="of:=CONCATENATE(&quot;RES_&quot;;[.D130];&quot;_0.125W_1%_0805&quot;)" office:value-type="string" office:string-value="RES_47R_0.125W_1%_0805">
            <text:p>RES_47R_0.125W_1%_0805</text:p>
          </table:table-cell>
          <table:table-cell table:style-name="ce2"/>
          <table:table-cell table:formula="of:=[.A130]*1" office:value-type="float" office:value="470">
            <text:p>470</text:p>
          </table:table-cell>
          <table:table-cell office:value-type="float" office:value="470">
            <text:p>470</text:p>
          </table:table-cell>
          <table:table-cell table:formula="of:=CONCATENATE(&quot;RES_&quot;;[.H130];&quot;_0.125W_1%_0805&quot;)" office:value-type="string" office:string-value="RES_470_0.125W_1%_0805">
            <text:p>RES_470_0.125W_1%_0805</text:p>
          </table:table-cell>
          <table:table-cell/>
          <table:table-cell table:style-name="ce3" table:formula="of:=[.A130]*10" office:value-type="float" office:value="4700">
            <text:p>4700</text:p>
          </table:table-cell>
          <table:table-cell table:style-name="ce3" office:value-type="float" office:value="4700">
            <text:p>4700</text:p>
          </table:table-cell>
          <table:table-cell table:style-name="ce3" table:formula="of:=CONCATENATE(&quot;RES_&quot;;[.L130];&quot;_0.125W_1%_0805&quot;)" office:value-type="string" office:string-value="RES_4700_0.125W_1%_0805">
            <text:p>RES_4700_0.125W_1%_0805</text:p>
          </table:table-cell>
          <table:table-cell table:style-name="ce3"/>
          <table:table-cell table:formula="of:=[.A130]*100" office:value-type="float" office:value="47000">
            <text:p>47000</text:p>
          </table:table-cell>
          <table:table-cell office:value-type="float" office:value="47000">
            <text:p>47000</text:p>
          </table:table-cell>
          <table:table-cell table:formula="of:=CONCATENATE(&quot;RES_&quot;;[.P130];&quot;_0.125W_1%_0805&quot;)" office:value-type="string" office:string-value="RES_47000_0.125W_1%_0805">
            <text:p>RES_47000_0.125W_1%_0805</text:p>
          </table:table-cell>
          <table:table-cell/>
          <table:table-cell table:formula="of:=[.A130]*1000" office:value-type="float" office:value="470000">
            <text:p>470000</text:p>
          </table:table-cell>
          <table:table-cell office:value-type="float" office:value="470000">
            <text:p>470000</text:p>
          </table:table-cell>
          <table:table-cell table:formula="of:=CONCATENATE(&quot;RES_&quot;;[.T130];&quot;_0.125W_1%_0805&quot;)" office:value-type="string" office:string-value="RES_470000_0.125W_1%_0805">
            <text:p>RES_470000_0.125W_1%_0805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/>
          <table:table-cell table:formula="of:=[.A131]*0.1" office:value-type="float" office:value="47.5">
            <text:p>47,5</text:p>
          </table:table-cell>
          <table:table-cell office:value-type="string">
            <text:p>47R5</text:p>
          </table:table-cell>
          <table:table-cell table:style-name="ce2" table:formula="of:=CONCATENATE(&quot;RES_&quot;;[.D131];&quot;_0.125W_1%_0805&quot;)" office:value-type="string" office:string-value="RES_47R5_0.125W_1%_0805">
            <text:p>RES_47R5_0.125W_1%_0805</text:p>
          </table:table-cell>
          <table:table-cell table:style-name="ce2"/>
          <table:table-cell table:formula="of:=[.A131]*1" office:value-type="float" office:value="475">
            <text:p>475</text:p>
          </table:table-cell>
          <table:table-cell office:value-type="float" office:value="475">
            <text:p>475</text:p>
          </table:table-cell>
          <table:table-cell table:formula="of:=CONCATENATE(&quot;RES_&quot;;[.H131];&quot;_0.125W_1%_0805&quot;)" office:value-type="string" office:string-value="RES_475_0.125W_1%_0805">
            <text:p>RES_475_0.125W_1%_0805</text:p>
          </table:table-cell>
          <table:table-cell/>
          <table:table-cell table:style-name="ce3" table:formula="of:=[.A131]*10" office:value-type="float" office:value="4750">
            <text:p>4750</text:p>
          </table:table-cell>
          <table:table-cell table:style-name="ce3" office:value-type="float" office:value="4750">
            <text:p>4750</text:p>
          </table:table-cell>
          <table:table-cell table:style-name="ce3" table:formula="of:=CONCATENATE(&quot;RES_&quot;;[.L131];&quot;_0.125W_1%_0805&quot;)" office:value-type="string" office:string-value="RES_4750_0.125W_1%_0805">
            <text:p>RES_4750_0.125W_1%_0805</text:p>
          </table:table-cell>
          <table:table-cell table:style-name="ce3"/>
          <table:table-cell table:formula="of:=[.A131]*100" office:value-type="float" office:value="47500">
            <text:p>47500</text:p>
          </table:table-cell>
          <table:table-cell office:value-type="float" office:value="47500">
            <text:p>47500</text:p>
          </table:table-cell>
          <table:table-cell table:formula="of:=CONCATENATE(&quot;RES_&quot;;[.P131];&quot;_0.125W_1%_0805&quot;)" office:value-type="string" office:string-value="RES_47500_0.125W_1%_0805">
            <text:p>RES_47500_0.125W_1%_0805</text:p>
          </table:table-cell>
          <table:table-cell/>
          <table:table-cell table:formula="of:=[.A131]*1000" office:value-type="float" office:value="475000">
            <text:p>475000</text:p>
          </table:table-cell>
          <table:table-cell office:value-type="float" office:value="475000">
            <text:p>475000</text:p>
          </table:table-cell>
          <table:table-cell table:formula="of:=CONCATENATE(&quot;RES_&quot;;[.T131];&quot;_0.125W_1%_0805&quot;)" office:value-type="string" office:string-value="RES_475000_0.125W_1%_0805">
            <text:p>RES_475000_0.125W_1%_0805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/>
          <table:table-cell table:formula="of:=[.A132]*0.1" office:value-type="float" office:value="48.1">
            <text:p>48,1</text:p>
          </table:table-cell>
          <table:table-cell office:value-type="string">
            <text:p>48R1</text:p>
          </table:table-cell>
          <table:table-cell table:style-name="ce2" table:formula="of:=CONCATENATE(&quot;RES_&quot;;[.D132];&quot;_0.125W_1%_0805&quot;)" office:value-type="string" office:string-value="RES_48R1_0.125W_1%_0805">
            <text:p>RES_48R1_0.125W_1%_0805</text:p>
          </table:table-cell>
          <table:table-cell table:style-name="ce2"/>
          <table:table-cell table:formula="of:=[.A132]*1" office:value-type="float" office:value="481">
            <text:p>481</text:p>
          </table:table-cell>
          <table:table-cell office:value-type="float" office:value="481">
            <text:p>481</text:p>
          </table:table-cell>
          <table:table-cell table:formula="of:=CONCATENATE(&quot;RES_&quot;;[.H132];&quot;_0.125W_1%_0805&quot;)" office:value-type="string" office:string-value="RES_481_0.125W_1%_0805">
            <text:p>RES_481_0.125W_1%_0805</text:p>
          </table:table-cell>
          <table:table-cell/>
          <table:table-cell table:style-name="ce3" table:formula="of:=[.A132]*10" office:value-type="float" office:value="4810">
            <text:p>4810</text:p>
          </table:table-cell>
          <table:table-cell table:style-name="ce3" office:value-type="float" office:value="4810">
            <text:p>4810</text:p>
          </table:table-cell>
          <table:table-cell table:style-name="ce3" table:formula="of:=CONCATENATE(&quot;RES_&quot;;[.L132];&quot;_0.125W_1%_0805&quot;)" office:value-type="string" office:string-value="RES_4810_0.125W_1%_0805">
            <text:p>RES_4810_0.125W_1%_0805</text:p>
          </table:table-cell>
          <table:table-cell table:style-name="ce3"/>
          <table:table-cell table:formula="of:=[.A132]*100" office:value-type="float" office:value="48100">
            <text:p>48100</text:p>
          </table:table-cell>
          <table:table-cell office:value-type="float" office:value="48100">
            <text:p>48100</text:p>
          </table:table-cell>
          <table:table-cell table:formula="of:=CONCATENATE(&quot;RES_&quot;;[.P132];&quot;_0.125W_1%_0805&quot;)" office:value-type="string" office:string-value="RES_48100_0.125W_1%_0805">
            <text:p>RES_48100_0.125W_1%_0805</text:p>
          </table:table-cell>
          <table:table-cell/>
          <table:table-cell table:formula="of:=[.A132]*1000" office:value-type="float" office:value="481000">
            <text:p>481000</text:p>
          </table:table-cell>
          <table:table-cell office:value-type="float" office:value="481000">
            <text:p>481000</text:p>
          </table:table-cell>
          <table:table-cell table:formula="of:=CONCATENATE(&quot;RES_&quot;;[.T132];&quot;_0.125W_1%_0805&quot;)" office:value-type="string" office:string-value="RES_481000_0.125W_1%_0805">
            <text:p>RES_481000_0.125W_1%_0805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/>
          <table:table-cell table:formula="of:=[.A133]*0.1" office:value-type="float" office:value="48.7">
            <text:p>48,7</text:p>
          </table:table-cell>
          <table:table-cell office:value-type="string">
            <text:p>48R7</text:p>
          </table:table-cell>
          <table:table-cell table:style-name="ce2" table:formula="of:=CONCATENATE(&quot;RES_&quot;;[.D133];&quot;_0.125W_1%_0805&quot;)" office:value-type="string" office:string-value="RES_48R7_0.125W_1%_0805">
            <text:p>RES_48R7_0.125W_1%_0805</text:p>
          </table:table-cell>
          <table:table-cell table:style-name="ce2"/>
          <table:table-cell table:formula="of:=[.A133]*1" office:value-type="float" office:value="487">
            <text:p>487</text:p>
          </table:table-cell>
          <table:table-cell office:value-type="float" office:value="487">
            <text:p>487</text:p>
          </table:table-cell>
          <table:table-cell table:formula="of:=CONCATENATE(&quot;RES_&quot;;[.H133];&quot;_0.125W_1%_0805&quot;)" office:value-type="string" office:string-value="RES_487_0.125W_1%_0805">
            <text:p>RES_487_0.125W_1%_0805</text:p>
          </table:table-cell>
          <table:table-cell/>
          <table:table-cell table:style-name="ce3" table:formula="of:=[.A133]*10" office:value-type="float" office:value="4870">
            <text:p>4870</text:p>
          </table:table-cell>
          <table:table-cell table:style-name="ce3" office:value-type="float" office:value="4870">
            <text:p>4870</text:p>
          </table:table-cell>
          <table:table-cell table:style-name="ce3" table:formula="of:=CONCATENATE(&quot;RES_&quot;;[.L133];&quot;_0.125W_1%_0805&quot;)" office:value-type="string" office:string-value="RES_4870_0.125W_1%_0805">
            <text:p>RES_4870_0.125W_1%_0805</text:p>
          </table:table-cell>
          <table:table-cell table:style-name="ce3"/>
          <table:table-cell table:formula="of:=[.A133]*100" office:value-type="float" office:value="48700">
            <text:p>48700</text:p>
          </table:table-cell>
          <table:table-cell office:value-type="float" office:value="48700">
            <text:p>48700</text:p>
          </table:table-cell>
          <table:table-cell table:formula="of:=CONCATENATE(&quot;RES_&quot;;[.P133];&quot;_0.125W_1%_0805&quot;)" office:value-type="string" office:string-value="RES_48700_0.125W_1%_0805">
            <text:p>RES_48700_0.125W_1%_0805</text:p>
          </table:table-cell>
          <table:table-cell/>
          <table:table-cell table:formula="of:=[.A133]*1000" office:value-type="float" office:value="487000">
            <text:p>487000</text:p>
          </table:table-cell>
          <table:table-cell office:value-type="float" office:value="487000">
            <text:p>487000</text:p>
          </table:table-cell>
          <table:table-cell table:formula="of:=CONCATENATE(&quot;RES_&quot;;[.T133];&quot;_0.125W_1%_0805&quot;)" office:value-type="string" office:string-value="RES_487000_0.125W_1%_0805">
            <text:p>RES_487000_0.125W_1%_0805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/>
          <table:table-cell table:formula="of:=[.A134]*0.1" office:value-type="float" office:value="49.3">
            <text:p>49,3</text:p>
          </table:table-cell>
          <table:table-cell office:value-type="string">
            <text:p>49R3</text:p>
          </table:table-cell>
          <table:table-cell table:style-name="ce2" table:formula="of:=CONCATENATE(&quot;RES_&quot;;[.D134];&quot;_0.125W_1%_0805&quot;)" office:value-type="string" office:string-value="RES_49R3_0.125W_1%_0805">
            <text:p>RES_49R3_0.125W_1%_0805</text:p>
          </table:table-cell>
          <table:table-cell table:style-name="ce2"/>
          <table:table-cell table:formula="of:=[.A134]*1" office:value-type="float" office:value="493">
            <text:p>493</text:p>
          </table:table-cell>
          <table:table-cell office:value-type="float" office:value="493">
            <text:p>493</text:p>
          </table:table-cell>
          <table:table-cell table:formula="of:=CONCATENATE(&quot;RES_&quot;;[.H134];&quot;_0.125W_1%_0805&quot;)" office:value-type="string" office:string-value="RES_493_0.125W_1%_0805">
            <text:p>RES_493_0.125W_1%_0805</text:p>
          </table:table-cell>
          <table:table-cell/>
          <table:table-cell table:style-name="ce3" table:formula="of:=[.A134]*10" office:value-type="float" office:value="4930">
            <text:p>4930</text:p>
          </table:table-cell>
          <table:table-cell table:style-name="ce3" office:value-type="float" office:value="4930">
            <text:p>4930</text:p>
          </table:table-cell>
          <table:table-cell table:style-name="ce3" table:formula="of:=CONCATENATE(&quot;RES_&quot;;[.L134];&quot;_0.125W_1%_0805&quot;)" office:value-type="string" office:string-value="RES_4930_0.125W_1%_0805">
            <text:p>RES_4930_0.125W_1%_0805</text:p>
          </table:table-cell>
          <table:table-cell table:style-name="ce3"/>
          <table:table-cell table:formula="of:=[.A134]*100" office:value-type="float" office:value="49300">
            <text:p>49300</text:p>
          </table:table-cell>
          <table:table-cell office:value-type="float" office:value="49300">
            <text:p>49300</text:p>
          </table:table-cell>
          <table:table-cell table:formula="of:=CONCATENATE(&quot;RES_&quot;;[.P134];&quot;_0.125W_1%_0805&quot;)" office:value-type="string" office:string-value="RES_49300_0.125W_1%_0805">
            <text:p>RES_49300_0.125W_1%_0805</text:p>
          </table:table-cell>
          <table:table-cell/>
          <table:table-cell table:formula="of:=[.A134]*1000" office:value-type="float" office:value="493000">
            <text:p>493000</text:p>
          </table:table-cell>
          <table:table-cell office:value-type="float" office:value="493000">
            <text:p>493000</text:p>
          </table:table-cell>
          <table:table-cell table:formula="of:=CONCATENATE(&quot;RES_&quot;;[.T134];&quot;_0.125W_1%_0805&quot;)" office:value-type="string" office:string-value="RES_493000_0.125W_1%_0805">
            <text:p>RES_493000_0.125W_1%_0805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/>
          <table:table-cell table:formula="of:=[.A135]*0.1" office:value-type="float" office:value="49.9">
            <text:p>49,9</text:p>
          </table:table-cell>
          <table:table-cell office:value-type="string">
            <text:p>49R9</text:p>
          </table:table-cell>
          <table:table-cell table:style-name="ce2" table:formula="of:=CONCATENATE(&quot;RES_&quot;;[.D135];&quot;_0.125W_1%_0805&quot;)" office:value-type="string" office:string-value="RES_49R9_0.125W_1%_0805">
            <text:p>RES_49R9_0.125W_1%_0805</text:p>
          </table:table-cell>
          <table:table-cell table:style-name="ce2"/>
          <table:table-cell table:formula="of:=[.A135]*1" office:value-type="float" office:value="499">
            <text:p>499</text:p>
          </table:table-cell>
          <table:table-cell office:value-type="float" office:value="499">
            <text:p>499</text:p>
          </table:table-cell>
          <table:table-cell table:formula="of:=CONCATENATE(&quot;RES_&quot;;[.H135];&quot;_0.125W_1%_0805&quot;)" office:value-type="string" office:string-value="RES_499_0.125W_1%_0805">
            <text:p>RES_499_0.125W_1%_0805</text:p>
          </table:table-cell>
          <table:table-cell/>
          <table:table-cell table:style-name="ce3" table:formula="of:=[.A135]*10" office:value-type="float" office:value="4990">
            <text:p>4990</text:p>
          </table:table-cell>
          <table:table-cell table:style-name="ce3" office:value-type="float" office:value="4990">
            <text:p>4990</text:p>
          </table:table-cell>
          <table:table-cell table:style-name="ce3" table:formula="of:=CONCATENATE(&quot;RES_&quot;;[.L135];&quot;_0.125W_1%_0805&quot;)" office:value-type="string" office:string-value="RES_4990_0.125W_1%_0805">
            <text:p>RES_4990_0.125W_1%_0805</text:p>
          </table:table-cell>
          <table:table-cell table:style-name="ce3"/>
          <table:table-cell table:formula="of:=[.A135]*100" office:value-type="float" office:value="49900">
            <text:p>49900</text:p>
          </table:table-cell>
          <table:table-cell office:value-type="float" office:value="49900">
            <text:p>49900</text:p>
          </table:table-cell>
          <table:table-cell table:formula="of:=CONCATENATE(&quot;RES_&quot;;[.P135];&quot;_0.125W_1%_0805&quot;)" office:value-type="string" office:string-value="RES_49900_0.125W_1%_0805">
            <text:p>RES_49900_0.125W_1%_0805</text:p>
          </table:table-cell>
          <table:table-cell/>
          <table:table-cell table:formula="of:=[.A135]*1000" office:value-type="float" office:value="499000">
            <text:p>499000</text:p>
          </table:table-cell>
          <table:table-cell office:value-type="float" office:value="499000">
            <text:p>499000</text:p>
          </table:table-cell>
          <table:table-cell table:formula="of:=CONCATENATE(&quot;RES_&quot;;[.T135];&quot;_0.125W_1%_0805&quot;)" office:value-type="string" office:string-value="RES_499000_0.125W_1%_0805">
            <text:p>RES_499000_0.125W_1%_0805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/>
          <table:table-cell table:formula="of:=[.A136]*0.1" office:value-type="float" office:value="50.5">
            <text:p>50,5</text:p>
          </table:table-cell>
          <table:table-cell office:value-type="string">
            <text:p>50R5</text:p>
          </table:table-cell>
          <table:table-cell table:style-name="ce2" table:formula="of:=CONCATENATE(&quot;RES_&quot;;[.D136];&quot;_0.125W_1%_0805&quot;)" office:value-type="string" office:string-value="RES_50R5_0.125W_1%_0805">
            <text:p>RES_50R5_0.125W_1%_0805</text:p>
          </table:table-cell>
          <table:table-cell table:style-name="ce2"/>
          <table:table-cell table:formula="of:=[.A136]*1" office:value-type="float" office:value="505">
            <text:p>505</text:p>
          </table:table-cell>
          <table:table-cell office:value-type="float" office:value="505">
            <text:p>505</text:p>
          </table:table-cell>
          <table:table-cell table:formula="of:=CONCATENATE(&quot;RES_&quot;;[.H136];&quot;_0.125W_1%_0805&quot;)" office:value-type="string" office:string-value="RES_505_0.125W_1%_0805">
            <text:p>RES_505_0.125W_1%_0805</text:p>
          </table:table-cell>
          <table:table-cell/>
          <table:table-cell table:style-name="ce3" table:formula="of:=[.A136]*10" office:value-type="float" office:value="5050">
            <text:p>5050</text:p>
          </table:table-cell>
          <table:table-cell table:style-name="ce3" office:value-type="float" office:value="5050">
            <text:p>5050</text:p>
          </table:table-cell>
          <table:table-cell table:style-name="ce3" table:formula="of:=CONCATENATE(&quot;RES_&quot;;[.L136];&quot;_0.125W_1%_0805&quot;)" office:value-type="string" office:string-value="RES_5050_0.125W_1%_0805">
            <text:p>RES_5050_0.125W_1%_0805</text:p>
          </table:table-cell>
          <table:table-cell table:style-name="ce3"/>
          <table:table-cell table:formula="of:=[.A136]*100" office:value-type="float" office:value="50500">
            <text:p>50500</text:p>
          </table:table-cell>
          <table:table-cell office:value-type="float" office:value="50500">
            <text:p>50500</text:p>
          </table:table-cell>
          <table:table-cell table:formula="of:=CONCATENATE(&quot;RES_&quot;;[.P136];&quot;_0.125W_1%_0805&quot;)" office:value-type="string" office:string-value="RES_50500_0.125W_1%_0805">
            <text:p>RES_50500_0.125W_1%_0805</text:p>
          </table:table-cell>
          <table:table-cell/>
          <table:table-cell table:formula="of:=[.A136]*1000" office:value-type="float" office:value="505000">
            <text:p>505000</text:p>
          </table:table-cell>
          <table:table-cell office:value-type="float" office:value="505000">
            <text:p>505000</text:p>
          </table:table-cell>
          <table:table-cell table:formula="of:=CONCATENATE(&quot;RES_&quot;;[.T136];&quot;_0.125W_1%_0805&quot;)" office:value-type="string" office:string-value="RES_505000_0.125W_1%_0805">
            <text:p>RES_505000_0.125W_1%_0805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/>
          <table:table-cell table:formula="of:=[.A137]*0.1" office:value-type="float" office:value="51.1">
            <text:p>51,1</text:p>
          </table:table-cell>
          <table:table-cell office:value-type="string">
            <text:p>51R1</text:p>
          </table:table-cell>
          <table:table-cell table:style-name="ce2" table:formula="of:=CONCATENATE(&quot;RES_&quot;;[.D137];&quot;_0.125W_1%_0805&quot;)" office:value-type="string" office:string-value="RES_51R1_0.125W_1%_0805">
            <text:p>RES_51R1_0.125W_1%_0805</text:p>
          </table:table-cell>
          <table:table-cell table:style-name="ce2"/>
          <table:table-cell table:formula="of:=[.A137]*1" office:value-type="float" office:value="511">
            <text:p>511</text:p>
          </table:table-cell>
          <table:table-cell office:value-type="float" office:value="511">
            <text:p>511</text:p>
          </table:table-cell>
          <table:table-cell table:formula="of:=CONCATENATE(&quot;RES_&quot;;[.H137];&quot;_0.125W_1%_0805&quot;)" office:value-type="string" office:string-value="RES_511_0.125W_1%_0805">
            <text:p>RES_511_0.125W_1%_0805</text:p>
          </table:table-cell>
          <table:table-cell/>
          <table:table-cell table:style-name="ce3" table:formula="of:=[.A137]*10" office:value-type="float" office:value="5110">
            <text:p>5110</text:p>
          </table:table-cell>
          <table:table-cell table:style-name="ce3" office:value-type="float" office:value="5110">
            <text:p>5110</text:p>
          </table:table-cell>
          <table:table-cell table:style-name="ce3" table:formula="of:=CONCATENATE(&quot;RES_&quot;;[.L137];&quot;_0.125W_1%_0805&quot;)" office:value-type="string" office:string-value="RES_5110_0.125W_1%_0805">
            <text:p>RES_5110_0.125W_1%_0805</text:p>
          </table:table-cell>
          <table:table-cell table:style-name="ce3"/>
          <table:table-cell table:formula="of:=[.A137]*100" office:value-type="float" office:value="51100">
            <text:p>51100</text:p>
          </table:table-cell>
          <table:table-cell office:value-type="float" office:value="51100">
            <text:p>51100</text:p>
          </table:table-cell>
          <table:table-cell table:formula="of:=CONCATENATE(&quot;RES_&quot;;[.P137];&quot;_0.125W_1%_0805&quot;)" office:value-type="string" office:string-value="RES_51100_0.125W_1%_0805">
            <text:p>RES_51100_0.125W_1%_0805</text:p>
          </table:table-cell>
          <table:table-cell/>
          <table:table-cell table:formula="of:=[.A137]*1000" office:value-type="float" office:value="511000">
            <text:p>511000</text:p>
          </table:table-cell>
          <table:table-cell office:value-type="float" office:value="511000">
            <text:p>511000</text:p>
          </table:table-cell>
          <table:table-cell table:formula="of:=CONCATENATE(&quot;RES_&quot;;[.T137];&quot;_0.125W_1%_0805&quot;)" office:value-type="string" office:string-value="RES_511000_0.125W_1%_0805">
            <text:p>RES_511000_0.125W_1%_0805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/>
          <table:table-cell table:formula="of:=[.A138]*0.1" office:value-type="float" office:value="51.7">
            <text:p>51,7</text:p>
          </table:table-cell>
          <table:table-cell office:value-type="string">
            <text:p>51R7</text:p>
          </table:table-cell>
          <table:table-cell table:style-name="ce2" table:formula="of:=CONCATENATE(&quot;RES_&quot;;[.D138];&quot;_0.125W_1%_0805&quot;)" office:value-type="string" office:string-value="RES_51R7_0.125W_1%_0805">
            <text:p>RES_51R7_0.125W_1%_0805</text:p>
          </table:table-cell>
          <table:table-cell table:style-name="ce2"/>
          <table:table-cell table:formula="of:=[.A138]*1" office:value-type="float" office:value="517">
            <text:p>517</text:p>
          </table:table-cell>
          <table:table-cell office:value-type="float" office:value="517">
            <text:p>517</text:p>
          </table:table-cell>
          <table:table-cell table:formula="of:=CONCATENATE(&quot;RES_&quot;;[.H138];&quot;_0.125W_1%_0805&quot;)" office:value-type="string" office:string-value="RES_517_0.125W_1%_0805">
            <text:p>RES_517_0.125W_1%_0805</text:p>
          </table:table-cell>
          <table:table-cell/>
          <table:table-cell table:style-name="ce3" table:formula="of:=[.A138]*10" office:value-type="float" office:value="5170">
            <text:p>5170</text:p>
          </table:table-cell>
          <table:table-cell table:style-name="ce3" office:value-type="float" office:value="5170">
            <text:p>5170</text:p>
          </table:table-cell>
          <table:table-cell table:style-name="ce3" table:formula="of:=CONCATENATE(&quot;RES_&quot;;[.L138];&quot;_0.125W_1%_0805&quot;)" office:value-type="string" office:string-value="RES_5170_0.125W_1%_0805">
            <text:p>RES_5170_0.125W_1%_0805</text:p>
          </table:table-cell>
          <table:table-cell table:style-name="ce3"/>
          <table:table-cell table:formula="of:=[.A138]*100" office:value-type="float" office:value="51700">
            <text:p>51700</text:p>
          </table:table-cell>
          <table:table-cell office:value-type="float" office:value="51700">
            <text:p>51700</text:p>
          </table:table-cell>
          <table:table-cell table:formula="of:=CONCATENATE(&quot;RES_&quot;;[.P138];&quot;_0.125W_1%_0805&quot;)" office:value-type="string" office:string-value="RES_51700_0.125W_1%_0805">
            <text:p>RES_51700_0.125W_1%_0805</text:p>
          </table:table-cell>
          <table:table-cell/>
          <table:table-cell table:formula="of:=[.A138]*1000" office:value-type="float" office:value="517000">
            <text:p>517000</text:p>
          </table:table-cell>
          <table:table-cell office:value-type="float" office:value="517000">
            <text:p>517000</text:p>
          </table:table-cell>
          <table:table-cell table:formula="of:=CONCATENATE(&quot;RES_&quot;;[.T138];&quot;_0.125W_1%_0805&quot;)" office:value-type="string" office:string-value="RES_517000_0.125W_1%_0805">
            <text:p>RES_517000_0.125W_1%_0805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/>
          <table:table-cell table:formula="of:=[.A139]*0.1" office:value-type="float" office:value="52.3">
            <text:p>52,3</text:p>
          </table:table-cell>
          <table:table-cell office:value-type="string">
            <text:p>52R3</text:p>
          </table:table-cell>
          <table:table-cell table:style-name="ce2" table:formula="of:=CONCATENATE(&quot;RES_&quot;;[.D139];&quot;_0.125W_1%_0805&quot;)" office:value-type="string" office:string-value="RES_52R3_0.125W_1%_0805">
            <text:p>RES_52R3_0.125W_1%_0805</text:p>
          </table:table-cell>
          <table:table-cell table:style-name="ce2"/>
          <table:table-cell table:formula="of:=[.A139]*1" office:value-type="float" office:value="523">
            <text:p>523</text:p>
          </table:table-cell>
          <table:table-cell office:value-type="float" office:value="523">
            <text:p>523</text:p>
          </table:table-cell>
          <table:table-cell table:formula="of:=CONCATENATE(&quot;RES_&quot;;[.H139];&quot;_0.125W_1%_0805&quot;)" office:value-type="string" office:string-value="RES_523_0.125W_1%_0805">
            <text:p>RES_523_0.125W_1%_0805</text:p>
          </table:table-cell>
          <table:table-cell/>
          <table:table-cell table:style-name="ce3" table:formula="of:=[.A139]*10" office:value-type="float" office:value="5230">
            <text:p>5230</text:p>
          </table:table-cell>
          <table:table-cell table:style-name="ce3" office:value-type="float" office:value="5230">
            <text:p>5230</text:p>
          </table:table-cell>
          <table:table-cell table:style-name="ce3" table:formula="of:=CONCATENATE(&quot;RES_&quot;;[.L139];&quot;_0.125W_1%_0805&quot;)" office:value-type="string" office:string-value="RES_5230_0.125W_1%_0805">
            <text:p>RES_5230_0.125W_1%_0805</text:p>
          </table:table-cell>
          <table:table-cell table:style-name="ce3"/>
          <table:table-cell table:formula="of:=[.A139]*100" office:value-type="float" office:value="52300">
            <text:p>52300</text:p>
          </table:table-cell>
          <table:table-cell office:value-type="float" office:value="52300">
            <text:p>52300</text:p>
          </table:table-cell>
          <table:table-cell table:formula="of:=CONCATENATE(&quot;RES_&quot;;[.P139];&quot;_0.125W_1%_0805&quot;)" office:value-type="string" office:string-value="RES_52300_0.125W_1%_0805">
            <text:p>RES_52300_0.125W_1%_0805</text:p>
          </table:table-cell>
          <table:table-cell/>
          <table:table-cell table:formula="of:=[.A139]*1000" office:value-type="float" office:value="523000">
            <text:p>523000</text:p>
          </table:table-cell>
          <table:table-cell office:value-type="float" office:value="523000">
            <text:p>523000</text:p>
          </table:table-cell>
          <table:table-cell table:formula="of:=CONCATENATE(&quot;RES_&quot;;[.T139];&quot;_0.125W_1%_0805&quot;)" office:value-type="string" office:string-value="RES_523000_0.125W_1%_0805">
            <text:p>RES_523000_0.125W_1%_0805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/>
          <table:table-cell table:formula="of:=[.A140]*0.1" office:value-type="float" office:value="53">
            <text:p>53</text:p>
          </table:table-cell>
          <table:table-cell office:value-type="string">
            <text:p>53R</text:p>
          </table:table-cell>
          <table:table-cell table:style-name="ce2" table:formula="of:=CONCATENATE(&quot;RES_&quot;;[.D140];&quot;_0.125W_1%_0805&quot;)" office:value-type="string" office:string-value="RES_53R_0.125W_1%_0805">
            <text:p>RES_53R_0.125W_1%_0805</text:p>
          </table:table-cell>
          <table:table-cell table:style-name="ce2"/>
          <table:table-cell table:formula="of:=[.A140]*1" office:value-type="float" office:value="530">
            <text:p>530</text:p>
          </table:table-cell>
          <table:table-cell office:value-type="float" office:value="530">
            <text:p>530</text:p>
          </table:table-cell>
          <table:table-cell table:formula="of:=CONCATENATE(&quot;RES_&quot;;[.H140];&quot;_0.125W_1%_0805&quot;)" office:value-type="string" office:string-value="RES_530_0.125W_1%_0805">
            <text:p>RES_530_0.125W_1%_0805</text:p>
          </table:table-cell>
          <table:table-cell/>
          <table:table-cell table:style-name="ce3" table:formula="of:=[.A140]*10" office:value-type="float" office:value="5300">
            <text:p>5300</text:p>
          </table:table-cell>
          <table:table-cell table:style-name="ce3" office:value-type="float" office:value="5300">
            <text:p>5300</text:p>
          </table:table-cell>
          <table:table-cell table:style-name="ce3" table:formula="of:=CONCATENATE(&quot;RES_&quot;;[.L140];&quot;_0.125W_1%_0805&quot;)" office:value-type="string" office:string-value="RES_5300_0.125W_1%_0805">
            <text:p>RES_5300_0.125W_1%_0805</text:p>
          </table:table-cell>
          <table:table-cell table:style-name="ce3"/>
          <table:table-cell table:formula="of:=[.A140]*100" office:value-type="float" office:value="53000">
            <text:p>53000</text:p>
          </table:table-cell>
          <table:table-cell office:value-type="float" office:value="53000">
            <text:p>53000</text:p>
          </table:table-cell>
          <table:table-cell table:formula="of:=CONCATENATE(&quot;RES_&quot;;[.P140];&quot;_0.125W_1%_0805&quot;)" office:value-type="string" office:string-value="RES_53000_0.125W_1%_0805">
            <text:p>RES_53000_0.125W_1%_0805</text:p>
          </table:table-cell>
          <table:table-cell/>
          <table:table-cell table:formula="of:=[.A140]*1000" office:value-type="float" office:value="530000">
            <text:p>530000</text:p>
          </table:table-cell>
          <table:table-cell office:value-type="float" office:value="530000">
            <text:p>530000</text:p>
          </table:table-cell>
          <table:table-cell table:formula="of:=CONCATENATE(&quot;RES_&quot;;[.T140];&quot;_0.125W_1%_0805&quot;)" office:value-type="string" office:string-value="RES_530000_0.125W_1%_0805">
            <text:p>RES_530000_0.125W_1%_0805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/>
          <table:table-cell table:formula="of:=[.A141]*0.1" office:value-type="float" office:value="53.6">
            <text:p>53,6</text:p>
          </table:table-cell>
          <table:table-cell office:value-type="string">
            <text:p>53R6</text:p>
          </table:table-cell>
          <table:table-cell table:style-name="ce2" table:formula="of:=CONCATENATE(&quot;RES_&quot;;[.D141];&quot;_0.125W_1%_0805&quot;)" office:value-type="string" office:string-value="RES_53R6_0.125W_1%_0805">
            <text:p>RES_53R6_0.125W_1%_0805</text:p>
          </table:table-cell>
          <table:table-cell table:style-name="ce2"/>
          <table:table-cell table:formula="of:=[.A141]*1" office:value-type="float" office:value="536">
            <text:p>536</text:p>
          </table:table-cell>
          <table:table-cell office:value-type="float" office:value="536">
            <text:p>536</text:p>
          </table:table-cell>
          <table:table-cell table:formula="of:=CONCATENATE(&quot;RES_&quot;;[.H141];&quot;_0.125W_1%_0805&quot;)" office:value-type="string" office:string-value="RES_536_0.125W_1%_0805">
            <text:p>RES_536_0.125W_1%_0805</text:p>
          </table:table-cell>
          <table:table-cell/>
          <table:table-cell table:style-name="ce3" table:formula="of:=[.A141]*10" office:value-type="float" office:value="5360">
            <text:p>5360</text:p>
          </table:table-cell>
          <table:table-cell table:style-name="ce3" office:value-type="float" office:value="5360">
            <text:p>5360</text:p>
          </table:table-cell>
          <table:table-cell table:style-name="ce3" table:formula="of:=CONCATENATE(&quot;RES_&quot;;[.L141];&quot;_0.125W_1%_0805&quot;)" office:value-type="string" office:string-value="RES_5360_0.125W_1%_0805">
            <text:p>RES_5360_0.125W_1%_0805</text:p>
          </table:table-cell>
          <table:table-cell table:style-name="ce3"/>
          <table:table-cell table:formula="of:=[.A141]*100" office:value-type="float" office:value="53600">
            <text:p>53600</text:p>
          </table:table-cell>
          <table:table-cell office:value-type="float" office:value="53600">
            <text:p>53600</text:p>
          </table:table-cell>
          <table:table-cell table:formula="of:=CONCATENATE(&quot;RES_&quot;;[.P141];&quot;_0.125W_1%_0805&quot;)" office:value-type="string" office:string-value="RES_53600_0.125W_1%_0805">
            <text:p>RES_53600_0.125W_1%_0805</text:p>
          </table:table-cell>
          <table:table-cell/>
          <table:table-cell table:formula="of:=[.A141]*1000" office:value-type="float" office:value="536000">
            <text:p>536000</text:p>
          </table:table-cell>
          <table:table-cell office:value-type="float" office:value="536000">
            <text:p>536000</text:p>
          </table:table-cell>
          <table:table-cell table:formula="of:=CONCATENATE(&quot;RES_&quot;;[.T141];&quot;_0.125W_1%_0805&quot;)" office:value-type="string" office:string-value="RES_536000_0.125W_1%_0805">
            <text:p>RES_536000_0.125W_1%_0805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/>
          <table:table-cell table:formula="of:=[.A142]*0.1" office:value-type="float" office:value="54.2">
            <text:p>54,2</text:p>
          </table:table-cell>
          <table:table-cell office:value-type="string">
            <text:p>54R2</text:p>
          </table:table-cell>
          <table:table-cell table:style-name="ce2" table:formula="of:=CONCATENATE(&quot;RES_&quot;;[.D142];&quot;_0.125W_1%_0805&quot;)" office:value-type="string" office:string-value="RES_54R2_0.125W_1%_0805">
            <text:p>RES_54R2_0.125W_1%_0805</text:p>
          </table:table-cell>
          <table:table-cell table:style-name="ce2"/>
          <table:table-cell table:formula="of:=[.A142]*1" office:value-type="float" office:value="542">
            <text:p>542</text:p>
          </table:table-cell>
          <table:table-cell office:value-type="float" office:value="542">
            <text:p>542</text:p>
          </table:table-cell>
          <table:table-cell table:formula="of:=CONCATENATE(&quot;RES_&quot;;[.H142];&quot;_0.125W_1%_0805&quot;)" office:value-type="string" office:string-value="RES_542_0.125W_1%_0805">
            <text:p>RES_542_0.125W_1%_0805</text:p>
          </table:table-cell>
          <table:table-cell/>
          <table:table-cell table:style-name="ce3" table:formula="of:=[.A142]*10" office:value-type="float" office:value="5420">
            <text:p>5420</text:p>
          </table:table-cell>
          <table:table-cell table:style-name="ce3" office:value-type="float" office:value="5420">
            <text:p>5420</text:p>
          </table:table-cell>
          <table:table-cell table:style-name="ce3" table:formula="of:=CONCATENATE(&quot;RES_&quot;;[.L142];&quot;_0.125W_1%_0805&quot;)" office:value-type="string" office:string-value="RES_5420_0.125W_1%_0805">
            <text:p>RES_5420_0.125W_1%_0805</text:p>
          </table:table-cell>
          <table:table-cell table:style-name="ce3"/>
          <table:table-cell table:formula="of:=[.A142]*100" office:value-type="float" office:value="54200">
            <text:p>54200</text:p>
          </table:table-cell>
          <table:table-cell office:value-type="float" office:value="54200">
            <text:p>54200</text:p>
          </table:table-cell>
          <table:table-cell table:formula="of:=CONCATENATE(&quot;RES_&quot;;[.P142];&quot;_0.125W_1%_0805&quot;)" office:value-type="string" office:string-value="RES_54200_0.125W_1%_0805">
            <text:p>RES_54200_0.125W_1%_0805</text:p>
          </table:table-cell>
          <table:table-cell/>
          <table:table-cell table:formula="of:=[.A142]*1000" office:value-type="float" office:value="542000">
            <text:p>542000</text:p>
          </table:table-cell>
          <table:table-cell office:value-type="float" office:value="542000">
            <text:p>542000</text:p>
          </table:table-cell>
          <table:table-cell table:formula="of:=CONCATENATE(&quot;RES_&quot;;[.T142];&quot;_0.125W_1%_0805&quot;)" office:value-type="string" office:string-value="RES_542000_0.125W_1%_0805">
            <text:p>RES_542000_0.125W_1%_0805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/>
          <table:table-cell table:formula="of:=[.A143]*0.1" office:value-type="float" office:value="54.9">
            <text:p>54,9</text:p>
          </table:table-cell>
          <table:table-cell office:value-type="string">
            <text:p>54R9</text:p>
          </table:table-cell>
          <table:table-cell table:style-name="ce2" table:formula="of:=CONCATENATE(&quot;RES_&quot;;[.D143];&quot;_0.125W_1%_0805&quot;)" office:value-type="string" office:string-value="RES_54R9_0.125W_1%_0805">
            <text:p>RES_54R9_0.125W_1%_0805</text:p>
          </table:table-cell>
          <table:table-cell table:style-name="ce2"/>
          <table:table-cell table:formula="of:=[.A143]*1" office:value-type="float" office:value="549">
            <text:p>549</text:p>
          </table:table-cell>
          <table:table-cell office:value-type="float" office:value="549">
            <text:p>549</text:p>
          </table:table-cell>
          <table:table-cell table:formula="of:=CONCATENATE(&quot;RES_&quot;;[.H143];&quot;_0.125W_1%_0805&quot;)" office:value-type="string" office:string-value="RES_549_0.125W_1%_0805">
            <text:p>RES_549_0.125W_1%_0805</text:p>
          </table:table-cell>
          <table:table-cell/>
          <table:table-cell table:style-name="ce3" table:formula="of:=[.A143]*10" office:value-type="float" office:value="5490">
            <text:p>5490</text:p>
          </table:table-cell>
          <table:table-cell table:style-name="ce3" office:value-type="float" office:value="5490">
            <text:p>5490</text:p>
          </table:table-cell>
          <table:table-cell table:style-name="ce3" table:formula="of:=CONCATENATE(&quot;RES_&quot;;[.L143];&quot;_0.125W_1%_0805&quot;)" office:value-type="string" office:string-value="RES_5490_0.125W_1%_0805">
            <text:p>RES_5490_0.125W_1%_0805</text:p>
          </table:table-cell>
          <table:table-cell table:style-name="ce3"/>
          <table:table-cell table:formula="of:=[.A143]*100" office:value-type="float" office:value="54900">
            <text:p>54900</text:p>
          </table:table-cell>
          <table:table-cell office:value-type="float" office:value="54900">
            <text:p>54900</text:p>
          </table:table-cell>
          <table:table-cell table:formula="of:=CONCATENATE(&quot;RES_&quot;;[.P143];&quot;_0.125W_1%_0805&quot;)" office:value-type="string" office:string-value="RES_54900_0.125W_1%_0805">
            <text:p>RES_54900_0.125W_1%_0805</text:p>
          </table:table-cell>
          <table:table-cell/>
          <table:table-cell table:formula="of:=[.A143]*1000" office:value-type="float" office:value="549000">
            <text:p>549000</text:p>
          </table:table-cell>
          <table:table-cell office:value-type="float" office:value="549000">
            <text:p>549000</text:p>
          </table:table-cell>
          <table:table-cell table:formula="of:=CONCATENATE(&quot;RES_&quot;;[.T143];&quot;_0.125W_1%_0805&quot;)" office:value-type="string" office:string-value="RES_549000_0.125W_1%_0805">
            <text:p>RES_549000_0.125W_1%_0805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/>
          <table:table-cell table:formula="of:=[.A144]*0.1" office:value-type="float" office:value="55.6">
            <text:p>55,6</text:p>
          </table:table-cell>
          <table:table-cell office:value-type="string">
            <text:p>55R6</text:p>
          </table:table-cell>
          <table:table-cell table:style-name="ce2" table:formula="of:=CONCATENATE(&quot;RES_&quot;;[.D144];&quot;_0.125W_1%_0805&quot;)" office:value-type="string" office:string-value="RES_55R6_0.125W_1%_0805">
            <text:p>RES_55R6_0.125W_1%_0805</text:p>
          </table:table-cell>
          <table:table-cell table:style-name="ce2"/>
          <table:table-cell table:formula="of:=[.A144]*1" office:value-type="float" office:value="556">
            <text:p>556</text:p>
          </table:table-cell>
          <table:table-cell office:value-type="float" office:value="556">
            <text:p>556</text:p>
          </table:table-cell>
          <table:table-cell table:formula="of:=CONCATENATE(&quot;RES_&quot;;[.H144];&quot;_0.125W_1%_0805&quot;)" office:value-type="string" office:string-value="RES_556_0.125W_1%_0805">
            <text:p>RES_556_0.125W_1%_0805</text:p>
          </table:table-cell>
          <table:table-cell/>
          <table:table-cell table:style-name="ce3" table:formula="of:=[.A144]*10" office:value-type="float" office:value="5560">
            <text:p>5560</text:p>
          </table:table-cell>
          <table:table-cell table:style-name="ce3" office:value-type="float" office:value="5560">
            <text:p>5560</text:p>
          </table:table-cell>
          <table:table-cell table:style-name="ce3" table:formula="of:=CONCATENATE(&quot;RES_&quot;;[.L144];&quot;_0.125W_1%_0805&quot;)" office:value-type="string" office:string-value="RES_5560_0.125W_1%_0805">
            <text:p>RES_5560_0.125W_1%_0805</text:p>
          </table:table-cell>
          <table:table-cell table:style-name="ce3"/>
          <table:table-cell table:formula="of:=[.A144]*100" office:value-type="float" office:value="55600">
            <text:p>55600</text:p>
          </table:table-cell>
          <table:table-cell office:value-type="float" office:value="55600">
            <text:p>55600</text:p>
          </table:table-cell>
          <table:table-cell table:formula="of:=CONCATENATE(&quot;RES_&quot;;[.P144];&quot;_0.125W_1%_0805&quot;)" office:value-type="string" office:string-value="RES_55600_0.125W_1%_0805">
            <text:p>RES_55600_0.125W_1%_0805</text:p>
          </table:table-cell>
          <table:table-cell/>
          <table:table-cell table:formula="of:=[.A144]*1000" office:value-type="float" office:value="556000">
            <text:p>556000</text:p>
          </table:table-cell>
          <table:table-cell office:value-type="float" office:value="556000">
            <text:p>556000</text:p>
          </table:table-cell>
          <table:table-cell table:formula="of:=CONCATENATE(&quot;RES_&quot;;[.T144];&quot;_0.125W_1%_0805&quot;)" office:value-type="string" office:string-value="RES_556000_0.125W_1%_0805">
            <text:p>RES_556000_0.125W_1%_0805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/>
          <table:table-cell table:formula="of:=[.A145]*0.1" office:value-type="float" office:value="56.2">
            <text:p>56,2</text:p>
          </table:table-cell>
          <table:table-cell office:value-type="string">
            <text:p>56R2</text:p>
          </table:table-cell>
          <table:table-cell table:style-name="ce2" table:formula="of:=CONCATENATE(&quot;RES_&quot;;[.D145];&quot;_0.125W_1%_0805&quot;)" office:value-type="string" office:string-value="RES_56R2_0.125W_1%_0805">
            <text:p>RES_56R2_0.125W_1%_0805</text:p>
          </table:table-cell>
          <table:table-cell table:style-name="ce2"/>
          <table:table-cell table:formula="of:=[.A145]*1" office:value-type="float" office:value="562">
            <text:p>562</text:p>
          </table:table-cell>
          <table:table-cell office:value-type="float" office:value="562">
            <text:p>562</text:p>
          </table:table-cell>
          <table:table-cell table:formula="of:=CONCATENATE(&quot;RES_&quot;;[.H145];&quot;_0.125W_1%_0805&quot;)" office:value-type="string" office:string-value="RES_562_0.125W_1%_0805">
            <text:p>RES_562_0.125W_1%_0805</text:p>
          </table:table-cell>
          <table:table-cell/>
          <table:table-cell table:style-name="ce3" table:formula="of:=[.A145]*10" office:value-type="float" office:value="5620">
            <text:p>5620</text:p>
          </table:table-cell>
          <table:table-cell table:style-name="ce3" office:value-type="float" office:value="5620">
            <text:p>5620</text:p>
          </table:table-cell>
          <table:table-cell table:style-name="ce3" table:formula="of:=CONCATENATE(&quot;RES_&quot;;[.L145];&quot;_0.125W_1%_0805&quot;)" office:value-type="string" office:string-value="RES_5620_0.125W_1%_0805">
            <text:p>RES_5620_0.125W_1%_0805</text:p>
          </table:table-cell>
          <table:table-cell table:style-name="ce3"/>
          <table:table-cell table:formula="of:=[.A145]*100" office:value-type="float" office:value="56200">
            <text:p>56200</text:p>
          </table:table-cell>
          <table:table-cell office:value-type="float" office:value="56200">
            <text:p>56200</text:p>
          </table:table-cell>
          <table:table-cell table:formula="of:=CONCATENATE(&quot;RES_&quot;;[.P145];&quot;_0.125W_1%_0805&quot;)" office:value-type="string" office:string-value="RES_56200_0.125W_1%_0805">
            <text:p>RES_56200_0.125W_1%_0805</text:p>
          </table:table-cell>
          <table:table-cell/>
          <table:table-cell table:formula="of:=[.A145]*1000" office:value-type="float" office:value="562000">
            <text:p>562000</text:p>
          </table:table-cell>
          <table:table-cell office:value-type="float" office:value="562000">
            <text:p>562000</text:p>
          </table:table-cell>
          <table:table-cell table:formula="of:=CONCATENATE(&quot;RES_&quot;;[.T145];&quot;_0.125W_1%_0805&quot;)" office:value-type="string" office:string-value="RES_562000_0.125W_1%_0805">
            <text:p>RES_562000_0.125W_1%_0805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/>
          <table:table-cell table:formula="of:=[.A146]*0.1" office:value-type="float" office:value="56.9">
            <text:p>56,9</text:p>
          </table:table-cell>
          <table:table-cell office:value-type="string">
            <text:p>56R9</text:p>
          </table:table-cell>
          <table:table-cell table:style-name="ce2" table:formula="of:=CONCATENATE(&quot;RES_&quot;;[.D146];&quot;_0.125W_1%_0805&quot;)" office:value-type="string" office:string-value="RES_56R9_0.125W_1%_0805">
            <text:p>RES_56R9_0.125W_1%_0805</text:p>
          </table:table-cell>
          <table:table-cell table:style-name="ce2"/>
          <table:table-cell table:formula="of:=[.A146]*1" office:value-type="float" office:value="569">
            <text:p>569</text:p>
          </table:table-cell>
          <table:table-cell office:value-type="float" office:value="569">
            <text:p>569</text:p>
          </table:table-cell>
          <table:table-cell table:formula="of:=CONCATENATE(&quot;RES_&quot;;[.H146];&quot;_0.125W_1%_0805&quot;)" office:value-type="string" office:string-value="RES_569_0.125W_1%_0805">
            <text:p>RES_569_0.125W_1%_0805</text:p>
          </table:table-cell>
          <table:table-cell/>
          <table:table-cell table:style-name="ce3" table:formula="of:=[.A146]*10" office:value-type="float" office:value="5690">
            <text:p>5690</text:p>
          </table:table-cell>
          <table:table-cell table:style-name="ce3" office:value-type="float" office:value="5690">
            <text:p>5690</text:p>
          </table:table-cell>
          <table:table-cell table:style-name="ce3" table:formula="of:=CONCATENATE(&quot;RES_&quot;;[.L146];&quot;_0.125W_1%_0805&quot;)" office:value-type="string" office:string-value="RES_5690_0.125W_1%_0805">
            <text:p>RES_5690_0.125W_1%_0805</text:p>
          </table:table-cell>
          <table:table-cell table:style-name="ce3"/>
          <table:table-cell table:formula="of:=[.A146]*100" office:value-type="float" office:value="56900">
            <text:p>56900</text:p>
          </table:table-cell>
          <table:table-cell office:value-type="float" office:value="56900">
            <text:p>56900</text:p>
          </table:table-cell>
          <table:table-cell table:formula="of:=CONCATENATE(&quot;RES_&quot;;[.P146];&quot;_0.125W_1%_0805&quot;)" office:value-type="string" office:string-value="RES_56900_0.125W_1%_0805">
            <text:p>RES_56900_0.125W_1%_0805</text:p>
          </table:table-cell>
          <table:table-cell/>
          <table:table-cell table:formula="of:=[.A146]*1000" office:value-type="float" office:value="569000">
            <text:p>569000</text:p>
          </table:table-cell>
          <table:table-cell office:value-type="float" office:value="569000">
            <text:p>569000</text:p>
          </table:table-cell>
          <table:table-cell table:formula="of:=CONCATENATE(&quot;RES_&quot;;[.T146];&quot;_0.125W_1%_0805&quot;)" office:value-type="string" office:string-value="RES_569000_0.125W_1%_0805">
            <text:p>RES_569000_0.125W_1%_0805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/>
          <table:table-cell table:formula="of:=[.A147]*0.1" office:value-type="float" office:value="57.6">
            <text:p>57,6</text:p>
          </table:table-cell>
          <table:table-cell office:value-type="string">
            <text:p>57R6</text:p>
          </table:table-cell>
          <table:table-cell table:style-name="ce2" table:formula="of:=CONCATENATE(&quot;RES_&quot;;[.D147];&quot;_0.125W_1%_0805&quot;)" office:value-type="string" office:string-value="RES_57R6_0.125W_1%_0805">
            <text:p>RES_57R6_0.125W_1%_0805</text:p>
          </table:table-cell>
          <table:table-cell table:style-name="ce2"/>
          <table:table-cell table:formula="of:=[.A147]*1" office:value-type="float" office:value="576">
            <text:p>576</text:p>
          </table:table-cell>
          <table:table-cell office:value-type="float" office:value="576">
            <text:p>576</text:p>
          </table:table-cell>
          <table:table-cell table:formula="of:=CONCATENATE(&quot;RES_&quot;;[.H147];&quot;_0.125W_1%_0805&quot;)" office:value-type="string" office:string-value="RES_576_0.125W_1%_0805">
            <text:p>RES_576_0.125W_1%_0805</text:p>
          </table:table-cell>
          <table:table-cell/>
          <table:table-cell table:style-name="ce3" table:formula="of:=[.A147]*10" office:value-type="float" office:value="5760">
            <text:p>5760</text:p>
          </table:table-cell>
          <table:table-cell table:style-name="ce3" office:value-type="float" office:value="5760">
            <text:p>5760</text:p>
          </table:table-cell>
          <table:table-cell table:style-name="ce3" table:formula="of:=CONCATENATE(&quot;RES_&quot;;[.L147];&quot;_0.125W_1%_0805&quot;)" office:value-type="string" office:string-value="RES_5760_0.125W_1%_0805">
            <text:p>RES_5760_0.125W_1%_0805</text:p>
          </table:table-cell>
          <table:table-cell table:style-name="ce3"/>
          <table:table-cell table:formula="of:=[.A147]*100" office:value-type="float" office:value="57600">
            <text:p>57600</text:p>
          </table:table-cell>
          <table:table-cell office:value-type="float" office:value="57600">
            <text:p>57600</text:p>
          </table:table-cell>
          <table:table-cell table:formula="of:=CONCATENATE(&quot;RES_&quot;;[.P147];&quot;_0.125W_1%_0805&quot;)" office:value-type="string" office:string-value="RES_57600_0.125W_1%_0805">
            <text:p>RES_57600_0.125W_1%_0805</text:p>
          </table:table-cell>
          <table:table-cell/>
          <table:table-cell table:formula="of:=[.A147]*1000" office:value-type="float" office:value="576000">
            <text:p>576000</text:p>
          </table:table-cell>
          <table:table-cell office:value-type="float" office:value="576000">
            <text:p>576000</text:p>
          </table:table-cell>
          <table:table-cell table:formula="of:=CONCATENATE(&quot;RES_&quot;;[.T147];&quot;_0.125W_1%_0805&quot;)" office:value-type="string" office:string-value="RES_576000_0.125W_1%_0805">
            <text:p>RES_576000_0.125W_1%_0805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/>
          <table:table-cell table:formula="of:=[.A148]*0.1" office:value-type="float" office:value="58.3">
            <text:p>58,3</text:p>
          </table:table-cell>
          <table:table-cell office:value-type="string">
            <text:p>58R3</text:p>
          </table:table-cell>
          <table:table-cell table:style-name="ce2" table:formula="of:=CONCATENATE(&quot;RES_&quot;;[.D148];&quot;_0.125W_1%_0805&quot;)" office:value-type="string" office:string-value="RES_58R3_0.125W_1%_0805">
            <text:p>RES_58R3_0.125W_1%_0805</text:p>
          </table:table-cell>
          <table:table-cell table:style-name="ce2"/>
          <table:table-cell table:formula="of:=[.A148]*1" office:value-type="float" office:value="583">
            <text:p>583</text:p>
          </table:table-cell>
          <table:table-cell office:value-type="float" office:value="583">
            <text:p>583</text:p>
          </table:table-cell>
          <table:table-cell table:formula="of:=CONCATENATE(&quot;RES_&quot;;[.H148];&quot;_0.125W_1%_0805&quot;)" office:value-type="string" office:string-value="RES_583_0.125W_1%_0805">
            <text:p>RES_583_0.125W_1%_0805</text:p>
          </table:table-cell>
          <table:table-cell/>
          <table:table-cell table:style-name="ce3" table:formula="of:=[.A148]*10" office:value-type="float" office:value="5830">
            <text:p>5830</text:p>
          </table:table-cell>
          <table:table-cell table:style-name="ce3" office:value-type="float" office:value="5830">
            <text:p>5830</text:p>
          </table:table-cell>
          <table:table-cell table:style-name="ce3" table:formula="of:=CONCATENATE(&quot;RES_&quot;;[.L148];&quot;_0.125W_1%_0805&quot;)" office:value-type="string" office:string-value="RES_5830_0.125W_1%_0805">
            <text:p>RES_5830_0.125W_1%_0805</text:p>
          </table:table-cell>
          <table:table-cell table:style-name="ce3"/>
          <table:table-cell table:formula="of:=[.A148]*100" office:value-type="float" office:value="58300">
            <text:p>58300</text:p>
          </table:table-cell>
          <table:table-cell office:value-type="float" office:value="58300">
            <text:p>58300</text:p>
          </table:table-cell>
          <table:table-cell table:formula="of:=CONCATENATE(&quot;RES_&quot;;[.P148];&quot;_0.125W_1%_0805&quot;)" office:value-type="string" office:string-value="RES_58300_0.125W_1%_0805">
            <text:p>RES_58300_0.125W_1%_0805</text:p>
          </table:table-cell>
          <table:table-cell/>
          <table:table-cell table:formula="of:=[.A148]*1000" office:value-type="float" office:value="583000">
            <text:p>583000</text:p>
          </table:table-cell>
          <table:table-cell office:value-type="float" office:value="583000">
            <text:p>583000</text:p>
          </table:table-cell>
          <table:table-cell table:formula="of:=CONCATENATE(&quot;RES_&quot;;[.T148];&quot;_0.125W_1%_0805&quot;)" office:value-type="string" office:string-value="RES_583000_0.125W_1%_0805">
            <text:p>RES_583000_0.125W_1%_0805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/>
          <table:table-cell table:formula="of:=[.A149]*0.1" office:value-type="float" office:value="59">
            <text:p>59</text:p>
          </table:table-cell>
          <table:table-cell office:value-type="string">
            <text:p>59R</text:p>
          </table:table-cell>
          <table:table-cell table:style-name="ce2" table:formula="of:=CONCATENATE(&quot;RES_&quot;;[.D149];&quot;_0.125W_1%_0805&quot;)" office:value-type="string" office:string-value="RES_59R_0.125W_1%_0805">
            <text:p>RES_59R_0.125W_1%_0805</text:p>
          </table:table-cell>
          <table:table-cell table:style-name="ce2"/>
          <table:table-cell table:formula="of:=[.A149]*1" office:value-type="float" office:value="590">
            <text:p>590</text:p>
          </table:table-cell>
          <table:table-cell office:value-type="float" office:value="590">
            <text:p>590</text:p>
          </table:table-cell>
          <table:table-cell table:formula="of:=CONCATENATE(&quot;RES_&quot;;[.H149];&quot;_0.125W_1%_0805&quot;)" office:value-type="string" office:string-value="RES_590_0.125W_1%_0805">
            <text:p>RES_590_0.125W_1%_0805</text:p>
          </table:table-cell>
          <table:table-cell/>
          <table:table-cell table:style-name="ce3" table:formula="of:=[.A149]*10" office:value-type="float" office:value="5900">
            <text:p>5900</text:p>
          </table:table-cell>
          <table:table-cell table:style-name="ce3" office:value-type="float" office:value="5900">
            <text:p>5900</text:p>
          </table:table-cell>
          <table:table-cell table:style-name="ce3" table:formula="of:=CONCATENATE(&quot;RES_&quot;;[.L149];&quot;_0.125W_1%_0805&quot;)" office:value-type="string" office:string-value="RES_5900_0.125W_1%_0805">
            <text:p>RES_5900_0.125W_1%_0805</text:p>
          </table:table-cell>
          <table:table-cell table:style-name="ce3"/>
          <table:table-cell table:formula="of:=[.A149]*100" office:value-type="float" office:value="59000">
            <text:p>59000</text:p>
          </table:table-cell>
          <table:table-cell office:value-type="float" office:value="59000">
            <text:p>59000</text:p>
          </table:table-cell>
          <table:table-cell table:formula="of:=CONCATENATE(&quot;RES_&quot;;[.P149];&quot;_0.125W_1%_0805&quot;)" office:value-type="string" office:string-value="RES_59000_0.125W_1%_0805">
            <text:p>RES_59000_0.125W_1%_0805</text:p>
          </table:table-cell>
          <table:table-cell/>
          <table:table-cell table:formula="of:=[.A149]*1000" office:value-type="float" office:value="590000">
            <text:p>590000</text:p>
          </table:table-cell>
          <table:table-cell office:value-type="float" office:value="590000">
            <text:p>590000</text:p>
          </table:table-cell>
          <table:table-cell table:formula="of:=CONCATENATE(&quot;RES_&quot;;[.T149];&quot;_0.125W_1%_0805&quot;)" office:value-type="string" office:string-value="RES_590000_0.125W_1%_0805">
            <text:p>RES_590000_0.125W_1%_0805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/>
          <table:table-cell table:formula="of:=[.A150]*0.1" office:value-type="float" office:value="59.7">
            <text:p>59,7</text:p>
          </table:table-cell>
          <table:table-cell office:value-type="string">
            <text:p>59R7</text:p>
          </table:table-cell>
          <table:table-cell table:style-name="ce2" table:formula="of:=CONCATENATE(&quot;RES_&quot;;[.D150];&quot;_0.125W_1%_0805&quot;)" office:value-type="string" office:string-value="RES_59R7_0.125W_1%_0805">
            <text:p>RES_59R7_0.125W_1%_0805</text:p>
          </table:table-cell>
          <table:table-cell table:style-name="ce2"/>
          <table:table-cell table:formula="of:=[.A150]*1" office:value-type="float" office:value="597">
            <text:p>597</text:p>
          </table:table-cell>
          <table:table-cell office:value-type="float" office:value="597">
            <text:p>597</text:p>
          </table:table-cell>
          <table:table-cell table:formula="of:=CONCATENATE(&quot;RES_&quot;;[.H150];&quot;_0.125W_1%_0805&quot;)" office:value-type="string" office:string-value="RES_597_0.125W_1%_0805">
            <text:p>RES_597_0.125W_1%_0805</text:p>
          </table:table-cell>
          <table:table-cell/>
          <table:table-cell table:style-name="ce3" table:formula="of:=[.A150]*10" office:value-type="float" office:value="5970">
            <text:p>5970</text:p>
          </table:table-cell>
          <table:table-cell table:style-name="ce3" office:value-type="float" office:value="5970">
            <text:p>5970</text:p>
          </table:table-cell>
          <table:table-cell table:style-name="ce3" table:formula="of:=CONCATENATE(&quot;RES_&quot;;[.L150];&quot;_0.125W_1%_0805&quot;)" office:value-type="string" office:string-value="RES_5970_0.125W_1%_0805">
            <text:p>RES_5970_0.125W_1%_0805</text:p>
          </table:table-cell>
          <table:table-cell table:style-name="ce3"/>
          <table:table-cell table:formula="of:=[.A150]*100" office:value-type="float" office:value="59700">
            <text:p>59700</text:p>
          </table:table-cell>
          <table:table-cell office:value-type="float" office:value="59700">
            <text:p>59700</text:p>
          </table:table-cell>
          <table:table-cell table:formula="of:=CONCATENATE(&quot;RES_&quot;;[.P150];&quot;_0.125W_1%_0805&quot;)" office:value-type="string" office:string-value="RES_59700_0.125W_1%_0805">
            <text:p>RES_59700_0.125W_1%_0805</text:p>
          </table:table-cell>
          <table:table-cell/>
          <table:table-cell table:formula="of:=[.A150]*1000" office:value-type="float" office:value="597000">
            <text:p>597000</text:p>
          </table:table-cell>
          <table:table-cell office:value-type="float" office:value="597000">
            <text:p>597000</text:p>
          </table:table-cell>
          <table:table-cell table:formula="of:=CONCATENATE(&quot;RES_&quot;;[.T150];&quot;_0.125W_1%_0805&quot;)" office:value-type="string" office:string-value="RES_597000_0.125W_1%_0805">
            <text:p>RES_597000_0.125W_1%_0805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/>
          <table:table-cell table:formula="of:=[.A151]*0.1" office:value-type="float" office:value="60.4">
            <text:p>60,4</text:p>
          </table:table-cell>
          <table:table-cell office:value-type="string">
            <text:p>60R4</text:p>
          </table:table-cell>
          <table:table-cell table:style-name="ce2" table:formula="of:=CONCATENATE(&quot;RES_&quot;;[.D151];&quot;_0.125W_1%_0805&quot;)" office:value-type="string" office:string-value="RES_60R4_0.125W_1%_0805">
            <text:p>RES_60R4_0.125W_1%_0805</text:p>
          </table:table-cell>
          <table:table-cell table:style-name="ce2"/>
          <table:table-cell table:formula="of:=[.A151]*1" office:value-type="float" office:value="604">
            <text:p>604</text:p>
          </table:table-cell>
          <table:table-cell office:value-type="float" office:value="604">
            <text:p>604</text:p>
          </table:table-cell>
          <table:table-cell table:formula="of:=CONCATENATE(&quot;RES_&quot;;[.H151];&quot;_0.125W_1%_0805&quot;)" office:value-type="string" office:string-value="RES_604_0.125W_1%_0805">
            <text:p>RES_604_0.125W_1%_0805</text:p>
          </table:table-cell>
          <table:table-cell/>
          <table:table-cell table:style-name="ce3" table:formula="of:=[.A151]*10" office:value-type="float" office:value="6040">
            <text:p>6040</text:p>
          </table:table-cell>
          <table:table-cell table:style-name="ce3" office:value-type="float" office:value="6040">
            <text:p>6040</text:p>
          </table:table-cell>
          <table:table-cell table:style-name="ce3" table:formula="of:=CONCATENATE(&quot;RES_&quot;;[.L151];&quot;_0.125W_1%_0805&quot;)" office:value-type="string" office:string-value="RES_6040_0.125W_1%_0805">
            <text:p>RES_6040_0.125W_1%_0805</text:p>
          </table:table-cell>
          <table:table-cell table:style-name="ce3"/>
          <table:table-cell table:formula="of:=[.A151]*100" office:value-type="float" office:value="60400">
            <text:p>60400</text:p>
          </table:table-cell>
          <table:table-cell office:value-type="float" office:value="60400">
            <text:p>60400</text:p>
          </table:table-cell>
          <table:table-cell table:formula="of:=CONCATENATE(&quot;RES_&quot;;[.P151];&quot;_0.125W_1%_0805&quot;)" office:value-type="string" office:string-value="RES_60400_0.125W_1%_0805">
            <text:p>RES_60400_0.125W_1%_0805</text:p>
          </table:table-cell>
          <table:table-cell/>
          <table:table-cell table:formula="of:=[.A151]*1000" office:value-type="float" office:value="604000">
            <text:p>604000</text:p>
          </table:table-cell>
          <table:table-cell office:value-type="float" office:value="604000">
            <text:p>604000</text:p>
          </table:table-cell>
          <table:table-cell table:formula="of:=CONCATENATE(&quot;RES_&quot;;[.T151];&quot;_0.125W_1%_0805&quot;)" office:value-type="string" office:string-value="RES_604000_0.125W_1%_0805">
            <text:p>RES_604000_0.125W_1%_0805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/>
          <table:table-cell table:formula="of:=[.A152]*0.1" office:value-type="float" office:value="61.2">
            <text:p>61,2</text:p>
          </table:table-cell>
          <table:table-cell office:value-type="string">
            <text:p>61R2</text:p>
          </table:table-cell>
          <table:table-cell table:style-name="ce2" table:formula="of:=CONCATENATE(&quot;RES_&quot;;[.D152];&quot;_0.125W_1%_0805&quot;)" office:value-type="string" office:string-value="RES_61R2_0.125W_1%_0805">
            <text:p>RES_61R2_0.125W_1%_0805</text:p>
          </table:table-cell>
          <table:table-cell table:style-name="ce2"/>
          <table:table-cell table:formula="of:=[.A152]*1" office:value-type="float" office:value="612">
            <text:p>612</text:p>
          </table:table-cell>
          <table:table-cell office:value-type="float" office:value="612">
            <text:p>612</text:p>
          </table:table-cell>
          <table:table-cell table:formula="of:=CONCATENATE(&quot;RES_&quot;;[.H152];&quot;_0.125W_1%_0805&quot;)" office:value-type="string" office:string-value="RES_612_0.125W_1%_0805">
            <text:p>RES_612_0.125W_1%_0805</text:p>
          </table:table-cell>
          <table:table-cell/>
          <table:table-cell table:style-name="ce3" table:formula="of:=[.A152]*10" office:value-type="float" office:value="6120">
            <text:p>6120</text:p>
          </table:table-cell>
          <table:table-cell table:style-name="ce3" office:value-type="float" office:value="6120">
            <text:p>6120</text:p>
          </table:table-cell>
          <table:table-cell table:style-name="ce3" table:formula="of:=CONCATENATE(&quot;RES_&quot;;[.L152];&quot;_0.125W_1%_0805&quot;)" office:value-type="string" office:string-value="RES_6120_0.125W_1%_0805">
            <text:p>RES_6120_0.125W_1%_0805</text:p>
          </table:table-cell>
          <table:table-cell table:style-name="ce3"/>
          <table:table-cell table:formula="of:=[.A152]*100" office:value-type="float" office:value="61200">
            <text:p>61200</text:p>
          </table:table-cell>
          <table:table-cell office:value-type="float" office:value="61200">
            <text:p>61200</text:p>
          </table:table-cell>
          <table:table-cell table:formula="of:=CONCATENATE(&quot;RES_&quot;;[.P152];&quot;_0.125W_1%_0805&quot;)" office:value-type="string" office:string-value="RES_61200_0.125W_1%_0805">
            <text:p>RES_61200_0.125W_1%_0805</text:p>
          </table:table-cell>
          <table:table-cell/>
          <table:table-cell table:formula="of:=[.A152]*1000" office:value-type="float" office:value="612000">
            <text:p>612000</text:p>
          </table:table-cell>
          <table:table-cell office:value-type="float" office:value="612000">
            <text:p>612000</text:p>
          </table:table-cell>
          <table:table-cell table:formula="of:=CONCATENATE(&quot;RES_&quot;;[.T152];&quot;_0.125W_1%_0805&quot;)" office:value-type="string" office:string-value="RES_612000_0.125W_1%_0805">
            <text:p>RES_612000_0.125W_1%_0805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/>
          <table:table-cell table:formula="of:=[.A153]*0.1" office:value-type="float" office:value="61.9">
            <text:p>61,9</text:p>
          </table:table-cell>
          <table:table-cell office:value-type="string">
            <text:p>61R9</text:p>
          </table:table-cell>
          <table:table-cell table:style-name="ce2" table:formula="of:=CONCATENATE(&quot;RES_&quot;;[.D153];&quot;_0.125W_1%_0805&quot;)" office:value-type="string" office:string-value="RES_61R9_0.125W_1%_0805">
            <text:p>RES_61R9_0.125W_1%_0805</text:p>
          </table:table-cell>
          <table:table-cell table:style-name="ce2"/>
          <table:table-cell table:formula="of:=[.A153]*1" office:value-type="float" office:value="619">
            <text:p>619</text:p>
          </table:table-cell>
          <table:table-cell office:value-type="float" office:value="619">
            <text:p>619</text:p>
          </table:table-cell>
          <table:table-cell table:formula="of:=CONCATENATE(&quot;RES_&quot;;[.H153];&quot;_0.125W_1%_0805&quot;)" office:value-type="string" office:string-value="RES_619_0.125W_1%_0805">
            <text:p>RES_619_0.125W_1%_0805</text:p>
          </table:table-cell>
          <table:table-cell/>
          <table:table-cell table:style-name="ce3" table:formula="of:=[.A153]*10" office:value-type="float" office:value="6190">
            <text:p>6190</text:p>
          </table:table-cell>
          <table:table-cell table:style-name="ce3" office:value-type="float" office:value="6190">
            <text:p>6190</text:p>
          </table:table-cell>
          <table:table-cell table:style-name="ce3" table:formula="of:=CONCATENATE(&quot;RES_&quot;;[.L153];&quot;_0.125W_1%_0805&quot;)" office:value-type="string" office:string-value="RES_6190_0.125W_1%_0805">
            <text:p>RES_6190_0.125W_1%_0805</text:p>
          </table:table-cell>
          <table:table-cell table:style-name="ce3"/>
          <table:table-cell table:formula="of:=[.A153]*100" office:value-type="float" office:value="61900">
            <text:p>61900</text:p>
          </table:table-cell>
          <table:table-cell office:value-type="float" office:value="61900">
            <text:p>61900</text:p>
          </table:table-cell>
          <table:table-cell table:formula="of:=CONCATENATE(&quot;RES_&quot;;[.P153];&quot;_0.125W_1%_0805&quot;)" office:value-type="string" office:string-value="RES_61900_0.125W_1%_0805">
            <text:p>RES_61900_0.125W_1%_0805</text:p>
          </table:table-cell>
          <table:table-cell/>
          <table:table-cell table:formula="of:=[.A153]*1000" office:value-type="float" office:value="619000">
            <text:p>619000</text:p>
          </table:table-cell>
          <table:table-cell office:value-type="float" office:value="619000">
            <text:p>619000</text:p>
          </table:table-cell>
          <table:table-cell table:formula="of:=CONCATENATE(&quot;RES_&quot;;[.T153];&quot;_0.125W_1%_0805&quot;)" office:value-type="string" office:string-value="RES_619000_0.125W_1%_0805">
            <text:p>RES_619000_0.125W_1%_0805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/>
          <table:table-cell table:formula="of:=[.A154]*0.1" office:value-type="float" office:value="62.6">
            <text:p>62,6</text:p>
          </table:table-cell>
          <table:table-cell office:value-type="string">
            <text:p>62R6</text:p>
          </table:table-cell>
          <table:table-cell table:style-name="ce2" table:formula="of:=CONCATENATE(&quot;RES_&quot;;[.D154];&quot;_0.125W_1%_0805&quot;)" office:value-type="string" office:string-value="RES_62R6_0.125W_1%_0805">
            <text:p>RES_62R6_0.125W_1%_0805</text:p>
          </table:table-cell>
          <table:table-cell table:style-name="ce2"/>
          <table:table-cell table:formula="of:=[.A154]*1" office:value-type="float" office:value="626">
            <text:p>626</text:p>
          </table:table-cell>
          <table:table-cell office:value-type="float" office:value="626">
            <text:p>626</text:p>
          </table:table-cell>
          <table:table-cell table:formula="of:=CONCATENATE(&quot;RES_&quot;;[.H154];&quot;_0.125W_1%_0805&quot;)" office:value-type="string" office:string-value="RES_626_0.125W_1%_0805">
            <text:p>RES_626_0.125W_1%_0805</text:p>
          </table:table-cell>
          <table:table-cell/>
          <table:table-cell table:style-name="ce3" table:formula="of:=[.A154]*10" office:value-type="float" office:value="6260">
            <text:p>6260</text:p>
          </table:table-cell>
          <table:table-cell table:style-name="ce3" office:value-type="float" office:value="6260">
            <text:p>6260</text:p>
          </table:table-cell>
          <table:table-cell table:style-name="ce3" table:formula="of:=CONCATENATE(&quot;RES_&quot;;[.L154];&quot;_0.125W_1%_0805&quot;)" office:value-type="string" office:string-value="RES_6260_0.125W_1%_0805">
            <text:p>RES_6260_0.125W_1%_0805</text:p>
          </table:table-cell>
          <table:table-cell table:style-name="ce3"/>
          <table:table-cell table:formula="of:=[.A154]*100" office:value-type="float" office:value="62600">
            <text:p>62600</text:p>
          </table:table-cell>
          <table:table-cell office:value-type="float" office:value="62600">
            <text:p>62600</text:p>
          </table:table-cell>
          <table:table-cell table:formula="of:=CONCATENATE(&quot;RES_&quot;;[.P154];&quot;_0.125W_1%_0805&quot;)" office:value-type="string" office:string-value="RES_62600_0.125W_1%_0805">
            <text:p>RES_62600_0.125W_1%_0805</text:p>
          </table:table-cell>
          <table:table-cell/>
          <table:table-cell table:formula="of:=[.A154]*1000" office:value-type="float" office:value="626000">
            <text:p>626000</text:p>
          </table:table-cell>
          <table:table-cell office:value-type="float" office:value="626000">
            <text:p>626000</text:p>
          </table:table-cell>
          <table:table-cell table:formula="of:=CONCATENATE(&quot;RES_&quot;;[.T154];&quot;_0.125W_1%_0805&quot;)" office:value-type="string" office:string-value="RES_626000_0.125W_1%_0805">
            <text:p>RES_626000_0.125W_1%_0805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/>
          <table:table-cell table:formula="of:=[.A155]*0.1" office:value-type="float" office:value="63.4">
            <text:p>63,4</text:p>
          </table:table-cell>
          <table:table-cell office:value-type="string">
            <text:p>63R4</text:p>
          </table:table-cell>
          <table:table-cell table:style-name="ce2" table:formula="of:=CONCATENATE(&quot;RES_&quot;;[.D155];&quot;_0.125W_1%_0805&quot;)" office:value-type="string" office:string-value="RES_63R4_0.125W_1%_0805">
            <text:p>RES_63R4_0.125W_1%_0805</text:p>
          </table:table-cell>
          <table:table-cell table:style-name="ce2"/>
          <table:table-cell table:formula="of:=[.A155]*1" office:value-type="float" office:value="634">
            <text:p>634</text:p>
          </table:table-cell>
          <table:table-cell office:value-type="float" office:value="634">
            <text:p>634</text:p>
          </table:table-cell>
          <table:table-cell table:formula="of:=CONCATENATE(&quot;RES_&quot;;[.H155];&quot;_0.125W_1%_0805&quot;)" office:value-type="string" office:string-value="RES_634_0.125W_1%_0805">
            <text:p>RES_634_0.125W_1%_0805</text:p>
          </table:table-cell>
          <table:table-cell/>
          <table:table-cell table:style-name="ce3" table:formula="of:=[.A155]*10" office:value-type="float" office:value="6340">
            <text:p>6340</text:p>
          </table:table-cell>
          <table:table-cell table:style-name="ce3" office:value-type="float" office:value="6340">
            <text:p>6340</text:p>
          </table:table-cell>
          <table:table-cell table:style-name="ce3" table:formula="of:=CONCATENATE(&quot;RES_&quot;;[.L155];&quot;_0.125W_1%_0805&quot;)" office:value-type="string" office:string-value="RES_6340_0.125W_1%_0805">
            <text:p>RES_6340_0.125W_1%_0805</text:p>
          </table:table-cell>
          <table:table-cell table:style-name="ce3"/>
          <table:table-cell table:formula="of:=[.A155]*100" office:value-type="float" office:value="63400">
            <text:p>63400</text:p>
          </table:table-cell>
          <table:table-cell office:value-type="float" office:value="63400">
            <text:p>63400</text:p>
          </table:table-cell>
          <table:table-cell table:formula="of:=CONCATENATE(&quot;RES_&quot;;[.P155];&quot;_0.125W_1%_0805&quot;)" office:value-type="string" office:string-value="RES_63400_0.125W_1%_0805">
            <text:p>RES_63400_0.125W_1%_0805</text:p>
          </table:table-cell>
          <table:table-cell/>
          <table:table-cell table:formula="of:=[.A155]*1000" office:value-type="float" office:value="634000">
            <text:p>634000</text:p>
          </table:table-cell>
          <table:table-cell office:value-type="float" office:value="634000">
            <text:p>634000</text:p>
          </table:table-cell>
          <table:table-cell table:formula="of:=CONCATENATE(&quot;RES_&quot;;[.T155];&quot;_0.125W_1%_0805&quot;)" office:value-type="string" office:string-value="RES_634000_0.125W_1%_0805">
            <text:p>RES_634000_0.125W_1%_0805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/>
          <table:table-cell table:formula="of:=[.A156]*0.1" office:value-type="float" office:value="64.2">
            <text:p>64,2</text:p>
          </table:table-cell>
          <table:table-cell office:value-type="string">
            <text:p>64R2</text:p>
          </table:table-cell>
          <table:table-cell table:style-name="ce2" table:formula="of:=CONCATENATE(&quot;RES_&quot;;[.D156];&quot;_0.125W_1%_0805&quot;)" office:value-type="string" office:string-value="RES_64R2_0.125W_1%_0805">
            <text:p>RES_64R2_0.125W_1%_0805</text:p>
          </table:table-cell>
          <table:table-cell table:style-name="ce2"/>
          <table:table-cell table:formula="of:=[.A156]*1" office:value-type="float" office:value="642">
            <text:p>642</text:p>
          </table:table-cell>
          <table:table-cell office:value-type="float" office:value="642">
            <text:p>642</text:p>
          </table:table-cell>
          <table:table-cell table:formula="of:=CONCATENATE(&quot;RES_&quot;;[.H156];&quot;_0.125W_1%_0805&quot;)" office:value-type="string" office:string-value="RES_642_0.125W_1%_0805">
            <text:p>RES_642_0.125W_1%_0805</text:p>
          </table:table-cell>
          <table:table-cell/>
          <table:table-cell table:style-name="ce3" table:formula="of:=[.A156]*10" office:value-type="float" office:value="6420">
            <text:p>6420</text:p>
          </table:table-cell>
          <table:table-cell table:style-name="ce3" office:value-type="float" office:value="6420">
            <text:p>6420</text:p>
          </table:table-cell>
          <table:table-cell table:style-name="ce3" table:formula="of:=CONCATENATE(&quot;RES_&quot;;[.L156];&quot;_0.125W_1%_0805&quot;)" office:value-type="string" office:string-value="RES_6420_0.125W_1%_0805">
            <text:p>RES_6420_0.125W_1%_0805</text:p>
          </table:table-cell>
          <table:table-cell table:style-name="ce3"/>
          <table:table-cell table:formula="of:=[.A156]*100" office:value-type="float" office:value="64200">
            <text:p>64200</text:p>
          </table:table-cell>
          <table:table-cell office:value-type="float" office:value="64200">
            <text:p>64200</text:p>
          </table:table-cell>
          <table:table-cell table:formula="of:=CONCATENATE(&quot;RES_&quot;;[.P156];&quot;_0.125W_1%_0805&quot;)" office:value-type="string" office:string-value="RES_64200_0.125W_1%_0805">
            <text:p>RES_64200_0.125W_1%_0805</text:p>
          </table:table-cell>
          <table:table-cell/>
          <table:table-cell table:formula="of:=[.A156]*1000" office:value-type="float" office:value="642000">
            <text:p>642000</text:p>
          </table:table-cell>
          <table:table-cell office:value-type="float" office:value="642000">
            <text:p>642000</text:p>
          </table:table-cell>
          <table:table-cell table:formula="of:=CONCATENATE(&quot;RES_&quot;;[.T156];&quot;_0.125W_1%_0805&quot;)" office:value-type="string" office:string-value="RES_642000_0.125W_1%_0805">
            <text:p>RES_642000_0.125W_1%_0805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/>
          <table:table-cell table:formula="of:=[.A157]*0.1" office:value-type="float" office:value="64.9">
            <text:p>64,9</text:p>
          </table:table-cell>
          <table:table-cell office:value-type="string">
            <text:p>64R9</text:p>
          </table:table-cell>
          <table:table-cell table:style-name="ce2" table:formula="of:=CONCATENATE(&quot;RES_&quot;;[.D157];&quot;_0.125W_1%_0805&quot;)" office:value-type="string" office:string-value="RES_64R9_0.125W_1%_0805">
            <text:p>RES_64R9_0.125W_1%_0805</text:p>
          </table:table-cell>
          <table:table-cell table:style-name="ce2"/>
          <table:table-cell table:formula="of:=[.A157]*1" office:value-type="float" office:value="649">
            <text:p>649</text:p>
          </table:table-cell>
          <table:table-cell office:value-type="float" office:value="649">
            <text:p>649</text:p>
          </table:table-cell>
          <table:table-cell table:formula="of:=CONCATENATE(&quot;RES_&quot;;[.H157];&quot;_0.125W_1%_0805&quot;)" office:value-type="string" office:string-value="RES_649_0.125W_1%_0805">
            <text:p>RES_649_0.125W_1%_0805</text:p>
          </table:table-cell>
          <table:table-cell/>
          <table:table-cell table:style-name="ce3" table:formula="of:=[.A157]*10" office:value-type="float" office:value="6490">
            <text:p>6490</text:p>
          </table:table-cell>
          <table:table-cell table:style-name="ce3" office:value-type="float" office:value="6490">
            <text:p>6490</text:p>
          </table:table-cell>
          <table:table-cell table:style-name="ce3" table:formula="of:=CONCATENATE(&quot;RES_&quot;;[.L157];&quot;_0.125W_1%_0805&quot;)" office:value-type="string" office:string-value="RES_6490_0.125W_1%_0805">
            <text:p>RES_6490_0.125W_1%_0805</text:p>
          </table:table-cell>
          <table:table-cell table:style-name="ce3"/>
          <table:table-cell table:formula="of:=[.A157]*100" office:value-type="float" office:value="64900">
            <text:p>64900</text:p>
          </table:table-cell>
          <table:table-cell office:value-type="float" office:value="64900">
            <text:p>64900</text:p>
          </table:table-cell>
          <table:table-cell table:formula="of:=CONCATENATE(&quot;RES_&quot;;[.P157];&quot;_0.125W_1%_0805&quot;)" office:value-type="string" office:string-value="RES_64900_0.125W_1%_0805">
            <text:p>RES_64900_0.125W_1%_0805</text:p>
          </table:table-cell>
          <table:table-cell/>
          <table:table-cell table:formula="of:=[.A157]*1000" office:value-type="float" office:value="649000">
            <text:p>649000</text:p>
          </table:table-cell>
          <table:table-cell office:value-type="float" office:value="649000">
            <text:p>649000</text:p>
          </table:table-cell>
          <table:table-cell table:formula="of:=CONCATENATE(&quot;RES_&quot;;[.T157];&quot;_0.125W_1%_0805&quot;)" office:value-type="string" office:string-value="RES_649000_0.125W_1%_0805">
            <text:p>RES_649000_0.125W_1%_0805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/>
          <table:table-cell table:formula="of:=[.A158]*0.1" office:value-type="float" office:value="65.7">
            <text:p>65,7</text:p>
          </table:table-cell>
          <table:table-cell office:value-type="string">
            <text:p>65R7</text:p>
          </table:table-cell>
          <table:table-cell table:style-name="ce2" table:formula="of:=CONCATENATE(&quot;RES_&quot;;[.D158];&quot;_0.125W_1%_0805&quot;)" office:value-type="string" office:string-value="RES_65R7_0.125W_1%_0805">
            <text:p>RES_65R7_0.125W_1%_0805</text:p>
          </table:table-cell>
          <table:table-cell table:style-name="ce2"/>
          <table:table-cell table:formula="of:=[.A158]*1" office:value-type="float" office:value="657">
            <text:p>657</text:p>
          </table:table-cell>
          <table:table-cell office:value-type="float" office:value="657">
            <text:p>657</text:p>
          </table:table-cell>
          <table:table-cell table:formula="of:=CONCATENATE(&quot;RES_&quot;;[.H158];&quot;_0.125W_1%_0805&quot;)" office:value-type="string" office:string-value="RES_657_0.125W_1%_0805">
            <text:p>RES_657_0.125W_1%_0805</text:p>
          </table:table-cell>
          <table:table-cell/>
          <table:table-cell table:style-name="ce3" table:formula="of:=[.A158]*10" office:value-type="float" office:value="6570">
            <text:p>6570</text:p>
          </table:table-cell>
          <table:table-cell table:style-name="ce3" office:value-type="float" office:value="6570">
            <text:p>6570</text:p>
          </table:table-cell>
          <table:table-cell table:style-name="ce3" table:formula="of:=CONCATENATE(&quot;RES_&quot;;[.L158];&quot;_0.125W_1%_0805&quot;)" office:value-type="string" office:string-value="RES_6570_0.125W_1%_0805">
            <text:p>RES_6570_0.125W_1%_0805</text:p>
          </table:table-cell>
          <table:table-cell table:style-name="ce3"/>
          <table:table-cell table:formula="of:=[.A158]*100" office:value-type="float" office:value="65700">
            <text:p>65700</text:p>
          </table:table-cell>
          <table:table-cell office:value-type="float" office:value="65700">
            <text:p>65700</text:p>
          </table:table-cell>
          <table:table-cell table:formula="of:=CONCATENATE(&quot;RES_&quot;;[.P158];&quot;_0.125W_1%_0805&quot;)" office:value-type="string" office:string-value="RES_65700_0.125W_1%_0805">
            <text:p>RES_65700_0.125W_1%_0805</text:p>
          </table:table-cell>
          <table:table-cell/>
          <table:table-cell table:formula="of:=[.A158]*1000" office:value-type="float" office:value="657000">
            <text:p>657000</text:p>
          </table:table-cell>
          <table:table-cell office:value-type="float" office:value="657000">
            <text:p>657000</text:p>
          </table:table-cell>
          <table:table-cell table:formula="of:=CONCATENATE(&quot;RES_&quot;;[.T158];&quot;_0.125W_1%_0805&quot;)" office:value-type="string" office:string-value="RES_657000_0.125W_1%_0805">
            <text:p>RES_657000_0.125W_1%_0805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/>
          <table:table-cell table:formula="of:=[.A159]*0.1" office:value-type="float" office:value="66.5">
            <text:p>66,5</text:p>
          </table:table-cell>
          <table:table-cell office:value-type="string">
            <text:p>66R5</text:p>
          </table:table-cell>
          <table:table-cell table:style-name="ce2" table:formula="of:=CONCATENATE(&quot;RES_&quot;;[.D159];&quot;_0.125W_1%_0805&quot;)" office:value-type="string" office:string-value="RES_66R5_0.125W_1%_0805">
            <text:p>RES_66R5_0.125W_1%_0805</text:p>
          </table:table-cell>
          <table:table-cell table:style-name="ce2"/>
          <table:table-cell table:formula="of:=[.A159]*1" office:value-type="float" office:value="665">
            <text:p>665</text:p>
          </table:table-cell>
          <table:table-cell office:value-type="float" office:value="665">
            <text:p>665</text:p>
          </table:table-cell>
          <table:table-cell table:formula="of:=CONCATENATE(&quot;RES_&quot;;[.H159];&quot;_0.125W_1%_0805&quot;)" office:value-type="string" office:string-value="RES_665_0.125W_1%_0805">
            <text:p>RES_665_0.125W_1%_0805</text:p>
          </table:table-cell>
          <table:table-cell/>
          <table:table-cell table:style-name="ce3" table:formula="of:=[.A159]*10" office:value-type="float" office:value="6650">
            <text:p>6650</text:p>
          </table:table-cell>
          <table:table-cell table:style-name="ce3" office:value-type="float" office:value="6650">
            <text:p>6650</text:p>
          </table:table-cell>
          <table:table-cell table:style-name="ce3" table:formula="of:=CONCATENATE(&quot;RES_&quot;;[.L159];&quot;_0.125W_1%_0805&quot;)" office:value-type="string" office:string-value="RES_6650_0.125W_1%_0805">
            <text:p>RES_6650_0.125W_1%_0805</text:p>
          </table:table-cell>
          <table:table-cell table:style-name="ce3"/>
          <table:table-cell table:formula="of:=[.A159]*100" office:value-type="float" office:value="66500">
            <text:p>66500</text:p>
          </table:table-cell>
          <table:table-cell office:value-type="float" office:value="66500">
            <text:p>66500</text:p>
          </table:table-cell>
          <table:table-cell table:formula="of:=CONCATENATE(&quot;RES_&quot;;[.P159];&quot;_0.125W_1%_0805&quot;)" office:value-type="string" office:string-value="RES_66500_0.125W_1%_0805">
            <text:p>RES_66500_0.125W_1%_0805</text:p>
          </table:table-cell>
          <table:table-cell/>
          <table:table-cell table:formula="of:=[.A159]*1000" office:value-type="float" office:value="665000">
            <text:p>665000</text:p>
          </table:table-cell>
          <table:table-cell office:value-type="float" office:value="665000">
            <text:p>665000</text:p>
          </table:table-cell>
          <table:table-cell table:formula="of:=CONCATENATE(&quot;RES_&quot;;[.T159];&quot;_0.125W_1%_0805&quot;)" office:value-type="string" office:string-value="RES_665000_0.125W_1%_0805">
            <text:p>RES_665000_0.125W_1%_0805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/>
          <table:table-cell table:formula="of:=[.A160]*0.1" office:value-type="float" office:value="67.3">
            <text:p>67,3</text:p>
          </table:table-cell>
          <table:table-cell office:value-type="string">
            <text:p>67R3</text:p>
          </table:table-cell>
          <table:table-cell table:style-name="ce2" table:formula="of:=CONCATENATE(&quot;RES_&quot;;[.D160];&quot;_0.125W_1%_0805&quot;)" office:value-type="string" office:string-value="RES_67R3_0.125W_1%_0805">
            <text:p>RES_67R3_0.125W_1%_0805</text:p>
          </table:table-cell>
          <table:table-cell table:style-name="ce2"/>
          <table:table-cell table:formula="of:=[.A160]*1" office:value-type="float" office:value="673">
            <text:p>673</text:p>
          </table:table-cell>
          <table:table-cell office:value-type="float" office:value="673">
            <text:p>673</text:p>
          </table:table-cell>
          <table:table-cell table:formula="of:=CONCATENATE(&quot;RES_&quot;;[.H160];&quot;_0.125W_1%_0805&quot;)" office:value-type="string" office:string-value="RES_673_0.125W_1%_0805">
            <text:p>RES_673_0.125W_1%_0805</text:p>
          </table:table-cell>
          <table:table-cell/>
          <table:table-cell table:style-name="ce3" table:formula="of:=[.A160]*10" office:value-type="float" office:value="6730">
            <text:p>6730</text:p>
          </table:table-cell>
          <table:table-cell table:style-name="ce3" office:value-type="float" office:value="6730">
            <text:p>6730</text:p>
          </table:table-cell>
          <table:table-cell table:style-name="ce3" table:formula="of:=CONCATENATE(&quot;RES_&quot;;[.L160];&quot;_0.125W_1%_0805&quot;)" office:value-type="string" office:string-value="RES_6730_0.125W_1%_0805">
            <text:p>RES_6730_0.125W_1%_0805</text:p>
          </table:table-cell>
          <table:table-cell table:style-name="ce3"/>
          <table:table-cell table:formula="of:=[.A160]*100" office:value-type="float" office:value="67300">
            <text:p>67300</text:p>
          </table:table-cell>
          <table:table-cell office:value-type="float" office:value="67300">
            <text:p>67300</text:p>
          </table:table-cell>
          <table:table-cell table:formula="of:=CONCATENATE(&quot;RES_&quot;;[.P160];&quot;_0.125W_1%_0805&quot;)" office:value-type="string" office:string-value="RES_67300_0.125W_1%_0805">
            <text:p>RES_67300_0.125W_1%_0805</text:p>
          </table:table-cell>
          <table:table-cell/>
          <table:table-cell table:formula="of:=[.A160]*1000" office:value-type="float" office:value="673000">
            <text:p>673000</text:p>
          </table:table-cell>
          <table:table-cell office:value-type="float" office:value="673000">
            <text:p>673000</text:p>
          </table:table-cell>
          <table:table-cell table:formula="of:=CONCATENATE(&quot;RES_&quot;;[.T160];&quot;_0.125W_1%_0805&quot;)" office:value-type="string" office:string-value="RES_673000_0.125W_1%_0805">
            <text:p>RES_673000_0.125W_1%_0805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/>
          <table:table-cell table:formula="of:=[.A161]*0.1" office:value-type="float" office:value="68.1">
            <text:p>68,1</text:p>
          </table:table-cell>
          <table:table-cell office:value-type="string">
            <text:p>68R1</text:p>
          </table:table-cell>
          <table:table-cell table:style-name="ce2" table:formula="of:=CONCATENATE(&quot;RES_&quot;;[.D161];&quot;_0.125W_1%_0805&quot;)" office:value-type="string" office:string-value="RES_68R1_0.125W_1%_0805">
            <text:p>RES_68R1_0.125W_1%_0805</text:p>
          </table:table-cell>
          <table:table-cell table:style-name="ce2"/>
          <table:table-cell table:formula="of:=[.A161]*1" office:value-type="float" office:value="681">
            <text:p>681</text:p>
          </table:table-cell>
          <table:table-cell office:value-type="float" office:value="681">
            <text:p>681</text:p>
          </table:table-cell>
          <table:table-cell table:formula="of:=CONCATENATE(&quot;RES_&quot;;[.H161];&quot;_0.125W_1%_0805&quot;)" office:value-type="string" office:string-value="RES_681_0.125W_1%_0805">
            <text:p>RES_681_0.125W_1%_0805</text:p>
          </table:table-cell>
          <table:table-cell/>
          <table:table-cell table:style-name="ce3" table:formula="of:=[.A161]*10" office:value-type="float" office:value="6810">
            <text:p>6810</text:p>
          </table:table-cell>
          <table:table-cell table:style-name="ce3" office:value-type="float" office:value="6810">
            <text:p>6810</text:p>
          </table:table-cell>
          <table:table-cell table:style-name="ce3" table:formula="of:=CONCATENATE(&quot;RES_&quot;;[.L161];&quot;_0.125W_1%_0805&quot;)" office:value-type="string" office:string-value="RES_6810_0.125W_1%_0805">
            <text:p>RES_6810_0.125W_1%_0805</text:p>
          </table:table-cell>
          <table:table-cell table:style-name="ce3"/>
          <table:table-cell table:formula="of:=[.A161]*100" office:value-type="float" office:value="68100">
            <text:p>68100</text:p>
          </table:table-cell>
          <table:table-cell office:value-type="float" office:value="68100">
            <text:p>68100</text:p>
          </table:table-cell>
          <table:table-cell table:formula="of:=CONCATENATE(&quot;RES_&quot;;[.P161];&quot;_0.125W_1%_0805&quot;)" office:value-type="string" office:string-value="RES_68100_0.125W_1%_0805">
            <text:p>RES_68100_0.125W_1%_0805</text:p>
          </table:table-cell>
          <table:table-cell/>
          <table:table-cell table:formula="of:=[.A161]*1000" office:value-type="float" office:value="681000">
            <text:p>681000</text:p>
          </table:table-cell>
          <table:table-cell office:value-type="float" office:value="681000">
            <text:p>681000</text:p>
          </table:table-cell>
          <table:table-cell table:formula="of:=CONCATENATE(&quot;RES_&quot;;[.T161];&quot;_0.125W_1%_0805&quot;)" office:value-type="string" office:string-value="RES_681000_0.125W_1%_0805">
            <text:p>RES_681000_0.125W_1%_0805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/>
          <table:table-cell table:formula="of:=[.A162]*0.1" office:value-type="float" office:value="69">
            <text:p>69</text:p>
          </table:table-cell>
          <table:table-cell office:value-type="string">
            <text:p>69R</text:p>
          </table:table-cell>
          <table:table-cell table:style-name="ce2" table:formula="of:=CONCATENATE(&quot;RES_&quot;;[.D162];&quot;_0.125W_1%_0805&quot;)" office:value-type="string" office:string-value="RES_69R_0.125W_1%_0805">
            <text:p>RES_69R_0.125W_1%_0805</text:p>
          </table:table-cell>
          <table:table-cell table:style-name="ce2"/>
          <table:table-cell table:formula="of:=[.A162]*1" office:value-type="float" office:value="690">
            <text:p>690</text:p>
          </table:table-cell>
          <table:table-cell office:value-type="float" office:value="690">
            <text:p>690</text:p>
          </table:table-cell>
          <table:table-cell table:formula="of:=CONCATENATE(&quot;RES_&quot;;[.H162];&quot;_0.125W_1%_0805&quot;)" office:value-type="string" office:string-value="RES_690_0.125W_1%_0805">
            <text:p>RES_690_0.125W_1%_0805</text:p>
          </table:table-cell>
          <table:table-cell/>
          <table:table-cell table:style-name="ce3" table:formula="of:=[.A162]*10" office:value-type="float" office:value="6900">
            <text:p>6900</text:p>
          </table:table-cell>
          <table:table-cell table:style-name="ce3" office:value-type="float" office:value="6900">
            <text:p>6900</text:p>
          </table:table-cell>
          <table:table-cell table:style-name="ce3" table:formula="of:=CONCATENATE(&quot;RES_&quot;;[.L162];&quot;_0.125W_1%_0805&quot;)" office:value-type="string" office:string-value="RES_6900_0.125W_1%_0805">
            <text:p>RES_6900_0.125W_1%_0805</text:p>
          </table:table-cell>
          <table:table-cell table:style-name="ce3"/>
          <table:table-cell table:formula="of:=[.A162]*100" office:value-type="float" office:value="69000">
            <text:p>69000</text:p>
          </table:table-cell>
          <table:table-cell office:value-type="float" office:value="69000">
            <text:p>69000</text:p>
          </table:table-cell>
          <table:table-cell table:formula="of:=CONCATENATE(&quot;RES_&quot;;[.P162];&quot;_0.125W_1%_0805&quot;)" office:value-type="string" office:string-value="RES_69000_0.125W_1%_0805">
            <text:p>RES_69000_0.125W_1%_0805</text:p>
          </table:table-cell>
          <table:table-cell/>
          <table:table-cell table:formula="of:=[.A162]*1000" office:value-type="float" office:value="690000">
            <text:p>690000</text:p>
          </table:table-cell>
          <table:table-cell office:value-type="float" office:value="690000">
            <text:p>690000</text:p>
          </table:table-cell>
          <table:table-cell table:formula="of:=CONCATENATE(&quot;RES_&quot;;[.T162];&quot;_0.125W_1%_0805&quot;)" office:value-type="string" office:string-value="RES_690000_0.125W_1%_0805">
            <text:p>RES_690000_0.125W_1%_0805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/>
          <table:table-cell table:formula="of:=[.A163]*0.1" office:value-type="float" office:value="69.8">
            <text:p>69,8</text:p>
          </table:table-cell>
          <table:table-cell office:value-type="string">
            <text:p>69R8</text:p>
          </table:table-cell>
          <table:table-cell table:style-name="ce2" table:formula="of:=CONCATENATE(&quot;RES_&quot;;[.D163];&quot;_0.125W_1%_0805&quot;)" office:value-type="string" office:string-value="RES_69R8_0.125W_1%_0805">
            <text:p>RES_69R8_0.125W_1%_0805</text:p>
          </table:table-cell>
          <table:table-cell table:style-name="ce2"/>
          <table:table-cell table:formula="of:=[.A163]*1" office:value-type="float" office:value="698">
            <text:p>698</text:p>
          </table:table-cell>
          <table:table-cell office:value-type="float" office:value="698">
            <text:p>698</text:p>
          </table:table-cell>
          <table:table-cell table:formula="of:=CONCATENATE(&quot;RES_&quot;;[.H163];&quot;_0.125W_1%_0805&quot;)" office:value-type="string" office:string-value="RES_698_0.125W_1%_0805">
            <text:p>RES_698_0.125W_1%_0805</text:p>
          </table:table-cell>
          <table:table-cell/>
          <table:table-cell table:style-name="ce3" table:formula="of:=[.A163]*10" office:value-type="float" office:value="6980">
            <text:p>6980</text:p>
          </table:table-cell>
          <table:table-cell table:style-name="ce3" office:value-type="float" office:value="6980">
            <text:p>6980</text:p>
          </table:table-cell>
          <table:table-cell table:style-name="ce3" table:formula="of:=CONCATENATE(&quot;RES_&quot;;[.L163];&quot;_0.125W_1%_0805&quot;)" office:value-type="string" office:string-value="RES_6980_0.125W_1%_0805">
            <text:p>RES_6980_0.125W_1%_0805</text:p>
          </table:table-cell>
          <table:table-cell table:style-name="ce3"/>
          <table:table-cell table:formula="of:=[.A163]*100" office:value-type="float" office:value="69800">
            <text:p>69800</text:p>
          </table:table-cell>
          <table:table-cell office:value-type="float" office:value="69800">
            <text:p>69800</text:p>
          </table:table-cell>
          <table:table-cell table:formula="of:=CONCATENATE(&quot;RES_&quot;;[.P163];&quot;_0.125W_1%_0805&quot;)" office:value-type="string" office:string-value="RES_69800_0.125W_1%_0805">
            <text:p>RES_69800_0.125W_1%_0805</text:p>
          </table:table-cell>
          <table:table-cell/>
          <table:table-cell table:formula="of:=[.A163]*1000" office:value-type="float" office:value="698000">
            <text:p>698000</text:p>
          </table:table-cell>
          <table:table-cell office:value-type="float" office:value="698000">
            <text:p>698000</text:p>
          </table:table-cell>
          <table:table-cell table:formula="of:=CONCATENATE(&quot;RES_&quot;;[.T163];&quot;_0.125W_1%_0805&quot;)" office:value-type="string" office:string-value="RES_698000_0.125W_1%_0805">
            <text:p>RES_698000_0.125W_1%_0805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/>
          <table:table-cell table:formula="of:=[.A164]*0.1" office:value-type="float" office:value="70.6">
            <text:p>70,6</text:p>
          </table:table-cell>
          <table:table-cell office:value-type="string">
            <text:p>70R6</text:p>
          </table:table-cell>
          <table:table-cell table:style-name="ce2" table:formula="of:=CONCATENATE(&quot;RES_&quot;;[.D164];&quot;_0.125W_1%_0805&quot;)" office:value-type="string" office:string-value="RES_70R6_0.125W_1%_0805">
            <text:p>RES_70R6_0.125W_1%_0805</text:p>
          </table:table-cell>
          <table:table-cell table:style-name="ce2"/>
          <table:table-cell table:formula="of:=[.A164]*1" office:value-type="float" office:value="706">
            <text:p>706</text:p>
          </table:table-cell>
          <table:table-cell office:value-type="float" office:value="706">
            <text:p>706</text:p>
          </table:table-cell>
          <table:table-cell table:formula="of:=CONCATENATE(&quot;RES_&quot;;[.H164];&quot;_0.125W_1%_0805&quot;)" office:value-type="string" office:string-value="RES_706_0.125W_1%_0805">
            <text:p>RES_706_0.125W_1%_0805</text:p>
          </table:table-cell>
          <table:table-cell/>
          <table:table-cell table:style-name="ce3" table:formula="of:=[.A164]*10" office:value-type="float" office:value="7060">
            <text:p>7060</text:p>
          </table:table-cell>
          <table:table-cell table:style-name="ce3" office:value-type="float" office:value="7060">
            <text:p>7060</text:p>
          </table:table-cell>
          <table:table-cell table:style-name="ce3" table:formula="of:=CONCATENATE(&quot;RES_&quot;;[.L164];&quot;_0.125W_1%_0805&quot;)" office:value-type="string" office:string-value="RES_7060_0.125W_1%_0805">
            <text:p>RES_7060_0.125W_1%_0805</text:p>
          </table:table-cell>
          <table:table-cell table:style-name="ce3"/>
          <table:table-cell table:formula="of:=[.A164]*100" office:value-type="float" office:value="70600">
            <text:p>70600</text:p>
          </table:table-cell>
          <table:table-cell office:value-type="float" office:value="70600">
            <text:p>70600</text:p>
          </table:table-cell>
          <table:table-cell table:formula="of:=CONCATENATE(&quot;RES_&quot;;[.P164];&quot;_0.125W_1%_0805&quot;)" office:value-type="string" office:string-value="RES_70600_0.125W_1%_0805">
            <text:p>RES_70600_0.125W_1%_0805</text:p>
          </table:table-cell>
          <table:table-cell/>
          <table:table-cell table:formula="of:=[.A164]*1000" office:value-type="float" office:value="706000">
            <text:p>706000</text:p>
          </table:table-cell>
          <table:table-cell office:value-type="float" office:value="706000">
            <text:p>706000</text:p>
          </table:table-cell>
          <table:table-cell table:formula="of:=CONCATENATE(&quot;RES_&quot;;[.T164];&quot;_0.125W_1%_0805&quot;)" office:value-type="string" office:string-value="RES_706000_0.125W_1%_0805">
            <text:p>RES_706000_0.125W_1%_0805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/>
          <table:table-cell table:formula="of:=[.A165]*0.1" office:value-type="float" office:value="71.5">
            <text:p>71,5</text:p>
          </table:table-cell>
          <table:table-cell office:value-type="string">
            <text:p>71R5</text:p>
          </table:table-cell>
          <table:table-cell table:style-name="ce2" table:formula="of:=CONCATENATE(&quot;RES_&quot;;[.D165];&quot;_0.125W_1%_0805&quot;)" office:value-type="string" office:string-value="RES_71R5_0.125W_1%_0805">
            <text:p>RES_71R5_0.125W_1%_0805</text:p>
          </table:table-cell>
          <table:table-cell table:style-name="ce2"/>
          <table:table-cell table:formula="of:=[.A165]*1" office:value-type="float" office:value="715">
            <text:p>715</text:p>
          </table:table-cell>
          <table:table-cell office:value-type="float" office:value="715">
            <text:p>715</text:p>
          </table:table-cell>
          <table:table-cell table:formula="of:=CONCATENATE(&quot;RES_&quot;;[.H165];&quot;_0.125W_1%_0805&quot;)" office:value-type="string" office:string-value="RES_715_0.125W_1%_0805">
            <text:p>RES_715_0.125W_1%_0805</text:p>
          </table:table-cell>
          <table:table-cell/>
          <table:table-cell table:style-name="ce3" table:formula="of:=[.A165]*10" office:value-type="float" office:value="7150">
            <text:p>7150</text:p>
          </table:table-cell>
          <table:table-cell table:style-name="ce3" office:value-type="float" office:value="7150">
            <text:p>7150</text:p>
          </table:table-cell>
          <table:table-cell table:style-name="ce3" table:formula="of:=CONCATENATE(&quot;RES_&quot;;[.L165];&quot;_0.125W_1%_0805&quot;)" office:value-type="string" office:string-value="RES_7150_0.125W_1%_0805">
            <text:p>RES_7150_0.125W_1%_0805</text:p>
          </table:table-cell>
          <table:table-cell table:style-name="ce3"/>
          <table:table-cell table:formula="of:=[.A165]*100" office:value-type="float" office:value="71500">
            <text:p>71500</text:p>
          </table:table-cell>
          <table:table-cell office:value-type="float" office:value="71500">
            <text:p>71500</text:p>
          </table:table-cell>
          <table:table-cell table:formula="of:=CONCATENATE(&quot;RES_&quot;;[.P165];&quot;_0.125W_1%_0805&quot;)" office:value-type="string" office:string-value="RES_71500_0.125W_1%_0805">
            <text:p>RES_71500_0.125W_1%_0805</text:p>
          </table:table-cell>
          <table:table-cell/>
          <table:table-cell table:formula="of:=[.A165]*1000" office:value-type="float" office:value="715000">
            <text:p>715000</text:p>
          </table:table-cell>
          <table:table-cell office:value-type="float" office:value="715000">
            <text:p>715000</text:p>
          </table:table-cell>
          <table:table-cell table:formula="of:=CONCATENATE(&quot;RES_&quot;;[.T165];&quot;_0.125W_1%_0805&quot;)" office:value-type="string" office:string-value="RES_715000_0.125W_1%_0805">
            <text:p>RES_715000_0.125W_1%_0805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/>
          <table:table-cell table:formula="of:=[.A166]*0.1" office:value-type="float" office:value="72.3">
            <text:p>72,3</text:p>
          </table:table-cell>
          <table:table-cell office:value-type="string">
            <text:p>72R3</text:p>
          </table:table-cell>
          <table:table-cell table:style-name="ce2" table:formula="of:=CONCATENATE(&quot;RES_&quot;;[.D166];&quot;_0.125W_1%_0805&quot;)" office:value-type="string" office:string-value="RES_72R3_0.125W_1%_0805">
            <text:p>RES_72R3_0.125W_1%_0805</text:p>
          </table:table-cell>
          <table:table-cell table:style-name="ce2"/>
          <table:table-cell table:formula="of:=[.A166]*1" office:value-type="float" office:value="723">
            <text:p>723</text:p>
          </table:table-cell>
          <table:table-cell office:value-type="float" office:value="723">
            <text:p>723</text:p>
          </table:table-cell>
          <table:table-cell table:formula="of:=CONCATENATE(&quot;RES_&quot;;[.H166];&quot;_0.125W_1%_0805&quot;)" office:value-type="string" office:string-value="RES_723_0.125W_1%_0805">
            <text:p>RES_723_0.125W_1%_0805</text:p>
          </table:table-cell>
          <table:table-cell/>
          <table:table-cell table:style-name="ce3" table:formula="of:=[.A166]*10" office:value-type="float" office:value="7230">
            <text:p>7230</text:p>
          </table:table-cell>
          <table:table-cell table:style-name="ce3" office:value-type="float" office:value="7230">
            <text:p>7230</text:p>
          </table:table-cell>
          <table:table-cell table:style-name="ce3" table:formula="of:=CONCATENATE(&quot;RES_&quot;;[.L166];&quot;_0.125W_1%_0805&quot;)" office:value-type="string" office:string-value="RES_7230_0.125W_1%_0805">
            <text:p>RES_7230_0.125W_1%_0805</text:p>
          </table:table-cell>
          <table:table-cell table:style-name="ce3"/>
          <table:table-cell table:formula="of:=[.A166]*100" office:value-type="float" office:value="72300">
            <text:p>72300</text:p>
          </table:table-cell>
          <table:table-cell office:value-type="float" office:value="72300">
            <text:p>72300</text:p>
          </table:table-cell>
          <table:table-cell table:formula="of:=CONCATENATE(&quot;RES_&quot;;[.P166];&quot;_0.125W_1%_0805&quot;)" office:value-type="string" office:string-value="RES_72300_0.125W_1%_0805">
            <text:p>RES_72300_0.125W_1%_0805</text:p>
          </table:table-cell>
          <table:table-cell/>
          <table:table-cell table:formula="of:=[.A166]*1000" office:value-type="float" office:value="723000">
            <text:p>723000</text:p>
          </table:table-cell>
          <table:table-cell office:value-type="float" office:value="723000">
            <text:p>723000</text:p>
          </table:table-cell>
          <table:table-cell table:formula="of:=CONCATENATE(&quot;RES_&quot;;[.T166];&quot;_0.125W_1%_0805&quot;)" office:value-type="string" office:string-value="RES_723000_0.125W_1%_0805">
            <text:p>RES_723000_0.125W_1%_0805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/>
          <table:table-cell table:formula="of:=[.A167]*0.1" office:value-type="float" office:value="73.2">
            <text:p>73,2</text:p>
          </table:table-cell>
          <table:table-cell office:value-type="string">
            <text:p>73R2</text:p>
          </table:table-cell>
          <table:table-cell table:style-name="ce2" table:formula="of:=CONCATENATE(&quot;RES_&quot;;[.D167];&quot;_0.125W_1%_0805&quot;)" office:value-type="string" office:string-value="RES_73R2_0.125W_1%_0805">
            <text:p>RES_73R2_0.125W_1%_0805</text:p>
          </table:table-cell>
          <table:table-cell table:style-name="ce2"/>
          <table:table-cell table:formula="of:=[.A167]*1" office:value-type="float" office:value="732">
            <text:p>732</text:p>
          </table:table-cell>
          <table:table-cell office:value-type="float" office:value="732">
            <text:p>732</text:p>
          </table:table-cell>
          <table:table-cell table:formula="of:=CONCATENATE(&quot;RES_&quot;;[.H167];&quot;_0.125W_1%_0805&quot;)" office:value-type="string" office:string-value="RES_732_0.125W_1%_0805">
            <text:p>RES_732_0.125W_1%_0805</text:p>
          </table:table-cell>
          <table:table-cell/>
          <table:table-cell table:style-name="ce3" table:formula="of:=[.A167]*10" office:value-type="float" office:value="7320">
            <text:p>7320</text:p>
          </table:table-cell>
          <table:table-cell table:style-name="ce3" office:value-type="float" office:value="7320">
            <text:p>7320</text:p>
          </table:table-cell>
          <table:table-cell table:style-name="ce3" table:formula="of:=CONCATENATE(&quot;RES_&quot;;[.L167];&quot;_0.125W_1%_0805&quot;)" office:value-type="string" office:string-value="RES_7320_0.125W_1%_0805">
            <text:p>RES_7320_0.125W_1%_0805</text:p>
          </table:table-cell>
          <table:table-cell table:style-name="ce3"/>
          <table:table-cell table:formula="of:=[.A167]*100" office:value-type="float" office:value="73200">
            <text:p>73200</text:p>
          </table:table-cell>
          <table:table-cell office:value-type="float" office:value="73200">
            <text:p>73200</text:p>
          </table:table-cell>
          <table:table-cell table:formula="of:=CONCATENATE(&quot;RES_&quot;;[.P167];&quot;_0.125W_1%_0805&quot;)" office:value-type="string" office:string-value="RES_73200_0.125W_1%_0805">
            <text:p>RES_73200_0.125W_1%_0805</text:p>
          </table:table-cell>
          <table:table-cell/>
          <table:table-cell table:formula="of:=[.A167]*1000" office:value-type="float" office:value="732000">
            <text:p>732000</text:p>
          </table:table-cell>
          <table:table-cell office:value-type="float" office:value="732000">
            <text:p>732000</text:p>
          </table:table-cell>
          <table:table-cell table:formula="of:=CONCATENATE(&quot;RES_&quot;;[.T167];&quot;_0.125W_1%_0805&quot;)" office:value-type="string" office:string-value="RES_732000_0.125W_1%_0805">
            <text:p>RES_732000_0.125W_1%_0805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/>
          <table:table-cell table:formula="of:=[.A168]*0.1" office:value-type="float" office:value="74.1">
            <text:p>74,1</text:p>
          </table:table-cell>
          <table:table-cell office:value-type="string">
            <text:p>74R1</text:p>
          </table:table-cell>
          <table:table-cell table:style-name="ce2" table:formula="of:=CONCATENATE(&quot;RES_&quot;;[.D168];&quot;_0.125W_1%_0805&quot;)" office:value-type="string" office:string-value="RES_74R1_0.125W_1%_0805">
            <text:p>RES_74R1_0.125W_1%_0805</text:p>
          </table:table-cell>
          <table:table-cell table:style-name="ce2"/>
          <table:table-cell table:formula="of:=[.A168]*1" office:value-type="float" office:value="741">
            <text:p>741</text:p>
          </table:table-cell>
          <table:table-cell office:value-type="float" office:value="741">
            <text:p>741</text:p>
          </table:table-cell>
          <table:table-cell table:formula="of:=CONCATENATE(&quot;RES_&quot;;[.H168];&quot;_0.125W_1%_0805&quot;)" office:value-type="string" office:string-value="RES_741_0.125W_1%_0805">
            <text:p>RES_741_0.125W_1%_0805</text:p>
          </table:table-cell>
          <table:table-cell/>
          <table:table-cell table:style-name="ce3" table:formula="of:=[.A168]*10" office:value-type="float" office:value="7410">
            <text:p>7410</text:p>
          </table:table-cell>
          <table:table-cell table:style-name="ce3" office:value-type="float" office:value="7410">
            <text:p>7410</text:p>
          </table:table-cell>
          <table:table-cell table:style-name="ce3" table:formula="of:=CONCATENATE(&quot;RES_&quot;;[.L168];&quot;_0.125W_1%_0805&quot;)" office:value-type="string" office:string-value="RES_7410_0.125W_1%_0805">
            <text:p>RES_7410_0.125W_1%_0805</text:p>
          </table:table-cell>
          <table:table-cell table:style-name="ce3"/>
          <table:table-cell table:formula="of:=[.A168]*100" office:value-type="float" office:value="74100">
            <text:p>74100</text:p>
          </table:table-cell>
          <table:table-cell office:value-type="float" office:value="74100">
            <text:p>74100</text:p>
          </table:table-cell>
          <table:table-cell table:formula="of:=CONCATENATE(&quot;RES_&quot;;[.P168];&quot;_0.125W_1%_0805&quot;)" office:value-type="string" office:string-value="RES_74100_0.125W_1%_0805">
            <text:p>RES_74100_0.125W_1%_0805</text:p>
          </table:table-cell>
          <table:table-cell/>
          <table:table-cell table:formula="of:=[.A168]*1000" office:value-type="float" office:value="741000">
            <text:p>741000</text:p>
          </table:table-cell>
          <table:table-cell office:value-type="float" office:value="741000">
            <text:p>741000</text:p>
          </table:table-cell>
          <table:table-cell table:formula="of:=CONCATENATE(&quot;RES_&quot;;[.T168];&quot;_0.125W_1%_0805&quot;)" office:value-type="string" office:string-value="RES_741000_0.125W_1%_0805">
            <text:p>RES_741000_0.125W_1%_0805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/>
          <table:table-cell table:formula="of:=[.A169]*0.1" office:value-type="float" office:value="75">
            <text:p>75</text:p>
          </table:table-cell>
          <table:table-cell office:value-type="string">
            <text:p>75R</text:p>
          </table:table-cell>
          <table:table-cell table:style-name="ce2" table:formula="of:=CONCATENATE(&quot;RES_&quot;;[.D169];&quot;_0.125W_1%_0805&quot;)" office:value-type="string" office:string-value="RES_75R_0.125W_1%_0805">
            <text:p>RES_75R_0.125W_1%_0805</text:p>
          </table:table-cell>
          <table:table-cell table:style-name="ce2"/>
          <table:table-cell table:formula="of:=[.A169]*1" office:value-type="float" office:value="750">
            <text:p>750</text:p>
          </table:table-cell>
          <table:table-cell office:value-type="float" office:value="750">
            <text:p>750</text:p>
          </table:table-cell>
          <table:table-cell table:formula="of:=CONCATENATE(&quot;RES_&quot;;[.H169];&quot;_0.125W_1%_0805&quot;)" office:value-type="string" office:string-value="RES_750_0.125W_1%_0805">
            <text:p>RES_750_0.125W_1%_0805</text:p>
          </table:table-cell>
          <table:table-cell/>
          <table:table-cell table:style-name="ce3" table:formula="of:=[.A169]*10" office:value-type="float" office:value="7500">
            <text:p>7500</text:p>
          </table:table-cell>
          <table:table-cell table:style-name="ce3" office:value-type="float" office:value="7500">
            <text:p>7500</text:p>
          </table:table-cell>
          <table:table-cell table:style-name="ce3" table:formula="of:=CONCATENATE(&quot;RES_&quot;;[.L169];&quot;_0.125W_1%_0805&quot;)" office:value-type="string" office:string-value="RES_7500_0.125W_1%_0805">
            <text:p>RES_7500_0.125W_1%_0805</text:p>
          </table:table-cell>
          <table:table-cell table:style-name="ce3"/>
          <table:table-cell table:formula="of:=[.A169]*100" office:value-type="float" office:value="75000">
            <text:p>75000</text:p>
          </table:table-cell>
          <table:table-cell office:value-type="float" office:value="75000">
            <text:p>75000</text:p>
          </table:table-cell>
          <table:table-cell table:formula="of:=CONCATENATE(&quot;RES_&quot;;[.P169];&quot;_0.125W_1%_0805&quot;)" office:value-type="string" office:string-value="RES_75000_0.125W_1%_0805">
            <text:p>RES_75000_0.125W_1%_0805</text:p>
          </table:table-cell>
          <table:table-cell/>
          <table:table-cell table:formula="of:=[.A169]*1000" office:value-type="float" office:value="750000">
            <text:p>750000</text:p>
          </table:table-cell>
          <table:table-cell office:value-type="float" office:value="750000">
            <text:p>750000</text:p>
          </table:table-cell>
          <table:table-cell table:formula="of:=CONCATENATE(&quot;RES_&quot;;[.T169];&quot;_0.125W_1%_0805&quot;)" office:value-type="string" office:string-value="RES_750000_0.125W_1%_0805">
            <text:p>RES_750000_0.125W_1%_0805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/>
          <table:table-cell table:formula="of:=[.A170]*0.1" office:value-type="float" office:value="75.9">
            <text:p>75,9</text:p>
          </table:table-cell>
          <table:table-cell office:value-type="string">
            <text:p>75R9</text:p>
          </table:table-cell>
          <table:table-cell table:style-name="ce2" table:formula="of:=CONCATENATE(&quot;RES_&quot;;[.D170];&quot;_0.125W_1%_0805&quot;)" office:value-type="string" office:string-value="RES_75R9_0.125W_1%_0805">
            <text:p>RES_75R9_0.125W_1%_0805</text:p>
          </table:table-cell>
          <table:table-cell table:style-name="ce2"/>
          <table:table-cell table:formula="of:=[.A170]*1" office:value-type="float" office:value="759">
            <text:p>759</text:p>
          </table:table-cell>
          <table:table-cell office:value-type="float" office:value="759">
            <text:p>759</text:p>
          </table:table-cell>
          <table:table-cell table:formula="of:=CONCATENATE(&quot;RES_&quot;;[.H170];&quot;_0.125W_1%_0805&quot;)" office:value-type="string" office:string-value="RES_759_0.125W_1%_0805">
            <text:p>RES_759_0.125W_1%_0805</text:p>
          </table:table-cell>
          <table:table-cell/>
          <table:table-cell table:style-name="ce3" table:formula="of:=[.A170]*10" office:value-type="float" office:value="7590">
            <text:p>7590</text:p>
          </table:table-cell>
          <table:table-cell table:style-name="ce3" office:value-type="float" office:value="7590">
            <text:p>7590</text:p>
          </table:table-cell>
          <table:table-cell table:style-name="ce3" table:formula="of:=CONCATENATE(&quot;RES_&quot;;[.L170];&quot;_0.125W_1%_0805&quot;)" office:value-type="string" office:string-value="RES_7590_0.125W_1%_0805">
            <text:p>RES_7590_0.125W_1%_0805</text:p>
          </table:table-cell>
          <table:table-cell table:style-name="ce3"/>
          <table:table-cell table:formula="of:=[.A170]*100" office:value-type="float" office:value="75900">
            <text:p>75900</text:p>
          </table:table-cell>
          <table:table-cell office:value-type="float" office:value="75900">
            <text:p>75900</text:p>
          </table:table-cell>
          <table:table-cell table:formula="of:=CONCATENATE(&quot;RES_&quot;;[.P170];&quot;_0.125W_1%_0805&quot;)" office:value-type="string" office:string-value="RES_75900_0.125W_1%_0805">
            <text:p>RES_75900_0.125W_1%_0805</text:p>
          </table:table-cell>
          <table:table-cell/>
          <table:table-cell table:formula="of:=[.A170]*1000" office:value-type="float" office:value="759000">
            <text:p>759000</text:p>
          </table:table-cell>
          <table:table-cell office:value-type="float" office:value="759000">
            <text:p>759000</text:p>
          </table:table-cell>
          <table:table-cell table:formula="of:=CONCATENATE(&quot;RES_&quot;;[.T170];&quot;_0.125W_1%_0805&quot;)" office:value-type="string" office:string-value="RES_759000_0.125W_1%_0805">
            <text:p>RES_759000_0.125W_1%_0805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/>
          <table:table-cell table:formula="of:=[.A171]*0.1" office:value-type="float" office:value="76.8">
            <text:p>76,8</text:p>
          </table:table-cell>
          <table:table-cell office:value-type="string">
            <text:p>76R8</text:p>
          </table:table-cell>
          <table:table-cell table:style-name="ce2" table:formula="of:=CONCATENATE(&quot;RES_&quot;;[.D171];&quot;_0.125W_1%_0805&quot;)" office:value-type="string" office:string-value="RES_76R8_0.125W_1%_0805">
            <text:p>RES_76R8_0.125W_1%_0805</text:p>
          </table:table-cell>
          <table:table-cell table:style-name="ce2"/>
          <table:table-cell table:formula="of:=[.A171]*1" office:value-type="float" office:value="768">
            <text:p>768</text:p>
          </table:table-cell>
          <table:table-cell office:value-type="float" office:value="768">
            <text:p>768</text:p>
          </table:table-cell>
          <table:table-cell table:formula="of:=CONCATENATE(&quot;RES_&quot;;[.H171];&quot;_0.125W_1%_0805&quot;)" office:value-type="string" office:string-value="RES_768_0.125W_1%_0805">
            <text:p>RES_768_0.125W_1%_0805</text:p>
          </table:table-cell>
          <table:table-cell/>
          <table:table-cell table:style-name="ce3" table:formula="of:=[.A171]*10" office:value-type="float" office:value="7680">
            <text:p>7680</text:p>
          </table:table-cell>
          <table:table-cell table:style-name="ce3" office:value-type="float" office:value="7680">
            <text:p>7680</text:p>
          </table:table-cell>
          <table:table-cell table:style-name="ce3" table:formula="of:=CONCATENATE(&quot;RES_&quot;;[.L171];&quot;_0.125W_1%_0805&quot;)" office:value-type="string" office:string-value="RES_7680_0.125W_1%_0805">
            <text:p>RES_7680_0.125W_1%_0805</text:p>
          </table:table-cell>
          <table:table-cell table:style-name="ce3"/>
          <table:table-cell table:formula="of:=[.A171]*100" office:value-type="float" office:value="76800">
            <text:p>76800</text:p>
          </table:table-cell>
          <table:table-cell office:value-type="float" office:value="76800">
            <text:p>76800</text:p>
          </table:table-cell>
          <table:table-cell table:formula="of:=CONCATENATE(&quot;RES_&quot;;[.P171];&quot;_0.125W_1%_0805&quot;)" office:value-type="string" office:string-value="RES_76800_0.125W_1%_0805">
            <text:p>RES_76800_0.125W_1%_0805</text:p>
          </table:table-cell>
          <table:table-cell/>
          <table:table-cell table:formula="of:=[.A171]*1000" office:value-type="float" office:value="768000">
            <text:p>768000</text:p>
          </table:table-cell>
          <table:table-cell office:value-type="float" office:value="768000">
            <text:p>768000</text:p>
          </table:table-cell>
          <table:table-cell table:formula="of:=CONCATENATE(&quot;RES_&quot;;[.T171];&quot;_0.125W_1%_0805&quot;)" office:value-type="string" office:string-value="RES_768000_0.125W_1%_0805">
            <text:p>RES_768000_0.125W_1%_0805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/>
          <table:table-cell table:formula="of:=[.A172]*0.1" office:value-type="float" office:value="77.7">
            <text:p>77,7</text:p>
          </table:table-cell>
          <table:table-cell office:value-type="string">
            <text:p>77R7</text:p>
          </table:table-cell>
          <table:table-cell table:style-name="ce2" table:formula="of:=CONCATENATE(&quot;RES_&quot;;[.D172];&quot;_0.125W_1%_0805&quot;)" office:value-type="string" office:string-value="RES_77R7_0.125W_1%_0805">
            <text:p>RES_77R7_0.125W_1%_0805</text:p>
          </table:table-cell>
          <table:table-cell table:style-name="ce2"/>
          <table:table-cell table:formula="of:=[.A172]*1" office:value-type="float" office:value="777">
            <text:p>777</text:p>
          </table:table-cell>
          <table:table-cell office:value-type="float" office:value="777">
            <text:p>777</text:p>
          </table:table-cell>
          <table:table-cell table:formula="of:=CONCATENATE(&quot;RES_&quot;;[.H172];&quot;_0.125W_1%_0805&quot;)" office:value-type="string" office:string-value="RES_777_0.125W_1%_0805">
            <text:p>RES_777_0.125W_1%_0805</text:p>
          </table:table-cell>
          <table:table-cell/>
          <table:table-cell table:style-name="ce3" table:formula="of:=[.A172]*10" office:value-type="float" office:value="7770">
            <text:p>7770</text:p>
          </table:table-cell>
          <table:table-cell table:style-name="ce3" office:value-type="float" office:value="7770">
            <text:p>7770</text:p>
          </table:table-cell>
          <table:table-cell table:style-name="ce3" table:formula="of:=CONCATENATE(&quot;RES_&quot;;[.L172];&quot;_0.125W_1%_0805&quot;)" office:value-type="string" office:string-value="RES_7770_0.125W_1%_0805">
            <text:p>RES_7770_0.125W_1%_0805</text:p>
          </table:table-cell>
          <table:table-cell table:style-name="ce3"/>
          <table:table-cell table:formula="of:=[.A172]*100" office:value-type="float" office:value="77700">
            <text:p>77700</text:p>
          </table:table-cell>
          <table:table-cell office:value-type="float" office:value="77700">
            <text:p>77700</text:p>
          </table:table-cell>
          <table:table-cell table:formula="of:=CONCATENATE(&quot;RES_&quot;;[.P172];&quot;_0.125W_1%_0805&quot;)" office:value-type="string" office:string-value="RES_77700_0.125W_1%_0805">
            <text:p>RES_77700_0.125W_1%_0805</text:p>
          </table:table-cell>
          <table:table-cell/>
          <table:table-cell table:formula="of:=[.A172]*1000" office:value-type="float" office:value="777000">
            <text:p>777000</text:p>
          </table:table-cell>
          <table:table-cell office:value-type="float" office:value="777000">
            <text:p>777000</text:p>
          </table:table-cell>
          <table:table-cell table:formula="of:=CONCATENATE(&quot;RES_&quot;;[.T172];&quot;_0.125W_1%_0805&quot;)" office:value-type="string" office:string-value="RES_777000_0.125W_1%_0805">
            <text:p>RES_777000_0.125W_1%_0805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/>
          <table:table-cell table:formula="of:=[.A173]*0.1" office:value-type="float" office:value="78.7">
            <text:p>78,7</text:p>
          </table:table-cell>
          <table:table-cell office:value-type="string">
            <text:p>78R7</text:p>
          </table:table-cell>
          <table:table-cell table:style-name="ce2" table:formula="of:=CONCATENATE(&quot;RES_&quot;;[.D173];&quot;_0.125W_1%_0805&quot;)" office:value-type="string" office:string-value="RES_78R7_0.125W_1%_0805">
            <text:p>RES_78R7_0.125W_1%_0805</text:p>
          </table:table-cell>
          <table:table-cell table:style-name="ce2"/>
          <table:table-cell table:formula="of:=[.A173]*1" office:value-type="float" office:value="787">
            <text:p>787</text:p>
          </table:table-cell>
          <table:table-cell office:value-type="float" office:value="787">
            <text:p>787</text:p>
          </table:table-cell>
          <table:table-cell table:formula="of:=CONCATENATE(&quot;RES_&quot;;[.H173];&quot;_0.125W_1%_0805&quot;)" office:value-type="string" office:string-value="RES_787_0.125W_1%_0805">
            <text:p>RES_787_0.125W_1%_0805</text:p>
          </table:table-cell>
          <table:table-cell/>
          <table:table-cell table:style-name="ce3" table:formula="of:=[.A173]*10" office:value-type="float" office:value="7870">
            <text:p>7870</text:p>
          </table:table-cell>
          <table:table-cell table:style-name="ce3" office:value-type="float" office:value="7870">
            <text:p>7870</text:p>
          </table:table-cell>
          <table:table-cell table:style-name="ce3" table:formula="of:=CONCATENATE(&quot;RES_&quot;;[.L173];&quot;_0.125W_1%_0805&quot;)" office:value-type="string" office:string-value="RES_7870_0.125W_1%_0805">
            <text:p>RES_7870_0.125W_1%_0805</text:p>
          </table:table-cell>
          <table:table-cell table:style-name="ce3"/>
          <table:table-cell table:formula="of:=[.A173]*100" office:value-type="float" office:value="78700">
            <text:p>78700</text:p>
          </table:table-cell>
          <table:table-cell office:value-type="float" office:value="78700">
            <text:p>78700</text:p>
          </table:table-cell>
          <table:table-cell table:formula="of:=CONCATENATE(&quot;RES_&quot;;[.P173];&quot;_0.125W_1%_0805&quot;)" office:value-type="string" office:string-value="RES_78700_0.125W_1%_0805">
            <text:p>RES_78700_0.125W_1%_0805</text:p>
          </table:table-cell>
          <table:table-cell/>
          <table:table-cell table:formula="of:=[.A173]*1000" office:value-type="float" office:value="787000">
            <text:p>787000</text:p>
          </table:table-cell>
          <table:table-cell office:value-type="float" office:value="787000">
            <text:p>787000</text:p>
          </table:table-cell>
          <table:table-cell table:formula="of:=CONCATENATE(&quot;RES_&quot;;[.T173];&quot;_0.125W_1%_0805&quot;)" office:value-type="string" office:string-value="RES_787000_0.125W_1%_0805">
            <text:p>RES_787000_0.125W_1%_0805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/>
          <table:table-cell table:formula="of:=[.A174]*0.1" office:value-type="float" office:value="79.5">
            <text:p>79,5</text:p>
          </table:table-cell>
          <table:table-cell office:value-type="string">
            <text:p>79R5</text:p>
          </table:table-cell>
          <table:table-cell table:style-name="ce2" table:formula="of:=CONCATENATE(&quot;RES_&quot;;[.D174];&quot;_0.125W_1%_0805&quot;)" office:value-type="string" office:string-value="RES_79R5_0.125W_1%_0805">
            <text:p>RES_79R5_0.125W_1%_0805</text:p>
          </table:table-cell>
          <table:table-cell table:style-name="ce2"/>
          <table:table-cell table:formula="of:=[.A174]*1" office:value-type="float" office:value="795">
            <text:p>795</text:p>
          </table:table-cell>
          <table:table-cell office:value-type="float" office:value="795">
            <text:p>795</text:p>
          </table:table-cell>
          <table:table-cell table:formula="of:=CONCATENATE(&quot;RES_&quot;;[.H174];&quot;_0.125W_1%_0805&quot;)" office:value-type="string" office:string-value="RES_795_0.125W_1%_0805">
            <text:p>RES_795_0.125W_1%_0805</text:p>
          </table:table-cell>
          <table:table-cell/>
          <table:table-cell table:style-name="ce3" table:formula="of:=[.A174]*10" office:value-type="float" office:value="7950">
            <text:p>7950</text:p>
          </table:table-cell>
          <table:table-cell table:style-name="ce3" office:value-type="float" office:value="7950">
            <text:p>7950</text:p>
          </table:table-cell>
          <table:table-cell table:style-name="ce3" table:formula="of:=CONCATENATE(&quot;RES_&quot;;[.L174];&quot;_0.125W_1%_0805&quot;)" office:value-type="string" office:string-value="RES_7950_0.125W_1%_0805">
            <text:p>RES_7950_0.125W_1%_0805</text:p>
          </table:table-cell>
          <table:table-cell table:style-name="ce3"/>
          <table:table-cell table:formula="of:=[.A174]*100" office:value-type="float" office:value="79500">
            <text:p>79500</text:p>
          </table:table-cell>
          <table:table-cell office:value-type="float" office:value="79500">
            <text:p>79500</text:p>
          </table:table-cell>
          <table:table-cell table:formula="of:=CONCATENATE(&quot;RES_&quot;;[.P174];&quot;_0.125W_1%_0805&quot;)" office:value-type="string" office:string-value="RES_79500_0.125W_1%_0805">
            <text:p>RES_79500_0.125W_1%_0805</text:p>
          </table:table-cell>
          <table:table-cell/>
          <table:table-cell table:formula="of:=[.A174]*1000" office:value-type="float" office:value="795000">
            <text:p>795000</text:p>
          </table:table-cell>
          <table:table-cell office:value-type="float" office:value="795000">
            <text:p>795000</text:p>
          </table:table-cell>
          <table:table-cell table:formula="of:=CONCATENATE(&quot;RES_&quot;;[.T174];&quot;_0.125W_1%_0805&quot;)" office:value-type="string" office:string-value="RES_795000_0.125W_1%_0805">
            <text:p>RES_795000_0.125W_1%_0805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/>
          <table:table-cell table:formula="of:=[.A175]*0.1" office:value-type="float" office:value="80.6">
            <text:p>80,6</text:p>
          </table:table-cell>
          <table:table-cell office:value-type="string">
            <text:p>80R6</text:p>
          </table:table-cell>
          <table:table-cell table:style-name="ce2" table:formula="of:=CONCATENATE(&quot;RES_&quot;;[.D175];&quot;_0.125W_1%_0805&quot;)" office:value-type="string" office:string-value="RES_80R6_0.125W_1%_0805">
            <text:p>RES_80R6_0.125W_1%_0805</text:p>
          </table:table-cell>
          <table:table-cell table:style-name="ce2"/>
          <table:table-cell table:formula="of:=[.A175]*1" office:value-type="float" office:value="806">
            <text:p>806</text:p>
          </table:table-cell>
          <table:table-cell office:value-type="float" office:value="806">
            <text:p>806</text:p>
          </table:table-cell>
          <table:table-cell table:formula="of:=CONCATENATE(&quot;RES_&quot;;[.H175];&quot;_0.125W_1%_0805&quot;)" office:value-type="string" office:string-value="RES_806_0.125W_1%_0805">
            <text:p>RES_806_0.125W_1%_0805</text:p>
          </table:table-cell>
          <table:table-cell/>
          <table:table-cell table:style-name="ce3" table:formula="of:=[.A175]*10" office:value-type="float" office:value="8060">
            <text:p>8060</text:p>
          </table:table-cell>
          <table:table-cell table:style-name="ce3" office:value-type="float" office:value="8060">
            <text:p>8060</text:p>
          </table:table-cell>
          <table:table-cell table:style-name="ce3" table:formula="of:=CONCATENATE(&quot;RES_&quot;;[.L175];&quot;_0.125W_1%_0805&quot;)" office:value-type="string" office:string-value="RES_8060_0.125W_1%_0805">
            <text:p>RES_8060_0.125W_1%_0805</text:p>
          </table:table-cell>
          <table:table-cell table:style-name="ce3"/>
          <table:table-cell table:formula="of:=[.A175]*100" office:value-type="float" office:value="80600">
            <text:p>80600</text:p>
          </table:table-cell>
          <table:table-cell office:value-type="float" office:value="80600">
            <text:p>80600</text:p>
          </table:table-cell>
          <table:table-cell table:formula="of:=CONCATENATE(&quot;RES_&quot;;[.P175];&quot;_0.125W_1%_0805&quot;)" office:value-type="string" office:string-value="RES_80600_0.125W_1%_0805">
            <text:p>RES_80600_0.125W_1%_0805</text:p>
          </table:table-cell>
          <table:table-cell/>
          <table:table-cell table:formula="of:=[.A175]*1000" office:value-type="float" office:value="806000">
            <text:p>806000</text:p>
          </table:table-cell>
          <table:table-cell office:value-type="float" office:value="806000">
            <text:p>806000</text:p>
          </table:table-cell>
          <table:table-cell table:formula="of:=CONCATENATE(&quot;RES_&quot;;[.T175];&quot;_0.125W_1%_0805&quot;)" office:value-type="string" office:string-value="RES_806000_0.125W_1%_0805">
            <text:p>RES_806000_0.125W_1%_0805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/>
          <table:table-cell table:formula="of:=[.A176]*0.1" office:value-type="float" office:value="81.6">
            <text:p>81,6</text:p>
          </table:table-cell>
          <table:table-cell office:value-type="string">
            <text:p>81R6</text:p>
          </table:table-cell>
          <table:table-cell table:style-name="ce2" table:formula="of:=CONCATENATE(&quot;RES_&quot;;[.D176];&quot;_0.125W_1%_0805&quot;)" office:value-type="string" office:string-value="RES_81R6_0.125W_1%_0805">
            <text:p>RES_81R6_0.125W_1%_0805</text:p>
          </table:table-cell>
          <table:table-cell table:style-name="ce2"/>
          <table:table-cell table:formula="of:=[.A176]*1" office:value-type="float" office:value="816">
            <text:p>816</text:p>
          </table:table-cell>
          <table:table-cell office:value-type="float" office:value="816">
            <text:p>816</text:p>
          </table:table-cell>
          <table:table-cell table:formula="of:=CONCATENATE(&quot;RES_&quot;;[.H176];&quot;_0.125W_1%_0805&quot;)" office:value-type="string" office:string-value="RES_816_0.125W_1%_0805">
            <text:p>RES_816_0.125W_1%_0805</text:p>
          </table:table-cell>
          <table:table-cell/>
          <table:table-cell table:style-name="ce3" table:formula="of:=[.A176]*10" office:value-type="float" office:value="8160">
            <text:p>8160</text:p>
          </table:table-cell>
          <table:table-cell table:style-name="ce3" office:value-type="float" office:value="8160">
            <text:p>8160</text:p>
          </table:table-cell>
          <table:table-cell table:style-name="ce3" table:formula="of:=CONCATENATE(&quot;RES_&quot;;[.L176];&quot;_0.125W_1%_0805&quot;)" office:value-type="string" office:string-value="RES_8160_0.125W_1%_0805">
            <text:p>RES_8160_0.125W_1%_0805</text:p>
          </table:table-cell>
          <table:table-cell table:style-name="ce3"/>
          <table:table-cell table:formula="of:=[.A176]*100" office:value-type="float" office:value="81600">
            <text:p>81600</text:p>
          </table:table-cell>
          <table:table-cell office:value-type="float" office:value="81600">
            <text:p>81600</text:p>
          </table:table-cell>
          <table:table-cell table:formula="of:=CONCATENATE(&quot;RES_&quot;;[.P176];&quot;_0.125W_1%_0805&quot;)" office:value-type="string" office:string-value="RES_81600_0.125W_1%_0805">
            <text:p>RES_81600_0.125W_1%_0805</text:p>
          </table:table-cell>
          <table:table-cell/>
          <table:table-cell table:formula="of:=[.A176]*1000" office:value-type="float" office:value="816000">
            <text:p>816000</text:p>
          </table:table-cell>
          <table:table-cell office:value-type="float" office:value="816000">
            <text:p>816000</text:p>
          </table:table-cell>
          <table:table-cell table:formula="of:=CONCATENATE(&quot;RES_&quot;;[.T176];&quot;_0.125W_1%_0805&quot;)" office:value-type="string" office:string-value="RES_816000_0.125W_1%_0805">
            <text:p>RES_816000_0.125W_1%_0805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/>
          <table:table-cell table:formula="of:=[.A177]*0.1" office:value-type="float" office:value="82.5">
            <text:p>82,5</text:p>
          </table:table-cell>
          <table:table-cell office:value-type="string">
            <text:p>82R5</text:p>
          </table:table-cell>
          <table:table-cell table:style-name="ce2" table:formula="of:=CONCATENATE(&quot;RES_&quot;;[.D177];&quot;_0.125W_1%_0805&quot;)" office:value-type="string" office:string-value="RES_82R5_0.125W_1%_0805">
            <text:p>RES_82R5_0.125W_1%_0805</text:p>
          </table:table-cell>
          <table:table-cell table:style-name="ce2"/>
          <table:table-cell table:formula="of:=[.A177]*1" office:value-type="float" office:value="825">
            <text:p>825</text:p>
          </table:table-cell>
          <table:table-cell office:value-type="float" office:value="825">
            <text:p>825</text:p>
          </table:table-cell>
          <table:table-cell table:formula="of:=CONCATENATE(&quot;RES_&quot;;[.H177];&quot;_0.125W_1%_0805&quot;)" office:value-type="string" office:string-value="RES_825_0.125W_1%_0805">
            <text:p>RES_825_0.125W_1%_0805</text:p>
          </table:table-cell>
          <table:table-cell/>
          <table:table-cell table:style-name="ce3" table:formula="of:=[.A177]*10" office:value-type="float" office:value="8250">
            <text:p>8250</text:p>
          </table:table-cell>
          <table:table-cell table:style-name="ce3" office:value-type="float" office:value="8250">
            <text:p>8250</text:p>
          </table:table-cell>
          <table:table-cell table:style-name="ce3" table:formula="of:=CONCATENATE(&quot;RES_&quot;;[.L177];&quot;_0.125W_1%_0805&quot;)" office:value-type="string" office:string-value="RES_8250_0.125W_1%_0805">
            <text:p>RES_8250_0.125W_1%_0805</text:p>
          </table:table-cell>
          <table:table-cell table:style-name="ce3"/>
          <table:table-cell table:formula="of:=[.A177]*100" office:value-type="float" office:value="82500">
            <text:p>82500</text:p>
          </table:table-cell>
          <table:table-cell office:value-type="float" office:value="82500">
            <text:p>82500</text:p>
          </table:table-cell>
          <table:table-cell table:formula="of:=CONCATENATE(&quot;RES_&quot;;[.P177];&quot;_0.125W_1%_0805&quot;)" office:value-type="string" office:string-value="RES_82500_0.125W_1%_0805">
            <text:p>RES_82500_0.125W_1%_0805</text:p>
          </table:table-cell>
          <table:table-cell/>
          <table:table-cell table:formula="of:=[.A177]*1000" office:value-type="float" office:value="825000">
            <text:p>825000</text:p>
          </table:table-cell>
          <table:table-cell office:value-type="float" office:value="825000">
            <text:p>825000</text:p>
          </table:table-cell>
          <table:table-cell table:formula="of:=CONCATENATE(&quot;RES_&quot;;[.T177];&quot;_0.125W_1%_0805&quot;)" office:value-type="string" office:string-value="RES_825000_0.125W_1%_0805">
            <text:p>RES_825000_0.125W_1%_0805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/>
          <table:table-cell table:formula="of:=[.A178]*0.1" office:value-type="float" office:value="83.5">
            <text:p>83,5</text:p>
          </table:table-cell>
          <table:table-cell office:value-type="string">
            <text:p>83R5</text:p>
          </table:table-cell>
          <table:table-cell table:style-name="ce2" table:formula="of:=CONCATENATE(&quot;RES_&quot;;[.D178];&quot;_0.125W_1%_0805&quot;)" office:value-type="string" office:string-value="RES_83R5_0.125W_1%_0805">
            <text:p>RES_83R5_0.125W_1%_0805</text:p>
          </table:table-cell>
          <table:table-cell table:style-name="ce2"/>
          <table:table-cell table:formula="of:=[.A178]*1" office:value-type="float" office:value="835">
            <text:p>835</text:p>
          </table:table-cell>
          <table:table-cell office:value-type="float" office:value="835">
            <text:p>835</text:p>
          </table:table-cell>
          <table:table-cell table:formula="of:=CONCATENATE(&quot;RES_&quot;;[.H178];&quot;_0.125W_1%_0805&quot;)" office:value-type="string" office:string-value="RES_835_0.125W_1%_0805">
            <text:p>RES_835_0.125W_1%_0805</text:p>
          </table:table-cell>
          <table:table-cell/>
          <table:table-cell table:style-name="ce3" table:formula="of:=[.A178]*10" office:value-type="float" office:value="8350">
            <text:p>8350</text:p>
          </table:table-cell>
          <table:table-cell table:style-name="ce3" office:value-type="float" office:value="8350">
            <text:p>8350</text:p>
          </table:table-cell>
          <table:table-cell table:style-name="ce3" table:formula="of:=CONCATENATE(&quot;RES_&quot;;[.L178];&quot;_0.125W_1%_0805&quot;)" office:value-type="string" office:string-value="RES_8350_0.125W_1%_0805">
            <text:p>RES_8350_0.125W_1%_0805</text:p>
          </table:table-cell>
          <table:table-cell table:style-name="ce3"/>
          <table:table-cell table:formula="of:=[.A178]*100" office:value-type="float" office:value="83500">
            <text:p>83500</text:p>
          </table:table-cell>
          <table:table-cell office:value-type="float" office:value="83500">
            <text:p>83500</text:p>
          </table:table-cell>
          <table:table-cell table:formula="of:=CONCATENATE(&quot;RES_&quot;;[.P178];&quot;_0.125W_1%_0805&quot;)" office:value-type="string" office:string-value="RES_83500_0.125W_1%_0805">
            <text:p>RES_83500_0.125W_1%_0805</text:p>
          </table:table-cell>
          <table:table-cell/>
          <table:table-cell table:formula="of:=[.A178]*1000" office:value-type="float" office:value="835000">
            <text:p>835000</text:p>
          </table:table-cell>
          <table:table-cell office:value-type="float" office:value="835000">
            <text:p>835000</text:p>
          </table:table-cell>
          <table:table-cell table:formula="of:=CONCATENATE(&quot;RES_&quot;;[.T178];&quot;_0.125W_1%_0805&quot;)" office:value-type="string" office:string-value="RES_835000_0.125W_1%_0805">
            <text:p>RES_835000_0.125W_1%_0805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/>
          <table:table-cell table:formula="of:=[.A179]*0.1" office:value-type="float" office:value="84.5">
            <text:p>84,5</text:p>
          </table:table-cell>
          <table:table-cell office:value-type="string">
            <text:p>84R5</text:p>
          </table:table-cell>
          <table:table-cell table:style-name="ce2" table:formula="of:=CONCATENATE(&quot;RES_&quot;;[.D179];&quot;_0.125W_1%_0805&quot;)" office:value-type="string" office:string-value="RES_84R5_0.125W_1%_0805">
            <text:p>RES_84R5_0.125W_1%_0805</text:p>
          </table:table-cell>
          <table:table-cell table:style-name="ce2"/>
          <table:table-cell table:formula="of:=[.A179]*1" office:value-type="float" office:value="845">
            <text:p>845</text:p>
          </table:table-cell>
          <table:table-cell office:value-type="float" office:value="845">
            <text:p>845</text:p>
          </table:table-cell>
          <table:table-cell table:formula="of:=CONCATENATE(&quot;RES_&quot;;[.H179];&quot;_0.125W_1%_0805&quot;)" office:value-type="string" office:string-value="RES_845_0.125W_1%_0805">
            <text:p>RES_845_0.125W_1%_0805</text:p>
          </table:table-cell>
          <table:table-cell/>
          <table:table-cell table:style-name="ce3" table:formula="of:=[.A179]*10" office:value-type="float" office:value="8450">
            <text:p>8450</text:p>
          </table:table-cell>
          <table:table-cell table:style-name="ce3" office:value-type="float" office:value="8450">
            <text:p>8450</text:p>
          </table:table-cell>
          <table:table-cell table:style-name="ce3" table:formula="of:=CONCATENATE(&quot;RES_&quot;;[.L179];&quot;_0.125W_1%_0805&quot;)" office:value-type="string" office:string-value="RES_8450_0.125W_1%_0805">
            <text:p>RES_8450_0.125W_1%_0805</text:p>
          </table:table-cell>
          <table:table-cell table:style-name="ce3"/>
          <table:table-cell table:formula="of:=[.A179]*100" office:value-type="float" office:value="84500">
            <text:p>84500</text:p>
          </table:table-cell>
          <table:table-cell office:value-type="float" office:value="84500">
            <text:p>84500</text:p>
          </table:table-cell>
          <table:table-cell table:formula="of:=CONCATENATE(&quot;RES_&quot;;[.P179];&quot;_0.125W_1%_0805&quot;)" office:value-type="string" office:string-value="RES_84500_0.125W_1%_0805">
            <text:p>RES_84500_0.125W_1%_0805</text:p>
          </table:table-cell>
          <table:table-cell/>
          <table:table-cell table:formula="of:=[.A179]*1000" office:value-type="float" office:value="845000">
            <text:p>845000</text:p>
          </table:table-cell>
          <table:table-cell office:value-type="float" office:value="845000">
            <text:p>845000</text:p>
          </table:table-cell>
          <table:table-cell table:formula="of:=CONCATENATE(&quot;RES_&quot;;[.T179];&quot;_0.125W_1%_0805&quot;)" office:value-type="string" office:string-value="RES_845000_0.125W_1%_0805">
            <text:p>RES_845000_0.125W_1%_0805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/>
          <table:table-cell table:formula="of:=[.A180]*0.1" office:value-type="float" office:value="85.6">
            <text:p>85,6</text:p>
          </table:table-cell>
          <table:table-cell office:value-type="string">
            <text:p>85R6</text:p>
          </table:table-cell>
          <table:table-cell table:style-name="ce2" table:formula="of:=CONCATENATE(&quot;RES_&quot;;[.D180];&quot;_0.125W_1%_0805&quot;)" office:value-type="string" office:string-value="RES_85R6_0.125W_1%_0805">
            <text:p>RES_85R6_0.125W_1%_0805</text:p>
          </table:table-cell>
          <table:table-cell table:style-name="ce2"/>
          <table:table-cell table:formula="of:=[.A180]*1" office:value-type="float" office:value="856">
            <text:p>856</text:p>
          </table:table-cell>
          <table:table-cell office:value-type="float" office:value="856">
            <text:p>856</text:p>
          </table:table-cell>
          <table:table-cell table:formula="of:=CONCATENATE(&quot;RES_&quot;;[.H180];&quot;_0.125W_1%_0805&quot;)" office:value-type="string" office:string-value="RES_856_0.125W_1%_0805">
            <text:p>RES_856_0.125W_1%_0805</text:p>
          </table:table-cell>
          <table:table-cell/>
          <table:table-cell table:style-name="ce3" table:formula="of:=[.A180]*10" office:value-type="float" office:value="8560">
            <text:p>8560</text:p>
          </table:table-cell>
          <table:table-cell table:style-name="ce3" office:value-type="float" office:value="8560">
            <text:p>8560</text:p>
          </table:table-cell>
          <table:table-cell table:style-name="ce3" table:formula="of:=CONCATENATE(&quot;RES_&quot;;[.L180];&quot;_0.125W_1%_0805&quot;)" office:value-type="string" office:string-value="RES_8560_0.125W_1%_0805">
            <text:p>RES_8560_0.125W_1%_0805</text:p>
          </table:table-cell>
          <table:table-cell table:style-name="ce3"/>
          <table:table-cell table:formula="of:=[.A180]*100" office:value-type="float" office:value="85600">
            <text:p>85600</text:p>
          </table:table-cell>
          <table:table-cell office:value-type="float" office:value="85600">
            <text:p>85600</text:p>
          </table:table-cell>
          <table:table-cell table:formula="of:=CONCATENATE(&quot;RES_&quot;;[.P180];&quot;_0.125W_1%_0805&quot;)" office:value-type="string" office:string-value="RES_85600_0.125W_1%_0805">
            <text:p>RES_85600_0.125W_1%_0805</text:p>
          </table:table-cell>
          <table:table-cell/>
          <table:table-cell table:formula="of:=[.A180]*1000" office:value-type="float" office:value="856000">
            <text:p>856000</text:p>
          </table:table-cell>
          <table:table-cell office:value-type="float" office:value="856000">
            <text:p>856000</text:p>
          </table:table-cell>
          <table:table-cell table:formula="of:=CONCATENATE(&quot;RES_&quot;;[.T180];&quot;_0.125W_1%_0805&quot;)" office:value-type="string" office:string-value="RES_856000_0.125W_1%_0805">
            <text:p>RES_856000_0.125W_1%_0805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/>
          <table:table-cell table:formula="of:=[.A181]*0.1" office:value-type="float" office:value="86.6">
            <text:p>86,6</text:p>
          </table:table-cell>
          <table:table-cell office:value-type="string">
            <text:p>86R6</text:p>
          </table:table-cell>
          <table:table-cell table:style-name="ce2" table:formula="of:=CONCATENATE(&quot;RES_&quot;;[.D181];&quot;_0.125W_1%_0805&quot;)" office:value-type="string" office:string-value="RES_86R6_0.125W_1%_0805">
            <text:p>RES_86R6_0.125W_1%_0805</text:p>
          </table:table-cell>
          <table:table-cell table:style-name="ce2"/>
          <table:table-cell table:formula="of:=[.A181]*1" office:value-type="float" office:value="866">
            <text:p>866</text:p>
          </table:table-cell>
          <table:table-cell office:value-type="float" office:value="866">
            <text:p>866</text:p>
          </table:table-cell>
          <table:table-cell table:formula="of:=CONCATENATE(&quot;RES_&quot;;[.H181];&quot;_0.125W_1%_0805&quot;)" office:value-type="string" office:string-value="RES_866_0.125W_1%_0805">
            <text:p>RES_866_0.125W_1%_0805</text:p>
          </table:table-cell>
          <table:table-cell/>
          <table:table-cell table:style-name="ce3" table:formula="of:=[.A181]*10" office:value-type="float" office:value="8660">
            <text:p>8660</text:p>
          </table:table-cell>
          <table:table-cell table:style-name="ce3" office:value-type="float" office:value="8660">
            <text:p>8660</text:p>
          </table:table-cell>
          <table:table-cell table:style-name="ce3" table:formula="of:=CONCATENATE(&quot;RES_&quot;;[.L181];&quot;_0.125W_1%_0805&quot;)" office:value-type="string" office:string-value="RES_8660_0.125W_1%_0805">
            <text:p>RES_8660_0.125W_1%_0805</text:p>
          </table:table-cell>
          <table:table-cell table:style-name="ce3"/>
          <table:table-cell table:formula="of:=[.A181]*100" office:value-type="float" office:value="86600">
            <text:p>86600</text:p>
          </table:table-cell>
          <table:table-cell office:value-type="float" office:value="86600">
            <text:p>86600</text:p>
          </table:table-cell>
          <table:table-cell table:formula="of:=CONCATENATE(&quot;RES_&quot;;[.P181];&quot;_0.125W_1%_0805&quot;)" office:value-type="string" office:string-value="RES_86600_0.125W_1%_0805">
            <text:p>RES_86600_0.125W_1%_0805</text:p>
          </table:table-cell>
          <table:table-cell/>
          <table:table-cell table:formula="of:=[.A181]*1000" office:value-type="float" office:value="866000">
            <text:p>866000</text:p>
          </table:table-cell>
          <table:table-cell office:value-type="float" office:value="866000">
            <text:p>866000</text:p>
          </table:table-cell>
          <table:table-cell table:formula="of:=CONCATENATE(&quot;RES_&quot;;[.T181];&quot;_0.125W_1%_0805&quot;)" office:value-type="string" office:string-value="RES_866000_0.125W_1%_0805">
            <text:p>RES_866000_0.125W_1%_0805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/>
          <table:table-cell table:formula="of:=[.A182]*0.1" office:value-type="float" office:value="87.6">
            <text:p>87,6</text:p>
          </table:table-cell>
          <table:table-cell office:value-type="string">
            <text:p>87R6</text:p>
          </table:table-cell>
          <table:table-cell table:style-name="ce2" table:formula="of:=CONCATENATE(&quot;RES_&quot;;[.D182];&quot;_0.125W_1%_0805&quot;)" office:value-type="string" office:string-value="RES_87R6_0.125W_1%_0805">
            <text:p>RES_87R6_0.125W_1%_0805</text:p>
          </table:table-cell>
          <table:table-cell table:style-name="ce2"/>
          <table:table-cell table:formula="of:=[.A182]*1" office:value-type="float" office:value="876">
            <text:p>876</text:p>
          </table:table-cell>
          <table:table-cell office:value-type="float" office:value="876">
            <text:p>876</text:p>
          </table:table-cell>
          <table:table-cell table:formula="of:=CONCATENATE(&quot;RES_&quot;;[.H182];&quot;_0.125W_1%_0805&quot;)" office:value-type="string" office:string-value="RES_876_0.125W_1%_0805">
            <text:p>RES_876_0.125W_1%_0805</text:p>
          </table:table-cell>
          <table:table-cell/>
          <table:table-cell table:style-name="ce3" table:formula="of:=[.A182]*10" office:value-type="float" office:value="8760">
            <text:p>8760</text:p>
          </table:table-cell>
          <table:table-cell table:style-name="ce3" office:value-type="float" office:value="8760">
            <text:p>8760</text:p>
          </table:table-cell>
          <table:table-cell table:style-name="ce3" table:formula="of:=CONCATENATE(&quot;RES_&quot;;[.L182];&quot;_0.125W_1%_0805&quot;)" office:value-type="string" office:string-value="RES_8760_0.125W_1%_0805">
            <text:p>RES_8760_0.125W_1%_0805</text:p>
          </table:table-cell>
          <table:table-cell table:style-name="ce3"/>
          <table:table-cell table:formula="of:=[.A182]*100" office:value-type="float" office:value="87600">
            <text:p>87600</text:p>
          </table:table-cell>
          <table:table-cell office:value-type="float" office:value="87600">
            <text:p>87600</text:p>
          </table:table-cell>
          <table:table-cell table:formula="of:=CONCATENATE(&quot;RES_&quot;;[.P182];&quot;_0.125W_1%_0805&quot;)" office:value-type="string" office:string-value="RES_87600_0.125W_1%_0805">
            <text:p>RES_87600_0.125W_1%_0805</text:p>
          </table:table-cell>
          <table:table-cell/>
          <table:table-cell table:formula="of:=[.A182]*1000" office:value-type="float" office:value="876000">
            <text:p>876000</text:p>
          </table:table-cell>
          <table:table-cell office:value-type="float" office:value="876000">
            <text:p>876000</text:p>
          </table:table-cell>
          <table:table-cell table:formula="of:=CONCATENATE(&quot;RES_&quot;;[.T182];&quot;_0.125W_1%_0805&quot;)" office:value-type="string" office:string-value="RES_876000_0.125W_1%_0805">
            <text:p>RES_876000_0.125W_1%_0805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/>
          <table:table-cell table:formula="of:=[.A183]*0.1" office:value-type="float" office:value="88.7">
            <text:p>88,7</text:p>
          </table:table-cell>
          <table:table-cell office:value-type="string">
            <text:p>88R7</text:p>
          </table:table-cell>
          <table:table-cell table:style-name="ce2" table:formula="of:=CONCATENATE(&quot;RES_&quot;;[.D183];&quot;_0.125W_1%_0805&quot;)" office:value-type="string" office:string-value="RES_88R7_0.125W_1%_0805">
            <text:p>RES_88R7_0.125W_1%_0805</text:p>
          </table:table-cell>
          <table:table-cell table:style-name="ce2"/>
          <table:table-cell table:formula="of:=[.A183]*1" office:value-type="float" office:value="887">
            <text:p>887</text:p>
          </table:table-cell>
          <table:table-cell office:value-type="float" office:value="887">
            <text:p>887</text:p>
          </table:table-cell>
          <table:table-cell table:formula="of:=CONCATENATE(&quot;RES_&quot;;[.H183];&quot;_0.125W_1%_0805&quot;)" office:value-type="string" office:string-value="RES_887_0.125W_1%_0805">
            <text:p>RES_887_0.125W_1%_0805</text:p>
          </table:table-cell>
          <table:table-cell/>
          <table:table-cell table:style-name="ce3" table:formula="of:=[.A183]*10" office:value-type="float" office:value="8870">
            <text:p>8870</text:p>
          </table:table-cell>
          <table:table-cell table:style-name="ce3" office:value-type="float" office:value="8870">
            <text:p>8870</text:p>
          </table:table-cell>
          <table:table-cell table:style-name="ce3" table:formula="of:=CONCATENATE(&quot;RES_&quot;;[.L183];&quot;_0.125W_1%_0805&quot;)" office:value-type="string" office:string-value="RES_8870_0.125W_1%_0805">
            <text:p>RES_8870_0.125W_1%_0805</text:p>
          </table:table-cell>
          <table:table-cell table:style-name="ce3"/>
          <table:table-cell table:formula="of:=[.A183]*100" office:value-type="float" office:value="88700">
            <text:p>88700</text:p>
          </table:table-cell>
          <table:table-cell office:value-type="float" office:value="88700">
            <text:p>88700</text:p>
          </table:table-cell>
          <table:table-cell table:formula="of:=CONCATENATE(&quot;RES_&quot;;[.P183];&quot;_0.125W_1%_0805&quot;)" office:value-type="string" office:string-value="RES_88700_0.125W_1%_0805">
            <text:p>RES_88700_0.125W_1%_0805</text:p>
          </table:table-cell>
          <table:table-cell/>
          <table:table-cell table:formula="of:=[.A183]*1000" office:value-type="float" office:value="887000">
            <text:p>887000</text:p>
          </table:table-cell>
          <table:table-cell office:value-type="float" office:value="887000">
            <text:p>887000</text:p>
          </table:table-cell>
          <table:table-cell table:formula="of:=CONCATENATE(&quot;RES_&quot;;[.T183];&quot;_0.125W_1%_0805&quot;)" office:value-type="string" office:string-value="RES_887000_0.125W_1%_0805">
            <text:p>RES_887000_0.125W_1%_0805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/>
          <table:table-cell table:formula="of:=[.A184]*0.1" office:value-type="float" office:value="89.8">
            <text:p>89,8</text:p>
          </table:table-cell>
          <table:table-cell office:value-type="string">
            <text:p>89R8</text:p>
          </table:table-cell>
          <table:table-cell table:style-name="ce2" table:formula="of:=CONCATENATE(&quot;RES_&quot;;[.D184];&quot;_0.125W_1%_0805&quot;)" office:value-type="string" office:string-value="RES_89R8_0.125W_1%_0805">
            <text:p>RES_89R8_0.125W_1%_0805</text:p>
          </table:table-cell>
          <table:table-cell table:style-name="ce2"/>
          <table:table-cell table:formula="of:=[.A184]*1" office:value-type="float" office:value="898">
            <text:p>898</text:p>
          </table:table-cell>
          <table:table-cell office:value-type="float" office:value="898">
            <text:p>898</text:p>
          </table:table-cell>
          <table:table-cell table:formula="of:=CONCATENATE(&quot;RES_&quot;;[.H184];&quot;_0.125W_1%_0805&quot;)" office:value-type="string" office:string-value="RES_898_0.125W_1%_0805">
            <text:p>RES_898_0.125W_1%_0805</text:p>
          </table:table-cell>
          <table:table-cell/>
          <table:table-cell table:style-name="ce3" table:formula="of:=[.A184]*10" office:value-type="float" office:value="8980">
            <text:p>8980</text:p>
          </table:table-cell>
          <table:table-cell table:style-name="ce3" office:value-type="float" office:value="8980">
            <text:p>8980</text:p>
          </table:table-cell>
          <table:table-cell table:style-name="ce3" table:formula="of:=CONCATENATE(&quot;RES_&quot;;[.L184];&quot;_0.125W_1%_0805&quot;)" office:value-type="string" office:string-value="RES_8980_0.125W_1%_0805">
            <text:p>RES_8980_0.125W_1%_0805</text:p>
          </table:table-cell>
          <table:table-cell table:style-name="ce3"/>
          <table:table-cell table:formula="of:=[.A184]*100" office:value-type="float" office:value="89800">
            <text:p>89800</text:p>
          </table:table-cell>
          <table:table-cell office:value-type="float" office:value="89800">
            <text:p>89800</text:p>
          </table:table-cell>
          <table:table-cell table:formula="of:=CONCATENATE(&quot;RES_&quot;;[.P184];&quot;_0.125W_1%_0805&quot;)" office:value-type="string" office:string-value="RES_89800_0.125W_1%_0805">
            <text:p>RES_89800_0.125W_1%_0805</text:p>
          </table:table-cell>
          <table:table-cell/>
          <table:table-cell table:formula="of:=[.A184]*1000" office:value-type="float" office:value="898000">
            <text:p>898000</text:p>
          </table:table-cell>
          <table:table-cell office:value-type="float" office:value="898000">
            <text:p>898000</text:p>
          </table:table-cell>
          <table:table-cell table:formula="of:=CONCATENATE(&quot;RES_&quot;;[.T184];&quot;_0.125W_1%_0805&quot;)" office:value-type="string" office:string-value="RES_898000_0.125W_1%_0805">
            <text:p>RES_898000_0.125W_1%_0805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/>
          <table:table-cell table:formula="of:=[.A185]*0.1" office:value-type="float" office:value="90.9">
            <text:p>90,9</text:p>
          </table:table-cell>
          <table:table-cell office:value-type="string">
            <text:p>90R9</text:p>
          </table:table-cell>
          <table:table-cell table:style-name="ce2" table:formula="of:=CONCATENATE(&quot;RES_&quot;;[.D185];&quot;_0.125W_1%_0805&quot;)" office:value-type="string" office:string-value="RES_90R9_0.125W_1%_0805">
            <text:p>RES_90R9_0.125W_1%_0805</text:p>
          </table:table-cell>
          <table:table-cell table:style-name="ce2"/>
          <table:table-cell table:formula="of:=[.A185]*1" office:value-type="float" office:value="909">
            <text:p>909</text:p>
          </table:table-cell>
          <table:table-cell office:value-type="float" office:value="909">
            <text:p>909</text:p>
          </table:table-cell>
          <table:table-cell table:formula="of:=CONCATENATE(&quot;RES_&quot;;[.H185];&quot;_0.125W_1%_0805&quot;)" office:value-type="string" office:string-value="RES_909_0.125W_1%_0805">
            <text:p>RES_909_0.125W_1%_0805</text:p>
          </table:table-cell>
          <table:table-cell/>
          <table:table-cell table:style-name="ce3" table:formula="of:=[.A185]*10" office:value-type="float" office:value="9090">
            <text:p>9090</text:p>
          </table:table-cell>
          <table:table-cell table:style-name="ce3" office:value-type="float" office:value="9090">
            <text:p>9090</text:p>
          </table:table-cell>
          <table:table-cell table:style-name="ce3" table:formula="of:=CONCATENATE(&quot;RES_&quot;;[.L185];&quot;_0.125W_1%_0805&quot;)" office:value-type="string" office:string-value="RES_9090_0.125W_1%_0805">
            <text:p>RES_9090_0.125W_1%_0805</text:p>
          </table:table-cell>
          <table:table-cell table:style-name="ce3"/>
          <table:table-cell table:formula="of:=[.A185]*100" office:value-type="float" office:value="90900">
            <text:p>90900</text:p>
          </table:table-cell>
          <table:table-cell office:value-type="float" office:value="90900">
            <text:p>90900</text:p>
          </table:table-cell>
          <table:table-cell table:formula="of:=CONCATENATE(&quot;RES_&quot;;[.P185];&quot;_0.125W_1%_0805&quot;)" office:value-type="string" office:string-value="RES_90900_0.125W_1%_0805">
            <text:p>RES_90900_0.125W_1%_0805</text:p>
          </table:table-cell>
          <table:table-cell/>
          <table:table-cell table:formula="of:=[.A185]*1000" office:value-type="float" office:value="909000">
            <text:p>909000</text:p>
          </table:table-cell>
          <table:table-cell office:value-type="float" office:value="909000">
            <text:p>909000</text:p>
          </table:table-cell>
          <table:table-cell table:formula="of:=CONCATENATE(&quot;RES_&quot;;[.T185];&quot;_0.125W_1%_0805&quot;)" office:value-type="string" office:string-value="RES_909000_0.125W_1%_0805">
            <text:p>RES_909000_0.125W_1%_0805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/>
          <table:table-cell table:formula="of:=[.A186]*0.1" office:value-type="float" office:value="91.9">
            <text:p>91,9</text:p>
          </table:table-cell>
          <table:table-cell office:value-type="string">
            <text:p>91R9</text:p>
          </table:table-cell>
          <table:table-cell table:style-name="ce2" table:formula="of:=CONCATENATE(&quot;RES_&quot;;[.D186];&quot;_0.125W_1%_0805&quot;)" office:value-type="string" office:string-value="RES_91R9_0.125W_1%_0805">
            <text:p>RES_91R9_0.125W_1%_0805</text:p>
          </table:table-cell>
          <table:table-cell table:style-name="ce2"/>
          <table:table-cell table:formula="of:=[.A186]*1" office:value-type="float" office:value="919">
            <text:p>919</text:p>
          </table:table-cell>
          <table:table-cell office:value-type="float" office:value="919">
            <text:p>919</text:p>
          </table:table-cell>
          <table:table-cell table:formula="of:=CONCATENATE(&quot;RES_&quot;;[.H186];&quot;_0.125W_1%_0805&quot;)" office:value-type="string" office:string-value="RES_919_0.125W_1%_0805">
            <text:p>RES_919_0.125W_1%_0805</text:p>
          </table:table-cell>
          <table:table-cell/>
          <table:table-cell table:style-name="ce3" table:formula="of:=[.A186]*10" office:value-type="float" office:value="9190">
            <text:p>9190</text:p>
          </table:table-cell>
          <table:table-cell table:style-name="ce3" office:value-type="float" office:value="9190">
            <text:p>9190</text:p>
          </table:table-cell>
          <table:table-cell table:style-name="ce3" table:formula="of:=CONCATENATE(&quot;RES_&quot;;[.L186];&quot;_0.125W_1%_0805&quot;)" office:value-type="string" office:string-value="RES_9190_0.125W_1%_0805">
            <text:p>RES_9190_0.125W_1%_0805</text:p>
          </table:table-cell>
          <table:table-cell table:style-name="ce3"/>
          <table:table-cell table:formula="of:=[.A186]*100" office:value-type="float" office:value="91900">
            <text:p>91900</text:p>
          </table:table-cell>
          <table:table-cell office:value-type="float" office:value="91900">
            <text:p>91900</text:p>
          </table:table-cell>
          <table:table-cell table:formula="of:=CONCATENATE(&quot;RES_&quot;;[.P186];&quot;_0.125W_1%_0805&quot;)" office:value-type="string" office:string-value="RES_91900_0.125W_1%_0805">
            <text:p>RES_91900_0.125W_1%_0805</text:p>
          </table:table-cell>
          <table:table-cell/>
          <table:table-cell table:formula="of:=[.A186]*1000" office:value-type="float" office:value="919000">
            <text:p>919000</text:p>
          </table:table-cell>
          <table:table-cell office:value-type="float" office:value="919000">
            <text:p>919000</text:p>
          </table:table-cell>
          <table:table-cell table:formula="of:=CONCATENATE(&quot;RES_&quot;;[.T186];&quot;_0.125W_1%_0805&quot;)" office:value-type="string" office:string-value="RES_919000_0.125W_1%_0805">
            <text:p>RES_919000_0.125W_1%_0805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/>
          <table:table-cell table:formula="of:=[.A187]*0.1" office:value-type="float" office:value="93.1">
            <text:p>93,1</text:p>
          </table:table-cell>
          <table:table-cell office:value-type="string">
            <text:p>93R1</text:p>
          </table:table-cell>
          <table:table-cell table:style-name="ce2" table:formula="of:=CONCATENATE(&quot;RES_&quot;;[.D187];&quot;_0.125W_1%_0805&quot;)" office:value-type="string" office:string-value="RES_93R1_0.125W_1%_0805">
            <text:p>RES_93R1_0.125W_1%_0805</text:p>
          </table:table-cell>
          <table:table-cell table:style-name="ce2"/>
          <table:table-cell table:formula="of:=[.A187]*1" office:value-type="float" office:value="931">
            <text:p>931</text:p>
          </table:table-cell>
          <table:table-cell office:value-type="float" office:value="931">
            <text:p>931</text:p>
          </table:table-cell>
          <table:table-cell table:formula="of:=CONCATENATE(&quot;RES_&quot;;[.H187];&quot;_0.125W_1%_0805&quot;)" office:value-type="string" office:string-value="RES_931_0.125W_1%_0805">
            <text:p>RES_931_0.125W_1%_0805</text:p>
          </table:table-cell>
          <table:table-cell/>
          <table:table-cell table:style-name="ce3" table:formula="of:=[.A187]*10" office:value-type="float" office:value="9310">
            <text:p>9310</text:p>
          </table:table-cell>
          <table:table-cell table:style-name="ce3" office:value-type="float" office:value="9310">
            <text:p>9310</text:p>
          </table:table-cell>
          <table:table-cell table:style-name="ce3" table:formula="of:=CONCATENATE(&quot;RES_&quot;;[.L187];&quot;_0.125W_1%_0805&quot;)" office:value-type="string" office:string-value="RES_9310_0.125W_1%_0805">
            <text:p>RES_9310_0.125W_1%_0805</text:p>
          </table:table-cell>
          <table:table-cell table:style-name="ce3"/>
          <table:table-cell table:formula="of:=[.A187]*100" office:value-type="float" office:value="93100">
            <text:p>93100</text:p>
          </table:table-cell>
          <table:table-cell office:value-type="float" office:value="93100">
            <text:p>93100</text:p>
          </table:table-cell>
          <table:table-cell table:formula="of:=CONCATENATE(&quot;RES_&quot;;[.P187];&quot;_0.125W_1%_0805&quot;)" office:value-type="string" office:string-value="RES_93100_0.125W_1%_0805">
            <text:p>RES_93100_0.125W_1%_0805</text:p>
          </table:table-cell>
          <table:table-cell/>
          <table:table-cell table:formula="of:=[.A187]*1000" office:value-type="float" office:value="931000">
            <text:p>931000</text:p>
          </table:table-cell>
          <table:table-cell office:value-type="float" office:value="931000">
            <text:p>931000</text:p>
          </table:table-cell>
          <table:table-cell table:formula="of:=CONCATENATE(&quot;RES_&quot;;[.T187];&quot;_0.125W_1%_0805&quot;)" office:value-type="string" office:string-value="RES_931000_0.125W_1%_0805">
            <text:p>RES_931000_0.125W_1%_0805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/>
          <table:table-cell table:formula="of:=[.A188]*0.1" office:value-type="float" office:value="94.2">
            <text:p>94,2</text:p>
          </table:table-cell>
          <table:table-cell office:value-type="string">
            <text:p>94R2</text:p>
          </table:table-cell>
          <table:table-cell table:style-name="ce2" table:formula="of:=CONCATENATE(&quot;RES_&quot;;[.D188];&quot;_0.125W_1%_0805&quot;)" office:value-type="string" office:string-value="RES_94R2_0.125W_1%_0805">
            <text:p>RES_94R2_0.125W_1%_0805</text:p>
          </table:table-cell>
          <table:table-cell table:style-name="ce2"/>
          <table:table-cell table:formula="of:=[.A188]*1" office:value-type="float" office:value="942">
            <text:p>942</text:p>
          </table:table-cell>
          <table:table-cell office:value-type="float" office:value="942">
            <text:p>942</text:p>
          </table:table-cell>
          <table:table-cell table:formula="of:=CONCATENATE(&quot;RES_&quot;;[.H188];&quot;_0.125W_1%_0805&quot;)" office:value-type="string" office:string-value="RES_942_0.125W_1%_0805">
            <text:p>RES_942_0.125W_1%_0805</text:p>
          </table:table-cell>
          <table:table-cell/>
          <table:table-cell table:style-name="ce3" table:formula="of:=[.A188]*10" office:value-type="float" office:value="9420">
            <text:p>9420</text:p>
          </table:table-cell>
          <table:table-cell table:style-name="ce3" office:value-type="float" office:value="9420">
            <text:p>9420</text:p>
          </table:table-cell>
          <table:table-cell table:style-name="ce3" table:formula="of:=CONCATENATE(&quot;RES_&quot;;[.L188];&quot;_0.125W_1%_0805&quot;)" office:value-type="string" office:string-value="RES_9420_0.125W_1%_0805">
            <text:p>RES_9420_0.125W_1%_0805</text:p>
          </table:table-cell>
          <table:table-cell table:style-name="ce3"/>
          <table:table-cell table:formula="of:=[.A188]*100" office:value-type="float" office:value="94200">
            <text:p>94200</text:p>
          </table:table-cell>
          <table:table-cell office:value-type="float" office:value="94200">
            <text:p>94200</text:p>
          </table:table-cell>
          <table:table-cell table:formula="of:=CONCATENATE(&quot;RES_&quot;;[.P188];&quot;_0.125W_1%_0805&quot;)" office:value-type="string" office:string-value="RES_94200_0.125W_1%_0805">
            <text:p>RES_94200_0.125W_1%_0805</text:p>
          </table:table-cell>
          <table:table-cell/>
          <table:table-cell table:formula="of:=[.A188]*1000" office:value-type="float" office:value="942000">
            <text:p>942000</text:p>
          </table:table-cell>
          <table:table-cell office:value-type="float" office:value="942000">
            <text:p>942000</text:p>
          </table:table-cell>
          <table:table-cell table:formula="of:=CONCATENATE(&quot;RES_&quot;;[.T188];&quot;_0.125W_1%_0805&quot;)" office:value-type="string" office:string-value="RES_942000_0.125W_1%_0805">
            <text:p>RES_942000_0.125W_1%_0805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/>
          <table:table-cell table:formula="of:=[.A189]*0.1" office:value-type="float" office:value="95.3">
            <text:p>95,3</text:p>
          </table:table-cell>
          <table:table-cell office:value-type="string">
            <text:p>95R3</text:p>
          </table:table-cell>
          <table:table-cell table:style-name="ce2" table:formula="of:=CONCATENATE(&quot;RES_&quot;;[.D189];&quot;_0.125W_1%_0805&quot;)" office:value-type="string" office:string-value="RES_95R3_0.125W_1%_0805">
            <text:p>RES_95R3_0.125W_1%_0805</text:p>
          </table:table-cell>
          <table:table-cell table:style-name="ce2"/>
          <table:table-cell table:formula="of:=[.A189]*1" office:value-type="float" office:value="953">
            <text:p>953</text:p>
          </table:table-cell>
          <table:table-cell office:value-type="float" office:value="953">
            <text:p>953</text:p>
          </table:table-cell>
          <table:table-cell table:formula="of:=CONCATENATE(&quot;RES_&quot;;[.H189];&quot;_0.125W_1%_0805&quot;)" office:value-type="string" office:string-value="RES_953_0.125W_1%_0805">
            <text:p>RES_953_0.125W_1%_0805</text:p>
          </table:table-cell>
          <table:table-cell/>
          <table:table-cell table:style-name="ce3" table:formula="of:=[.A189]*10" office:value-type="float" office:value="9530">
            <text:p>9530</text:p>
          </table:table-cell>
          <table:table-cell table:style-name="ce3" office:value-type="float" office:value="9530">
            <text:p>9530</text:p>
          </table:table-cell>
          <table:table-cell table:style-name="ce3" table:formula="of:=CONCATENATE(&quot;RES_&quot;;[.L189];&quot;_0.125W_1%_0805&quot;)" office:value-type="string" office:string-value="RES_9530_0.125W_1%_0805">
            <text:p>RES_9530_0.125W_1%_0805</text:p>
          </table:table-cell>
          <table:table-cell table:style-name="ce3"/>
          <table:table-cell table:formula="of:=[.A189]*100" office:value-type="float" office:value="95300">
            <text:p>95300</text:p>
          </table:table-cell>
          <table:table-cell office:value-type="float" office:value="95300">
            <text:p>95300</text:p>
          </table:table-cell>
          <table:table-cell table:formula="of:=CONCATENATE(&quot;RES_&quot;;[.P189];&quot;_0.125W_1%_0805&quot;)" office:value-type="string" office:string-value="RES_95300_0.125W_1%_0805">
            <text:p>RES_95300_0.125W_1%_0805</text:p>
          </table:table-cell>
          <table:table-cell/>
          <table:table-cell table:formula="of:=[.A189]*1000" office:value-type="float" office:value="953000">
            <text:p>953000</text:p>
          </table:table-cell>
          <table:table-cell office:value-type="float" office:value="953000">
            <text:p>953000</text:p>
          </table:table-cell>
          <table:table-cell table:formula="of:=CONCATENATE(&quot;RES_&quot;;[.T189];&quot;_0.125W_1%_0805&quot;)" office:value-type="string" office:string-value="RES_953000_0.125W_1%_0805">
            <text:p>RES_953000_0.125W_1%_0805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/>
          <table:table-cell table:formula="of:=[.A190]*0.1" office:value-type="float" office:value="96.5">
            <text:p>96,5</text:p>
          </table:table-cell>
          <table:table-cell office:value-type="string">
            <text:p>96R5</text:p>
          </table:table-cell>
          <table:table-cell table:style-name="ce2" table:formula="of:=CONCATENATE(&quot;RES_&quot;;[.D190];&quot;_0.125W_1%_0805&quot;)" office:value-type="string" office:string-value="RES_96R5_0.125W_1%_0805">
            <text:p>RES_96R5_0.125W_1%_0805</text:p>
          </table:table-cell>
          <table:table-cell table:style-name="ce2"/>
          <table:table-cell table:formula="of:=[.A190]*1" office:value-type="float" office:value="965">
            <text:p>965</text:p>
          </table:table-cell>
          <table:table-cell office:value-type="float" office:value="965">
            <text:p>965</text:p>
          </table:table-cell>
          <table:table-cell table:formula="of:=CONCATENATE(&quot;RES_&quot;;[.H190];&quot;_0.125W_1%_0805&quot;)" office:value-type="string" office:string-value="RES_965_0.125W_1%_0805">
            <text:p>RES_965_0.125W_1%_0805</text:p>
          </table:table-cell>
          <table:table-cell/>
          <table:table-cell table:style-name="ce3" table:formula="of:=[.A190]*10" office:value-type="float" office:value="9650">
            <text:p>9650</text:p>
          </table:table-cell>
          <table:table-cell table:style-name="ce3" office:value-type="float" office:value="9650">
            <text:p>9650</text:p>
          </table:table-cell>
          <table:table-cell table:style-name="ce3" table:formula="of:=CONCATENATE(&quot;RES_&quot;;[.L190];&quot;_0.125W_1%_0805&quot;)" office:value-type="string" office:string-value="RES_9650_0.125W_1%_0805">
            <text:p>RES_9650_0.125W_1%_0805</text:p>
          </table:table-cell>
          <table:table-cell table:style-name="ce3"/>
          <table:table-cell table:formula="of:=[.A190]*100" office:value-type="float" office:value="96500">
            <text:p>96500</text:p>
          </table:table-cell>
          <table:table-cell office:value-type="float" office:value="96500">
            <text:p>96500</text:p>
          </table:table-cell>
          <table:table-cell table:formula="of:=CONCATENATE(&quot;RES_&quot;;[.P190];&quot;_0.125W_1%_0805&quot;)" office:value-type="string" office:string-value="RES_96500_0.125W_1%_0805">
            <text:p>RES_96500_0.125W_1%_0805</text:p>
          </table:table-cell>
          <table:table-cell/>
          <table:table-cell table:formula="of:=[.A190]*1000" office:value-type="float" office:value="965000">
            <text:p>965000</text:p>
          </table:table-cell>
          <table:table-cell office:value-type="float" office:value="965000">
            <text:p>965000</text:p>
          </table:table-cell>
          <table:table-cell table:formula="of:=CONCATENATE(&quot;RES_&quot;;[.T190];&quot;_0.125W_1%_0805&quot;)" office:value-type="string" office:string-value="RES_965000_0.125W_1%_0805">
            <text:p>RES_965000_0.125W_1%_0805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/>
          <table:table-cell table:formula="of:=[.A191]*0.1" office:value-type="float" office:value="97.6">
            <text:p>97,6</text:p>
          </table:table-cell>
          <table:table-cell office:value-type="string">
            <text:p>97R6</text:p>
          </table:table-cell>
          <table:table-cell table:style-name="ce2" table:formula="of:=CONCATENATE(&quot;RES_&quot;;[.D191];&quot;_0.125W_1%_0805&quot;)" office:value-type="string" office:string-value="RES_97R6_0.125W_1%_0805">
            <text:p>RES_97R6_0.125W_1%_0805</text:p>
          </table:table-cell>
          <table:table-cell table:style-name="ce2"/>
          <table:table-cell table:formula="of:=[.A191]*1" office:value-type="float" office:value="976">
            <text:p>976</text:p>
          </table:table-cell>
          <table:table-cell office:value-type="float" office:value="976">
            <text:p>976</text:p>
          </table:table-cell>
          <table:table-cell table:formula="of:=CONCATENATE(&quot;RES_&quot;;[.H191];&quot;_0.125W_1%_0805&quot;)" office:value-type="string" office:string-value="RES_976_0.125W_1%_0805">
            <text:p>RES_976_0.125W_1%_0805</text:p>
          </table:table-cell>
          <table:table-cell/>
          <table:table-cell table:style-name="ce3" table:formula="of:=[.A191]*10" office:value-type="float" office:value="9760">
            <text:p>9760</text:p>
          </table:table-cell>
          <table:table-cell table:style-name="ce3" office:value-type="float" office:value="9760">
            <text:p>9760</text:p>
          </table:table-cell>
          <table:table-cell table:style-name="ce3" table:formula="of:=CONCATENATE(&quot;RES_&quot;;[.L191];&quot;_0.125W_1%_0805&quot;)" office:value-type="string" office:string-value="RES_9760_0.125W_1%_0805">
            <text:p>RES_9760_0.125W_1%_0805</text:p>
          </table:table-cell>
          <table:table-cell table:style-name="ce3"/>
          <table:table-cell table:formula="of:=[.A191]*100" office:value-type="float" office:value="97600">
            <text:p>97600</text:p>
          </table:table-cell>
          <table:table-cell office:value-type="float" office:value="97600">
            <text:p>97600</text:p>
          </table:table-cell>
          <table:table-cell table:formula="of:=CONCATENATE(&quot;RES_&quot;;[.P191];&quot;_0.125W_1%_0805&quot;)" office:value-type="string" office:string-value="RES_97600_0.125W_1%_0805">
            <text:p>RES_97600_0.125W_1%_0805</text:p>
          </table:table-cell>
          <table:table-cell/>
          <table:table-cell table:formula="of:=[.A191]*1000" office:value-type="float" office:value="976000">
            <text:p>976000</text:p>
          </table:table-cell>
          <table:table-cell office:value-type="float" office:value="976000">
            <text:p>976000</text:p>
          </table:table-cell>
          <table:table-cell table:formula="of:=CONCATENATE(&quot;RES_&quot;;[.T191];&quot;_0.125W_1%_0805&quot;)" office:value-type="string" office:string-value="RES_976000_0.125W_1%_0805">
            <text:p>RES_976000_0.125W_1%_0805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/>
          <table:table-cell table:formula="of:=[.A192]*0.1" office:value-type="float" office:value="98.8">
            <text:p>98,8</text:p>
          </table:table-cell>
          <table:table-cell office:value-type="string">
            <text:p>98R8</text:p>
          </table:table-cell>
          <table:table-cell table:style-name="ce2" table:formula="of:=CONCATENATE(&quot;RES_&quot;;[.D192];&quot;_0.125W_1%_0805&quot;)" office:value-type="string" office:string-value="RES_98R8_0.125W_1%_0805">
            <text:p>RES_98R8_0.125W_1%_0805</text:p>
          </table:table-cell>
          <table:table-cell table:style-name="ce2"/>
          <table:table-cell table:formula="of:=[.A192]*1" office:value-type="float" office:value="988">
            <text:p>988</text:p>
          </table:table-cell>
          <table:table-cell office:value-type="float" office:value="988">
            <text:p>988</text:p>
          </table:table-cell>
          <table:table-cell table:formula="of:=CONCATENATE(&quot;RES_&quot;;[.H192];&quot;_0.125W_1%_0805&quot;)" office:value-type="string" office:string-value="RES_988_0.125W_1%_0805">
            <text:p>RES_988_0.125W_1%_0805</text:p>
          </table:table-cell>
          <table:table-cell/>
          <table:table-cell table:style-name="ce3" table:formula="of:=[.A192]*10" office:value-type="float" office:value="9880">
            <text:p>9880</text:p>
          </table:table-cell>
          <table:table-cell table:style-name="ce3" office:value-type="float" office:value="9880">
            <text:p>9880</text:p>
          </table:table-cell>
          <table:table-cell table:style-name="ce3" table:formula="of:=CONCATENATE(&quot;RES_&quot;;[.L192];&quot;_0.125W_1%_0805&quot;)" office:value-type="string" office:string-value="RES_9880_0.125W_1%_0805">
            <text:p>RES_9880_0.125W_1%_0805</text:p>
          </table:table-cell>
          <table:table-cell table:style-name="ce3"/>
          <table:table-cell table:formula="of:=[.A192]*100" office:value-type="float" office:value="98800">
            <text:p>98800</text:p>
          </table:table-cell>
          <table:table-cell office:value-type="float" office:value="98800">
            <text:p>98800</text:p>
          </table:table-cell>
          <table:table-cell table:formula="of:=CONCATENATE(&quot;RES_&quot;;[.P192];&quot;_0.125W_1%_0805&quot;)" office:value-type="string" office:string-value="RES_98800_0.125W_1%_0805">
            <text:p>RES_98800_0.125W_1%_0805</text:p>
          </table:table-cell>
          <table:table-cell/>
          <table:table-cell table:formula="of:=[.A192]*1000" office:value-type="float" office:value="988000">
            <text:p>988000</text:p>
          </table:table-cell>
          <table:table-cell office:value-type="float" office:value="988000">
            <text:p>988000</text:p>
          </table:table-cell>
          <table:table-cell table:formula="of:=CONCATENATE(&quot;RES_&quot;;[.T192];&quot;_0.125W_1%_0805&quot;)" office:value-type="string" office:string-value="RES_988000_0.125W_1%_0805">
            <text:p>RES_988000_0.125W_1%_0805</text:p>
          </table:table-cell>
        </table:table-row>
        <table:table-row table:style-name="ro1" table:number-rows-repeated="1048383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">
      <number:number number:decimal-places="0" number:min-integer-digits="0"/>
      <number:text>,,K</number:text>
    </number:number-style>
    <number:number-style style:name="N105">
      <number:number number:decimal-places="0" number:min-integer-digits="0"/>
      <number:text>,K</number:text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5">15/10/2021</text:date>, <text:time>16.44.4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5T13:51:08.46</meta:creation-date>
    <dc:date>2021-10-15T16:44:47.65</dc:date>
    <meta:editing-duration>PT2H22M7S</meta:editing-duration>
    <meta:editing-cycles>2</meta:editing-cycles>
    <meta:generator>OpenOffice/4.1.11$Win32 OpenOffice.org_project/4111m1$Build-9808</meta:generator>
    <meta:document-statistic meta:table-count="3" meta:cell-count="3072" meta:object-count="0"/>
  </office:meta>
</office:document-meta>
</file>